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3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41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3.274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950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950e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ccffff" fo:padding="0.071cm"/>
    </style:style>
    <style:style style:name="ce8" style:family="table-cell" style:parent-style-name="Default" style:data-style-name="N0">
      <style:table-cell-properties fo:padding="0.071cm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e6" fo:padding="0.071cm"/>
    </style:style>
    <style:style style:name="ce11" style:family="table-cell" style:parent-style-name="Default">
      <style:table-cell-properties fo:background-color="#e6e6e6"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background-color="#e6e6e6" fo:padding="0.071cm"/>
    </style:style>
    <style:style style:name="ce14" style:family="table-cell" style:parent-style-name="Default" style:data-style-name="N111">
      <style:table-cell-properties fo:background-color="#e6e6e6" fo:padding="0.071cm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4" table:default-cell-style-name="Default"/>
        <table:table-column table:style-name="co6" table:default-cell-style-name="ce4"/>
        <table:table-column table:style-name="co4" table:default-cell-style-name="Default"/>
        <table:table-column table:style-name="co7" table:default-cell-style-name="ce4"/>
        <table:table-column table:style-name="co8" table:number-columns-repeated="8" table:default-cell-style-name="ce4"/>
        <table:table-column table:style-name="co9" table:default-cell-style-name="ce4"/>
        <table:table-column table:style-name="co10" table:default-cell-style-name="ce4"/>
        <table:table-column table:style-name="co8" table:number-columns-repeated="6" table:default-cell-style-name="ce4"/>
        <table:table-column table:style-name="co11" table:default-cell-style-name="ce4"/>
        <table:table-column table:style-name="co8" table:number-columns-repeated="231" table:default-cell-style-name="ce4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ALIDA DEL script</text:p>
          </table:table-cell>
          <table:covered-table-cell table:number-columns-repeated="8" table:style-name="ce1"/>
          <table:table-cell/>
          <table:table-cell table:style-name="ce5" office:value-type="string" calcext:value-type="string" table:number-columns-spanned="2" table:number-rows-spanned="1">
            <text:p>Algoritmo BL b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lgoritmo BL f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lgoritmo ES</text:p>
          </table:table-cell>
          <table:covered-table-cell table:style-name="ce5"/>
          <table:table-cell/>
          <table:table-cell table:style-name="ce10"/>
          <table:table-cell table:style-name="ce12" office:value-type="string" calcext:value-type="string" table:number-columns-spanned="2" table:number-rows-spanned="1">
            <text:p>Algoritmo BL b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lgoritmo BL f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Algoritmo ES</text:p>
          </table:table-cell>
          <table:covered-table-cell table:style-name="ce12"/>
          <table:table-cell table:number-columns-repeated="1000"/>
        </table:table-row>
        <table:table-row table:style-name="ro1">
          <table:table-cell table:style-name="ce2" office:value-type="string" calcext:value-type="string">
            <text:p>Ficher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alorBLb</text:p>
          </table:table-cell>
          <table:table-cell table:style-name="ce2" office:value-type="string" calcext:value-type="string">
            <text:p>TiempoBLb</text:p>
          </table:table-cell>
          <table:table-cell table:style-name="ce2" office:value-type="string" calcext:value-type="string">
            <text:p>ValorBLf</text:p>
          </table:table-cell>
          <table:table-cell table:style-name="ce2" office:value-type="string" calcext:value-type="string">
            <text:p>TiempoBLf</text:p>
          </table:table-cell>
          <table:table-cell table:style-name="ce2" office:value-type="string" calcext:value-type="string">
            <text:p>ValorES</text:p>
          </table:table-cell>
          <table:table-cell table:style-name="ce2" office:value-type="string" calcext:value-type="string">
            <text:p>TiempoES</text:p>
          </table:table-cell>
          <table:table-cell table:style-name="ce2" office:value-type="string" calcext:value-type="string">
            <text:p>MejorValor</text:p>
          </table:table-cell>
          <table:table-cell/>
          <table:table-cell table:style-name="ce6" office:value-type="string" calcext:value-type="string">
            <text:p>Desv</text:p>
          </table:table-cell>
          <table:table-cell table:style-name="ce6" office:value-type="string" calcext:value-type="string">
            <text:p>Tiempo</text:p>
          </table:table-cell>
          <table:table-cell table:style-name="ce6" office:value-type="string" calcext:value-type="string">
            <text:p>Desv</text:p>
          </table:table-cell>
          <table:table-cell table:style-name="ce6" office:value-type="string" calcext:value-type="string">
            <text:p>Tiempo</text:p>
          </table:table-cell>
          <table:table-cell table:style-name="ce6" office:value-type="string" calcext:value-type="string">
            <text:p>Desv</text:p>
          </table:table-cell>
          <table:table-cell table:style-name="ce6" office:value-type="string" calcext:value-type="string">
            <text:p>Tiempo</text:p>
          </table:table-cell>
          <table:table-cell/>
          <table:table-cell table:style-name="ce11" office:value-type="string" calcext:value-type="string">
            <text:p>Fichero</text:p>
          </table:table-cell>
          <table:table-cell table:style-name="ce11" office:value-type="string" calcext:value-type="string">
            <text:p>Desv</text:p>
          </table:table-cell>
          <table:table-cell table:style-name="ce11" office:value-type="string" calcext:value-type="string">
            <text:p>Tiempo</text:p>
          </table:table-cell>
          <table:table-cell table:style-name="ce11" office:value-type="string" calcext:value-type="string">
            <text:p>Desv</text:p>
          </table:table-cell>
          <table:table-cell table:style-name="ce11" office:value-type="string" calcext:value-type="string">
            <text:p>Tiempo</text:p>
          </table:table-cell>
          <table:table-cell table:style-name="ce11" office:value-type="string" calcext:value-type="string">
            <text:p>Desv</text:p>
          </table:table-cell>
          <table:table-cell table:style-name="ce11" office:value-type="string" calcext:value-type="string">
            <text:p>Tiempo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11_n10_m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89.0332" calcext:value-type="float">
            <text:p>89,0332</text:p>
          </table:table-cell>
          <table:table-cell table:style-name="ce3" office:value-type="float" office:value="0.011156936" calcext:value-type="float">
            <text:p>0,011156936</text:p>
          </table:table-cell>
          <table:table-cell table:style-name="ce3" office:value-type="float" office:value="89.0332" calcext:value-type="float">
            <text:p>89,0332</text:p>
          </table:table-cell>
          <table:table-cell table:style-name="ce3" office:value-type="float" office:value="0.011047284" calcext:value-type="float">
            <text:p>0,011047284</text:p>
          </table:table-cell>
          <table:table-cell table:style-name="ce3" office:value-type="float" office:value="89.0332" calcext:value-type="float">
            <text:p>89,0332</text:p>
          </table:table-cell>
          <table:table-cell table:style-name="ce3" office:value-type="float" office:value="0.011082972" calcext:value-type="float">
            <text:p>0,011082972</text:p>
          </table:table-cell>
          <table:table-cell table:style-name="ce3" office:value-type="float" office:value="89.0332" calcext:value-type="float">
            <text:p>89,0332</text:p>
          </table:table-cell>
          <table:table-cell/>
          <table:table-cell table:style-name="ce7" table:formula="of:=100*([.C3]-[.I3])/[.I3]" office:value-type="float" office:value="0" calcext:value-type="float">
            <text:p>0</text:p>
          </table:table-cell>
          <table:table-cell table:style-name="ce7" table:formula="of:=[.D3]" office:value-type="float" office:value="0.011156936" calcext:value-type="float">
            <text:p>0,011156936</text:p>
          </table:table-cell>
          <table:table-cell table:style-name="ce6" table:formula="of:=100*([.E3]-[.I3])/[.I3]" office:value-type="float" office:value="0" calcext:value-type="float">
            <text:p>0</text:p>
          </table:table-cell>
          <table:table-cell table:style-name="ce7" table:formula="of:=[.F3]" office:value-type="float" office:value="0.011047284" calcext:value-type="float">
            <text:p>0,011047284</text:p>
          </table:table-cell>
          <table:table-cell table:style-name="ce6" table:formula="of:=100*([.G3]-[.I3])/[.I3]" office:value-type="float" office:value="0" calcext:value-type="float">
            <text:p>0</text:p>
          </table:table-cell>
          <table:table-cell table:style-name="ce7" table:formula="of:=[.H3]" office:value-type="float" office:value="0.011082972" calcext:value-type="float">
            <text:p>0,011082972</text:p>
          </table:table-cell>
          <table:table-cell/>
          <table:table-cell table:style-name="ce10" table:formula="of:=[.A3]" office:value-type="string" office:string-value="GKD-Ia_11_n10_m4,txt" calcext:value-type="string">
            <text:p>GKD-Ia_11_n10_m4,txt</text:p>
          </table:table-cell>
          <table:table-cell table:style-name="ce13" table:formula="of:=AVERAGE([.K3:.K5])" office:value-type="float" office:value="0" calcext:value-type="float">
            <text:p>0,00</text:p>
          </table:table-cell>
          <table:table-cell table:style-name="ce14" table:formula="of:=AVERAGE([.L3:.L5])" office:value-type="float" office:value="0.0114584883333333" calcext:value-type="float">
            <text:p>0,011</text:p>
          </table:table-cell>
          <table:table-cell table:style-name="ce13" table:formula="of:=AVERAGE([.M3:.M5])" office:value-type="float" office:value="0" calcext:value-type="float">
            <text:p>0,00</text:p>
          </table:table-cell>
          <table:table-cell table:style-name="ce14" table:formula="of:=AVERAGE([.N3:.N5])" office:value-type="float" office:value="0.011295546" calcext:value-type="float">
            <text:p>0,011</text:p>
          </table:table-cell>
          <table:table-cell table:style-name="ce13" table:formula="of:=AVERAGE([.O3:.O5])" office:value-type="float" office:value="-2.44961055726028" calcext:value-type="float">
            <text:p>-2,45</text:p>
          </table:table-cell>
          <table:table-cell table:style-name="ce14" table:formula="of:=AVERAGE([.P3:.P5])" office:value-type="float" office:value="0.0115224853333333" calcext:value-type="float">
            <text:p>0,01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11_n10_m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89.0332" calcext:value-type="float">
            <text:p>89,0332</text:p>
          </table:table-cell>
          <table:table-cell table:style-name="ce3" office:value-type="float" office:value="0.011284257" calcext:value-type="float">
            <text:p>0,011284257</text:p>
          </table:table-cell>
          <table:table-cell table:style-name="ce3" office:value-type="float" office:value="89.0332" calcext:value-type="float">
            <text:p>89,0332</text:p>
          </table:table-cell>
          <table:table-cell table:style-name="ce3" office:value-type="float" office:value="0.011420725" calcext:value-type="float">
            <text:p>0,011420725</text:p>
          </table:table-cell>
          <table:table-cell table:style-name="ce3" office:value-type="float" office:value="89.0332" calcext:value-type="float">
            <text:p>89,0332</text:p>
          </table:table-cell>
          <table:table-cell table:style-name="ce3" office:value-type="float" office:value="0.011103649" calcext:value-type="float">
            <text:p>0,011103649</text:p>
          </table:table-cell>
          <table:table-cell table:style-name="ce3" office:value-type="float" office:value="89.0332" calcext:value-type="float">
            <text:p>89,0332</text:p>
          </table:table-cell>
          <table:table-cell/>
          <table:table-cell table:style-name="ce7" table:formula="of:=100*([.C4]-[.I4])/[.I4]" office:value-type="float" office:value="0" calcext:value-type="float">
            <text:p>0</text:p>
          </table:table-cell>
          <table:table-cell table:style-name="ce7" table:formula="of:=[.D4]" office:value-type="float" office:value="0.011284257" calcext:value-type="float">
            <text:p>0,011284257</text:p>
          </table:table-cell>
          <table:table-cell table:style-name="ce6" table:formula="of:=100*([.E4]-[.I4])/[.I4]" office:value-type="float" office:value="0" calcext:value-type="float">
            <text:p>0</text:p>
          </table:table-cell>
          <table:table-cell table:style-name="ce7" table:formula="of:=[.F4]" office:value-type="float" office:value="0.011420725" calcext:value-type="float">
            <text:p>0,011420725</text:p>
          </table:table-cell>
          <table:table-cell table:style-name="ce6" table:formula="of:=100*([.G4]-[.I4])/[.I4]" office:value-type="float" office:value="0" calcext:value-type="float">
            <text:p>0</text:p>
          </table:table-cell>
          <table:table-cell table:style-name="ce7" table:formula="of:=[.H4]" office:value-type="float" office:value="0.011103649" calcext:value-type="float">
            <text:p>0,01110364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11_n10_m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89.0332" calcext:value-type="float">
            <text:p>89,0332</text:p>
          </table:table-cell>
          <table:table-cell table:style-name="ce3" office:value-type="float" office:value="0.011934272" calcext:value-type="float">
            <text:p>0,011934272</text:p>
          </table:table-cell>
          <table:table-cell table:style-name="ce3" office:value-type="float" office:value="89.0332" calcext:value-type="float">
            <text:p>89,0332</text:p>
          </table:table-cell>
          <table:table-cell table:style-name="ce3" office:value-type="float" office:value="0.011418629" calcext:value-type="float">
            <text:p>0,011418629</text:p>
          </table:table-cell>
          <table:table-cell table:style-name="ce3" office:value-type="float" office:value="82.4903" calcext:value-type="float">
            <text:p>82,4903</text:p>
          </table:table-cell>
          <table:table-cell table:style-name="ce3" office:value-type="float" office:value="0.012380835" calcext:value-type="float">
            <text:p>0,012380835</text:p>
          </table:table-cell>
          <table:table-cell table:style-name="ce3" office:value-type="float" office:value="89.0332" calcext:value-type="float">
            <text:p>89,0332</text:p>
          </table:table-cell>
          <table:table-cell/>
          <table:table-cell table:style-name="ce7" table:formula="of:=100*([.C5]-[.I5])/[.I5]" office:value-type="float" office:value="0" calcext:value-type="float">
            <text:p>0</text:p>
          </table:table-cell>
          <table:table-cell table:style-name="ce7" table:formula="of:=[.D5]" office:value-type="float" office:value="0.011934272" calcext:value-type="float">
            <text:p>0,011934272</text:p>
          </table:table-cell>
          <table:table-cell table:style-name="ce6" table:formula="of:=100*([.E5]-[.I5])/[.I5]" office:value-type="float" office:value="0" calcext:value-type="float">
            <text:p>0</text:p>
          </table:table-cell>
          <table:table-cell table:style-name="ce7" table:formula="of:=[.F5]" office:value-type="float" office:value="0.011418629" calcext:value-type="float">
            <text:p>0,011418629</text:p>
          </table:table-cell>
          <table:table-cell table:style-name="ce6" table:formula="of:=100*([.G5]-[.I5])/[.I5]" office:value-type="float" office:value="-7.34883167178085" calcext:value-type="float">
            <text:p>-7,3488316718</text:p>
          </table:table-cell>
          <table:table-cell table:style-name="ce7" table:formula="of:=[.H5]" office:value-type="float" office:value="0.012380835" calcext:value-type="float">
            <text:p>0,012380835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12_n10_m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64.18" calcext:value-type="float">
            <text:p>164,18</text:p>
          </table:table-cell>
          <table:table-cell table:style-name="ce3" office:value-type="float" office:value="0.012344449" calcext:value-type="float">
            <text:p>0,012344449</text:p>
          </table:table-cell>
          <table:table-cell table:style-name="ce3" office:value-type="float" office:value="181.318" calcext:value-type="float">
            <text:p>181,318</text:p>
          </table:table-cell>
          <table:table-cell table:style-name="ce3" office:value-type="float" office:value="0.011122571" calcext:value-type="float">
            <text:p>0,011122571</text:p>
          </table:table-cell>
          <table:table-cell table:style-name="ce3" office:value-type="float" office:value="181.318" calcext:value-type="float">
            <text:p>181,318</text:p>
          </table:table-cell>
          <table:table-cell table:style-name="ce3" office:value-type="float" office:value="0.012933908" calcext:value-type="float">
            <text:p>0,012933908</text:p>
          </table:table-cell>
          <table:table-cell table:style-name="ce3" office:value-type="float" office:value="181.3179" calcext:value-type="float">
            <text:p>181,3179</text:p>
          </table:table-cell>
          <table:table-cell/>
          <table:table-cell table:style-name="ce7" table:formula="of:=100*([.C6]-[.I6])/[.I6]" office:value-type="float" office:value="-9.45185224404209" calcext:value-type="float">
            <text:p>-9,451852244</text:p>
          </table:table-cell>
          <table:table-cell table:style-name="ce7" table:formula="of:=[.D6]" office:value-type="float" office:value="0.012344449" calcext:value-type="float">
            <text:p>0,012344449</text:p>
          </table:table-cell>
          <table:table-cell table:style-name="ce6" table:formula="of:=100*([.E6]-[.I6])/[.I6]" office:value-type="float" office:value="0.0000551517528072626" calcext:value-type="float">
            <text:p>5,51517528072626E-005</text:p>
          </table:table-cell>
          <table:table-cell table:style-name="ce7" table:formula="of:=[.F6]" office:value-type="float" office:value="0.011122571" calcext:value-type="float">
            <text:p>0,011122571</text:p>
          </table:table-cell>
          <table:table-cell table:style-name="ce6" table:formula="of:=100*([.G6]-[.I6])/[.I6]" office:value-type="float" office:value="0.0000551517528072626" calcext:value-type="float">
            <text:p>5,51517528072626E-005</text:p>
          </table:table-cell>
          <table:table-cell table:style-name="ce7" table:formula="of:=[.H6]" office:value-type="float" office:value="0.012933908" calcext:value-type="float">
            <text:p>0,012933908</text:p>
          </table:table-cell>
          <table:table-cell/>
          <table:table-cell table:style-name="ce10" table:formula="of:=[.A6]" office:value-type="string" office:string-value="GKD-Ia_12_n10_m4,txt" calcext:value-type="string">
            <text:p>GKD-Ia_12_n10_m4,txt</text:p>
          </table:table-cell>
          <table:table-cell table:style-name="ce13" table:formula="of:=AVERAGE([.K6:.K8])" office:value-type="float" office:value="-8.2252772616493" calcext:value-type="float">
            <text:p>-8,23</text:p>
          </table:table-cell>
          <table:table-cell table:style-name="ce14" table:formula="of:=AVERAGE([.L6:.L8])" office:value-type="float" office:value="0.0115193656666667" calcext:value-type="float">
            <text:p>0,012</text:p>
          </table:table-cell>
          <table:table-cell table:style-name="ce13" table:formula="of:=AVERAGE([.M6:.M8])" office:value-type="float" office:value="0.0000551517528072626" calcext:value-type="float">
            <text:p>0,00</text:p>
          </table:table-cell>
          <table:table-cell table:style-name="ce14" table:formula="of:=AVERAGE([.N6:.N8])" office:value-type="float" office:value="0.0136970153333333" calcext:value-type="float">
            <text:p>0,014</text:p>
          </table:table-cell>
          <table:table-cell table:style-name="ce13" table:formula="of:=AVERAGE([.O6:.O8])" office:value-type="float" office:value="0.0000551517528072626" calcext:value-type="float">
            <text:p>0,00</text:p>
          </table:table-cell>
          <table:table-cell table:style-name="ce14" table:formula="of:=AVERAGE([.P6:.P8])" office:value-type="float" office:value="0.011663936" calcext:value-type="float">
            <text:p>0,01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12_n10_m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67.516" calcext:value-type="float">
            <text:p>167,516</text:p>
          </table:table-cell>
          <table:table-cell table:style-name="ce3" office:value-type="float" office:value="0.010930231" calcext:value-type="float">
            <text:p>0,010930231</text:p>
          </table:table-cell>
          <table:table-cell table:style-name="ce3" office:value-type="float" office:value="181.318" calcext:value-type="float">
            <text:p>181,318</text:p>
          </table:table-cell>
          <table:table-cell table:style-name="ce3" office:value-type="float" office:value="0.011056154" calcext:value-type="float">
            <text:p>0,011056154</text:p>
          </table:table-cell>
          <table:table-cell table:style-name="ce3" office:value-type="float" office:value="181.318" calcext:value-type="float">
            <text:p>181,318</text:p>
          </table:table-cell>
          <table:table-cell table:style-name="ce3" office:value-type="float" office:value="0.01098303" calcext:value-type="float">
            <text:p>0,01098303</text:p>
          </table:table-cell>
          <table:table-cell table:style-name="ce3" office:value-type="float" office:value="181.3179" calcext:value-type="float">
            <text:p>181,3179</text:p>
          </table:table-cell>
          <table:table-cell/>
          <table:table-cell table:style-name="ce7" table:formula="of:=100*([.C7]-[.I7])/[.I7]" office:value-type="float" office:value="-7.6119897704529" calcext:value-type="float">
            <text:p>-7,6119897705</text:p>
          </table:table-cell>
          <table:table-cell table:style-name="ce7" table:formula="of:=[.D7]" office:value-type="float" office:value="0.010930231" calcext:value-type="float">
            <text:p>0,010930231</text:p>
          </table:table-cell>
          <table:table-cell table:style-name="ce6" table:formula="of:=100*([.E7]-[.I7])/[.I7]" office:value-type="float" office:value="0.0000551517528072626" calcext:value-type="float">
            <text:p>5,51517528072626E-005</text:p>
          </table:table-cell>
          <table:table-cell table:style-name="ce7" table:formula="of:=[.F7]" office:value-type="float" office:value="0.011056154" calcext:value-type="float">
            <text:p>0,011056154</text:p>
          </table:table-cell>
          <table:table-cell table:style-name="ce6" table:formula="of:=100*([.G7]-[.I7])/[.I7]" office:value-type="float" office:value="0.0000551517528072626" calcext:value-type="float">
            <text:p>5,51517528072626E-005</text:p>
          </table:table-cell>
          <table:table-cell table:style-name="ce7" table:formula="of:=[.H7]" office:value-type="float" office:value="0.01098303" calcext:value-type="float">
            <text:p>0,0109830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12_n10_m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67.516" calcext:value-type="float">
            <text:p>167,516</text:p>
          </table:table-cell>
          <table:table-cell table:style-name="ce3" office:value-type="float" office:value="0.011283417" calcext:value-type="float">
            <text:p>0,011283417</text:p>
          </table:table-cell>
          <table:table-cell table:style-name="ce3" office:value-type="float" office:value="181.318" calcext:value-type="float">
            <text:p>181,318</text:p>
          </table:table-cell>
          <table:table-cell table:style-name="ce3" office:value-type="float" office:value="0.018912321" calcext:value-type="float">
            <text:p>0,018912321</text:p>
          </table:table-cell>
          <table:table-cell table:style-name="ce3" office:value-type="float" office:value="181.318" calcext:value-type="float">
            <text:p>181,318</text:p>
          </table:table-cell>
          <table:table-cell table:style-name="ce3" office:value-type="float" office:value="0.01107487" calcext:value-type="float">
            <text:p>0,01107487</text:p>
          </table:table-cell>
          <table:table-cell table:style-name="ce3" office:value-type="float" office:value="181.3179" calcext:value-type="float">
            <text:p>181,3179</text:p>
          </table:table-cell>
          <table:table-cell/>
          <table:table-cell table:style-name="ce7" table:formula="of:=100*([.C8]-[.I8])/[.I8]" office:value-type="float" office:value="-7.6119897704529" calcext:value-type="float">
            <text:p>-7,6119897705</text:p>
          </table:table-cell>
          <table:table-cell table:style-name="ce7" table:formula="of:=[.D8]" office:value-type="float" office:value="0.011283417" calcext:value-type="float">
            <text:p>0,011283417</text:p>
          </table:table-cell>
          <table:table-cell table:style-name="ce6" table:formula="of:=100*([.E8]-[.I8])/[.I8]" office:value-type="float" office:value="0.0000551517528072626" calcext:value-type="float">
            <text:p>5,51517528072626E-005</text:p>
          </table:table-cell>
          <table:table-cell table:style-name="ce7" table:formula="of:=[.F8]" office:value-type="float" office:value="0.018912321" calcext:value-type="float">
            <text:p>0,018912321</text:p>
          </table:table-cell>
          <table:table-cell table:style-name="ce6" table:formula="of:=100*([.G8]-[.I8])/[.I8]" office:value-type="float" office:value="0.0000551517528072626" calcext:value-type="float">
            <text:p>5,51517528072626E-005</text:p>
          </table:table-cell>
          <table:table-cell table:style-name="ce7" table:formula="of:=[.H8]" office:value-type="float" office:value="0.01107487" calcext:value-type="float">
            <text:p>0,01107487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1_n10_m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243.973" calcext:value-type="float">
            <text:p>243,973</text:p>
          </table:table-cell>
          <table:table-cell table:style-name="ce3" office:value-type="float" office:value="0.011094011" calcext:value-type="float">
            <text:p>0,011094011</text:p>
          </table:table-cell>
          <table:table-cell table:style-name="ce3" office:value-type="float" office:value="195.461" calcext:value-type="float">
            <text:p>195,461</text:p>
          </table:table-cell>
          <table:table-cell table:style-name="ce3" office:value-type="float" office:value="0.011082622" calcext:value-type="float">
            <text:p>0,011082622</text:p>
          </table:table-cell>
          <table:table-cell table:style-name="ce3" office:value-type="float" office:value="243.973" calcext:value-type="float">
            <text:p>243,973</text:p>
          </table:table-cell>
          <table:table-cell table:style-name="ce3" office:value-type="float" office:value="0.011421566" calcext:value-type="float">
            <text:p>0,011421566</text:p>
          </table:table-cell>
          <table:table-cell table:style-name="ce3" office:value-type="float" office:value="243.9725" calcext:value-type="float">
            <text:p>243,9725</text:p>
          </table:table-cell>
          <table:table-cell/>
          <table:table-cell table:style-name="ce7" table:formula="of:=100*([.C9]-[.I9])/[.I9]" office:value-type="float" office:value="0.000204941130667021" calcext:value-type="float">
            <text:p>0,0002049411</text:p>
          </table:table-cell>
          <table:table-cell table:style-name="ce7" table:formula="of:=[.D9]" office:value-type="float" office:value="0.011094011" calcext:value-type="float">
            <text:p>0,011094011</text:p>
          </table:table-cell>
          <table:table-cell table:style-name="ce6" table:formula="of:=100*([.E9]-[.I9])/[.I9]" office:value-type="float" office:value="-19.8840033200463" calcext:value-type="float">
            <text:p>-19,88400332</text:p>
          </table:table-cell>
          <table:table-cell table:style-name="ce7" table:formula="of:=[.F9]" office:value-type="float" office:value="0.011082622" calcext:value-type="float">
            <text:p>0,011082622</text:p>
          </table:table-cell>
          <table:table-cell table:style-name="ce6" table:formula="of:=100*([.G9]-[.I9])/[.I9]" office:value-type="float" office:value="0.000204941130667021" calcext:value-type="float">
            <text:p>0,0002049411</text:p>
          </table:table-cell>
          <table:table-cell table:style-name="ce7" table:formula="of:=[.H9]" office:value-type="float" office:value="0.011421566" calcext:value-type="float">
            <text:p>0,011421566</text:p>
          </table:table-cell>
          <table:table-cell/>
          <table:table-cell table:style-name="ce10" table:formula="of:=[.A9]" office:value-type="string" office:string-value="GKD-Ia_1_n10_m2,txt" calcext:value-type="string">
            <text:p>GKD-Ia_1_n10_m2,txt</text:p>
          </table:table-cell>
          <table:table-cell table:style-name="ce13" table:formula="of:=AVERAGE([.K9:.K11])" office:value-type="float" office:value="0.000204941130667021" calcext:value-type="float">
            <text:p>0,00</text:p>
          </table:table-cell>
          <table:table-cell table:style-name="ce14" table:formula="of:=AVERAGE([.L9:.L11])" office:value-type="float" office:value="0.0115396196666667" calcext:value-type="float">
            <text:p>0,012</text:p>
          </table:table-cell>
          <table:table-cell table:style-name="ce13" table:formula="of:=AVERAGE([.M9:.M11])" office:value-type="float" office:value="-13.255933899654" calcext:value-type="float">
            <text:p>-13,26</text:p>
          </table:table-cell>
          <table:table-cell table:style-name="ce14" table:formula="of:=AVERAGE([.N9:.N11])" office:value-type="float" office:value="0.0111066716666667" calcext:value-type="float">
            <text:p>0,011</text:p>
          </table:table-cell>
          <table:table-cell table:style-name="ce13" table:formula="of:=AVERAGE([.O9:.O11])" office:value-type="float" office:value="0.000204941130667021" calcext:value-type="float">
            <text:p>0,00</text:p>
          </table:table-cell>
          <table:table-cell table:style-name="ce14" table:formula="of:=AVERAGE([.P9:.P11])" office:value-type="float" office:value="0.011139082" calcext:value-type="float">
            <text:p>0,011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1_n10_m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243.973" calcext:value-type="float">
            <text:p>243,973</text:p>
          </table:table-cell>
          <table:table-cell table:style-name="ce3" office:value-type="float" office:value="0.011463469" calcext:value-type="float">
            <text:p>0,011463469</text:p>
          </table:table-cell>
          <table:table-cell table:style-name="ce3" office:value-type="float" office:value="195.461" calcext:value-type="float">
            <text:p>195,461</text:p>
          </table:table-cell>
          <table:table-cell table:style-name="ce3" office:value-type="float" office:value="0.010890071" calcext:value-type="float">
            <text:p>0,010890071</text:p>
          </table:table-cell>
          <table:table-cell table:style-name="ce3" office:value-type="float" office:value="243.973" calcext:value-type="float">
            <text:p>243,973</text:p>
          </table:table-cell>
          <table:table-cell table:style-name="ce3" office:value-type="float" office:value="0.010876806" calcext:value-type="float">
            <text:p>0,010876806</text:p>
          </table:table-cell>
          <table:table-cell table:style-name="ce3" office:value-type="float" office:value="243.9725" calcext:value-type="float">
            <text:p>243,9725</text:p>
          </table:table-cell>
          <table:table-cell/>
          <table:table-cell table:style-name="ce7" table:formula="of:=100*([.C10]-[.I10])/[.I10]" office:value-type="float" office:value="0.000204941130667021" calcext:value-type="float">
            <text:p>0,0002049411</text:p>
          </table:table-cell>
          <table:table-cell table:style-name="ce7" table:formula="of:=[.D10]" office:value-type="float" office:value="0.011463469" calcext:value-type="float">
            <text:p>0,011463469</text:p>
          </table:table-cell>
          <table:table-cell table:style-name="ce6" table:formula="of:=100*([.E10]-[.I10])/[.I10]" office:value-type="float" office:value="-19.8840033200463" calcext:value-type="float">
            <text:p>-19,88400332</text:p>
          </table:table-cell>
          <table:table-cell table:style-name="ce7" table:formula="of:=[.F10]" office:value-type="float" office:value="0.010890071" calcext:value-type="float">
            <text:p>0,010890071</text:p>
          </table:table-cell>
          <table:table-cell table:style-name="ce6" table:formula="of:=100*([.G10]-[.I10])/[.I10]" office:value-type="float" office:value="0.000204941130667021" calcext:value-type="float">
            <text:p>0,0002049411</text:p>
          </table:table-cell>
          <table:table-cell table:style-name="ce7" table:formula="of:=[.H10]" office:value-type="float" office:value="0.010876806" calcext:value-type="float">
            <text:p>0,010876806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1_n10_m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243.973" calcext:value-type="float">
            <text:p>243,973</text:p>
          </table:table-cell>
          <table:table-cell table:style-name="ce3" office:value-type="float" office:value="0.012061379" calcext:value-type="float">
            <text:p>0,012061379</text:p>
          </table:table-cell>
          <table:table-cell table:style-name="ce3" office:value-type="float" office:value="243.973" calcext:value-type="float">
            <text:p>243,973</text:p>
          </table:table-cell>
          <table:table-cell table:style-name="ce3" office:value-type="float" office:value="0.011347322" calcext:value-type="float">
            <text:p>0,011347322</text:p>
          </table:table-cell>
          <table:table-cell table:style-name="ce3" office:value-type="float" office:value="243.973" calcext:value-type="float">
            <text:p>243,973</text:p>
          </table:table-cell>
          <table:table-cell table:style-name="ce3" office:value-type="float" office:value="0.011118874" calcext:value-type="float">
            <text:p>0,011118874</text:p>
          </table:table-cell>
          <table:table-cell table:style-name="ce3" office:value-type="float" office:value="243.9725" calcext:value-type="float">
            <text:p>243,9725</text:p>
          </table:table-cell>
          <table:table-cell/>
          <table:table-cell table:style-name="ce7" table:formula="of:=100*([.C11]-[.I11])/[.I11]" office:value-type="float" office:value="0.000204941130667021" calcext:value-type="float">
            <text:p>0,0002049411</text:p>
          </table:table-cell>
          <table:table-cell table:style-name="ce7" table:formula="of:=[.D11]" office:value-type="float" office:value="0.012061379" calcext:value-type="float">
            <text:p>0,012061379</text:p>
          </table:table-cell>
          <table:table-cell table:style-name="ce6" table:formula="of:=100*([.E11]-[.I11])/[.I11]" office:value-type="float" office:value="0.000204941130667021" calcext:value-type="float">
            <text:p>0,0002049411</text:p>
          </table:table-cell>
          <table:table-cell table:style-name="ce7" table:formula="of:=[.F11]" office:value-type="float" office:value="0.011347322" calcext:value-type="float">
            <text:p>0,011347322</text:p>
          </table:table-cell>
          <table:table-cell table:style-name="ce6" table:formula="of:=100*([.G11]-[.I11])/[.I11]" office:value-type="float" office:value="0.000204941130667021" calcext:value-type="float">
            <text:p>0,0002049411</text:p>
          </table:table-cell>
          <table:table-cell table:style-name="ce7" table:formula="of:=[.H11]" office:value-type="float" office:value="0.011118874" calcext:value-type="float">
            <text:p>0,01111887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21_n10_m8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53.679" calcext:value-type="float">
            <text:p>153,679</text:p>
          </table:table-cell>
          <table:table-cell table:style-name="ce3" office:value-type="float" office:value="0.011033593" calcext:value-type="float">
            <text:p>0,011033593</text:p>
          </table:table-cell>
          <table:table-cell table:style-name="ce3" office:value-type="float" office:value="153.679" calcext:value-type="float">
            <text:p>153,679</text:p>
          </table:table-cell>
          <table:table-cell table:style-name="ce3" office:value-type="float" office:value="0.011248009" calcext:value-type="float">
            <text:p>0,011248009</text:p>
          </table:table-cell>
          <table:table-cell table:style-name="ce3" office:value-type="float" office:value="153.679" calcext:value-type="float">
            <text:p>153,679</text:p>
          </table:table-cell>
          <table:table-cell table:style-name="ce3" office:value-type="float" office:value="0.01195159" calcext:value-type="float">
            <text:p>0,01195159</text:p>
          </table:table-cell>
          <table:table-cell table:style-name="ce3" office:value-type="float" office:value="153.6792" calcext:value-type="float">
            <text:p>153,6792</text:p>
          </table:table-cell>
          <table:table-cell/>
          <table:table-cell table:style-name="ce7" table:formula="of:=100*([.C12]-[.I12])/[.I12]" office:value-type="float" office:value="-0.000130141229266315" calcext:value-type="float">
            <text:p>-0,0001301412</text:p>
          </table:table-cell>
          <table:table-cell table:style-name="ce7" table:formula="of:=[.D12]" office:value-type="float" office:value="0.011033593" calcext:value-type="float">
            <text:p>0,011033593</text:p>
          </table:table-cell>
          <table:table-cell table:style-name="ce6" table:formula="of:=100*([.E12]-[.I12])/[.I12]" office:value-type="float" office:value="-0.000130141229266315" calcext:value-type="float">
            <text:p>-0,0001301412</text:p>
          </table:table-cell>
          <table:table-cell table:style-name="ce7" table:formula="of:=[.F12]" office:value-type="float" office:value="0.011248009" calcext:value-type="float">
            <text:p>0,011248009</text:p>
          </table:table-cell>
          <table:table-cell table:style-name="ce6" table:formula="of:=100*([.G12]-[.I12])/[.I12]" office:value-type="float" office:value="-0.000130141229266315" calcext:value-type="float">
            <text:p>-0,0001301412</text:p>
          </table:table-cell>
          <table:table-cell table:style-name="ce7" table:formula="of:=[.H12]" office:value-type="float" office:value="0.01195159" calcext:value-type="float">
            <text:p>0,01195159</text:p>
          </table:table-cell>
          <table:table-cell/>
          <table:table-cell table:style-name="ce10" table:formula="of:=[.A12]" office:value-type="string" office:string-value="GKD-Ia_21_n10_m8,txt" calcext:value-type="string">
            <text:p>GKD-Ia_21_n10_m8,txt</text:p>
          </table:table-cell>
          <table:table-cell table:style-name="ce13" table:formula="of:=AVERAGE([.K12:.K14])" office:value-type="float" office:value="-0.000130141229266315" calcext:value-type="float">
            <text:p>0,00</text:p>
          </table:table-cell>
          <table:table-cell table:style-name="ce14" table:formula="of:=AVERAGE([.L12:.L14])" office:value-type="float" office:value="0.011129533" calcext:value-type="float">
            <text:p>0,011</text:p>
          </table:table-cell>
          <table:table-cell table:style-name="ce13" table:formula="of:=AVERAGE([.M12:.M14])" office:value-type="float" office:value="-0.000130141229266315" calcext:value-type="float">
            <text:p>0,00</text:p>
          </table:table-cell>
          <table:table-cell table:style-name="ce14" table:formula="of:=AVERAGE([.N12:.N14])" office:value-type="float" office:value="0.0115624113333333" calcext:value-type="float">
            <text:p>0,012</text:p>
          </table:table-cell>
          <table:table-cell table:style-name="ce13" table:formula="of:=AVERAGE([.O12:.O14])" office:value-type="float" office:value="-0.000130141229266315" calcext:value-type="float">
            <text:p>0,00</text:p>
          </table:table-cell>
          <table:table-cell table:style-name="ce14" table:formula="of:=AVERAGE([.P12:.P14])" office:value-type="float" office:value="0.0117718653333333" calcext:value-type="float">
            <text:p>0,01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21_n10_m8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53.679" calcext:value-type="float">
            <text:p>153,679</text:p>
          </table:table-cell>
          <table:table-cell table:style-name="ce3" office:value-type="float" office:value="0.011143315" calcext:value-type="float">
            <text:p>0,011143315</text:p>
          </table:table-cell>
          <table:table-cell table:style-name="ce3" office:value-type="float" office:value="153.679" calcext:value-type="float">
            <text:p>153,679</text:p>
          </table:table-cell>
          <table:table-cell table:style-name="ce3" office:value-type="float" office:value="0.012428399" calcext:value-type="float">
            <text:p>0,012428399</text:p>
          </table:table-cell>
          <table:table-cell table:style-name="ce3" office:value-type="float" office:value="153.679" calcext:value-type="float">
            <text:p>153,679</text:p>
          </table:table-cell>
          <table:table-cell table:style-name="ce3" office:value-type="float" office:value="0.011719855" calcext:value-type="float">
            <text:p>0,011719855</text:p>
          </table:table-cell>
          <table:table-cell table:style-name="ce3" office:value-type="float" office:value="153.6792" calcext:value-type="float">
            <text:p>153,6792</text:p>
          </table:table-cell>
          <table:table-cell/>
          <table:table-cell table:style-name="ce7" table:formula="of:=100*([.C13]-[.I13])/[.I13]" office:value-type="float" office:value="-0.000130141229266315" calcext:value-type="float">
            <text:p>-0,0001301412</text:p>
          </table:table-cell>
          <table:table-cell table:style-name="ce7" table:formula="of:=[.D13]" office:value-type="float" office:value="0.011143315" calcext:value-type="float">
            <text:p>0,011143315</text:p>
          </table:table-cell>
          <table:table-cell table:style-name="ce6" table:formula="of:=100*([.E13]-[.I13])/[.I13]" office:value-type="float" office:value="-0.000130141229266315" calcext:value-type="float">
            <text:p>-0,0001301412</text:p>
          </table:table-cell>
          <table:table-cell table:style-name="ce7" table:formula="of:=[.F13]" office:value-type="float" office:value="0.012428399" calcext:value-type="float">
            <text:p>0,012428399</text:p>
          </table:table-cell>
          <table:table-cell table:style-name="ce6" table:formula="of:=100*([.G13]-[.I13])/[.I13]" office:value-type="float" office:value="-0.000130141229266315" calcext:value-type="float">
            <text:p>-0,0001301412</text:p>
          </table:table-cell>
          <table:table-cell table:style-name="ce7" table:formula="of:=[.H13]" office:value-type="float" office:value="0.011719855" calcext:value-type="float">
            <text:p>0,011719855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21_n10_m8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53.679" calcext:value-type="float">
            <text:p>153,679</text:p>
          </table:table-cell>
          <table:table-cell table:style-name="ce3" office:value-type="float" office:value="0.011211691" calcext:value-type="float">
            <text:p>0,011211691</text:p>
          </table:table-cell>
          <table:table-cell table:style-name="ce3" office:value-type="float" office:value="153.679" calcext:value-type="float">
            <text:p>153,679</text:p>
          </table:table-cell>
          <table:table-cell table:style-name="ce3" office:value-type="float" office:value="0.011010826" calcext:value-type="float">
            <text:p>0,011010826</text:p>
          </table:table-cell>
          <table:table-cell table:style-name="ce3" office:value-type="float" office:value="153.679" calcext:value-type="float">
            <text:p>153,679</text:p>
          </table:table-cell>
          <table:table-cell table:style-name="ce3" office:value-type="float" office:value="0.011644151" calcext:value-type="float">
            <text:p>0,011644151</text:p>
          </table:table-cell>
          <table:table-cell table:style-name="ce3" office:value-type="float" office:value="153.6792" calcext:value-type="float">
            <text:p>153,6792</text:p>
          </table:table-cell>
          <table:table-cell/>
          <table:table-cell table:style-name="ce7" table:formula="of:=100*([.C14]-[.I14])/[.I14]" office:value-type="float" office:value="-0.000130141229266315" calcext:value-type="float">
            <text:p>-0,0001301412</text:p>
          </table:table-cell>
          <table:table-cell table:style-name="ce7" table:formula="of:=[.D14]" office:value-type="float" office:value="0.011211691" calcext:value-type="float">
            <text:p>0,011211691</text:p>
          </table:table-cell>
          <table:table-cell table:style-name="ce6" table:formula="of:=100*([.E14]-[.I14])/[.I14]" office:value-type="float" office:value="-0.000130141229266315" calcext:value-type="float">
            <text:p>-0,0001301412</text:p>
          </table:table-cell>
          <table:table-cell table:style-name="ce7" table:formula="of:=[.F14]" office:value-type="float" office:value="0.011010826" calcext:value-type="float">
            <text:p>0,011010826</text:p>
          </table:table-cell>
          <table:table-cell table:style-name="ce6" table:formula="of:=100*([.G14]-[.I14])/[.I14]" office:value-type="float" office:value="-0.000130141229266315" calcext:value-type="float">
            <text:p>-0,0001301412</text:p>
          </table:table-cell>
          <table:table-cell table:style-name="ce7" table:formula="of:=[.H14]" office:value-type="float" office:value="0.011644151" calcext:value-type="float">
            <text:p>0,01164415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22_n10_m8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7.7428" calcext:value-type="float">
            <text:p>77,7428</text:p>
          </table:table-cell>
          <table:table-cell table:style-name="ce3" office:value-type="float" office:value="0.011145131" calcext:value-type="float">
            <text:p>0,011145131</text:p>
          </table:table-cell>
          <table:table-cell table:style-name="ce3" office:value-type="float" office:value="77.7428" calcext:value-type="float">
            <text:p>77,7428</text:p>
          </table:table-cell>
          <table:table-cell table:style-name="ce3" office:value-type="float" office:value="0.010961662" calcext:value-type="float">
            <text:p>0,010961662</text:p>
          </table:table-cell>
          <table:table-cell table:style-name="ce3" office:value-type="float" office:value="77.7428" calcext:value-type="float">
            <text:p>77,7428</text:p>
          </table:table-cell>
          <table:table-cell table:style-name="ce3" office:value-type="float" office:value="0.011232152" calcext:value-type="float">
            <text:p>0,011232152</text:p>
          </table:table-cell>
          <table:table-cell table:style-name="ce3" office:value-type="float" office:value="77.7428" calcext:value-type="float">
            <text:p>77,7428</text:p>
          </table:table-cell>
          <table:table-cell/>
          <table:table-cell table:style-name="ce7" table:formula="of:=100*([.C15]-[.I15])/[.I15]" office:value-type="float" office:value="0" calcext:value-type="float">
            <text:p>0</text:p>
          </table:table-cell>
          <table:table-cell table:style-name="ce7" table:formula="of:=[.D15]" office:value-type="float" office:value="0.011145131" calcext:value-type="float">
            <text:p>0,011145131</text:p>
          </table:table-cell>
          <table:table-cell table:style-name="ce6" table:formula="of:=100*([.E15]-[.I15])/[.I15]" office:value-type="float" office:value="0" calcext:value-type="float">
            <text:p>0</text:p>
          </table:table-cell>
          <table:table-cell table:style-name="ce7" table:formula="of:=[.F15]" office:value-type="float" office:value="0.010961662" calcext:value-type="float">
            <text:p>0,010961662</text:p>
          </table:table-cell>
          <table:table-cell table:style-name="ce6" table:formula="of:=100*([.G15]-[.I15])/[.I15]" office:value-type="float" office:value="0" calcext:value-type="float">
            <text:p>0</text:p>
          </table:table-cell>
          <table:table-cell table:style-name="ce7" table:formula="of:=[.H15]" office:value-type="float" office:value="0.011232152" calcext:value-type="float">
            <text:p>0,011232152</text:p>
          </table:table-cell>
          <table:table-cell/>
          <table:table-cell table:style-name="ce10" table:formula="of:=[.A15]" office:value-type="string" office:string-value="GKD-Ia_22_n10_m8,txt" calcext:value-type="string">
            <text:p>GKD-Ia_22_n10_m8,txt</text:p>
          </table:table-cell>
          <table:table-cell table:style-name="ce13" table:formula="of:=AVERAGE([.K15:.K17])" office:value-type="float" office:value="0" calcext:value-type="float">
            <text:p>0,00</text:p>
          </table:table-cell>
          <table:table-cell table:style-name="ce14" table:formula="of:=AVERAGE([.L15:.L17])" office:value-type="float" office:value="0.011218838" calcext:value-type="float">
            <text:p>0,011</text:p>
          </table:table-cell>
          <table:table-cell table:style-name="ce13" table:formula="of:=AVERAGE([.M15:.M17])" office:value-type="float" office:value="0" calcext:value-type="float">
            <text:p>0,00</text:p>
          </table:table-cell>
          <table:table-cell table:style-name="ce14" table:formula="of:=AVERAGE([.N15:.N17])" office:value-type="float" office:value="0.0111225753333333" calcext:value-type="float">
            <text:p>0,011</text:p>
          </table:table-cell>
          <table:table-cell table:style-name="ce13" table:formula="of:=AVERAGE([.O15:.O17])" office:value-type="float" office:value="0" calcext:value-type="float">
            <text:p>0,00</text:p>
          </table:table-cell>
          <table:table-cell table:style-name="ce14" table:formula="of:=AVERAGE([.P15:.P17])" office:value-type="float" office:value="0.011846128" calcext:value-type="float">
            <text:p>0,01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22_n10_m8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7.7428" calcext:value-type="float">
            <text:p>77,7428</text:p>
          </table:table-cell>
          <table:table-cell table:style-name="ce3" office:value-type="float" office:value="0.011199468" calcext:value-type="float">
            <text:p>0,011199468</text:p>
          </table:table-cell>
          <table:table-cell table:style-name="ce3" office:value-type="float" office:value="77.7428" calcext:value-type="float">
            <text:p>77,7428</text:p>
          </table:table-cell>
          <table:table-cell table:style-name="ce3" office:value-type="float" office:value="0.011248081" calcext:value-type="float">
            <text:p>0,011248081</text:p>
          </table:table-cell>
          <table:table-cell table:style-name="ce3" office:value-type="float" office:value="77.7428" calcext:value-type="float">
            <text:p>77,7428</text:p>
          </table:table-cell>
          <table:table-cell table:style-name="ce3" office:value-type="float" office:value="0.012344656" calcext:value-type="float">
            <text:p>0,012344656</text:p>
          </table:table-cell>
          <table:table-cell table:style-name="ce3" office:value-type="float" office:value="77.7428" calcext:value-type="float">
            <text:p>77,7428</text:p>
          </table:table-cell>
          <table:table-cell/>
          <table:table-cell table:style-name="ce7" table:formula="of:=100*([.C16]-[.I16])/[.I16]" office:value-type="float" office:value="0" calcext:value-type="float">
            <text:p>0</text:p>
          </table:table-cell>
          <table:table-cell table:style-name="ce7" table:formula="of:=[.D16]" office:value-type="float" office:value="0.011199468" calcext:value-type="float">
            <text:p>0,011199468</text:p>
          </table:table-cell>
          <table:table-cell table:style-name="ce6" table:formula="of:=100*([.E16]-[.I16])/[.I16]" office:value-type="float" office:value="0" calcext:value-type="float">
            <text:p>0</text:p>
          </table:table-cell>
          <table:table-cell table:style-name="ce7" table:formula="of:=[.F16]" office:value-type="float" office:value="0.011248081" calcext:value-type="float">
            <text:p>0,011248081</text:p>
          </table:table-cell>
          <table:table-cell table:style-name="ce6" table:formula="of:=100*([.G16]-[.I16])/[.I16]" office:value-type="float" office:value="0" calcext:value-type="float">
            <text:p>0</text:p>
          </table:table-cell>
          <table:table-cell table:style-name="ce7" table:formula="of:=[.H16]" office:value-type="float" office:value="0.012344656" calcext:value-type="float">
            <text:p>0,012344656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22_n10_m8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7.7428" calcext:value-type="float">
            <text:p>77,7428</text:p>
          </table:table-cell>
          <table:table-cell table:style-name="ce3" office:value-type="float" office:value="0.011311915" calcext:value-type="float">
            <text:p>0,011311915</text:p>
          </table:table-cell>
          <table:table-cell table:style-name="ce3" office:value-type="float" office:value="77.7428" calcext:value-type="float">
            <text:p>77,7428</text:p>
          </table:table-cell>
          <table:table-cell table:style-name="ce3" office:value-type="float" office:value="0.011157983" calcext:value-type="float">
            <text:p>0,011157983</text:p>
          </table:table-cell>
          <table:table-cell table:style-name="ce3" office:value-type="float" office:value="77.7428" calcext:value-type="float">
            <text:p>77,7428</text:p>
          </table:table-cell>
          <table:table-cell table:style-name="ce3" office:value-type="float" office:value="0.011961576" calcext:value-type="float">
            <text:p>0,011961576</text:p>
          </table:table-cell>
          <table:table-cell table:style-name="ce3" office:value-type="float" office:value="77.7428" calcext:value-type="float">
            <text:p>77,7428</text:p>
          </table:table-cell>
          <table:table-cell/>
          <table:table-cell table:style-name="ce7" table:formula="of:=100*([.C17]-[.I17])/[.I17]" office:value-type="float" office:value="0" calcext:value-type="float">
            <text:p>0</text:p>
          </table:table-cell>
          <table:table-cell table:style-name="ce7" table:formula="of:=[.D17]" office:value-type="float" office:value="0.011311915" calcext:value-type="float">
            <text:p>0,011311915</text:p>
          </table:table-cell>
          <table:table-cell table:style-name="ce6" table:formula="of:=100*([.E17]-[.I17])/[.I17]" office:value-type="float" office:value="0" calcext:value-type="float">
            <text:p>0</text:p>
          </table:table-cell>
          <table:table-cell table:style-name="ce7" table:formula="of:=[.F17]" office:value-type="float" office:value="0.011157983" calcext:value-type="float">
            <text:p>0,011157983</text:p>
          </table:table-cell>
          <table:table-cell table:style-name="ce6" table:formula="of:=100*([.G17]-[.I17])/[.I17]" office:value-type="float" office:value="0" calcext:value-type="float">
            <text:p>0</text:p>
          </table:table-cell>
          <table:table-cell table:style-name="ce7" table:formula="of:=[.H17]" office:value-type="float" office:value="0.011961576" calcext:value-type="float">
            <text:p>0,011961576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2_n10_m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91.442" calcext:value-type="float">
            <text:p>191,442</text:p>
          </table:table-cell>
          <table:table-cell table:style-name="ce3" office:value-type="float" office:value="0.011097011" calcext:value-type="float">
            <text:p>0,011097011</text:p>
          </table:table-cell>
          <table:table-cell table:style-name="ce3" office:value-type="float" office:value="210.65" calcext:value-type="float">
            <text:p>210,65</text:p>
          </table:table-cell>
          <table:table-cell table:style-name="ce3" office:value-type="float" office:value="0.011357661" calcext:value-type="float">
            <text:p>0,011357661</text:p>
          </table:table-cell>
          <table:table-cell table:style-name="ce3" office:value-type="float" office:value="210.65" calcext:value-type="float">
            <text:p>210,65</text:p>
          </table:table-cell>
          <table:table-cell table:style-name="ce3" office:value-type="float" office:value="0.013508559" calcext:value-type="float">
            <text:p>0,013508559</text:p>
          </table:table-cell>
          <table:table-cell table:style-name="ce3" office:value-type="float" office:value="210.6504" calcext:value-type="float">
            <text:p>210,6504</text:p>
          </table:table-cell>
          <table:table-cell/>
          <table:table-cell table:style-name="ce7" table:formula="of:=100*([.C18]-[.I18])/[.I18]" office:value-type="float" office:value="-9.11861548803135" calcext:value-type="float">
            <text:p>-9,118615488</text:p>
          </table:table-cell>
          <table:table-cell table:style-name="ce7" table:formula="of:=[.D18]" office:value-type="float" office:value="0.011097011" calcext:value-type="float">
            <text:p>0,011097011</text:p>
          </table:table-cell>
          <table:table-cell table:style-name="ce6" table:formula="of:=100*([.E18]-[.I18])/[.I18]" office:value-type="float" office:value="-0.00018988807995848" calcext:value-type="float">
            <text:p>-0,0001898881</text:p>
          </table:table-cell>
          <table:table-cell table:style-name="ce7" table:formula="of:=[.F18]" office:value-type="float" office:value="0.011357661" calcext:value-type="float">
            <text:p>0,011357661</text:p>
          </table:table-cell>
          <table:table-cell table:style-name="ce6" table:formula="of:=100*([.G18]-[.I18])/[.I18]" office:value-type="float" office:value="-0.00018988807995848" calcext:value-type="float">
            <text:p>-0,0001898881</text:p>
          </table:table-cell>
          <table:table-cell table:style-name="ce7" table:formula="of:=[.H18]" office:value-type="float" office:value="0.013508559" calcext:value-type="float">
            <text:p>0,013508559</text:p>
          </table:table-cell>
          <table:table-cell/>
          <table:table-cell table:style-name="ce10" table:formula="of:=[.A18]" office:value-type="string" office:string-value="GKD-Ia_2_n10_m2,txt" calcext:value-type="string">
            <text:p>GKD-Ia_2_n10_m2,txt</text:p>
          </table:table-cell>
          <table:table-cell table:style-name="ce13" table:formula="of:=AVERAGE([.K18:.K20])" office:value-type="float" office:value="-3.03966508806375" calcext:value-type="float">
            <text:p>-3,04</text:p>
          </table:table-cell>
          <table:table-cell table:style-name="ce14" table:formula="of:=AVERAGE([.L18:.L20])" office:value-type="float" office:value="0.0110967553333333" calcext:value-type="float">
            <text:p>0,011</text:p>
          </table:table-cell>
          <table:table-cell table:style-name="ce13" table:formula="of:=AVERAGE([.M18:.M20])" office:value-type="float" office:value="-3.03966508806375" calcext:value-type="float">
            <text:p>-3,04</text:p>
          </table:table-cell>
          <table:table-cell table:style-name="ce14" table:formula="of:=AVERAGE([.N18:.N20])" office:value-type="float" office:value="0.011743347" calcext:value-type="float">
            <text:p>0,012</text:p>
          </table:table-cell>
          <table:table-cell table:style-name="ce13" table:formula="of:=AVERAGE([.O18:.O20])" office:value-type="float" office:value="-0.00018988807995848" calcext:value-type="float">
            <text:p>0,00</text:p>
          </table:table-cell>
          <table:table-cell table:style-name="ce14" table:formula="of:=AVERAGE([.P18:.P20])" office:value-type="float" office:value="0.0121725893333333" calcext:value-type="float">
            <text:p>0,01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2_n10_m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210.65" calcext:value-type="float">
            <text:p>210,65</text:p>
          </table:table-cell>
          <table:table-cell table:style-name="ce3" office:value-type="float" office:value="0.011061321" calcext:value-type="float">
            <text:p>0,011061321</text:p>
          </table:table-cell>
          <table:table-cell table:style-name="ce3" office:value-type="float" office:value="191.442" calcext:value-type="float">
            <text:p>191,442</text:p>
          </table:table-cell>
          <table:table-cell table:style-name="ce3" office:value-type="float" office:value="0.012420157" calcext:value-type="float">
            <text:p>0,012420157</text:p>
          </table:table-cell>
          <table:table-cell table:style-name="ce3" office:value-type="float" office:value="210.65" calcext:value-type="float">
            <text:p>210,65</text:p>
          </table:table-cell>
          <table:table-cell table:style-name="ce3" office:value-type="float" office:value="0.010854731" calcext:value-type="float">
            <text:p>0,010854731</text:p>
          </table:table-cell>
          <table:table-cell table:style-name="ce3" office:value-type="float" office:value="210.6504" calcext:value-type="float">
            <text:p>210,6504</text:p>
          </table:table-cell>
          <table:table-cell/>
          <table:table-cell table:style-name="ce7" table:formula="of:=100*([.C19]-[.I19])/[.I19]" office:value-type="float" office:value="-0.00018988807995848" calcext:value-type="float">
            <text:p>-0,0001898881</text:p>
          </table:table-cell>
          <table:table-cell table:style-name="ce7" table:formula="of:=[.D19]" office:value-type="float" office:value="0.011061321" calcext:value-type="float">
            <text:p>0,011061321</text:p>
          </table:table-cell>
          <table:table-cell table:style-name="ce6" table:formula="of:=100*([.E19]-[.I19])/[.I19]" office:value-type="float" office:value="-9.11861548803135" calcext:value-type="float">
            <text:p>-9,118615488</text:p>
          </table:table-cell>
          <table:table-cell table:style-name="ce7" table:formula="of:=[.F19]" office:value-type="float" office:value="0.012420157" calcext:value-type="float">
            <text:p>0,012420157</text:p>
          </table:table-cell>
          <table:table-cell table:style-name="ce6" table:formula="of:=100*([.G19]-[.I19])/[.I19]" office:value-type="float" office:value="-0.00018988807995848" calcext:value-type="float">
            <text:p>-0,0001898881</text:p>
          </table:table-cell>
          <table:table-cell table:style-name="ce7" table:formula="of:=[.H19]" office:value-type="float" office:value="0.010854731" calcext:value-type="float">
            <text:p>0,01085473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2_n10_m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210.65" calcext:value-type="float">
            <text:p>210,65</text:p>
          </table:table-cell>
          <table:table-cell table:style-name="ce3" office:value-type="float" office:value="0.011131934" calcext:value-type="float">
            <text:p>0,011131934</text:p>
          </table:table-cell>
          <table:table-cell table:style-name="ce3" office:value-type="float" office:value="210.65" calcext:value-type="float">
            <text:p>210,65</text:p>
          </table:table-cell>
          <table:table-cell table:style-name="ce3" office:value-type="float" office:value="0.011452223" calcext:value-type="float">
            <text:p>0,011452223</text:p>
          </table:table-cell>
          <table:table-cell table:style-name="ce3" office:value-type="float" office:value="210.65" calcext:value-type="float">
            <text:p>210,65</text:p>
          </table:table-cell>
          <table:table-cell table:style-name="ce3" office:value-type="float" office:value="0.012154478" calcext:value-type="float">
            <text:p>0,012154478</text:p>
          </table:table-cell>
          <table:table-cell table:style-name="ce3" office:value-type="float" office:value="210.6504" calcext:value-type="float">
            <text:p>210,6504</text:p>
          </table:table-cell>
          <table:table-cell/>
          <table:table-cell table:style-name="ce7" table:formula="of:=100*([.C20]-[.I20])/[.I20]" office:value-type="float" office:value="-0.00018988807995848" calcext:value-type="float">
            <text:p>-0,0001898881</text:p>
          </table:table-cell>
          <table:table-cell table:style-name="ce7" table:formula="of:=[.D20]" office:value-type="float" office:value="0.011131934" calcext:value-type="float">
            <text:p>0,011131934</text:p>
          </table:table-cell>
          <table:table-cell table:style-name="ce6" table:formula="of:=100*([.E20]-[.I20])/[.I20]" office:value-type="float" office:value="-0.00018988807995848" calcext:value-type="float">
            <text:p>-0,0001898881</text:p>
          </table:table-cell>
          <table:table-cell table:style-name="ce7" table:formula="of:=[.F20]" office:value-type="float" office:value="0.011452223" calcext:value-type="float">
            <text:p>0,011452223</text:p>
          </table:table-cell>
          <table:table-cell table:style-name="ce6" table:formula="of:=100*([.G20]-[.I20])/[.I20]" office:value-type="float" office:value="-0.00018988807995848" calcext:value-type="float">
            <text:p>-0,0001898881</text:p>
          </table:table-cell>
          <table:table-cell table:style-name="ce7" table:formula="of:=[.H20]" office:value-type="float" office:value="0.012154478" calcext:value-type="float">
            <text:p>0,012154478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31_n15_m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83.0769" calcext:value-type="float">
            <text:p>83,0769</text:p>
          </table:table-cell>
          <table:table-cell table:style-name="ce3" office:value-type="float" office:value="0.011171462" calcext:value-type="float">
            <text:p>0,011171462</text:p>
          </table:table-cell>
          <table:table-cell table:style-name="ce3" office:value-type="float" office:value="86.1372" calcext:value-type="float">
            <text:p>86,1372</text:p>
          </table:table-cell>
          <table:table-cell table:style-name="ce3" office:value-type="float" office:value="0.011448456" calcext:value-type="float">
            <text:p>0,011448456</text:p>
          </table:table-cell>
          <table:table-cell table:style-name="ce3" office:value-type="float" office:value="79.9788" calcext:value-type="float">
            <text:p>79,9788</text:p>
          </table:table-cell>
          <table:table-cell table:style-name="ce3" office:value-type="float" office:value="0.013894084" calcext:value-type="float">
            <text:p>0,013894084</text:p>
          </table:table-cell>
          <table:table-cell table:style-name="ce3" office:value-type="float" office:value="86.1372" calcext:value-type="float">
            <text:p>86,1372</text:p>
          </table:table-cell>
          <table:table-cell/>
          <table:table-cell table:style-name="ce7" table:formula="of:=100*([.C21]-[.I21])/[.I21]" office:value-type="float" office:value="-3.55282038422425" calcext:value-type="float">
            <text:p>-3,5528203842</text:p>
          </table:table-cell>
          <table:table-cell table:style-name="ce7" table:formula="of:=[.D21]" office:value-type="float" office:value="0.011171462" calcext:value-type="float">
            <text:p>0,011171462</text:p>
          </table:table-cell>
          <table:table-cell table:style-name="ce6" table:formula="of:=100*([.E21]-[.I21])/[.I21]" office:value-type="float" office:value="0" calcext:value-type="float">
            <text:p>0</text:p>
          </table:table-cell>
          <table:table-cell table:style-name="ce7" table:formula="of:=[.F21]" office:value-type="float" office:value="0.011448456" calcext:value-type="float">
            <text:p>0,011448456</text:p>
          </table:table-cell>
          <table:table-cell table:style-name="ce6" table:formula="of:=100*([.G21]-[.I21])/[.I21]" office:value-type="float" office:value="-7.14952424736351" calcext:value-type="float">
            <text:p>-7,1495242474</text:p>
          </table:table-cell>
          <table:table-cell table:style-name="ce7" table:formula="of:=[.H21]" office:value-type="float" office:value="0.013894084" calcext:value-type="float">
            <text:p>0,013894084</text:p>
          </table:table-cell>
          <table:table-cell/>
          <table:table-cell table:style-name="ce10" table:formula="of:=[.A21]" office:value-type="string" office:string-value="GKD-Ia_31_n15_m4,txt" calcext:value-type="string">
            <text:p>GKD-Ia_31_n15_m4,txt</text:p>
          </table:table-cell>
          <table:table-cell table:style-name="ce13" table:formula="of:=AVERAGE([.K21:.K23])" office:value-type="float" office:value="-1.18427346140808" calcext:value-type="float">
            <text:p>-1,18</text:p>
          </table:table-cell>
          <table:table-cell table:style-name="ce14" table:formula="of:=AVERAGE([.L21:.L23])" office:value-type="float" office:value="0.0112891916666667" calcext:value-type="float">
            <text:p>0,011</text:p>
          </table:table-cell>
          <table:table-cell table:style-name="ce13" table:formula="of:=AVERAGE([.M21:.M23])" office:value-type="float" office:value="0" calcext:value-type="float">
            <text:p>0,00</text:p>
          </table:table-cell>
          <table:table-cell table:style-name="ce14" table:formula="of:=AVERAGE([.N21:.N23])" office:value-type="float" office:value="0.0120371926666667" calcext:value-type="float">
            <text:p>0,012</text:p>
          </table:table-cell>
          <table:table-cell table:style-name="ce13" table:formula="of:=AVERAGE([.O21:.O23])" office:value-type="float" office:value="-4.76634949824234" calcext:value-type="float">
            <text:p>-4,77</text:p>
          </table:table-cell>
          <table:table-cell table:style-name="ce14" table:formula="of:=AVERAGE([.P21:.P23])" office:value-type="float" office:value="0.0141758243333333" calcext:value-type="float">
            <text:p>0,01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31_n15_m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86.1372" calcext:value-type="float">
            <text:p>86,1372</text:p>
          </table:table-cell>
          <table:table-cell table:style-name="ce3" office:value-type="float" office:value="0.011303181" calcext:value-type="float">
            <text:p>0,011303181</text:p>
          </table:table-cell>
          <table:table-cell table:style-name="ce3" office:value-type="float" office:value="86.1372" calcext:value-type="float">
            <text:p>86,1372</text:p>
          </table:table-cell>
          <table:table-cell table:style-name="ce3" office:value-type="float" office:value="0.012649584" calcext:value-type="float">
            <text:p>0,012649584</text:p>
          </table:table-cell>
          <table:table-cell table:style-name="ce3" office:value-type="float" office:value="79.9788" calcext:value-type="float">
            <text:p>79,9788</text:p>
          </table:table-cell>
          <table:table-cell table:style-name="ce3" office:value-type="float" office:value="0.014390656" calcext:value-type="float">
            <text:p>0,014390656</text:p>
          </table:table-cell>
          <table:table-cell table:style-name="ce3" office:value-type="float" office:value="86.1372" calcext:value-type="float">
            <text:p>86,1372</text:p>
          </table:table-cell>
          <table:table-cell/>
          <table:table-cell table:style-name="ce7" table:formula="of:=100*([.C22]-[.I22])/[.I22]" office:value-type="float" office:value="0" calcext:value-type="float">
            <text:p>0</text:p>
          </table:table-cell>
          <table:table-cell table:style-name="ce7" table:formula="of:=[.D22]" office:value-type="float" office:value="0.011303181" calcext:value-type="float">
            <text:p>0,011303181</text:p>
          </table:table-cell>
          <table:table-cell table:style-name="ce6" table:formula="of:=100*([.E22]-[.I22])/[.I22]" office:value-type="float" office:value="0" calcext:value-type="float">
            <text:p>0</text:p>
          </table:table-cell>
          <table:table-cell table:style-name="ce7" table:formula="of:=[.F22]" office:value-type="float" office:value="0.012649584" calcext:value-type="float">
            <text:p>0,012649584</text:p>
          </table:table-cell>
          <table:table-cell table:style-name="ce6" table:formula="of:=100*([.G22]-[.I22])/[.I22]" office:value-type="float" office:value="-7.14952424736351" calcext:value-type="float">
            <text:p>-7,1495242474</text:p>
          </table:table-cell>
          <table:table-cell table:style-name="ce7" table:formula="of:=[.H22]" office:value-type="float" office:value="0.014390656" calcext:value-type="float">
            <text:p>0,014390656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31_n15_m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86.1372" calcext:value-type="float">
            <text:p>86,1372</text:p>
          </table:table-cell>
          <table:table-cell table:style-name="ce3" office:value-type="float" office:value="0.011392932" calcext:value-type="float">
            <text:p>0,011392932</text:p>
          </table:table-cell>
          <table:table-cell table:style-name="ce3" office:value-type="float" office:value="86.1372" calcext:value-type="float">
            <text:p>86,1372</text:p>
          </table:table-cell>
          <table:table-cell table:style-name="ce3" office:value-type="float" office:value="0.012013538" calcext:value-type="float">
            <text:p>0,012013538</text:p>
          </table:table-cell>
          <table:table-cell table:style-name="ce3" office:value-type="float" office:value="86.1372" calcext:value-type="float">
            <text:p>86,1372</text:p>
          </table:table-cell>
          <table:table-cell table:style-name="ce3" office:value-type="float" office:value="0.014242733" calcext:value-type="float">
            <text:p>0,014242733</text:p>
          </table:table-cell>
          <table:table-cell table:style-name="ce3" office:value-type="float" office:value="86.1372" calcext:value-type="float">
            <text:p>86,1372</text:p>
          </table:table-cell>
          <table:table-cell/>
          <table:table-cell table:style-name="ce7" table:formula="of:=100*([.C23]-[.I23])/[.I23]" office:value-type="float" office:value="0" calcext:value-type="float">
            <text:p>0</text:p>
          </table:table-cell>
          <table:table-cell table:style-name="ce7" table:formula="of:=[.D23]" office:value-type="float" office:value="0.011392932" calcext:value-type="float">
            <text:p>0,011392932</text:p>
          </table:table-cell>
          <table:table-cell table:style-name="ce6" table:formula="of:=100*([.E23]-[.I23])/[.I23]" office:value-type="float" office:value="0" calcext:value-type="float">
            <text:p>0</text:p>
          </table:table-cell>
          <table:table-cell table:style-name="ce7" table:formula="of:=[.F23]" office:value-type="float" office:value="0.012013538" calcext:value-type="float">
            <text:p>0,012013538</text:p>
          </table:table-cell>
          <table:table-cell table:style-name="ce6" table:formula="of:=100*([.G23]-[.I23])/[.I23]" office:value-type="float" office:value="0" calcext:value-type="float">
            <text:p>0</text:p>
          </table:table-cell>
          <table:table-cell table:style-name="ce7" table:formula="of:=[.H23]" office:value-type="float" office:value="0.014242733" calcext:value-type="float">
            <text:p>0,01424273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32_n15_m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0.011159588" calcext:value-type="float">
            <text:p>0,011159588</text:p>
          </table:table-cell>
          <table:table-cell table:style-name="ce3" office:value-type="float" office:value="127.07" calcext:value-type="float">
            <text:p>127,07</text:p>
          </table:table-cell>
          <table:table-cell table:style-name="ce3" office:value-type="float" office:value="0.012689814" calcext:value-type="float">
            <text:p>0,012689814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0.014636152" calcext:value-type="float">
            <text:p>0,014636152</text:p>
          </table:table-cell>
          <table:table-cell table:style-name="ce3" office:value-type="float" office:value="127.0696" calcext:value-type="float">
            <text:p>127,0696</text:p>
          </table:table-cell>
          <table:table-cell/>
          <table:table-cell table:style-name="ce7" table:formula="of:=100*([.C24]-[.I24])/[.I24]" office:value-type="float" office:value="-11.3477967979753" calcext:value-type="float">
            <text:p>-11,347796798</text:p>
          </table:table-cell>
          <table:table-cell table:style-name="ce7" table:formula="of:=[.D24]" office:value-type="float" office:value="0.011159588" calcext:value-type="float">
            <text:p>0,011159588</text:p>
          </table:table-cell>
          <table:table-cell table:style-name="ce6" table:formula="of:=100*([.E24]-[.I24])/[.I24]" office:value-type="float" office:value="0.000314788116118307" calcext:value-type="float">
            <text:p>0,0003147881</text:p>
          </table:table-cell>
          <table:table-cell table:style-name="ce7" table:formula="of:=[.F24]" office:value-type="float" office:value="0.012689814" calcext:value-type="float">
            <text:p>0,012689814</text:p>
          </table:table-cell>
          <table:table-cell table:style-name="ce6" table:formula="of:=100*([.G24]-[.I24])/[.I24]" office:value-type="float" office:value="-11.3477967979753" calcext:value-type="float">
            <text:p>-11,347796798</text:p>
          </table:table-cell>
          <table:table-cell table:style-name="ce7" table:formula="of:=[.H24]" office:value-type="float" office:value="0.014636152" calcext:value-type="float">
            <text:p>0,014636152</text:p>
          </table:table-cell>
          <table:table-cell/>
          <table:table-cell table:style-name="ce10" table:formula="of:=[.A24]" office:value-type="string" office:string-value="GKD-Ia_32_n15_m4,txt" calcext:value-type="string">
            <text:p>GKD-Ia_32_n15_m4,txt</text:p>
          </table:table-cell>
          <table:table-cell table:style-name="ce13" table:formula="of:=AVERAGE([.K24:.K26])" office:value-type="float" office:value="-7.56509293594481" calcext:value-type="float">
            <text:p>-7,57</text:p>
          </table:table-cell>
          <table:table-cell table:style-name="ce14" table:formula="of:=AVERAGE([.L24:.L26])" office:value-type="float" office:value="0.0116831893333333" calcext:value-type="float">
            <text:p>0,012</text:p>
          </table:table-cell>
          <table:table-cell table:style-name="ce13" table:formula="of:=AVERAGE([.M24:.M26])" office:value-type="float" office:value="0.000314788116118307" calcext:value-type="float">
            <text:p>0,00</text:p>
          </table:table-cell>
          <table:table-cell table:style-name="ce14" table:formula="of:=AVERAGE([.N24:.N26])" office:value-type="float" office:value="0.0118735533333333" calcext:value-type="float">
            <text:p>0,012</text:p>
          </table:table-cell>
          <table:table-cell table:style-name="ce13" table:formula="of:=AVERAGE([.O24:.O26])" office:value-type="float" office:value="-5.63098228582341" calcext:value-type="float">
            <text:p>-5,63</text:p>
          </table:table-cell>
          <table:table-cell table:style-name="ce14" table:formula="of:=AVERAGE([.P24:.P26])" office:value-type="float" office:value="0.014275605" calcext:value-type="float">
            <text:p>0,01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32_n15_m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0.012724734" calcext:value-type="float">
            <text:p>0,012724734</text:p>
          </table:table-cell>
          <table:table-cell table:style-name="ce3" office:value-type="float" office:value="127.07" calcext:value-type="float">
            <text:p>127,07</text:p>
          </table:table-cell>
          <table:table-cell table:style-name="ce3" office:value-type="float" office:value="0.01153226" calcext:value-type="float">
            <text:p>0,01153226</text:p>
          </table:table-cell>
          <table:table-cell table:style-name="ce3" office:value-type="float" office:value="127.07" calcext:value-type="float">
            <text:p>127,07</text:p>
          </table:table-cell>
          <table:table-cell table:style-name="ce3" office:value-type="float" office:value="0.0139149" calcext:value-type="float">
            <text:p>0,0139149</text:p>
          </table:table-cell>
          <table:table-cell table:style-name="ce3" office:value-type="float" office:value="127.0696" calcext:value-type="float">
            <text:p>127,0696</text:p>
          </table:table-cell>
          <table:table-cell/>
          <table:table-cell table:style-name="ce7" table:formula="of:=100*([.C25]-[.I25])/[.I25]" office:value-type="float" office:value="-11.3477967979753" calcext:value-type="float">
            <text:p>-11,347796798</text:p>
          </table:table-cell>
          <table:table-cell table:style-name="ce7" table:formula="of:=[.D25]" office:value-type="float" office:value="0.012724734" calcext:value-type="float">
            <text:p>0,012724734</text:p>
          </table:table-cell>
          <table:table-cell table:style-name="ce6" table:formula="of:=100*([.E25]-[.I25])/[.I25]" office:value-type="float" office:value="0.000314788116118307" calcext:value-type="float">
            <text:p>0,0003147881</text:p>
          </table:table-cell>
          <table:table-cell table:style-name="ce7" table:formula="of:=[.F25]" office:value-type="float" office:value="0.01153226" calcext:value-type="float">
            <text:p>0,01153226</text:p>
          </table:table-cell>
          <table:table-cell table:style-name="ce6" table:formula="of:=100*([.G25]-[.I25])/[.I25]" office:value-type="float" office:value="0.000314788116118307" calcext:value-type="float">
            <text:p>0,0003147881</text:p>
          </table:table-cell>
          <table:table-cell table:style-name="ce7" table:formula="of:=[.H25]" office:value-type="float" office:value="0.0139149" calcext:value-type="float">
            <text:p>0,013914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32_n15_m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27.07" calcext:value-type="float">
            <text:p>127,07</text:p>
          </table:table-cell>
          <table:table-cell table:style-name="ce3" office:value-type="float" office:value="0.011165246" calcext:value-type="float">
            <text:p>0,011165246</text:p>
          </table:table-cell>
          <table:table-cell table:style-name="ce3" office:value-type="float" office:value="127.07" calcext:value-type="float">
            <text:p>127,07</text:p>
          </table:table-cell>
          <table:table-cell table:style-name="ce3" office:value-type="float" office:value="0.011398586" calcext:value-type="float">
            <text:p>0,011398586</text:p>
          </table:table-cell>
          <table:table-cell table:style-name="ce3" office:value-type="float" office:value="120.023" calcext:value-type="float">
            <text:p>120,023</text:p>
          </table:table-cell>
          <table:table-cell table:style-name="ce3" office:value-type="float" office:value="0.014275763" calcext:value-type="float">
            <text:p>0,014275763</text:p>
          </table:table-cell>
          <table:table-cell table:style-name="ce3" office:value-type="float" office:value="127.0696" calcext:value-type="float">
            <text:p>127,0696</text:p>
          </table:table-cell>
          <table:table-cell/>
          <table:table-cell table:style-name="ce7" table:formula="of:=100*([.C26]-[.I26])/[.I26]" office:value-type="float" office:value="0.000314788116118307" calcext:value-type="float">
            <text:p>0,0003147881</text:p>
          </table:table-cell>
          <table:table-cell table:style-name="ce7" table:formula="of:=[.D26]" office:value-type="float" office:value="0.011165246" calcext:value-type="float">
            <text:p>0,011165246</text:p>
          </table:table-cell>
          <table:table-cell table:style-name="ce6" table:formula="of:=100*([.E26]-[.I26])/[.I26]" office:value-type="float" office:value="0.000314788116118307" calcext:value-type="float">
            <text:p>0,0003147881</text:p>
          </table:table-cell>
          <table:table-cell table:style-name="ce7" table:formula="of:=[.F26]" office:value-type="float" office:value="0.011398586" calcext:value-type="float">
            <text:p>0,011398586</text:p>
          </table:table-cell>
          <table:table-cell table:style-name="ce6" table:formula="of:=100*([.G26]-[.I26])/[.I26]" office:value-type="float" office:value="-5.54546484761107" calcext:value-type="float">
            <text:p>-5,5454648476</text:p>
          </table:table-cell>
          <table:table-cell table:style-name="ce7" table:formula="of:=[.H26]" office:value-type="float" office:value="0.014275763" calcext:value-type="float">
            <text:p>0,01427576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41_n15_m9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56.056" calcext:value-type="float">
            <text:p>156,056</text:p>
          </table:table-cell>
          <table:table-cell table:style-name="ce3" office:value-type="float" office:value="0.010908439" calcext:value-type="float">
            <text:p>0,010908439</text:p>
          </table:table-cell>
          <table:table-cell table:style-name="ce3" office:value-type="float" office:value="156.056" calcext:value-type="float">
            <text:p>156,056</text:p>
          </table:table-cell>
          <table:table-cell table:style-name="ce3" office:value-type="float" office:value="0.01192477" calcext:value-type="float">
            <text:p>0,01192477</text:p>
          </table:table-cell>
          <table:table-cell table:style-name="ce3" office:value-type="float" office:value="153.563" calcext:value-type="float">
            <text:p>153,563</text:p>
          </table:table-cell>
          <table:table-cell table:style-name="ce3" office:value-type="float" office:value="0.016130543" calcext:value-type="float">
            <text:p>0,016130543</text:p>
          </table:table-cell>
          <table:table-cell table:style-name="ce3" office:value-type="float" office:value="156.056" calcext:value-type="float">
            <text:p>156,056</text:p>
          </table:table-cell>
          <table:table-cell/>
          <table:table-cell table:style-name="ce7" table:formula="of:=100*([.C27]-[.I27])/[.I27]" office:value-type="float" office:value="0" calcext:value-type="float">
            <text:p>0</text:p>
          </table:table-cell>
          <table:table-cell table:style-name="ce7" table:formula="of:=[.D27]" office:value-type="float" office:value="0.010908439" calcext:value-type="float">
            <text:p>0,010908439</text:p>
          </table:table-cell>
          <table:table-cell table:style-name="ce6" table:formula="of:=100*([.E27]-[.I27])/[.I27]" office:value-type="float" office:value="0" calcext:value-type="float">
            <text:p>0</text:p>
          </table:table-cell>
          <table:table-cell table:style-name="ce7" table:formula="of:=[.F27]" office:value-type="float" office:value="0.01192477" calcext:value-type="float">
            <text:p>0,01192477</text:p>
          </table:table-cell>
          <table:table-cell table:style-name="ce6" table:formula="of:=100*([.G27]-[.I27])/[.I27]" office:value-type="float" office:value="-1.59750346029632" calcext:value-type="float">
            <text:p>-1,5975034603</text:p>
          </table:table-cell>
          <table:table-cell table:style-name="ce7" table:formula="of:=[.H27]" office:value-type="float" office:value="0.016130543" calcext:value-type="float">
            <text:p>0,016130543</text:p>
          </table:table-cell>
          <table:table-cell/>
          <table:table-cell table:style-name="ce10" table:formula="of:=[.A27]" office:value-type="string" office:string-value="GKD-Ia_41_n15_m9,txt" calcext:value-type="string">
            <text:p>GKD-Ia_41_n15_m9,txt</text:p>
          </table:table-cell>
          <table:table-cell table:style-name="ce13" table:formula="of:=AVERAGE([.K27:.K29])" office:value-type="float" office:value="0" calcext:value-type="float">
            <text:p>0,00</text:p>
          </table:table-cell>
          <table:table-cell table:style-name="ce14" table:formula="of:=AVERAGE([.L27:.L29])" office:value-type="float" office:value="0.0109854283333333" calcext:value-type="float">
            <text:p>0,011</text:p>
          </table:table-cell>
          <table:table-cell table:style-name="ce13" table:formula="of:=AVERAGE([.M27:.M29])" office:value-type="float" office:value="0" calcext:value-type="float">
            <text:p>0,00</text:p>
          </table:table-cell>
          <table:table-cell table:style-name="ce14" table:formula="of:=AVERAGE([.N27:.N29])" office:value-type="float" office:value="0.0119353633333333" calcext:value-type="float">
            <text:p>0,012</text:p>
          </table:table-cell>
          <table:table-cell table:style-name="ce13" table:formula="of:=AVERAGE([.O27:.O29])" office:value-type="float" office:value="-0.532501153432106" calcext:value-type="float">
            <text:p>-0,53</text:p>
          </table:table-cell>
          <table:table-cell table:style-name="ce14" table:formula="of:=AVERAGE([.P27:.P29])" office:value-type="float" office:value="0.016369912" calcext:value-type="float">
            <text:p>0,01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41_n15_m9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56.056" calcext:value-type="float">
            <text:p>156,056</text:p>
          </table:table-cell>
          <table:table-cell table:style-name="ce3" office:value-type="float" office:value="0.010943503" calcext:value-type="float">
            <text:p>0,010943503</text:p>
          </table:table-cell>
          <table:table-cell table:style-name="ce3" office:value-type="float" office:value="156.056" calcext:value-type="float">
            <text:p>156,056</text:p>
          </table:table-cell>
          <table:table-cell table:style-name="ce3" office:value-type="float" office:value="0.011961646" calcext:value-type="float">
            <text:p>0,011961646</text:p>
          </table:table-cell>
          <table:table-cell table:style-name="ce3" office:value-type="float" office:value="156.056" calcext:value-type="float">
            <text:p>156,056</text:p>
          </table:table-cell>
          <table:table-cell table:style-name="ce3" office:value-type="float" office:value="0.016347469" calcext:value-type="float">
            <text:p>0,016347469</text:p>
          </table:table-cell>
          <table:table-cell table:style-name="ce3" office:value-type="float" office:value="156.056" calcext:value-type="float">
            <text:p>156,056</text:p>
          </table:table-cell>
          <table:table-cell/>
          <table:table-cell table:style-name="ce7" table:formula="of:=100*([.C28]-[.I28])/[.I28]" office:value-type="float" office:value="0" calcext:value-type="float">
            <text:p>0</text:p>
          </table:table-cell>
          <table:table-cell table:style-name="ce7" table:formula="of:=[.D28]" office:value-type="float" office:value="0.010943503" calcext:value-type="float">
            <text:p>0,010943503</text:p>
          </table:table-cell>
          <table:table-cell table:style-name="ce6" table:formula="of:=100*([.E28]-[.I28])/[.I28]" office:value-type="float" office:value="0" calcext:value-type="float">
            <text:p>0</text:p>
          </table:table-cell>
          <table:table-cell table:style-name="ce7" table:formula="of:=[.F28]" office:value-type="float" office:value="0.011961646" calcext:value-type="float">
            <text:p>0,011961646</text:p>
          </table:table-cell>
          <table:table-cell table:style-name="ce6" table:formula="of:=100*([.G28]-[.I28])/[.I28]" office:value-type="float" office:value="0" calcext:value-type="float">
            <text:p>0</text:p>
          </table:table-cell>
          <table:table-cell table:style-name="ce7" table:formula="of:=[.H28]" office:value-type="float" office:value="0.016347469" calcext:value-type="float">
            <text:p>0,01634746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41_n15_m9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56.056" calcext:value-type="float">
            <text:p>156,056</text:p>
          </table:table-cell>
          <table:table-cell table:style-name="ce3" office:value-type="float" office:value="0.011104343" calcext:value-type="float">
            <text:p>0,011104343</text:p>
          </table:table-cell>
          <table:table-cell table:style-name="ce3" office:value-type="float" office:value="156.056" calcext:value-type="float">
            <text:p>156,056</text:p>
          </table:table-cell>
          <table:table-cell table:style-name="ce3" office:value-type="float" office:value="0.011919674" calcext:value-type="float">
            <text:p>0,011919674</text:p>
          </table:table-cell>
          <table:table-cell table:style-name="ce3" office:value-type="float" office:value="156.056" calcext:value-type="float">
            <text:p>156,056</text:p>
          </table:table-cell>
          <table:table-cell table:style-name="ce3" office:value-type="float" office:value="0.016631724" calcext:value-type="float">
            <text:p>0,016631724</text:p>
          </table:table-cell>
          <table:table-cell table:style-name="ce3" office:value-type="float" office:value="156.056" calcext:value-type="float">
            <text:p>156,056</text:p>
          </table:table-cell>
          <table:table-cell/>
          <table:table-cell table:style-name="ce7" table:formula="of:=100*([.C29]-[.I29])/[.I29]" office:value-type="float" office:value="0" calcext:value-type="float">
            <text:p>0</text:p>
          </table:table-cell>
          <table:table-cell table:style-name="ce7" table:formula="of:=[.D29]" office:value-type="float" office:value="0.011104343" calcext:value-type="float">
            <text:p>0,011104343</text:p>
          </table:table-cell>
          <table:table-cell table:style-name="ce6" table:formula="of:=100*([.E29]-[.I29])/[.I29]" office:value-type="float" office:value="0" calcext:value-type="float">
            <text:p>0</text:p>
          </table:table-cell>
          <table:table-cell table:style-name="ce7" table:formula="of:=[.F29]" office:value-type="float" office:value="0.011919674" calcext:value-type="float">
            <text:p>0,011919674</text:p>
          </table:table-cell>
          <table:table-cell table:style-name="ce6" table:formula="of:=100*([.G29]-[.I29])/[.I29]" office:value-type="float" office:value="0" calcext:value-type="float">
            <text:p>0</text:p>
          </table:table-cell>
          <table:table-cell table:style-name="ce7" table:formula="of:=[.H29]" office:value-type="float" office:value="0.016631724" calcext:value-type="float">
            <text:p>0,01663172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42_n15_m9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44.942" calcext:value-type="float">
            <text:p>144,942</text:p>
          </table:table-cell>
          <table:table-cell table:style-name="ce3" office:value-type="float" office:value="0.010911093" calcext:value-type="float">
            <text:p>0,010911093</text:p>
          </table:table-cell>
          <table:table-cell table:style-name="ce3" office:value-type="float" office:value="144.942" calcext:value-type="float">
            <text:p>144,942</text:p>
          </table:table-cell>
          <table:table-cell table:style-name="ce3" office:value-type="float" office:value="0.012612426" calcext:value-type="float">
            <text:p>0,012612426</text:p>
          </table:table-cell>
          <table:table-cell table:style-name="ce3" office:value-type="float" office:value="144.942" calcext:value-type="float">
            <text:p>144,942</text:p>
          </table:table-cell>
          <table:table-cell table:style-name="ce3" office:value-type="float" office:value="0.016152477" calcext:value-type="float">
            <text:p>0,016152477</text:p>
          </table:table-cell>
          <table:table-cell table:style-name="ce3" office:value-type="float" office:value="144.9422" calcext:value-type="float">
            <text:p>144,9422</text:p>
          </table:table-cell>
          <table:table-cell/>
          <table:table-cell table:style-name="ce7" table:formula="of:=100*([.C30]-[.I30])/[.I30]" office:value-type="float" office:value="-0.000137986038577198" calcext:value-type="float">
            <text:p>-0,000137986</text:p>
          </table:table-cell>
          <table:table-cell table:style-name="ce7" table:formula="of:=[.D30]" office:value-type="float" office:value="0.010911093" calcext:value-type="float">
            <text:p>0,010911093</text:p>
          </table:table-cell>
          <table:table-cell table:style-name="ce6" table:formula="of:=100*([.E30]-[.I30])/[.I30]" office:value-type="float" office:value="-0.000137986038577198" calcext:value-type="float">
            <text:p>-0,000137986</text:p>
          </table:table-cell>
          <table:table-cell table:style-name="ce7" table:formula="of:=[.F30]" office:value-type="float" office:value="0.012612426" calcext:value-type="float">
            <text:p>0,012612426</text:p>
          </table:table-cell>
          <table:table-cell table:style-name="ce6" table:formula="of:=100*([.G30]-[.I30])/[.I30]" office:value-type="float" office:value="-0.000137986038577198" calcext:value-type="float">
            <text:p>-0,000137986</text:p>
          </table:table-cell>
          <table:table-cell table:style-name="ce7" table:formula="of:=[.H30]" office:value-type="float" office:value="0.016152477" calcext:value-type="float">
            <text:p>0,016152477</text:p>
          </table:table-cell>
          <table:table-cell/>
          <table:table-cell table:style-name="ce10" table:formula="of:=[.A30]" office:value-type="string" office:string-value="GKD-Ia_42_n15_m9,txt" calcext:value-type="string">
            <text:p>GKD-Ia_42_n15_m9,txt</text:p>
          </table:table-cell>
          <table:table-cell table:style-name="ce13" table:formula="of:=AVERAGE([.K30:.K32])" office:value-type="float" office:value="-0.000137986038577198" calcext:value-type="float">
            <text:p>0,00</text:p>
          </table:table-cell>
          <table:table-cell table:style-name="ce14" table:formula="of:=AVERAGE([.L30:.L32])" office:value-type="float" office:value="0.0114996463333333" calcext:value-type="float">
            <text:p>0,011</text:p>
          </table:table-cell>
          <table:table-cell table:style-name="ce13" table:formula="of:=AVERAGE([.M30:.M32])" office:value-type="float" office:value="-0.000137986038577198" calcext:value-type="float">
            <text:p>0,00</text:p>
          </table:table-cell>
          <table:table-cell table:style-name="ce14" table:formula="of:=AVERAGE([.N30:.N32])" office:value-type="float" office:value="0.0124764006666667" calcext:value-type="float">
            <text:p>0,012</text:p>
          </table:table-cell>
          <table:table-cell table:style-name="ce13" table:formula="of:=AVERAGE([.O30:.O32])" office:value-type="float" office:value="-0.699267248139842" calcext:value-type="float">
            <text:p>-0,70</text:p>
          </table:table-cell>
          <table:table-cell table:style-name="ce14" table:formula="of:=AVERAGE([.P30:.P32])" office:value-type="float" office:value="0.0171534856666667" calcext:value-type="float">
            <text:p>0,01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42_n15_m9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44.942" calcext:value-type="float">
            <text:p>144,942</text:p>
          </table:table-cell>
          <table:table-cell table:style-name="ce3" office:value-type="float" office:value="0.011758829" calcext:value-type="float">
            <text:p>0,011758829</text:p>
          </table:table-cell>
          <table:table-cell table:style-name="ce3" office:value-type="float" office:value="144.942" calcext:value-type="float">
            <text:p>144,942</text:p>
          </table:table-cell>
          <table:table-cell table:style-name="ce3" office:value-type="float" office:value="0.012430772" calcext:value-type="float">
            <text:p>0,012430772</text:p>
          </table:table-cell>
          <table:table-cell table:style-name="ce3" office:value-type="float" office:value="141.902" calcext:value-type="float">
            <text:p>141,902</text:p>
          </table:table-cell>
          <table:table-cell table:style-name="ce3" office:value-type="float" office:value="0.016331472" calcext:value-type="float">
            <text:p>0,016331472</text:p>
          </table:table-cell>
          <table:table-cell table:style-name="ce3" office:value-type="float" office:value="144.9422" calcext:value-type="float">
            <text:p>144,9422</text:p>
          </table:table-cell>
          <table:table-cell/>
          <table:table-cell table:style-name="ce7" table:formula="of:=100*([.C31]-[.I31])/[.I31]" office:value-type="float" office:value="-0.000137986038577198" calcext:value-type="float">
            <text:p>-0,000137986</text:p>
          </table:table-cell>
          <table:table-cell table:style-name="ce7" table:formula="of:=[.D31]" office:value-type="float" office:value="0.011758829" calcext:value-type="float">
            <text:p>0,011758829</text:p>
          </table:table-cell>
          <table:table-cell table:style-name="ce6" table:formula="of:=100*([.E31]-[.I31])/[.I31]" office:value-type="float" office:value="-0.000137986038577198" calcext:value-type="float">
            <text:p>-0,000137986</text:p>
          </table:table-cell>
          <table:table-cell table:style-name="ce7" table:formula="of:=[.F31]" office:value-type="float" office:value="0.012430772" calcext:value-type="float">
            <text:p>0,012430772</text:p>
          </table:table-cell>
          <table:table-cell table:style-name="ce6" table:formula="of:=100*([.G31]-[.I31])/[.I31]" office:value-type="float" office:value="-2.09752577234237" calcext:value-type="float">
            <text:p>-2,0975257723</text:p>
          </table:table-cell>
          <table:table-cell table:style-name="ce7" table:formula="of:=[.H31]" office:value-type="float" office:value="0.016331472" calcext:value-type="float">
            <text:p>0,016331472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42_n15_m9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44.942" calcext:value-type="float">
            <text:p>144,942</text:p>
          </table:table-cell>
          <table:table-cell table:style-name="ce3" office:value-type="float" office:value="0.011829017" calcext:value-type="float">
            <text:p>0,011829017</text:p>
          </table:table-cell>
          <table:table-cell table:style-name="ce3" office:value-type="float" office:value="144.942" calcext:value-type="float">
            <text:p>144,942</text:p>
          </table:table-cell>
          <table:table-cell table:style-name="ce3" office:value-type="float" office:value="0.012386004" calcext:value-type="float">
            <text:p>0,012386004</text:p>
          </table:table-cell>
          <table:table-cell table:style-name="ce3" office:value-type="float" office:value="144.942" calcext:value-type="float">
            <text:p>144,942</text:p>
          </table:table-cell>
          <table:table-cell table:style-name="ce3" office:value-type="float" office:value="0.018976508" calcext:value-type="float">
            <text:p>0,018976508</text:p>
          </table:table-cell>
          <table:table-cell table:style-name="ce3" office:value-type="float" office:value="144.9422" calcext:value-type="float">
            <text:p>144,9422</text:p>
          </table:table-cell>
          <table:table-cell/>
          <table:table-cell table:style-name="ce7" table:formula="of:=100*([.C32]-[.I32])/[.I32]" office:value-type="float" office:value="-0.000137986038577198" calcext:value-type="float">
            <text:p>-0,000137986</text:p>
          </table:table-cell>
          <table:table-cell table:style-name="ce7" table:formula="of:=[.D32]" office:value-type="float" office:value="0.011829017" calcext:value-type="float">
            <text:p>0,011829017</text:p>
          </table:table-cell>
          <table:table-cell table:style-name="ce6" table:formula="of:=100*([.E32]-[.I32])/[.I32]" office:value-type="float" office:value="-0.000137986038577198" calcext:value-type="float">
            <text:p>-0,000137986</text:p>
          </table:table-cell>
          <table:table-cell table:style-name="ce7" table:formula="of:=[.F32]" office:value-type="float" office:value="0.012386004" calcext:value-type="float">
            <text:p>0,012386004</text:p>
          </table:table-cell>
          <table:table-cell table:style-name="ce6" table:formula="of:=100*([.G32]-[.I32])/[.I32]" office:value-type="float" office:value="-0.000137986038577198" calcext:value-type="float">
            <text:p>-0,000137986</text:p>
          </table:table-cell>
          <table:table-cell table:style-name="ce7" table:formula="of:=[.H32]" office:value-type="float" office:value="0.018976508" calcext:value-type="float">
            <text:p>0,018976508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46_n15_m1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13.995" calcext:value-type="float">
            <text:p>113,995</text:p>
          </table:table-cell>
          <table:table-cell table:style-name="ce3" office:value-type="float" office:value="0.011001327" calcext:value-type="float">
            <text:p>0,011001327</text:p>
          </table:table-cell>
          <table:table-cell table:style-name="ce3" office:value-type="float" office:value="113.995" calcext:value-type="float">
            <text:p>113,995</text:p>
          </table:table-cell>
          <table:table-cell table:style-name="ce3" office:value-type="float" office:value="0.012275934" calcext:value-type="float">
            <text:p>0,012275934</text:p>
          </table:table-cell>
          <table:table-cell table:style-name="ce3" office:value-type="float" office:value="113.995" calcext:value-type="float">
            <text:p>113,995</text:p>
          </table:table-cell>
          <table:table-cell table:style-name="ce3" office:value-type="float" office:value="0.017215735" calcext:value-type="float">
            <text:p>0,017215735</text:p>
          </table:table-cell>
          <table:table-cell table:style-name="ce3" office:value-type="float" office:value="113.9953" calcext:value-type="float">
            <text:p>113,9953</text:p>
          </table:table-cell>
          <table:table-cell/>
          <table:table-cell table:style-name="ce7" table:formula="of:=100*([.C33]-[.I33])/[.I33]" office:value-type="float" office:value="-0.000263168744672586" calcext:value-type="float">
            <text:p>-0,0002631687</text:p>
          </table:table-cell>
          <table:table-cell table:style-name="ce7" table:formula="of:=[.D33]" office:value-type="float" office:value="0.011001327" calcext:value-type="float">
            <text:p>0,011001327</text:p>
          </table:table-cell>
          <table:table-cell table:style-name="ce6" table:formula="of:=100*([.E33]-[.I33])/[.I33]" office:value-type="float" office:value="-0.000263168744672586" calcext:value-type="float">
            <text:p>-0,0002631687</text:p>
          </table:table-cell>
          <table:table-cell table:style-name="ce7" table:formula="of:=[.F33]" office:value-type="float" office:value="0.012275934" calcext:value-type="float">
            <text:p>0,012275934</text:p>
          </table:table-cell>
          <table:table-cell table:style-name="ce6" table:formula="of:=100*([.G33]-[.I33])/[.I33]" office:value-type="float" office:value="-0.000263168744672586" calcext:value-type="float">
            <text:p>-0,0002631687</text:p>
          </table:table-cell>
          <table:table-cell table:style-name="ce7" table:formula="of:=[.H33]" office:value-type="float" office:value="0.017215735" calcext:value-type="float">
            <text:p>0,017215735</text:p>
          </table:table-cell>
          <table:table-cell/>
          <table:table-cell table:style-name="ce10" table:formula="of:=[.A33]" office:value-type="string" office:string-value="GKD-Ia_46_n15_m12,txt" calcext:value-type="string">
            <text:p>GKD-Ia_46_n15_m12,txt</text:p>
          </table:table-cell>
          <table:table-cell table:style-name="ce13" table:formula="of:=AVERAGE([.K33:.K35])" office:value-type="float" office:value="-0.000263168744672586" calcext:value-type="float">
            <text:p>0,00</text:p>
          </table:table-cell>
          <table:table-cell table:style-name="ce14" table:formula="of:=AVERAGE([.L33:.L35])" office:value-type="float" office:value="0.0112385573333333" calcext:value-type="float">
            <text:p>0,011</text:p>
          </table:table-cell>
          <table:table-cell table:style-name="ce13" table:formula="of:=AVERAGE([.M33:.M35])" office:value-type="float" office:value="-0.000263168744672586" calcext:value-type="float">
            <text:p>0,00</text:p>
          </table:table-cell>
          <table:table-cell table:style-name="ce14" table:formula="of:=AVERAGE([.N33:.N35])" office:value-type="float" office:value="0.012322866" calcext:value-type="float">
            <text:p>0,012</text:p>
          </table:table-cell>
          <table:table-cell table:style-name="ce13" table:formula="of:=AVERAGE([.O33:.O35])" office:value-type="float" office:value="-0.000263168744672586" calcext:value-type="float">
            <text:p>0,00</text:p>
          </table:table-cell>
          <table:table-cell table:style-name="ce14" table:formula="of:=AVERAGE([.P33:.P35])" office:value-type="float" office:value="0.0173939693333333" calcext:value-type="float">
            <text:p>0,01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46_n15_m1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13.995" calcext:value-type="float">
            <text:p>113,995</text:p>
          </table:table-cell>
          <table:table-cell table:style-name="ce3" office:value-type="float" office:value="0.011328118" calcext:value-type="float">
            <text:p>0,011328118</text:p>
          </table:table-cell>
          <table:table-cell table:style-name="ce3" office:value-type="float" office:value="113.995" calcext:value-type="float">
            <text:p>113,995</text:p>
          </table:table-cell>
          <table:table-cell table:style-name="ce3" office:value-type="float" office:value="0.012272581" calcext:value-type="float">
            <text:p>0,012272581</text:p>
          </table:table-cell>
          <table:table-cell table:style-name="ce3" office:value-type="float" office:value="113.995" calcext:value-type="float">
            <text:p>113,995</text:p>
          </table:table-cell>
          <table:table-cell table:style-name="ce3" office:value-type="float" office:value="0.017075003" calcext:value-type="float">
            <text:p>0,017075003</text:p>
          </table:table-cell>
          <table:table-cell table:style-name="ce3" office:value-type="float" office:value="113.9953" calcext:value-type="float">
            <text:p>113,9953</text:p>
          </table:table-cell>
          <table:table-cell/>
          <table:table-cell table:style-name="ce7" table:formula="of:=100*([.C34]-[.I34])/[.I34]" office:value-type="float" office:value="-0.000263168744672586" calcext:value-type="float">
            <text:p>-0,0002631687</text:p>
          </table:table-cell>
          <table:table-cell table:style-name="ce7" table:formula="of:=[.D34]" office:value-type="float" office:value="0.011328118" calcext:value-type="float">
            <text:p>0,011328118</text:p>
          </table:table-cell>
          <table:table-cell table:style-name="ce6" table:formula="of:=100*([.E34]-[.I34])/[.I34]" office:value-type="float" office:value="-0.000263168744672586" calcext:value-type="float">
            <text:p>-0,0002631687</text:p>
          </table:table-cell>
          <table:table-cell table:style-name="ce7" table:formula="of:=[.F34]" office:value-type="float" office:value="0.012272581" calcext:value-type="float">
            <text:p>0,012272581</text:p>
          </table:table-cell>
          <table:table-cell table:style-name="ce6" table:formula="of:=100*([.G34]-[.I34])/[.I34]" office:value-type="float" office:value="-0.000263168744672586" calcext:value-type="float">
            <text:p>-0,0002631687</text:p>
          </table:table-cell>
          <table:table-cell table:style-name="ce7" table:formula="of:=[.H34]" office:value-type="float" office:value="0.017075003" calcext:value-type="float">
            <text:p>0,01707500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46_n15_m1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13.995" calcext:value-type="float">
            <text:p>113,995</text:p>
          </table:table-cell>
          <table:table-cell table:style-name="ce3" office:value-type="float" office:value="0.011386227" calcext:value-type="float">
            <text:p>0,011386227</text:p>
          </table:table-cell>
          <table:table-cell table:style-name="ce3" office:value-type="float" office:value="113.995" calcext:value-type="float">
            <text:p>113,995</text:p>
          </table:table-cell>
          <table:table-cell table:style-name="ce3" office:value-type="float" office:value="0.012420083" calcext:value-type="float">
            <text:p>0,012420083</text:p>
          </table:table-cell>
          <table:table-cell table:style-name="ce3" office:value-type="float" office:value="113.995" calcext:value-type="float">
            <text:p>113,995</text:p>
          </table:table-cell>
          <table:table-cell table:style-name="ce3" office:value-type="float" office:value="0.01789117" calcext:value-type="float">
            <text:p>0,01789117</text:p>
          </table:table-cell>
          <table:table-cell table:style-name="ce3" office:value-type="float" office:value="113.9953" calcext:value-type="float">
            <text:p>113,9953</text:p>
          </table:table-cell>
          <table:table-cell/>
          <table:table-cell table:style-name="ce7" table:formula="of:=100*([.C35]-[.I35])/[.I35]" office:value-type="float" office:value="-0.000263168744672586" calcext:value-type="float">
            <text:p>-0,0002631687</text:p>
          </table:table-cell>
          <table:table-cell table:style-name="ce7" table:formula="of:=[.D35]" office:value-type="float" office:value="0.011386227" calcext:value-type="float">
            <text:p>0,011386227</text:p>
          </table:table-cell>
          <table:table-cell table:style-name="ce6" table:formula="of:=100*([.E35]-[.I35])/[.I35]" office:value-type="float" office:value="-0.000263168744672586" calcext:value-type="float">
            <text:p>-0,0002631687</text:p>
          </table:table-cell>
          <table:table-cell table:style-name="ce7" table:formula="of:=[.F35]" office:value-type="float" office:value="0.012420083" calcext:value-type="float">
            <text:p>0,012420083</text:p>
          </table:table-cell>
          <table:table-cell table:style-name="ce6" table:formula="of:=100*([.G35]-[.I35])/[.I35]" office:value-type="float" office:value="-0.000263168744672586" calcext:value-type="float">
            <text:p>-0,0002631687</text:p>
          </table:table-cell>
          <table:table-cell table:style-name="ce7" table:formula="of:=[.H35]" office:value-type="float" office:value="0.01789117" calcext:value-type="float">
            <text:p>0,01789117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47_n15_m1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48.989" calcext:value-type="float">
            <text:p>148,989</text:p>
          </table:table-cell>
          <table:table-cell table:style-name="ce3" office:value-type="float" office:value="0.011400891" calcext:value-type="float">
            <text:p>0,011400891</text:p>
          </table:table-cell>
          <table:table-cell table:style-name="ce3" office:value-type="float" office:value="148.989" calcext:value-type="float">
            <text:p>148,989</text:p>
          </table:table-cell>
          <table:table-cell table:style-name="ce3" office:value-type="float" office:value="0.014314253" calcext:value-type="float">
            <text:p>0,014314253</text:p>
          </table:table-cell>
          <table:table-cell table:style-name="ce3" office:value-type="float" office:value="148.989" calcext:value-type="float">
            <text:p>148,989</text:p>
          </table:table-cell>
          <table:table-cell table:style-name="ce3" office:value-type="float" office:value="0.076607922" calcext:value-type="float">
            <text:p>0,076607922</text:p>
          </table:table-cell>
          <table:table-cell table:style-name="ce3" office:value-type="float" office:value="148.9895" calcext:value-type="float">
            <text:p>148,9895</text:p>
          </table:table-cell>
          <table:table-cell/>
          <table:table-cell table:style-name="ce7" table:formula="of:=100*([.C36]-[.I36])/[.I36]" office:value-type="float" office:value="-0.000335594119040722" calcext:value-type="float">
            <text:p>-0,0003355941</text:p>
          </table:table-cell>
          <table:table-cell table:style-name="ce7" table:formula="of:=[.D36]" office:value-type="float" office:value="0.011400891" calcext:value-type="float">
            <text:p>0,011400891</text:p>
          </table:table-cell>
          <table:table-cell table:style-name="ce6" table:formula="of:=100*([.E36]-[.I36])/[.I36]" office:value-type="float" office:value="-0.000335594119040722" calcext:value-type="float">
            <text:p>-0,0003355941</text:p>
          </table:table-cell>
          <table:table-cell table:style-name="ce7" table:formula="of:=[.F36]" office:value-type="float" office:value="0.014314253" calcext:value-type="float">
            <text:p>0,014314253</text:p>
          </table:table-cell>
          <table:table-cell table:style-name="ce6" table:formula="of:=100*([.G36]-[.I36])/[.I36]" office:value-type="float" office:value="-0.000335594119040722" calcext:value-type="float">
            <text:p>-0,0003355941</text:p>
          </table:table-cell>
          <table:table-cell table:style-name="ce7" table:formula="of:=[.H36]" office:value-type="float" office:value="0.076607922" calcext:value-type="float">
            <text:p>0,076607922</text:p>
          </table:table-cell>
          <table:table-cell/>
          <table:table-cell table:style-name="ce10" table:formula="of:=[.A36]" office:value-type="string" office:string-value="GKD-Ia_47_n15_m12,txt" calcext:value-type="string">
            <text:p>GKD-Ia_47_n15_m12,txt</text:p>
          </table:table-cell>
          <table:table-cell table:style-name="ce13" table:formula="of:=AVERAGE([.K36:.K38])" office:value-type="float" office:value="-0.000335594119040722" calcext:value-type="float">
            <text:p>0,00</text:p>
          </table:table-cell>
          <table:table-cell table:style-name="ce14" table:formula="of:=AVERAGE([.L36:.L38])" office:value-type="float" office:value="0.0163462363333333" calcext:value-type="float">
            <text:p>0,016</text:p>
          </table:table-cell>
          <table:table-cell table:style-name="ce13" table:formula="of:=AVERAGE([.M36:.M38])" office:value-type="float" office:value="-0.000335594119040722" calcext:value-type="float">
            <text:p>0,00</text:p>
          </table:table-cell>
          <table:table-cell table:style-name="ce14" table:formula="of:=AVERAGE([.N36:.N38])" office:value-type="float" office:value="0.0133691596666667" calcext:value-type="float">
            <text:p>0,013</text:p>
          </table:table-cell>
          <table:table-cell table:style-name="ce13" table:formula="of:=AVERAGE([.O36:.O38])" office:value-type="float" office:value="-0.000335594119040722" calcext:value-type="float">
            <text:p>0,00</text:p>
          </table:table-cell>
          <table:table-cell table:style-name="ce14" table:formula="of:=AVERAGE([.P36:.P38])" office:value-type="float" office:value="0.0434471443333333" calcext:value-type="float">
            <text:p>0,04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47_n15_m1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48.989" calcext:value-type="float">
            <text:p>148,989</text:p>
          </table:table-cell>
          <table:table-cell table:style-name="ce3" office:value-type="float" office:value="0.017282228" calcext:value-type="float">
            <text:p>0,017282228</text:p>
          </table:table-cell>
          <table:table-cell table:style-name="ce3" office:value-type="float" office:value="148.989" calcext:value-type="float">
            <text:p>148,989</text:p>
          </table:table-cell>
          <table:table-cell table:style-name="ce3" office:value-type="float" office:value="0.013435438" calcext:value-type="float">
            <text:p>0,013435438</text:p>
          </table:table-cell>
          <table:table-cell table:style-name="ce3" office:value-type="float" office:value="148.989" calcext:value-type="float">
            <text:p>148,989</text:p>
          </table:table-cell>
          <table:table-cell table:style-name="ce3" office:value-type="float" office:value="0.018951854" calcext:value-type="float">
            <text:p>0,018951854</text:p>
          </table:table-cell>
          <table:table-cell table:style-name="ce3" office:value-type="float" office:value="148.9895" calcext:value-type="float">
            <text:p>148,9895</text:p>
          </table:table-cell>
          <table:table-cell/>
          <table:table-cell table:style-name="ce7" table:formula="of:=100*([.C37]-[.I37])/[.I37]" office:value-type="float" office:value="-0.000335594119040722" calcext:value-type="float">
            <text:p>-0,0003355941</text:p>
          </table:table-cell>
          <table:table-cell table:style-name="ce7" table:formula="of:=[.D37]" office:value-type="float" office:value="0.017282228" calcext:value-type="float">
            <text:p>0,017282228</text:p>
          </table:table-cell>
          <table:table-cell table:style-name="ce6" table:formula="of:=100*([.E37]-[.I37])/[.I37]" office:value-type="float" office:value="-0.000335594119040722" calcext:value-type="float">
            <text:p>-0,0003355941</text:p>
          </table:table-cell>
          <table:table-cell table:style-name="ce7" table:formula="of:=[.F37]" office:value-type="float" office:value="0.013435438" calcext:value-type="float">
            <text:p>0,013435438</text:p>
          </table:table-cell>
          <table:table-cell table:style-name="ce6" table:formula="of:=100*([.G37]-[.I37])/[.I37]" office:value-type="float" office:value="-0.000335594119040722" calcext:value-type="float">
            <text:p>-0,0003355941</text:p>
          </table:table-cell>
          <table:table-cell table:style-name="ce7" table:formula="of:=[.H37]" office:value-type="float" office:value="0.018951854" calcext:value-type="float">
            <text:p>0,01895185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47_n15_m1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48.989" calcext:value-type="float">
            <text:p>148,989</text:p>
          </table:table-cell>
          <table:table-cell table:style-name="ce3" office:value-type="float" office:value="0.02035559" calcext:value-type="float">
            <text:p>0,02035559</text:p>
          </table:table-cell>
          <table:table-cell table:style-name="ce3" office:value-type="float" office:value="148.989" calcext:value-type="float">
            <text:p>148,989</text:p>
          </table:table-cell>
          <table:table-cell table:style-name="ce3" office:value-type="float" office:value="0.012357788" calcext:value-type="float">
            <text:p>0,012357788</text:p>
          </table:table-cell>
          <table:table-cell table:style-name="ce3" office:value-type="float" office:value="148.989" calcext:value-type="float">
            <text:p>148,989</text:p>
          </table:table-cell>
          <table:table-cell table:style-name="ce3" office:value-type="float" office:value="0.034781657" calcext:value-type="float">
            <text:p>0,034781657</text:p>
          </table:table-cell>
          <table:table-cell table:style-name="ce3" office:value-type="float" office:value="148.9895" calcext:value-type="float">
            <text:p>148,9895</text:p>
          </table:table-cell>
          <table:table-cell/>
          <table:table-cell table:style-name="ce7" table:formula="of:=100*([.C38]-[.I38])/[.I38]" office:value-type="float" office:value="-0.000335594119040722" calcext:value-type="float">
            <text:p>-0,0003355941</text:p>
          </table:table-cell>
          <table:table-cell table:style-name="ce7" table:formula="of:=[.D38]" office:value-type="float" office:value="0.02035559" calcext:value-type="float">
            <text:p>0,02035559</text:p>
          </table:table-cell>
          <table:table-cell table:style-name="ce6" table:formula="of:=100*([.E38]-[.I38])/[.I38]" office:value-type="float" office:value="-0.000335594119040722" calcext:value-type="float">
            <text:p>-0,0003355941</text:p>
          </table:table-cell>
          <table:table-cell table:style-name="ce7" table:formula="of:=[.F38]" office:value-type="float" office:value="0.012357788" calcext:value-type="float">
            <text:p>0,012357788</text:p>
          </table:table-cell>
          <table:table-cell table:style-name="ce6" table:formula="of:=100*([.G38]-[.I38])/[.I38]" office:value-type="float" office:value="-0.000335594119040722" calcext:value-type="float">
            <text:p>-0,0003355941</text:p>
          </table:table-cell>
          <table:table-cell table:style-name="ce7" table:formula="of:=[.H38]" office:value-type="float" office:value="0.034781657" calcext:value-type="float">
            <text:p>0,034781657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56_n30_m9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26.562" calcext:value-type="float">
            <text:p>126,562</text:p>
          </table:table-cell>
          <table:table-cell table:style-name="ce3" office:value-type="float" office:value="0.013234154" calcext:value-type="float">
            <text:p>0,013234154</text:p>
          </table:table-cell>
          <table:table-cell table:style-name="ce3" office:value-type="float" office:value="130.298" calcext:value-type="float">
            <text:p>130,298</text:p>
          </table:table-cell>
          <table:table-cell table:style-name="ce3" office:value-type="float" office:value="0.023330343" calcext:value-type="float">
            <text:p>0,023330343</text:p>
          </table:table-cell>
          <table:table-cell table:style-name="ce3" office:value-type="float" office:value="121.823" calcext:value-type="float">
            <text:p>121,823</text:p>
          </table:table-cell>
          <table:table-cell table:style-name="ce3" office:value-type="float" office:value="0.04238626" calcext:value-type="float">
            <text:p>0,04238626</text:p>
          </table:table-cell>
          <table:table-cell table:style-name="ce3" office:value-type="float" office:value="130.986" calcext:value-type="float">
            <text:p>130,986</text:p>
          </table:table-cell>
          <table:table-cell/>
          <table:table-cell table:style-name="ce7" table:formula="of:=100*([.C39]-[.I39])/[.I39]" office:value-type="float" office:value="-3.37746018658482" calcext:value-type="float">
            <text:p>-3,3774601866</text:p>
          </table:table-cell>
          <table:table-cell table:style-name="ce7" table:formula="of:=[.D39]" office:value-type="float" office:value="0.013234154" calcext:value-type="float">
            <text:p>0,013234154</text:p>
          </table:table-cell>
          <table:table-cell table:style-name="ce6" table:formula="of:=100*([.E39]-[.I39])/[.I39]" office:value-type="float" office:value="-0.525246972958933" calcext:value-type="float">
            <text:p>-0,525246973</text:p>
          </table:table-cell>
          <table:table-cell table:style-name="ce7" table:formula="of:=[.F39]" office:value-type="float" office:value="0.023330343" calcext:value-type="float">
            <text:p>0,023330343</text:p>
          </table:table-cell>
          <table:table-cell table:style-name="ce6" table:formula="of:=100*([.G39]-[.I39])/[.I39]" office:value-type="float" office:value="-6.99540408898661" calcext:value-type="float">
            <text:p>-6,995404089</text:p>
          </table:table-cell>
          <table:table-cell table:style-name="ce7" table:formula="of:=[.H39]" office:value-type="float" office:value="0.04238626" calcext:value-type="float">
            <text:p>0,04238626</text:p>
          </table:table-cell>
          <table:table-cell/>
          <table:table-cell table:style-name="ce10" table:formula="of:=[.A39]" office:value-type="string" office:string-value="GKD-Ia_56_n30_m9,txt" calcext:value-type="string">
            <text:p>GKD-Ia_56_n30_m9,txt</text:p>
          </table:table-cell>
          <table:table-cell table:style-name="ce13" table:formula="of:=AVERAGE([.K39:.K41])" office:value-type="float" office:value="-1.69712793733681" calcext:value-type="float">
            <text:p>-1,70</text:p>
          </table:table-cell>
          <table:table-cell table:style-name="ce14" table:formula="of:=AVERAGE([.L39:.L41])" office:value-type="float" office:value="0.0142129096666667" calcext:value-type="float">
            <text:p>0,014</text:p>
          </table:table-cell>
          <table:table-cell table:style-name="ce13" table:formula="of:=AVERAGE([.M39:.M41])" office:value-type="float" office:value="-0.81230055120394" calcext:value-type="float">
            <text:p>-0,81</text:p>
          </table:table-cell>
          <table:table-cell table:style-name="ce14" table:formula="of:=AVERAGE([.N39:.N41])" office:value-type="float" office:value="0.0231294313333333" calcext:value-type="float">
            <text:p>0,023</text:p>
          </table:table-cell>
          <table:table-cell table:style-name="ce13" table:formula="of:=AVERAGE([.O39:.O41])" office:value-type="float" office:value="-7.04070155080186" calcext:value-type="float">
            <text:p>-7,04</text:p>
          </table:table-cell>
          <table:table-cell table:style-name="ce14" table:formula="of:=AVERAGE([.P39:.P41])" office:value-type="float" office:value="0.0423443056666667" calcext:value-type="float">
            <text:p>0,04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56_n30_m9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29.429" calcext:value-type="float">
            <text:p>129,429</text:p>
          </table:table-cell>
          <table:table-cell table:style-name="ce3" office:value-type="float" office:value="0.014702566" calcext:value-type="float">
            <text:p>0,014702566</text:p>
          </table:table-cell>
          <table:table-cell table:style-name="ce3" office:value-type="float" office:value="130.298" calcext:value-type="float">
            <text:p>130,298</text:p>
          </table:table-cell>
          <table:table-cell table:style-name="ce3" office:value-type="float" office:value="0.02302262" calcext:value-type="float">
            <text:p>0,02302262</text:p>
          </table:table-cell>
          <table:table-cell table:style-name="ce3" office:value-type="float" office:value="122.078" calcext:value-type="float">
            <text:p>122,078</text:p>
          </table:table-cell>
          <table:table-cell table:style-name="ce3" office:value-type="float" office:value="0.042205858" calcext:value-type="float">
            <text:p>0,042205858</text:p>
          </table:table-cell>
          <table:table-cell table:style-name="ce3" office:value-type="float" office:value="130.986" calcext:value-type="float">
            <text:p>130,986</text:p>
          </table:table-cell>
          <table:table-cell/>
          <table:table-cell table:style-name="ce7" table:formula="of:=100*([.C40]-[.I40])/[.I40]" office:value-type="float" office:value="-1.18867665246667" calcext:value-type="float">
            <text:p>-1,1886766525</text:p>
          </table:table-cell>
          <table:table-cell table:style-name="ce7" table:formula="of:=[.D40]" office:value-type="float" office:value="0.014702566" calcext:value-type="float">
            <text:p>0,014702566</text:p>
          </table:table-cell>
          <table:table-cell table:style-name="ce6" table:formula="of:=100*([.E40]-[.I40])/[.I40]" office:value-type="float" office:value="-0.525246972958933" calcext:value-type="float">
            <text:p>-0,525246973</text:p>
          </table:table-cell>
          <table:table-cell table:style-name="ce7" table:formula="of:=[.F40]" office:value-type="float" office:value="0.02302262" calcext:value-type="float">
            <text:p>0,02302262</text:p>
          </table:table-cell>
          <table:table-cell table:style-name="ce6" table:formula="of:=100*([.G40]-[.I40])/[.I40]" office:value-type="float" office:value="-6.80072679523002" calcext:value-type="float">
            <text:p>-6,8007267952</text:p>
          </table:table-cell>
          <table:table-cell table:style-name="ce7" table:formula="of:=[.H40]" office:value-type="float" office:value="0.042205858" calcext:value-type="float">
            <text:p>0,042205858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56_n30_m9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30.298" calcext:value-type="float">
            <text:p>130,298</text:p>
          </table:table-cell>
          <table:table-cell table:style-name="ce3" office:value-type="float" office:value="0.014702009" calcext:value-type="float">
            <text:p>0,014702009</text:p>
          </table:table-cell>
          <table:table-cell table:style-name="ce3" office:value-type="float" office:value="129.17" calcext:value-type="float">
            <text:p>129,17</text:p>
          </table:table-cell>
          <table:table-cell table:style-name="ce3" office:value-type="float" office:value="0.023035331" calcext:value-type="float">
            <text:p>0,023035331</text:p>
          </table:table-cell>
          <table:table-cell table:style-name="ce3" office:value-type="float" office:value="121.39" calcext:value-type="float">
            <text:p>121,39</text:p>
          </table:table-cell>
          <table:table-cell table:style-name="ce3" office:value-type="float" office:value="0.042440799" calcext:value-type="float">
            <text:p>0,042440799</text:p>
          </table:table-cell>
          <table:table-cell table:style-name="ce3" office:value-type="float" office:value="130.986" calcext:value-type="float">
            <text:p>130,986</text:p>
          </table:table-cell>
          <table:table-cell/>
          <table:table-cell table:style-name="ce7" table:formula="of:=100*([.C41]-[.I41])/[.I41]" office:value-type="float" office:value="-0.525246972958933" calcext:value-type="float">
            <text:p>-0,525246973</text:p>
          </table:table-cell>
          <table:table-cell table:style-name="ce7" table:formula="of:=[.D41]" office:value-type="float" office:value="0.014702009" calcext:value-type="float">
            <text:p>0,014702009</text:p>
          </table:table-cell>
          <table:table-cell table:style-name="ce6" table:formula="of:=100*([.E41]-[.I41])/[.I41]" office:value-type="float" office:value="-1.38640770769395" calcext:value-type="float">
            <text:p>-1,3864077077</text:p>
          </table:table-cell>
          <table:table-cell table:style-name="ce7" table:formula="of:=[.F41]" office:value-type="float" office:value="0.023035331" calcext:value-type="float">
            <text:p>0,023035331</text:p>
          </table:table-cell>
          <table:table-cell table:style-name="ce6" table:formula="of:=100*([.G41]-[.I41])/[.I41]" office:value-type="float" office:value="-7.32597376818896" calcext:value-type="float">
            <text:p>-7,3259737682</text:p>
          </table:table-cell>
          <table:table-cell table:style-name="ce7" table:formula="of:=[.H41]" office:value-type="float" office:value="0.042440799" calcext:value-type="float">
            <text:p>0,04244079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57_n30_m9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75.976" calcext:value-type="float">
            <text:p>175,976</text:p>
          </table:table-cell>
          <table:table-cell table:style-name="ce3" office:value-type="float" office:value="0.01674026" calcext:value-type="float">
            <text:p>0,01674026</text:p>
          </table:table-cell>
          <table:table-cell table:style-name="ce3" office:value-type="float" office:value="184.045" calcext:value-type="float">
            <text:p>184,045</text:p>
          </table:table-cell>
          <table:table-cell table:style-name="ce3" office:value-type="float" office:value="0.024727936" calcext:value-type="float">
            <text:p>0,024727936</text:p>
          </table:table-cell>
          <table:table-cell table:style-name="ce3" office:value-type="float" office:value="171.513" calcext:value-type="float">
            <text:p>171,513</text:p>
          </table:table-cell>
          <table:table-cell table:style-name="ce3" office:value-type="float" office:value="0.042188537" calcext:value-type="float">
            <text:p>0,042188537</text:p>
          </table:table-cell>
          <table:table-cell table:style-name="ce3" office:value-type="float" office:value="184.0454" calcext:value-type="float">
            <text:p>184,0454</text:p>
          </table:table-cell>
          <table:table-cell/>
          <table:table-cell table:style-name="ce7" table:formula="of:=100*([.C42]-[.I42])/[.I42]" office:value-type="float" office:value="-4.38446166000346" calcext:value-type="float">
            <text:p>-4,38446166</text:p>
          </table:table-cell>
          <table:table-cell table:style-name="ce7" table:formula="of:=[.D42]" office:value-type="float" office:value="0.01674026" calcext:value-type="float">
            <text:p>0,01674026</text:p>
          </table:table-cell>
          <table:table-cell table:style-name="ce6" table:formula="of:=100*([.E42]-[.I42])/[.I42]" office:value-type="float" office:value="-0.000217337678645203" calcext:value-type="float">
            <text:p>-0,0002173377</text:p>
          </table:table-cell>
          <table:table-cell table:style-name="ce7" table:formula="of:=[.F42]" office:value-type="float" office:value="0.024727936" calcext:value-type="float">
            <text:p>0,024727936</text:p>
          </table:table-cell>
          <table:table-cell table:style-name="ce6" table:formula="of:=100*([.G42]-[.I42])/[.I42]" office:value-type="float" office:value="-6.80940680940681" calcext:value-type="float">
            <text:p>-6,8094068094</text:p>
          </table:table-cell>
          <table:table-cell table:style-name="ce7" table:formula="of:=[.H42]" office:value-type="float" office:value="0.042188537" calcext:value-type="float">
            <text:p>0,042188537</text:p>
          </table:table-cell>
          <table:table-cell/>
          <table:table-cell table:style-name="ce10" table:formula="of:=[.A42]" office:value-type="string" office:string-value="GKD-Ia_57_n30_m9,txt" calcext:value-type="string">
            <text:p>GKD-Ia_57_n30_m9,txt</text:p>
          </table:table-cell>
          <table:table-cell table:style-name="ce13" table:formula="of:=AVERAGE([.K42:.K44])" office:value-type="float" office:value="-2.47496903843653" calcext:value-type="float">
            <text:p>-2,47</text:p>
          </table:table-cell>
          <table:table-cell table:style-name="ce14" table:formula="of:=AVERAGE([.L42:.L44])" office:value-type="float" office:value="0.018333733" calcext:value-type="float">
            <text:p>0,018</text:p>
          </table:table-cell>
          <table:table-cell table:style-name="ce13" table:formula="of:=AVERAGE([.M42:.M44])" office:value-type="float" office:value="-0.000217337678645203" calcext:value-type="float">
            <text:p>0,00</text:p>
          </table:table-cell>
          <table:table-cell table:style-name="ce14" table:formula="of:=AVERAGE([.N42:.N44])" office:value-type="float" office:value="0.0242258463333333" calcext:value-type="float">
            <text:p>0,024</text:p>
          </table:table-cell>
          <table:table-cell table:style-name="ce13" table:formula="of:=AVERAGE([.O42:.O44])" office:value-type="float" office:value="-6.92839918846111" calcext:value-type="float">
            <text:p>-6,93</text:p>
          </table:table-cell>
          <table:table-cell table:style-name="ce14" table:formula="of:=AVERAGE([.P42:.P44])" office:value-type="float" office:value="0.0420603303333333" calcext:value-type="float">
            <text:p>0,04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57_n30_m9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80.788" calcext:value-type="float">
            <text:p>180,788</text:p>
          </table:table-cell>
          <table:table-cell table:style-name="ce3" office:value-type="float" office:value="0.018174238" calcext:value-type="float">
            <text:p>0,018174238</text:p>
          </table:table-cell>
          <table:table-cell table:style-name="ce3" office:value-type="float" office:value="184.045" calcext:value-type="float">
            <text:p>184,045</text:p>
          </table:table-cell>
          <table:table-cell table:style-name="ce3" office:value-type="float" office:value="0.024535732" calcext:value-type="float">
            <text:p>0,024535732</text:p>
          </table:table-cell>
          <table:table-cell table:style-name="ce3" office:value-type="float" office:value="174.737" calcext:value-type="float">
            <text:p>174,737</text:p>
          </table:table-cell>
          <table:table-cell table:style-name="ce3" office:value-type="float" office:value="0.041994237" calcext:value-type="float">
            <text:p>0,041994237</text:p>
          </table:table-cell>
          <table:table-cell table:style-name="ce3" office:value-type="float" office:value="184.0454" calcext:value-type="float">
            <text:p>184,0454</text:p>
          </table:table-cell>
          <table:table-cell/>
          <table:table-cell table:style-name="ce7" table:formula="of:=100*([.C43]-[.I43])/[.I43]" office:value-type="float" office:value="-1.76988938598845" calcext:value-type="float">
            <text:p>-1,769889386</text:p>
          </table:table-cell>
          <table:table-cell table:style-name="ce7" table:formula="of:=[.D43]" office:value-type="float" office:value="0.018174238" calcext:value-type="float">
            <text:p>0,018174238</text:p>
          </table:table-cell>
          <table:table-cell table:style-name="ce6" table:formula="of:=100*([.E43]-[.I43])/[.I43]" office:value-type="float" office:value="-0.000217337678645203" calcext:value-type="float">
            <text:p>-0,0002173377</text:p>
          </table:table-cell>
          <table:table-cell table:style-name="ce7" table:formula="of:=[.F43]" office:value-type="float" office:value="0.024535732" calcext:value-type="float">
            <text:p>0,024535732</text:p>
          </table:table-cell>
          <table:table-cell table:style-name="ce6" table:formula="of:=100*([.G43]-[.I43])/[.I43]" office:value-type="float" office:value="-5.05766511958463" calcext:value-type="float">
            <text:p>-5,0576651196</text:p>
          </table:table-cell>
          <table:table-cell table:style-name="ce7" table:formula="of:=[.H43]" office:value-type="float" office:value="0.041994237" calcext:value-type="float">
            <text:p>0,041994237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57_n30_m9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81.707" calcext:value-type="float">
            <text:p>181,707</text:p>
          </table:table-cell>
          <table:table-cell table:style-name="ce3" office:value-type="float" office:value="0.020086701" calcext:value-type="float">
            <text:p>0,020086701</text:p>
          </table:table-cell>
          <table:table-cell table:style-name="ce3" office:value-type="float" office:value="184.045" calcext:value-type="float">
            <text:p>184,045</text:p>
          </table:table-cell>
          <table:table-cell table:style-name="ce3" office:value-type="float" office:value="0.023413871" calcext:value-type="float">
            <text:p>0,023413871</text:p>
          </table:table-cell>
          <table:table-cell table:style-name="ce3" office:value-type="float" office:value="167.632" calcext:value-type="float">
            <text:p>167,632</text:p>
          </table:table-cell>
          <table:table-cell table:style-name="ce3" office:value-type="float" office:value="0.041998217" calcext:value-type="float">
            <text:p>0,041998217</text:p>
          </table:table-cell>
          <table:table-cell table:style-name="ce3" office:value-type="float" office:value="184.0454" calcext:value-type="float">
            <text:p>184,0454</text:p>
          </table:table-cell>
          <table:table-cell/>
          <table:table-cell table:style-name="ce7" table:formula="of:=100*([.C44]-[.I44])/[.I44]" office:value-type="float" office:value="-1.27055606931768" calcext:value-type="float">
            <text:p>-1,2705560693</text:p>
          </table:table-cell>
          <table:table-cell table:style-name="ce7" table:formula="of:=[.D44]" office:value-type="float" office:value="0.020086701" calcext:value-type="float">
            <text:p>0,020086701</text:p>
          </table:table-cell>
          <table:table-cell table:style-name="ce6" table:formula="of:=100*([.E44]-[.I44])/[.I44]" office:value-type="float" office:value="-0.000217337678645203" calcext:value-type="float">
            <text:p>-0,0002173377</text:p>
          </table:table-cell>
          <table:table-cell table:style-name="ce7" table:formula="of:=[.F44]" office:value-type="float" office:value="0.023413871" calcext:value-type="float">
            <text:p>0,023413871</text:p>
          </table:table-cell>
          <table:table-cell table:style-name="ce6" table:formula="of:=100*([.G44]-[.I44])/[.I44]" office:value-type="float" office:value="-8.91812563639189" calcext:value-type="float">
            <text:p>-8,9181256364</text:p>
          </table:table-cell>
          <table:table-cell table:style-name="ce7" table:formula="of:=[.H44]" office:value-type="float" office:value="0.041998217" calcext:value-type="float">
            <text:p>0,041998217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61_n30_m1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53.747" calcext:value-type="float">
            <text:p>153,747</text:p>
          </table:table-cell>
          <table:table-cell table:style-name="ce3" office:value-type="float" office:value="0.016243059" calcext:value-type="float">
            <text:p>0,016243059</text:p>
          </table:table-cell>
          <table:table-cell table:style-name="ce3" office:value-type="float" office:value="155.577" calcext:value-type="float">
            <text:p>155,577</text:p>
          </table:table-cell>
          <table:table-cell table:style-name="ce3" office:value-type="float" office:value="0.0253681" calcext:value-type="float">
            <text:p>0,0253681</text:p>
          </table:table-cell>
          <table:table-cell table:style-name="ce3" office:value-type="float" office:value="148.771" calcext:value-type="float">
            <text:p>148,771</text:p>
          </table:table-cell>
          <table:table-cell table:style-name="ce3" office:value-type="float" office:value="0.048604784" calcext:value-type="float">
            <text:p>0,048604784</text:p>
          </table:table-cell>
          <table:table-cell table:style-name="ce3" office:value-type="float" office:value="155.865" calcext:value-type="float">
            <text:p>155,865</text:p>
          </table:table-cell>
          <table:table-cell/>
          <table:table-cell table:style-name="ce7" table:formula="of:=100*([.C45]-[.I45])/[.I45]" office:value-type="float" office:value="-1.35886825137138" calcext:value-type="float">
            <text:p>-1,3588682514</text:p>
          </table:table-cell>
          <table:table-cell table:style-name="ce7" table:formula="of:=[.D45]" office:value-type="float" office:value="0.016243059" calcext:value-type="float">
            <text:p>0,016243059</text:p>
          </table:table-cell>
          <table:table-cell table:style-name="ce6" table:formula="of:=100*([.E45]-[.I45])/[.I45]" office:value-type="float" office:value="-0.184775286305464" calcext:value-type="float">
            <text:p>-0,1847752863</text:p>
          </table:table-cell>
          <table:table-cell table:style-name="ce7" table:formula="of:=[.F45]" office:value-type="float" office:value="0.0253681" calcext:value-type="float">
            <text:p>0,0253681</text:p>
          </table:table-cell>
          <table:table-cell table:style-name="ce6" table:formula="of:=100*([.G45]-[.I45])/[.I45]" office:value-type="float" office:value="-4.55137458698234" calcext:value-type="float">
            <text:p>-4,551374587</text:p>
          </table:table-cell>
          <table:table-cell table:style-name="ce7" table:formula="of:=[.H45]" office:value-type="float" office:value="0.048604784" calcext:value-type="float">
            <text:p>0,048604784</text:p>
          </table:table-cell>
          <table:table-cell/>
          <table:table-cell table:style-name="ce10" table:formula="of:=[.A45]" office:value-type="string" office:string-value="GKD-Ia_61_n30_m12,txt" calcext:value-type="string">
            <text:p>GKD-Ia_61_n30_m12,txt</text:p>
          </table:table-cell>
          <table:table-cell table:style-name="ce13" table:formula="of:=AVERAGE([.K45:.K47])" office:value-type="float" office:value="-0.890514227055468" calcext:value-type="float">
            <text:p>-0,89</text:p>
          </table:table-cell>
          <table:table-cell table:style-name="ce14" table:formula="of:=AVERAGE([.L45:.L47])" office:value-type="float" office:value="0.018005456" calcext:value-type="float">
            <text:p>0,018</text:p>
          </table:table-cell>
          <table:table-cell table:style-name="ce13" table:formula="of:=AVERAGE([.M45:.M47])" office:value-type="float" office:value="-0.0615917621018212" calcext:value-type="float">
            <text:p>-0,06</text:p>
          </table:table-cell>
          <table:table-cell table:style-name="ce14" table:formula="of:=AVERAGE([.N45:.N47])" office:value-type="float" office:value="0.026047236" calcext:value-type="float">
            <text:p>0,026</text:p>
          </table:table-cell>
          <table:table-cell table:style-name="ce13" table:formula="of:=AVERAGE([.O45:.O47])" office:value-type="float" office:value="-4.64761171526642" calcext:value-type="float">
            <text:p>-4,65</text:p>
          </table:table-cell>
          <table:table-cell table:style-name="ce14" table:formula="of:=AVERAGE([.P45:.P47])" office:value-type="float" office:value="0.0487081496666667" calcext:value-type="float">
            <text:p>0,04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61_n30_m1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53.819" calcext:value-type="float">
            <text:p>153,819</text:p>
          </table:table-cell>
          <table:table-cell table:style-name="ce3" office:value-type="float" office:value="0.021585075" calcext:value-type="float">
            <text:p>0,021585075</text:p>
          </table:table-cell>
          <table:table-cell table:style-name="ce3" office:value-type="float" office:value="155.865" calcext:value-type="float">
            <text:p>155,865</text:p>
          </table:table-cell>
          <table:table-cell table:style-name="ce3" office:value-type="float" office:value="0.026725604" calcext:value-type="float">
            <text:p>0,026725604</text:p>
          </table:table-cell>
          <table:table-cell table:style-name="ce3" office:value-type="float" office:value="147.193" calcext:value-type="float">
            <text:p>147,193</text:p>
          </table:table-cell>
          <table:table-cell table:style-name="ce3" office:value-type="float" office:value="0.048732384" calcext:value-type="float">
            <text:p>0,048732384</text:p>
          </table:table-cell>
          <table:table-cell table:style-name="ce3" office:value-type="float" office:value="155.865" calcext:value-type="float">
            <text:p>155,865</text:p>
          </table:table-cell>
          <table:table-cell/>
          <table:table-cell table:style-name="ce7" table:formula="of:=100*([.C46]-[.I46])/[.I46]" office:value-type="float" office:value="-1.31267442979503" calcext:value-type="float">
            <text:p>-1,3126744298</text:p>
          </table:table-cell>
          <table:table-cell table:style-name="ce7" table:formula="of:=[.D46]" office:value-type="float" office:value="0.021585075" calcext:value-type="float">
            <text:p>0,021585075</text:p>
          </table:table-cell>
          <table:table-cell table:style-name="ce6" table:formula="of:=100*([.E46]-[.I46])/[.I46]" office:value-type="float" office:value="0" calcext:value-type="float">
            <text:p>0</text:p>
          </table:table-cell>
          <table:table-cell table:style-name="ce7" table:formula="of:=[.F46]" office:value-type="float" office:value="0.026725604" calcext:value-type="float">
            <text:p>0,026725604</text:p>
          </table:table-cell>
          <table:table-cell table:style-name="ce6" table:formula="of:=100*([.G46]-[.I46])/[.I46]" office:value-type="float" office:value="-5.56378917653097" calcext:value-type="float">
            <text:p>-5,5637891765</text:p>
          </table:table-cell>
          <table:table-cell table:style-name="ce7" table:formula="of:=[.H46]" office:value-type="float" office:value="0.048732384" calcext:value-type="float">
            <text:p>0,04873238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61_n30_m1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55.865" calcext:value-type="float">
            <text:p>155,865</text:p>
          </table:table-cell>
          <table:table-cell table:style-name="ce3" office:value-type="float" office:value="0.016188234" calcext:value-type="float">
            <text:p>0,016188234</text:p>
          </table:table-cell>
          <table:table-cell table:style-name="ce3" office:value-type="float" office:value="155.865" calcext:value-type="float">
            <text:p>155,865</text:p>
          </table:table-cell>
          <table:table-cell table:style-name="ce3" office:value-type="float" office:value="0.026048004" calcext:value-type="float">
            <text:p>0,026048004</text:p>
          </table:table-cell>
          <table:table-cell table:style-name="ce3" office:value-type="float" office:value="149.899" calcext:value-type="float">
            <text:p>149,899</text:p>
          </table:table-cell>
          <table:table-cell table:style-name="ce3" office:value-type="float" office:value="0.048787281" calcext:value-type="float">
            <text:p>0,048787281</text:p>
          </table:table-cell>
          <table:table-cell table:style-name="ce3" office:value-type="float" office:value="155.865" calcext:value-type="float">
            <text:p>155,865</text:p>
          </table:table-cell>
          <table:table-cell/>
          <table:table-cell table:style-name="ce7" table:formula="of:=100*([.C47]-[.I47])/[.I47]" office:value-type="float" office:value="0" calcext:value-type="float">
            <text:p>0</text:p>
          </table:table-cell>
          <table:table-cell table:style-name="ce7" table:formula="of:=[.D47]" office:value-type="float" office:value="0.016188234" calcext:value-type="float">
            <text:p>0,016188234</text:p>
          </table:table-cell>
          <table:table-cell table:style-name="ce6" table:formula="of:=100*([.E47]-[.I47])/[.I47]" office:value-type="float" office:value="0" calcext:value-type="float">
            <text:p>0</text:p>
          </table:table-cell>
          <table:table-cell table:style-name="ce7" table:formula="of:=[.F47]" office:value-type="float" office:value="0.026048004" calcext:value-type="float">
            <text:p>0,026048004</text:p>
          </table:table-cell>
          <table:table-cell table:style-name="ce6" table:formula="of:=100*([.G47]-[.I47])/[.I47]" office:value-type="float" office:value="-3.82767138228596" calcext:value-type="float">
            <text:p>-3,8276713823</text:p>
          </table:table-cell>
          <table:table-cell table:style-name="ce7" table:formula="of:=[.H47]" office:value-type="float" office:value="0.048787281" calcext:value-type="float">
            <text:p>0,04878728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62_n30_m1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02.781" calcext:value-type="float">
            <text:p>102,781</text:p>
          </table:table-cell>
          <table:table-cell table:style-name="ce3" office:value-type="float" office:value="0.01863512" calcext:value-type="float">
            <text:p>0,01863512</text:p>
          </table:table-cell>
          <table:table-cell table:style-name="ce3" office:value-type="float" office:value="111.987" calcext:value-type="float">
            <text:p>111,987</text:p>
          </table:table-cell>
          <table:table-cell table:style-name="ce3" office:value-type="float" office:value="0.025181834" calcext:value-type="float">
            <text:p>0,025181834</text:p>
          </table:table-cell>
          <table:table-cell table:style-name="ce3" office:value-type="float" office:value="94.3025" calcext:value-type="float">
            <text:p>94,3025</text:p>
          </table:table-cell>
          <table:table-cell table:style-name="ce3" office:value-type="float" office:value="0.048909151" calcext:value-type="float">
            <text:p>0,048909151</text:p>
          </table:table-cell>
          <table:table-cell table:style-name="ce3" office:value-type="float" office:value="111.9867" calcext:value-type="float">
            <text:p>111,9867</text:p>
          </table:table-cell>
          <table:table-cell/>
          <table:table-cell table:style-name="ce7" table:formula="of:=100*([.C48]-[.I48])/[.I48]" office:value-type="float" office:value="-8.22035116670104" calcext:value-type="float">
            <text:p>-8,2203511667</text:p>
          </table:table-cell>
          <table:table-cell table:style-name="ce7" table:formula="of:=[.D48]" office:value-type="float" office:value="0.01863512" calcext:value-type="float">
            <text:p>0,01863512</text:p>
          </table:table-cell>
          <table:table-cell table:style-name="ce6" table:formula="of:=100*([.E48]-[.I48])/[.I48]" office:value-type="float" office:value="0.000267888954666713" calcext:value-type="float">
            <text:p>0,000267889</text:p>
          </table:table-cell>
          <table:table-cell table:style-name="ce7" table:formula="of:=[.F48]" office:value-type="float" office:value="0.025181834" calcext:value-type="float">
            <text:p>0,025181834</text:p>
          </table:table-cell>
          <table:table-cell table:style-name="ce6" table:formula="of:=100*([.G48]-[.I48])/[.I48]" office:value-type="float" office:value="-15.7913395072808" calcext:value-type="float">
            <text:p>-15,7913395073</text:p>
          </table:table-cell>
          <table:table-cell table:style-name="ce7" table:formula="of:=[.H48]" office:value-type="float" office:value="0.048909151" calcext:value-type="float">
            <text:p>0,048909151</text:p>
          </table:table-cell>
          <table:table-cell/>
          <table:table-cell table:style-name="ce10" table:formula="of:=[.A48]" office:value-type="string" office:string-value="GKD-Ia_62_n30_m12,txt" calcext:value-type="string">
            <text:p>GKD-Ia_62_n30_m12,txt</text:p>
          </table:table-cell>
          <table:table-cell table:style-name="ce13" table:formula="of:=AVERAGE([.K48:.K50])" office:value-type="float" office:value="-4.73839006477257" calcext:value-type="float">
            <text:p>-4,74</text:p>
          </table:table-cell>
          <table:table-cell table:style-name="ce14" table:formula="of:=AVERAGE([.L48:.L50])" office:value-type="float" office:value="0.0198427933333333" calcext:value-type="float">
            <text:p>0,020</text:p>
          </table:table-cell>
          <table:table-cell table:style-name="ce13" table:formula="of:=AVERAGE([.M48:.M50])" office:value-type="float" office:value="-1.76601328550623" calcext:value-type="float">
            <text:p>-1,77</text:p>
          </table:table-cell>
          <table:table-cell table:style-name="ce14" table:formula="of:=AVERAGE([.N48:.N50])" office:value-type="float" office:value="0.0255844226666667" calcext:value-type="float">
            <text:p>0,026</text:p>
          </table:table-cell>
          <table:table-cell table:style-name="ce13" table:formula="of:=AVERAGE([.O48:.O50])" office:value-type="float" office:value="-17.3522986807064" calcext:value-type="float">
            <text:p>-17,35</text:p>
          </table:table-cell>
          <table:table-cell table:style-name="ce14" table:formula="of:=AVERAGE([.P48:.P50])" office:value-type="float" office:value="0.0487194866666667" calcext:value-type="float">
            <text:p>0,04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62_n30_m1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05.273" calcext:value-type="float">
            <text:p>105,273</text:p>
          </table:table-cell>
          <table:table-cell table:style-name="ce3" office:value-type="float" office:value="0.01801989" calcext:value-type="float">
            <text:p>0,01801989</text:p>
          </table:table-cell>
          <table:table-cell table:style-name="ce3" office:value-type="float" office:value="111.987" calcext:value-type="float">
            <text:p>111,987</text:p>
          </table:table-cell>
          <table:table-cell table:style-name="ce3" office:value-type="float" office:value="0.026679441" calcext:value-type="float">
            <text:p>0,026679441</text:p>
          </table:table-cell>
          <table:table-cell table:style-name="ce3" office:value-type="float" office:value="92.1401" calcext:value-type="float">
            <text:p>92,1401</text:p>
          </table:table-cell>
          <table:table-cell table:style-name="ce3" office:value-type="float" office:value="0.048490315" calcext:value-type="float">
            <text:p>0,048490315</text:p>
          </table:table-cell>
          <table:table-cell table:style-name="ce3" office:value-type="float" office:value="111.9867" calcext:value-type="float">
            <text:p>111,9867</text:p>
          </table:table-cell>
          <table:table-cell/>
          <table:table-cell table:style-name="ce7" table:formula="of:=100*([.C49]-[.I49])/[.I49]" office:value-type="float" office:value="-5.99508691657135" calcext:value-type="float">
            <text:p>-5,9950869166</text:p>
          </table:table-cell>
          <table:table-cell table:style-name="ce7" table:formula="of:=[.D49]" office:value-type="float" office:value="0.01801989" calcext:value-type="float">
            <text:p>0,01801989</text:p>
          </table:table-cell>
          <table:table-cell table:style-name="ce6" table:formula="of:=100*([.E49]-[.I49])/[.I49]" office:value-type="float" office:value="0.000267888954666713" calcext:value-type="float">
            <text:p>0,000267889</text:p>
          </table:table-cell>
          <table:table-cell table:style-name="ce7" table:formula="of:=[.F49]" office:value-type="float" office:value="0.026679441" calcext:value-type="float">
            <text:p>0,026679441</text:p>
          </table:table-cell>
          <table:table-cell table:style-name="ce6" table:formula="of:=100*([.G49]-[.I49])/[.I49]" office:value-type="float" office:value="-17.7222830925458" calcext:value-type="float">
            <text:p>-17,7222830925</text:p>
          </table:table-cell>
          <table:table-cell table:style-name="ce7" table:formula="of:=[.H49]" office:value-type="float" office:value="0.048490315" calcext:value-type="float">
            <text:p>0,048490315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62_n30_m12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11.987" calcext:value-type="float">
            <text:p>111,987</text:p>
          </table:table-cell>
          <table:table-cell table:style-name="ce3" office:value-type="float" office:value="0.02287337" calcext:value-type="float">
            <text:p>0,02287337</text:p>
          </table:table-cell>
          <table:table-cell table:style-name="ce3" office:value-type="float" office:value="106.053" calcext:value-type="float">
            <text:p>106,053</text:p>
          </table:table-cell>
          <table:table-cell table:style-name="ce3" office:value-type="float" office:value="0.024891993" calcext:value-type="float">
            <text:p>0,024891993</text:p>
          </table:table-cell>
          <table:table-cell table:style-name="ce3" office:value-type="float" office:value="91.2207" calcext:value-type="float">
            <text:p>91,2207</text:p>
          </table:table-cell>
          <table:table-cell table:style-name="ce3" office:value-type="float" office:value="0.048758994" calcext:value-type="float">
            <text:p>0,048758994</text:p>
          </table:table-cell>
          <table:table-cell table:style-name="ce3" office:value-type="float" office:value="111.9867" calcext:value-type="float">
            <text:p>111,9867</text:p>
          </table:table-cell>
          <table:table-cell/>
          <table:table-cell table:style-name="ce7" table:formula="of:=100*([.C50]-[.I50])/[.I50]" office:value-type="float" office:value="0.000267888954666713" calcext:value-type="float">
            <text:p>0,000267889</text:p>
          </table:table-cell>
          <table:table-cell table:style-name="ce7" table:formula="of:=[.D50]" office:value-type="float" office:value="0.02287337" calcext:value-type="float">
            <text:p>0,02287337</text:p>
          </table:table-cell>
          <table:table-cell table:style-name="ce6" table:formula="of:=100*([.E50]-[.I50])/[.I50]" office:value-type="float" office:value="-5.29857563442802" calcext:value-type="float">
            <text:p>-5,2985756344</text:p>
          </table:table-cell>
          <table:table-cell table:style-name="ce7" table:formula="of:=[.F50]" office:value-type="float" office:value="0.024891993" calcext:value-type="float">
            <text:p>0,024891993</text:p>
          </table:table-cell>
          <table:table-cell table:style-name="ce6" table:formula="of:=100*([.G50]-[.I50])/[.I50]" office:value-type="float" office:value="-18.5432734422927" calcext:value-type="float">
            <text:p>-18,5432734423</text:p>
          </table:table-cell>
          <table:table-cell table:style-name="ce7" table:formula="of:=[.H50]" office:value-type="float" office:value="0.048758994" calcext:value-type="float">
            <text:p>0,04875899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66_n30_m18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14.7" calcext:value-type="float">
            <text:p>114,7</text:p>
          </table:table-cell>
          <table:table-cell table:style-name="ce3" office:value-type="float" office:value="0.02271413" calcext:value-type="float">
            <text:p>0,02271413</text:p>
          </table:table-cell>
          <table:table-cell table:style-name="ce3" office:value-type="float" office:value="118.093" calcext:value-type="float">
            <text:p>118,093</text:p>
          </table:table-cell>
          <table:table-cell table:style-name="ce3" office:value-type="float" office:value="0.028548463" calcext:value-type="float">
            <text:p>0,028548463</text:p>
          </table:table-cell>
          <table:table-cell table:style-name="ce3" office:value-type="float" office:value="110.066" calcext:value-type="float">
            <text:p>110,066</text:p>
          </table:table-cell>
          <table:table-cell table:style-name="ce3" office:value-type="float" office:value="0.058100685" calcext:value-type="float">
            <text:p>0,058100685</text:p>
          </table:table-cell>
          <table:table-cell table:style-name="ce3" office:value-type="float" office:value="118.0926" calcext:value-type="float">
            <text:p>118,0926</text:p>
          </table:table-cell>
          <table:table-cell/>
          <table:table-cell table:style-name="ce7" table:formula="of:=100*([.C51]-[.I51])/[.I51]" office:value-type="float" office:value="-2.87283030435438" calcext:value-type="float">
            <text:p>-2,8728303044</text:p>
          </table:table-cell>
          <table:table-cell table:style-name="ce7" table:formula="of:=[.D51]" office:value-type="float" office:value="0.02271413" calcext:value-type="float">
            <text:p>0,02271413</text:p>
          </table:table-cell>
          <table:table-cell table:style-name="ce6" table:formula="of:=100*([.E51]-[.I51])/[.I51]" office:value-type="float" office:value="0.00033871724392474" calcext:value-type="float">
            <text:p>0,0003387172</text:p>
          </table:table-cell>
          <table:table-cell table:style-name="ce7" table:formula="of:=[.F51]" office:value-type="float" office:value="0.028548463" calcext:value-type="float">
            <text:p>0,028548463</text:p>
          </table:table-cell>
          <table:table-cell table:style-name="ce6" table:formula="of:=100*([.G51]-[.I51])/[.I51]" office:value-type="float" office:value="-6.79686957523164" calcext:value-type="float">
            <text:p>-6,7968695752</text:p>
          </table:table-cell>
          <table:table-cell table:style-name="ce7" table:formula="of:=[.H51]" office:value-type="float" office:value="0.058100685" calcext:value-type="float">
            <text:p>0,058100685</text:p>
          </table:table-cell>
          <table:table-cell/>
          <table:table-cell table:style-name="ce10" table:formula="of:=[.A51]" office:value-type="string" office:string-value="GKD-Ia_66_n30_m18,txt" calcext:value-type="string">
            <text:p>GKD-Ia_66_n30_m18,txt</text:p>
          </table:table-cell>
          <table:table-cell table:style-name="ce13" table:formula="of:=AVERAGE([.K51:.K53])" office:value-type="float" office:value="-0.957384289955511" calcext:value-type="float">
            <text:p>-0,96</text:p>
          </table:table-cell>
          <table:table-cell table:style-name="ce14" table:formula="of:=AVERAGE([.L51:.L53])" office:value-type="float" office:value="0.0247868126666667" calcext:value-type="float">
            <text:p>0,025</text:p>
          </table:table-cell>
          <table:table-cell table:style-name="ce13" table:formula="of:=AVERAGE([.M51:.M53])" office:value-type="float" office:value="-0.142487053944674" calcext:value-type="float">
            <text:p>-0,14</text:p>
          </table:table-cell>
          <table:table-cell table:style-name="ce14" table:formula="of:=AVERAGE([.N51:.N53])" office:value-type="float" office:value="0.0283792603333333" calcext:value-type="float">
            <text:p>0,028</text:p>
          </table:table-cell>
          <table:table-cell table:style-name="ce13" table:formula="of:=AVERAGE([.O51:.O53])" office:value-type="float" office:value="-6.57416298735061" calcext:value-type="float">
            <text:p>-6,57</text:p>
          </table:table-cell>
          <table:table-cell table:style-name="ce14" table:formula="of:=AVERAGE([.P51:.P53])" office:value-type="float" office:value="0.0617171353333333" calcext:value-type="float">
            <text:p>0,06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66_n30_m18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18.093" calcext:value-type="float">
            <text:p>118,093</text:p>
          </table:table-cell>
          <table:table-cell table:style-name="ce3" office:value-type="float" office:value="0.021690678" calcext:value-type="float">
            <text:p>0,021690678</text:p>
          </table:table-cell>
          <table:table-cell table:style-name="ce3" office:value-type="float" office:value="118.093" calcext:value-type="float">
            <text:p>118,093</text:p>
          </table:table-cell>
          <table:table-cell table:style-name="ce3" office:value-type="float" office:value="0.027785517" calcext:value-type="float">
            <text:p>0,027785517</text:p>
          </table:table-cell>
          <table:table-cell table:style-name="ce3" office:value-type="float" office:value="113.781" calcext:value-type="float">
            <text:p>113,781</text:p>
          </table:table-cell>
          <table:table-cell table:style-name="ce3" office:value-type="float" office:value="0.058488372" calcext:value-type="float">
            <text:p>0,058488372</text:p>
          </table:table-cell>
          <table:table-cell table:style-name="ce3" office:value-type="float" office:value="118.0926" calcext:value-type="float">
            <text:p>118,0926</text:p>
          </table:table-cell>
          <table:table-cell/>
          <table:table-cell table:style-name="ce7" table:formula="of:=100*([.C52]-[.I52])/[.I52]" office:value-type="float" office:value="0.00033871724392474" calcext:value-type="float">
            <text:p>0,0003387172</text:p>
          </table:table-cell>
          <table:table-cell table:style-name="ce7" table:formula="of:=[.D52]" office:value-type="float" office:value="0.021690678" calcext:value-type="float">
            <text:p>0,021690678</text:p>
          </table:table-cell>
          <table:table-cell table:style-name="ce6" table:formula="of:=100*([.E52]-[.I52])/[.I52]" office:value-type="float" office:value="0.00033871724392474" calcext:value-type="float">
            <text:p>0,0003387172</text:p>
          </table:table-cell>
          <table:table-cell table:style-name="ce7" table:formula="of:=[.F52]" office:value-type="float" office:value="0.027785517" calcext:value-type="float">
            <text:p>0,027785517</text:p>
          </table:table-cell>
          <table:table-cell table:style-name="ce6" table:formula="of:=100*([.G52]-[.I52])/[.I52]" office:value-type="float" office:value="-3.65103317227328" calcext:value-type="float">
            <text:p>-3,6510331723</text:p>
          </table:table-cell>
          <table:table-cell table:style-name="ce7" table:formula="of:=[.H52]" office:value-type="float" office:value="0.058488372" calcext:value-type="float">
            <text:p>0,058488372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66_n30_m18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18.093" calcext:value-type="float">
            <text:p>118,093</text:p>
          </table:table-cell>
          <table:table-cell table:style-name="ce3" office:value-type="float" office:value="0.02995563" calcext:value-type="float">
            <text:p>0,02995563</text:p>
          </table:table-cell>
          <table:table-cell table:style-name="ce3" office:value-type="float" office:value="117.587" calcext:value-type="float">
            <text:p>117,587</text:p>
          </table:table-cell>
          <table:table-cell table:style-name="ce3" office:value-type="float" office:value="0.028803801" calcext:value-type="float">
            <text:p>0,028803801</text:p>
          </table:table-cell>
          <table:table-cell table:style-name="ce3" office:value-type="float" office:value="107.14" calcext:value-type="float">
            <text:p>107,14</text:p>
          </table:table-cell>
          <table:table-cell table:style-name="ce3" office:value-type="float" office:value="0.068562349" calcext:value-type="float">
            <text:p>0,068562349</text:p>
          </table:table-cell>
          <table:table-cell table:style-name="ce3" office:value-type="float" office:value="118.0926" calcext:value-type="float">
            <text:p>118,0926</text:p>
          </table:table-cell>
          <table:table-cell/>
          <table:table-cell table:style-name="ce7" table:formula="of:=100*([.C53]-[.I53])/[.I53]" office:value-type="float" office:value="0.00033871724392474" calcext:value-type="float">
            <text:p>0,0003387172</text:p>
          </table:table-cell>
          <table:table-cell table:style-name="ce7" table:formula="of:=[.D53]" office:value-type="float" office:value="0.02995563" calcext:value-type="float">
            <text:p>0,02995563</text:p>
          </table:table-cell>
          <table:table-cell table:style-name="ce6" table:formula="of:=100*([.E53]-[.I53])/[.I53]" office:value-type="float" office:value="-0.42813859632187" calcext:value-type="float">
            <text:p>-0,4281385963</text:p>
          </table:table-cell>
          <table:table-cell table:style-name="ce7" table:formula="of:=[.F53]" office:value-type="float" office:value="0.028803801" calcext:value-type="float">
            <text:p>0,028803801</text:p>
          </table:table-cell>
          <table:table-cell table:style-name="ce6" table:formula="of:=100*([.G53]-[.I53])/[.I53]" office:value-type="float" office:value="-9.27458621454689" calcext:value-type="float">
            <text:p>-9,2745862145</text:p>
          </table:table-cell>
          <table:table-cell table:style-name="ce7" table:formula="of:=[.H53]" office:value-type="float" office:value="0.068562349" calcext:value-type="float">
            <text:p>0,06856234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67_n30_m18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03.384" calcext:value-type="float">
            <text:p>103,384</text:p>
          </table:table-cell>
          <table:table-cell table:style-name="ce3" office:value-type="float" office:value="0.014339115" calcext:value-type="float">
            <text:p>0,014339115</text:p>
          </table:table-cell>
          <table:table-cell table:style-name="ce3" office:value-type="float" office:value="107.759" calcext:value-type="float">
            <text:p>107,759</text:p>
          </table:table-cell>
          <table:table-cell table:style-name="ce3" office:value-type="float" office:value="0.028844664" calcext:value-type="float">
            <text:p>0,028844664</text:p>
          </table:table-cell>
          <table:table-cell table:style-name="ce3" office:value-type="float" office:value="95.9369" calcext:value-type="float">
            <text:p>95,9369</text:p>
          </table:table-cell>
          <table:table-cell table:style-name="ce3" office:value-type="float" office:value="0.058751606" calcext:value-type="float">
            <text:p>0,058751606</text:p>
          </table:table-cell>
          <table:table-cell table:style-name="ce3" office:value-type="float" office:value="107.7586" calcext:value-type="float">
            <text:p>107,7586</text:p>
          </table:table-cell>
          <table:table-cell/>
          <table:table-cell table:style-name="ce7" table:formula="of:=100*([.C54]-[.I54])/[.I54]" office:value-type="float" office:value="-4.05962957944888" calcext:value-type="float">
            <text:p>-4,0596295794</text:p>
          </table:table-cell>
          <table:table-cell table:style-name="ce7" table:formula="of:=[.D54]" office:value-type="float" office:value="0.014339115" calcext:value-type="float">
            <text:p>0,014339115</text:p>
          </table:table-cell>
          <table:table-cell table:style-name="ce6" table:formula="of:=100*([.E54]-[.I54])/[.I54]" office:value-type="float" office:value="0.000371200071269549" calcext:value-type="float">
            <text:p>0,0003712001</text:p>
          </table:table-cell>
          <table:table-cell table:style-name="ce7" table:formula="of:=[.F54]" office:value-type="float" office:value="0.028844664" calcext:value-type="float">
            <text:p>0,028844664</text:p>
          </table:table-cell>
          <table:table-cell table:style-name="ce6" table:formula="of:=100*([.G54]-[.I54])/[.I54]" office:value-type="float" office:value="-10.9705397063436" calcext:value-type="float">
            <text:p>-10,9705397063</text:p>
          </table:table-cell>
          <table:table-cell table:style-name="ce7" table:formula="of:=[.H54]" office:value-type="float" office:value="0.058751606" calcext:value-type="float">
            <text:p>0,058751606</text:p>
          </table:table-cell>
          <table:table-cell/>
          <table:table-cell table:style-name="ce10" table:formula="of:=[.A54]" office:value-type="string" office:string-value="GKD-Ia_67_n30_m18,txt" calcext:value-type="string">
            <text:p>GKD-Ia_67_n30_m18,txt</text:p>
          </table:table-cell>
          <table:table-cell table:style-name="ce13" table:formula="of:=AVERAGE([.K54:.K56])" office:value-type="float" office:value="-4.05962957944888" calcext:value-type="float">
            <text:p>-4,06</text:p>
          </table:table-cell>
          <table:table-cell table:style-name="ce14" table:formula="of:=AVERAGE([.L54:.L56])" office:value-type="float" office:value="0.015545179" calcext:value-type="float">
            <text:p>0,016</text:p>
          </table:table-cell>
          <table:table-cell table:style-name="ce13" table:formula="of:=AVERAGE([.M54:.M56])" office:value-type="float" office:value="0.000371200071269549" calcext:value-type="float">
            <text:p>0,00</text:p>
          </table:table-cell>
          <table:table-cell table:style-name="ce14" table:formula="of:=AVERAGE([.N54:.N56])" office:value-type="float" office:value="0.0281582376666667" calcext:value-type="float">
            <text:p>0,028</text:p>
          </table:table-cell>
          <table:table-cell table:style-name="ce13" table:formula="of:=AVERAGE([.O54:.O56])" office:value-type="float" office:value="-10.0033779206486" calcext:value-type="float">
            <text:p>-10,00</text:p>
          </table:table-cell>
          <table:table-cell table:style-name="ce14" table:formula="of:=AVERAGE([.P54:.P56])" office:value-type="float" office:value="0.0587737923333333" calcext:value-type="float">
            <text:p>0,05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67_n30_m18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03.384" calcext:value-type="float">
            <text:p>103,384</text:p>
          </table:table-cell>
          <table:table-cell table:style-name="ce3" office:value-type="float" office:value="0.015199553" calcext:value-type="float">
            <text:p>0,015199553</text:p>
          </table:table-cell>
          <table:table-cell table:style-name="ce3" office:value-type="float" office:value="107.759" calcext:value-type="float">
            <text:p>107,759</text:p>
          </table:table-cell>
          <table:table-cell table:style-name="ce3" office:value-type="float" office:value="0.027539607" calcext:value-type="float">
            <text:p>0,027539607</text:p>
          </table:table-cell>
          <table:table-cell table:style-name="ce3" office:value-type="float" office:value="95.9369" calcext:value-type="float">
            <text:p>95,9369</text:p>
          </table:table-cell>
          <table:table-cell table:style-name="ce3" office:value-type="float" office:value="0.05856073" calcext:value-type="float">
            <text:p>0,05856073</text:p>
          </table:table-cell>
          <table:table-cell table:style-name="ce3" office:value-type="float" office:value="107.7586" calcext:value-type="float">
            <text:p>107,7586</text:p>
          </table:table-cell>
          <table:table-cell/>
          <table:table-cell table:style-name="ce7" table:formula="of:=100*([.C55]-[.I55])/[.I55]" office:value-type="float" office:value="-4.05962957944888" calcext:value-type="float">
            <text:p>-4,0596295794</text:p>
          </table:table-cell>
          <table:table-cell table:style-name="ce7" table:formula="of:=[.D55]" office:value-type="float" office:value="0.015199553" calcext:value-type="float">
            <text:p>0,015199553</text:p>
          </table:table-cell>
          <table:table-cell table:style-name="ce6" table:formula="of:=100*([.E55]-[.I55])/[.I55]" office:value-type="float" office:value="0.000371200071269549" calcext:value-type="float">
            <text:p>0,0003712001</text:p>
          </table:table-cell>
          <table:table-cell table:style-name="ce7" table:formula="of:=[.F55]" office:value-type="float" office:value="0.027539607" calcext:value-type="float">
            <text:p>0,027539607</text:p>
          </table:table-cell>
          <table:table-cell table:style-name="ce6" table:formula="of:=100*([.G55]-[.I55])/[.I55]" office:value-type="float" office:value="-10.9705397063436" calcext:value-type="float">
            <text:p>-10,9705397063</text:p>
          </table:table-cell>
          <table:table-cell table:style-name="ce7" table:formula="of:=[.H55]" office:value-type="float" office:value="0.05856073" calcext:value-type="float">
            <text:p>0,0585607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67_n30_m18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03.384" calcext:value-type="float">
            <text:p>103,384</text:p>
          </table:table-cell>
          <table:table-cell table:style-name="ce3" office:value-type="float" office:value="0.017096869" calcext:value-type="float">
            <text:p>0,017096869</text:p>
          </table:table-cell>
          <table:table-cell table:style-name="ce3" office:value-type="float" office:value="107.759" calcext:value-type="float">
            <text:p>107,759</text:p>
          </table:table-cell>
          <table:table-cell table:style-name="ce3" office:value-type="float" office:value="0.028090442" calcext:value-type="float">
            <text:p>0,028090442</text:p>
          </table:table-cell>
          <table:table-cell table:style-name="ce3" office:value-type="float" office:value="99.0635" calcext:value-type="float">
            <text:p>99,0635</text:p>
          </table:table-cell>
          <table:table-cell table:style-name="ce3" office:value-type="float" office:value="0.059009041" calcext:value-type="float">
            <text:p>0,059009041</text:p>
          </table:table-cell>
          <table:table-cell table:style-name="ce3" office:value-type="float" office:value="107.7586" calcext:value-type="float">
            <text:p>107,7586</text:p>
          </table:table-cell>
          <table:table-cell/>
          <table:table-cell table:style-name="ce7" table:formula="of:=100*([.C56]-[.I56])/[.I56]" office:value-type="float" office:value="-4.05962957944888" calcext:value-type="float">
            <text:p>-4,0596295794</text:p>
          </table:table-cell>
          <table:table-cell table:style-name="ce7" table:formula="of:=[.D56]" office:value-type="float" office:value="0.017096869" calcext:value-type="float">
            <text:p>0,017096869</text:p>
          </table:table-cell>
          <table:table-cell table:style-name="ce6" table:formula="of:=100*([.E56]-[.I56])/[.I56]" office:value-type="float" office:value="0.000371200071269549" calcext:value-type="float">
            <text:p>0,0003712001</text:p>
          </table:table-cell>
          <table:table-cell table:style-name="ce7" table:formula="of:=[.F56]" office:value-type="float" office:value="0.028090442" calcext:value-type="float">
            <text:p>0,028090442</text:p>
          </table:table-cell>
          <table:table-cell table:style-name="ce6" table:formula="of:=100*([.G56]-[.I56])/[.I56]" office:value-type="float" office:value="-8.06905434925843" calcext:value-type="float">
            <text:p>-8,0690543493</text:p>
          </table:table-cell>
          <table:table-cell table:style-name="ce7" table:formula="of:=[.H56]" office:value-type="float" office:value="0.059009041" calcext:value-type="float">
            <text:p>0,05900904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71_n30_m2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69.3403" calcext:value-type="float">
            <text:p>69,3403</text:p>
          </table:table-cell>
          <table:table-cell table:style-name="ce3" office:value-type="float" office:value="0.014862786" calcext:value-type="float">
            <text:p>0,014862786</text:p>
          </table:table-cell>
          <table:table-cell table:style-name="ce3" office:value-type="float" office:value="70.7563" calcext:value-type="float">
            <text:p>70,7563</text:p>
          </table:table-cell>
          <table:table-cell table:style-name="ce3" office:value-type="float" office:value="0.030681484" calcext:value-type="float">
            <text:p>0,030681484</text:p>
          </table:table-cell>
          <table:table-cell table:style-name="ce3" office:value-type="float" office:value="65.3484" calcext:value-type="float">
            <text:p>65,3484</text:p>
          </table:table-cell>
          <table:table-cell table:style-name="ce3" office:value-type="float" office:value="0.064246652" calcext:value-type="float">
            <text:p>0,064246652</text:p>
          </table:table-cell>
          <table:table-cell table:style-name="ce3" office:value-type="float" office:value="70.7563" calcext:value-type="float">
            <text:p>70,7563</text:p>
          </table:table-cell>
          <table:table-cell/>
          <table:table-cell table:style-name="ce7" table:formula="of:=100*([.C57]-[.I57])/[.I57]" office:value-type="float" office:value="-2.00123522569721" calcext:value-type="float">
            <text:p>-2,0012352257</text:p>
          </table:table-cell>
          <table:table-cell table:style-name="ce7" table:formula="of:=[.D57]" office:value-type="float" office:value="0.014862786" calcext:value-type="float">
            <text:p>0,014862786</text:p>
          </table:table-cell>
          <table:table-cell table:style-name="ce6" table:formula="of:=100*([.E57]-[.I57])/[.I57]" office:value-type="float" office:value="0" calcext:value-type="float">
            <text:p>0</text:p>
          </table:table-cell>
          <table:table-cell table:style-name="ce7" table:formula="of:=[.F57]" office:value-type="float" office:value="0.030681484" calcext:value-type="float">
            <text:p>0,030681484</text:p>
          </table:table-cell>
          <table:table-cell table:style-name="ce6" table:formula="of:=100*([.G57]-[.I57])/[.I57]" office:value-type="float" office:value="-7.64299433407343" calcext:value-type="float">
            <text:p>-7,6429943341</text:p>
          </table:table-cell>
          <table:table-cell table:style-name="ce7" table:formula="of:=[.H57]" office:value-type="float" office:value="0.064246652" calcext:value-type="float">
            <text:p>0,064246652</text:p>
          </table:table-cell>
          <table:table-cell/>
          <table:table-cell table:style-name="ce10" table:formula="of:=[.A57]" office:value-type="string" office:string-value="GKD-Ia_71_n30_m24,txt" calcext:value-type="string">
            <text:p>GKD-Ia_71_n30_m24,txt</text:p>
          </table:table-cell>
          <table:table-cell table:style-name="ce13" table:formula="of:=AVERAGE([.K57:.K59])" office:value-type="float" office:value="-0.667078408565738" calcext:value-type="float">
            <text:p>-0,67</text:p>
          </table:table-cell>
          <table:table-cell table:style-name="ce14" table:formula="of:=AVERAGE([.L57:.L59])" office:value-type="float" office:value="0.0143618606666667" calcext:value-type="float">
            <text:p>0,014</text:p>
          </table:table-cell>
          <table:table-cell table:style-name="ce13" table:formula="of:=AVERAGE([.M57:.M59])" office:value-type="float" office:value="0" calcext:value-type="float">
            <text:p>0,00</text:p>
          </table:table-cell>
          <table:table-cell table:style-name="ce14" table:formula="of:=AVERAGE([.N57:.N59])" office:value-type="float" office:value="0.030205516" calcext:value-type="float">
            <text:p>0,030</text:p>
          </table:table-cell>
          <table:table-cell table:style-name="ce13" table:formula="of:=AVERAGE([.O57:.O59])" office:value-type="float" office:value="-7.61110082541531" calcext:value-type="float">
            <text:p>-7,61</text:p>
          </table:table-cell>
          <table:table-cell table:style-name="ce14" table:formula="of:=AVERAGE([.P57:.P59])" office:value-type="float" office:value="0.064111485" calcext:value-type="float">
            <text:p>0,06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71_n30_m2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0.7563" calcext:value-type="float">
            <text:p>70,7563</text:p>
          </table:table-cell>
          <table:table-cell table:style-name="ce3" office:value-type="float" office:value="0.012927622" calcext:value-type="float">
            <text:p>0,012927622</text:p>
          </table:table-cell>
          <table:table-cell table:style-name="ce3" office:value-type="float" office:value="70.7563" calcext:value-type="float">
            <text:p>70,7563</text:p>
          </table:table-cell>
          <table:table-cell table:style-name="ce3" office:value-type="float" office:value="0.029728225" calcext:value-type="float">
            <text:p>0,029728225</text:p>
          </table:table-cell>
          <table:table-cell table:style-name="ce3" office:value-type="float" office:value="65.3484" calcext:value-type="float">
            <text:p>65,3484</text:p>
          </table:table-cell>
          <table:table-cell table:style-name="ce3" office:value-type="float" office:value="0.063875721" calcext:value-type="float">
            <text:p>0,063875721</text:p>
          </table:table-cell>
          <table:table-cell table:style-name="ce3" office:value-type="float" office:value="70.7563" calcext:value-type="float">
            <text:p>70,7563</text:p>
          </table:table-cell>
          <table:table-cell/>
          <table:table-cell table:style-name="ce7" table:formula="of:=100*([.C58]-[.I58])/[.I58]" office:value-type="float" office:value="0" calcext:value-type="float">
            <text:p>0</text:p>
          </table:table-cell>
          <table:table-cell table:style-name="ce7" table:formula="of:=[.D58]" office:value-type="float" office:value="0.012927622" calcext:value-type="float">
            <text:p>0,012927622</text:p>
          </table:table-cell>
          <table:table-cell table:style-name="ce6" table:formula="of:=100*([.E58]-[.I58])/[.I58]" office:value-type="float" office:value="0" calcext:value-type="float">
            <text:p>0</text:p>
          </table:table-cell>
          <table:table-cell table:style-name="ce7" table:formula="of:=[.F58]" office:value-type="float" office:value="0.029728225" calcext:value-type="float">
            <text:p>0,029728225</text:p>
          </table:table-cell>
          <table:table-cell table:style-name="ce6" table:formula="of:=100*([.G58]-[.I58])/[.I58]" office:value-type="float" office:value="-7.64299433407343" calcext:value-type="float">
            <text:p>-7,6429943341</text:p>
          </table:table-cell>
          <table:table-cell table:style-name="ce7" table:formula="of:=[.H58]" office:value-type="float" office:value="0.063875721" calcext:value-type="float">
            <text:p>0,06387572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71_n30_m2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0.7563" calcext:value-type="float">
            <text:p>70,7563</text:p>
          </table:table-cell>
          <table:table-cell table:style-name="ce3" office:value-type="float" office:value="0.015295174" calcext:value-type="float">
            <text:p>0,015295174</text:p>
          </table:table-cell>
          <table:table-cell table:style-name="ce3" office:value-type="float" office:value="70.7563" calcext:value-type="float">
            <text:p>70,7563</text:p>
          </table:table-cell>
          <table:table-cell table:style-name="ce3" office:value-type="float" office:value="0.030206839" calcext:value-type="float">
            <text:p>0,030206839</text:p>
          </table:table-cell>
          <table:table-cell table:style-name="ce3" office:value-type="float" office:value="65.4161" calcext:value-type="float">
            <text:p>65,4161</text:p>
          </table:table-cell>
          <table:table-cell table:style-name="ce3" office:value-type="float" office:value="0.064212082" calcext:value-type="float">
            <text:p>0,064212082</text:p>
          </table:table-cell>
          <table:table-cell table:style-name="ce3" office:value-type="float" office:value="70.7563" calcext:value-type="float">
            <text:p>70,7563</text:p>
          </table:table-cell>
          <table:table-cell/>
          <table:table-cell table:style-name="ce7" table:formula="of:=100*([.C59]-[.I59])/[.I59]" office:value-type="float" office:value="0" calcext:value-type="float">
            <text:p>0</text:p>
          </table:table-cell>
          <table:table-cell table:style-name="ce7" table:formula="of:=[.D59]" office:value-type="float" office:value="0.015295174" calcext:value-type="float">
            <text:p>0,015295174</text:p>
          </table:table-cell>
          <table:table-cell table:style-name="ce6" table:formula="of:=100*([.E59]-[.I59])/[.I59]" office:value-type="float" office:value="0" calcext:value-type="float">
            <text:p>0</text:p>
          </table:table-cell>
          <table:table-cell table:style-name="ce7" table:formula="of:=[.F59]" office:value-type="float" office:value="0.030206839" calcext:value-type="float">
            <text:p>0,030206839</text:p>
          </table:table-cell>
          <table:table-cell table:style-name="ce6" table:formula="of:=100*([.G59]-[.I59])/[.I59]" office:value-type="float" office:value="-7.54731380809906" calcext:value-type="float">
            <text:p>-7,5473138081</text:p>
          </table:table-cell>
          <table:table-cell table:style-name="ce7" table:formula="of:=[.H59]" office:value-type="float" office:value="0.064212082" calcext:value-type="float">
            <text:p>0,064212082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72_n30_m2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24.483" calcext:value-type="float">
            <text:p>124,483</text:p>
          </table:table-cell>
          <table:table-cell table:style-name="ce3" office:value-type="float" office:value="0.015626431" calcext:value-type="float">
            <text:p>0,015626431</text:p>
          </table:table-cell>
          <table:table-cell table:style-name="ce3" office:value-type="float" office:value="124.483" calcext:value-type="float">
            <text:p>124,483</text:p>
          </table:table-cell>
          <table:table-cell table:style-name="ce3" office:value-type="float" office:value="0.034644349" calcext:value-type="float">
            <text:p>0,034644349</text:p>
          </table:table-cell>
          <table:table-cell table:style-name="ce3" office:value-type="float" office:value="117.171" calcext:value-type="float">
            <text:p>117,171</text:p>
          </table:table-cell>
          <table:table-cell table:style-name="ce3" office:value-type="float" office:value="0.071899855" calcext:value-type="float">
            <text:p>0,071899855</text:p>
          </table:table-cell>
          <table:table-cell table:style-name="ce3" office:value-type="float" office:value="124.4833" calcext:value-type="float">
            <text:p>124,4833</text:p>
          </table:table-cell>
          <table:table-cell/>
          <table:table-cell table:style-name="ce7" table:formula="of:=100*([.C60]-[.I60])/[.I60]" office:value-type="float" office:value="-0.000240996181813744" calcext:value-type="float">
            <text:p>-0,0002409962</text:p>
          </table:table-cell>
          <table:table-cell table:style-name="ce7" table:formula="of:=[.D60]" office:value-type="float" office:value="0.015626431" calcext:value-type="float">
            <text:p>0,015626431</text:p>
          </table:table-cell>
          <table:table-cell table:style-name="ce6" table:formula="of:=100*([.E60]-[.I60])/[.I60]" office:value-type="float" office:value="-0.000240996181813744" calcext:value-type="float">
            <text:p>-0,0002409962</text:p>
          </table:table-cell>
          <table:table-cell table:style-name="ce7" table:formula="of:=[.F60]" office:value-type="float" office:value="0.034644349" calcext:value-type="float">
            <text:p>0,034644349</text:p>
          </table:table-cell>
          <table:table-cell table:style-name="ce6" table:formula="of:=100*([.G60]-[.I60])/[.I60]" office:value-type="float" office:value="-5.87412126767204" calcext:value-type="float">
            <text:p>-5,8741212677</text:p>
          </table:table-cell>
          <table:table-cell table:style-name="ce7" table:formula="of:=[.H60]" office:value-type="float" office:value="0.071899855" calcext:value-type="float">
            <text:p>0,071899855</text:p>
          </table:table-cell>
          <table:table-cell/>
          <table:table-cell table:style-name="ce10" table:formula="of:=[.A60]" office:value-type="string" office:string-value="GKD-Ia_72_n30_m24,txt" calcext:value-type="string">
            <text:p>GKD-Ia_72_n30_m24,txt</text:p>
          </table:table-cell>
          <table:table-cell table:style-name="ce13" table:formula="of:=AVERAGE([.K60:.K62])" office:value-type="float" office:value="-0.000240996181813744" calcext:value-type="float">
            <text:p>0,00</text:p>
          </table:table-cell>
          <table:table-cell table:style-name="ce14" table:formula="of:=AVERAGE([.L60:.L62])" office:value-type="float" office:value="0.015751515" calcext:value-type="float">
            <text:p>0,016</text:p>
          </table:table-cell>
          <table:table-cell table:style-name="ce13" table:formula="of:=AVERAGE([.M60:.M62])" office:value-type="float" office:value="-0.000240996181813744" calcext:value-type="float">
            <text:p>0,00</text:p>
          </table:table-cell>
          <table:table-cell table:style-name="ce14" table:formula="of:=AVERAGE([.N60:.N62])" office:value-type="float" office:value="0.0316553516666667" calcext:value-type="float">
            <text:p>0,032</text:p>
          </table:table-cell>
          <table:table-cell table:style-name="ce13" table:formula="of:=AVERAGE([.O60:.O62])" office:value-type="float" office:value="-5.87412126767204" calcext:value-type="float">
            <text:p>-5,87</text:p>
          </table:table-cell>
          <table:table-cell table:style-name="ce14" table:formula="of:=AVERAGE([.P60:.P62])" office:value-type="float" office:value="0.0682437803333333" calcext:value-type="float">
            <text:p>0,068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a_72_n30_m2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24.483" calcext:value-type="float">
            <text:p>124,483</text:p>
          </table:table-cell>
          <table:table-cell table:style-name="ce3" office:value-type="float" office:value="0.015752214" calcext:value-type="float">
            <text:p>0,015752214</text:p>
          </table:table-cell>
          <table:table-cell table:style-name="ce3" office:value-type="float" office:value="124.483" calcext:value-type="float">
            <text:p>124,483</text:p>
          </table:table-cell>
          <table:table-cell table:style-name="ce3" office:value-type="float" office:value="0.030806359" calcext:value-type="float">
            <text:p>0,030806359</text:p>
          </table:table-cell>
          <table:table-cell table:style-name="ce3" office:value-type="float" office:value="117.171" calcext:value-type="float">
            <text:p>117,171</text:p>
          </table:table-cell>
          <table:table-cell table:style-name="ce3" office:value-type="float" office:value="0.067233059" calcext:value-type="float">
            <text:p>0,067233059</text:p>
          </table:table-cell>
          <table:table-cell table:style-name="ce3" office:value-type="float" office:value="124.4833" calcext:value-type="float">
            <text:p>124,4833</text:p>
          </table:table-cell>
          <table:table-cell/>
          <table:table-cell table:style-name="ce7" table:formula="of:=100*([.C61]-[.I61])/[.I61]" office:value-type="float" office:value="-0.000240996181813744" calcext:value-type="float">
            <text:p>-0,0002409962</text:p>
          </table:table-cell>
          <table:table-cell table:style-name="ce7" table:formula="of:=[.D61]" office:value-type="float" office:value="0.015752214" calcext:value-type="float">
            <text:p>0,015752214</text:p>
          </table:table-cell>
          <table:table-cell table:style-name="ce6" table:formula="of:=100*([.E61]-[.I61])/[.I61]" office:value-type="float" office:value="-0.000240996181813744" calcext:value-type="float">
            <text:p>-0,0002409962</text:p>
          </table:table-cell>
          <table:table-cell table:style-name="ce7" table:formula="of:=[.F61]" office:value-type="float" office:value="0.030806359" calcext:value-type="float">
            <text:p>0,030806359</text:p>
          </table:table-cell>
          <table:table-cell table:style-name="ce6" table:formula="of:=100*([.G61]-[.I61])/[.I61]" office:value-type="float" office:value="-5.87412126767204" calcext:value-type="float">
            <text:p>-5,8741212677</text:p>
          </table:table-cell>
          <table:table-cell table:style-name="ce7" table:formula="of:=[.H61]" office:value-type="float" office:value="0.067233059" calcext:value-type="float">
            <text:p>0,06723305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a_72_n30_m24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124.483" calcext:value-type="float">
            <text:p>124,483</text:p>
          </table:table-cell>
          <table:table-cell table:style-name="ce3" office:value-type="float" office:value="0.0158759" calcext:value-type="float">
            <text:p>0,0158759</text:p>
          </table:table-cell>
          <table:table-cell table:style-name="ce3" office:value-type="float" office:value="124.483" calcext:value-type="float">
            <text:p>124,483</text:p>
          </table:table-cell>
          <table:table-cell table:style-name="ce3" office:value-type="float" office:value="0.029515347" calcext:value-type="float">
            <text:p>0,029515347</text:p>
          </table:table-cell>
          <table:table-cell table:style-name="ce3" office:value-type="float" office:value="117.171" calcext:value-type="float">
            <text:p>117,171</text:p>
          </table:table-cell>
          <table:table-cell table:style-name="ce3" office:value-type="float" office:value="0.065598427" calcext:value-type="float">
            <text:p>0,065598427</text:p>
          </table:table-cell>
          <table:table-cell table:style-name="ce3" office:value-type="float" office:value="124.4833" calcext:value-type="float">
            <text:p>124,4833</text:p>
          </table:table-cell>
          <table:table-cell/>
          <table:table-cell table:style-name="ce7" table:formula="of:=100*([.C62]-[.I62])/[.I62]" office:value-type="float" office:value="-0.000240996181813744" calcext:value-type="float">
            <text:p>-0,0002409962</text:p>
          </table:table-cell>
          <table:table-cell table:style-name="ce7" table:formula="of:=[.D62]" office:value-type="float" office:value="0.0158759" calcext:value-type="float">
            <text:p>0,0158759</text:p>
          </table:table-cell>
          <table:table-cell table:style-name="ce6" table:formula="of:=100*([.E62]-[.I62])/[.I62]" office:value-type="float" office:value="-0.000240996181813744" calcext:value-type="float">
            <text:p>-0,0002409962</text:p>
          </table:table-cell>
          <table:table-cell table:style-name="ce7" table:formula="of:=[.F62]" office:value-type="float" office:value="0.029515347" calcext:value-type="float">
            <text:p>0,029515347</text:p>
          </table:table-cell>
          <table:table-cell table:style-name="ce6" table:formula="of:=100*([.G62]-[.I62])/[.I62]" office:value-type="float" office:value="-5.87412126767204" calcext:value-type="float">
            <text:p>-5,8741212677</text:p>
          </table:table-cell>
          <table:table-cell table:style-name="ce7" table:formula="of:=[.H62]" office:value-type="float" office:value="0.065598427" calcext:value-type="float">
            <text:p>0,065598427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0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09789" calcext:value-type="float">
            <text:p>7,09789</text:p>
          </table:table-cell>
          <table:table-cell table:style-name="ce3" office:value-type="float" office:value="24.765918349" calcext:value-type="float">
            <text:p>24,765918349</text:p>
          </table:table-cell>
          <table:table-cell table:style-name="ce3" office:value-type="float" office:value="9.88433" calcext:value-type="float">
            <text:p>9,88433</text:p>
          </table:table-cell>
          <table:table-cell table:style-name="ce3" office:value-type="float" office:value="27.387448438" calcext:value-type="float">
            <text:p>27,387448438</text:p>
          </table:table-cell>
          <table:table-cell table:style-name="ce3" office:value-type="float" office:value="6.7335" calcext:value-type="float">
            <text:p>6,7335</text:p>
          </table:table-cell>
          <table:table-cell table:style-name="ce3" office:value-type="float" office:value="53.407377994" calcext:value-type="float">
            <text:p>53,407377994</text:p>
          </table:table-cell>
          <table:table-cell table:style-name="ce3" office:value-type="float" office:value="10.47" calcext:value-type="float">
            <text:p>10,47</text:p>
          </table:table-cell>
          <table:table-cell/>
          <table:table-cell table:style-name="ce7" table:formula="of:=100*([.C63]-[.I63])/[.I63]" office:value-type="float" office:value="-32.2073543457498" calcext:value-type="float">
            <text:p>-32,2073543457</text:p>
          </table:table-cell>
          <table:table-cell table:style-name="ce7" table:formula="of:=[.D63]" office:value-type="float" office:value="24.765918349" calcext:value-type="float">
            <text:p>24,765918349</text:p>
          </table:table-cell>
          <table:table-cell table:style-name="ce6" table:formula="of:=100*([.E63]-[.I63])/[.I63]" office:value-type="float" office:value="-5.5937917860554" calcext:value-type="float">
            <text:p>-5,5937917861</text:p>
          </table:table-cell>
          <table:table-cell table:style-name="ce7" table:formula="of:=[.F63]" office:value-type="float" office:value="27.387448438" calcext:value-type="float">
            <text:p>27,387448438</text:p>
          </table:table-cell>
          <table:table-cell table:style-name="ce6" table:formula="of:=100*([.G63]-[.I63])/[.I63]" office:value-type="float" office:value="-35.6876790830946" calcext:value-type="float">
            <text:p>-35,6876790831</text:p>
          </table:table-cell>
          <table:table-cell table:style-name="ce7" table:formula="of:=[.H63]" office:value-type="float" office:value="53.407377994" calcext:value-type="float">
            <text:p>53,407377994</text:p>
          </table:table-cell>
          <table:table-cell/>
          <table:table-cell table:style-name="ce10" table:formula="of:=[.A63]" office:value-type="string" office:string-value="GKD-Ic_10_n500_m50,txt" calcext:value-type="string">
            <text:p>GKD-Ic_10_n500_m50,txt</text:p>
          </table:table-cell>
          <table:table-cell table:style-name="ce13" table:formula="of:=AVERAGE([.K63:.K65])" office:value-type="float" office:value="-30.7189111747851" calcext:value-type="float">
            <text:p>-30,72</text:p>
          </table:table-cell>
          <table:table-cell table:style-name="ce14" table:formula="of:=AVERAGE([.L63:.L65])" office:value-type="float" office:value="24.695587129" calcext:value-type="float">
            <text:p>24,696</text:p>
          </table:table-cell>
          <table:table-cell table:style-name="ce13" table:formula="of:=AVERAGE([.M63:.M65])" office:value-type="float" office:value="-5.37574021012417" calcext:value-type="float">
            <text:p>-5,38</text:p>
          </table:table-cell>
          <table:table-cell table:style-name="ce14" table:formula="of:=AVERAGE([.N63:.N65])" office:value-type="float" office:value="28.0043222933333" calcext:value-type="float">
            <text:p>28,004</text:p>
          </table:table-cell>
          <table:table-cell table:style-name="ce13" table:formula="of:=AVERAGE([.O63:.O65])" office:value-type="float" office:value="-34.3042661572748" calcext:value-type="float">
            <text:p>-34,30</text:p>
          </table:table-cell>
          <table:table-cell table:style-name="ce14" table:formula="of:=AVERAGE([.P63:.P65])" office:value-type="float" office:value="53.5257408343333" calcext:value-type="float">
            <text:p>53,52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0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24845" calcext:value-type="float">
            <text:p>7,24845</text:p>
          </table:table-cell>
          <table:table-cell table:style-name="ce3" office:value-type="float" office:value="24.722118225" calcext:value-type="float">
            <text:p>24,722118225</text:p>
          </table:table-cell>
          <table:table-cell table:style-name="ce3" office:value-type="float" office:value="9.78775" calcext:value-type="float">
            <text:p>9,78775</text:p>
          </table:table-cell>
          <table:table-cell table:style-name="ce3" office:value-type="float" office:value="29.096974483" calcext:value-type="float">
            <text:p>29,096974483</text:p>
          </table:table-cell>
          <table:table-cell table:style-name="ce3" office:value-type="float" office:value="7.05975" calcext:value-type="float">
            <text:p>7,05975</text:p>
          </table:table-cell>
          <table:table-cell table:style-name="ce3" office:value-type="float" office:value="53.584250557" calcext:value-type="float">
            <text:p>53,584250557</text:p>
          </table:table-cell>
          <table:table-cell table:style-name="ce3" office:value-type="float" office:value="10.47" calcext:value-type="float">
            <text:p>10,47</text:p>
          </table:table-cell>
          <table:table-cell/>
          <table:table-cell table:style-name="ce7" table:formula="of:=100*([.C64]-[.I64])/[.I64]" office:value-type="float" office:value="-30.769340974212" calcext:value-type="float">
            <text:p>-30,7693409742</text:p>
          </table:table-cell>
          <table:table-cell table:style-name="ce7" table:formula="of:=[.D64]" office:value-type="float" office:value="24.722118225" calcext:value-type="float">
            <text:p>24,722118225</text:p>
          </table:table-cell>
          <table:table-cell table:style-name="ce6" table:formula="of:=100*([.E64]-[.I64])/[.I64]" office:value-type="float" office:value="-6.51623686723973" calcext:value-type="float">
            <text:p>-6,5162368672</text:p>
          </table:table-cell>
          <table:table-cell table:style-name="ce7" table:formula="of:=[.F64]" office:value-type="float" office:value="29.096974483" calcext:value-type="float">
            <text:p>29,096974483</text:p>
          </table:table-cell>
          <table:table-cell table:style-name="ce6" table:formula="of:=100*([.G64]-[.I64])/[.I64]" office:value-type="float" office:value="-32.5716332378224" calcext:value-type="float">
            <text:p>-32,5716332378</text:p>
          </table:table-cell>
          <table:table-cell table:style-name="ce7" table:formula="of:=[.H64]" office:value-type="float" office:value="53.584250557" calcext:value-type="float">
            <text:p>53,584250557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0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41485" calcext:value-type="float">
            <text:p>7,41485</text:p>
          </table:table-cell>
          <table:table-cell table:style-name="ce3" office:value-type="float" office:value="24.598724813" calcext:value-type="float">
            <text:p>24,598724813</text:p>
          </table:table-cell>
          <table:table-cell table:style-name="ce3" office:value-type="float" office:value="10.0494" calcext:value-type="float">
            <text:p>10,0494</text:p>
          </table:table-cell>
          <table:table-cell table:style-name="ce3" office:value-type="float" office:value="27.528543959" calcext:value-type="float">
            <text:p>27,528543959</text:p>
          </table:table-cell>
          <table:table-cell table:style-name="ce3" office:value-type="float" office:value="6.84178" calcext:value-type="float">
            <text:p>6,84178</text:p>
          </table:table-cell>
          <table:table-cell table:style-name="ce3" office:value-type="float" office:value="53.585593952" calcext:value-type="float">
            <text:p>53,585593952</text:p>
          </table:table-cell>
          <table:table-cell table:style-name="ce3" office:value-type="float" office:value="10.47" calcext:value-type="float">
            <text:p>10,47</text:p>
          </table:table-cell>
          <table:table-cell/>
          <table:table-cell table:style-name="ce7" table:formula="of:=100*([.C65]-[.I65])/[.I65]" office:value-type="float" office:value="-29.1800382043935" calcext:value-type="float">
            <text:p>-29,1800382044</text:p>
          </table:table-cell>
          <table:table-cell table:style-name="ce7" table:formula="of:=[.D65]" office:value-type="float" office:value="24.598724813" calcext:value-type="float">
            <text:p>24,598724813</text:p>
          </table:table-cell>
          <table:table-cell table:style-name="ce6" table:formula="of:=100*([.E65]-[.I65])/[.I65]" office:value-type="float" office:value="-4.01719197707737" calcext:value-type="float">
            <text:p>-4,0171919771</text:p>
          </table:table-cell>
          <table:table-cell table:style-name="ce7" table:formula="of:=[.F65]" office:value-type="float" office:value="27.528543959" calcext:value-type="float">
            <text:p>27,528543959</text:p>
          </table:table-cell>
          <table:table-cell table:style-name="ce6" table:formula="of:=100*([.G65]-[.I65])/[.I65]" office:value-type="float" office:value="-34.6534861509074" calcext:value-type="float">
            <text:p>-34,6534861509</text:p>
          </table:table-cell>
          <table:table-cell table:style-name="ce7" table:formula="of:=[.H65]" office:value-type="float" office:value="53.585593952" calcext:value-type="float">
            <text:p>53,585593952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1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77367" calcext:value-type="float">
            <text:p>7,77367</text:p>
          </table:table-cell>
          <table:table-cell table:style-name="ce3" office:value-type="float" office:value="24.747441977" calcext:value-type="float">
            <text:p>24,747441977</text:p>
          </table:table-cell>
          <table:table-cell table:style-name="ce3" office:value-type="float" office:value="9.89899" calcext:value-type="float">
            <text:p>9,89899</text:p>
          </table:table-cell>
          <table:table-cell table:style-name="ce3" office:value-type="float" office:value="27.995214895" calcext:value-type="float">
            <text:p>27,995214895</text:p>
          </table:table-cell>
          <table:table-cell table:style-name="ce3" office:value-type="float" office:value="6.83959" calcext:value-type="float">
            <text:p>6,83959</text:p>
          </table:table-cell>
          <table:table-cell table:style-name="ce3" office:value-type="float" office:value="53.684887442" calcext:value-type="float">
            <text:p>53,684887442</text:p>
          </table:table-cell>
          <table:table-cell table:style-name="ce3" office:value-type="float" office:value="10.47" calcext:value-type="float">
            <text:p>10,47</text:p>
          </table:table-cell>
          <table:table-cell/>
          <table:table-cell table:style-name="ce7" table:formula="of:=100*([.C66]-[.I66])/[.I66]" office:value-type="float" office:value="-25.7529130850048" calcext:value-type="float">
            <text:p>-25,752913085</text:p>
          </table:table-cell>
          <table:table-cell table:style-name="ce7" table:formula="of:=[.D66]" office:value-type="float" office:value="24.747441977" calcext:value-type="float">
            <text:p>24,747441977</text:p>
          </table:table-cell>
          <table:table-cell table:style-name="ce6" table:formula="of:=100*([.E66]-[.I66])/[.I66]" office:value-type="float" office:value="-5.45377268385865" calcext:value-type="float">
            <text:p>-5,4537726839</text:p>
          </table:table-cell>
          <table:table-cell table:style-name="ce7" table:formula="of:=[.F66]" office:value-type="float" office:value="27.995214895" calcext:value-type="float">
            <text:p>27,995214895</text:p>
          </table:table-cell>
          <table:table-cell table:style-name="ce6" table:formula="of:=100*([.G66]-[.I66])/[.I66]" office:value-type="float" office:value="-34.6744030563515" calcext:value-type="float">
            <text:p>-34,6744030564</text:p>
          </table:table-cell>
          <table:table-cell table:style-name="ce7" table:formula="of:=[.H66]" office:value-type="float" office:value="53.684887442" calcext:value-type="float">
            <text:p>53,684887442</text:p>
          </table:table-cell>
          <table:table-cell/>
          <table:table-cell table:style-name="ce10" table:formula="of:=[.A66]" office:value-type="string" office:string-value="GKD-Ic_11_n500_m50,txt" calcext:value-type="string">
            <text:p>GKD-Ic_11_n500_m50,txt</text:p>
          </table:table-cell>
          <table:table-cell table:style-name="ce13" table:formula="of:=AVERAGE([.K66:.K68])" office:value-type="float" office:value="-24.713053167781" calcext:value-type="float">
            <text:p>-24,71</text:p>
          </table:table-cell>
          <table:table-cell table:style-name="ce14" table:formula="of:=AVERAGE([.L66:.L68])" office:value-type="float" office:value="24.435523543" calcext:value-type="float">
            <text:p>24,436</text:p>
          </table:table-cell>
          <table:table-cell table:style-name="ce13" table:formula="of:=AVERAGE([.M66:.M68])" office:value-type="float" office:value="-5.90585800700414" calcext:value-type="float">
            <text:p>-5,91</text:p>
          </table:table-cell>
          <table:table-cell table:style-name="ce14" table:formula="of:=AVERAGE([.N66:.N68])" office:value-type="float" office:value="28.022682842" calcext:value-type="float">
            <text:p>28,023</text:p>
          </table:table-cell>
          <table:table-cell table:style-name="ce13" table:formula="of:=AVERAGE([.O66:.O68])" office:value-type="float" office:value="-34.9593123209169" calcext:value-type="float">
            <text:p>-34,96</text:p>
          </table:table-cell>
          <table:table-cell table:style-name="ce14" table:formula="of:=AVERAGE([.P66:.P68])" office:value-type="float" office:value="53.8961544616667" calcext:value-type="float">
            <text:p>53,89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1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81729" calcext:value-type="float">
            <text:p>7,81729</text:p>
          </table:table-cell>
          <table:table-cell table:style-name="ce3" office:value-type="float" office:value="24.171973129" calcext:value-type="float">
            <text:p>24,171973129</text:p>
          </table:table-cell>
          <table:table-cell table:style-name="ce3" office:value-type="float" office:value="9.80306" calcext:value-type="float">
            <text:p>9,80306</text:p>
          </table:table-cell>
          <table:table-cell table:style-name="ce3" office:value-type="float" office:value="28.386899409" calcext:value-type="float">
            <text:p>28,386899409</text:p>
          </table:table-cell>
          <table:table-cell table:style-name="ce3" office:value-type="float" office:value="6.80073" calcext:value-type="float">
            <text:p>6,80073</text:p>
          </table:table-cell>
          <table:table-cell table:style-name="ce3" office:value-type="float" office:value="53.400173374" calcext:value-type="float">
            <text:p>53,400173374</text:p>
          </table:table-cell>
          <table:table-cell table:style-name="ce3" office:value-type="float" office:value="10.47" calcext:value-type="float">
            <text:p>10,47</text:p>
          </table:table-cell>
          <table:table-cell/>
          <table:table-cell table:style-name="ce7" table:formula="of:=100*([.C67]-[.I67])/[.I67]" office:value-type="float" office:value="-25.33629417383" calcext:value-type="float">
            <text:p>-25,3362941738</text:p>
          </table:table-cell>
          <table:table-cell table:style-name="ce7" table:formula="of:=[.D67]" office:value-type="float" office:value="24.171973129" calcext:value-type="float">
            <text:p>24,171973129</text:p>
          </table:table-cell>
          <table:table-cell table:style-name="ce6" table:formula="of:=100*([.E67]-[.I67])/[.I67]" office:value-type="float" office:value="-6.37000955109838" calcext:value-type="float">
            <text:p>-6,3700095511</text:p>
          </table:table-cell>
          <table:table-cell table:style-name="ce7" table:formula="of:=[.F67]" office:value-type="float" office:value="28.386899409" calcext:value-type="float">
            <text:p>28,386899409</text:p>
          </table:table-cell>
          <table:table-cell table:style-name="ce6" table:formula="of:=100*([.G67]-[.I67])/[.I67]" office:value-type="float" office:value="-35.045558739255" calcext:value-type="float">
            <text:p>-35,0455587393</text:p>
          </table:table-cell>
          <table:table-cell table:style-name="ce7" table:formula="of:=[.H67]" office:value-type="float" office:value="53.400173374" calcext:value-type="float">
            <text:p>53,40017337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1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8.05667" calcext:value-type="float">
            <text:p>8,05667</text:p>
          </table:table-cell>
          <table:table-cell table:style-name="ce3" office:value-type="float" office:value="24.387155523" calcext:value-type="float">
            <text:p>24,387155523</text:p>
          </table:table-cell>
          <table:table-cell table:style-name="ce3" office:value-type="float" office:value="9.85292" calcext:value-type="float">
            <text:p>9,85292</text:p>
          </table:table-cell>
          <table:table-cell table:style-name="ce3" office:value-type="float" office:value="27.685934222" calcext:value-type="float">
            <text:p>27,685934222</text:p>
          </table:table-cell>
          <table:table-cell table:style-name="ce3" office:value-type="float" office:value="6.78896" calcext:value-type="float">
            <text:p>6,78896</text:p>
          </table:table-cell>
          <table:table-cell table:style-name="ce3" office:value-type="float" office:value="54.603402569" calcext:value-type="float">
            <text:p>54,603402569</text:p>
          </table:table-cell>
          <table:table-cell table:style-name="ce3" office:value-type="float" office:value="10.47" calcext:value-type="float">
            <text:p>10,47</text:p>
          </table:table-cell>
          <table:table-cell/>
          <table:table-cell table:style-name="ce7" table:formula="of:=100*([.C68]-[.I68])/[.I68]" office:value-type="float" office:value="-23.0499522445081" calcext:value-type="float">
            <text:p>-23,0499522445</text:p>
          </table:table-cell>
          <table:table-cell table:style-name="ce7" table:formula="of:=[.D68]" office:value-type="float" office:value="24.387155523" calcext:value-type="float">
            <text:p>24,387155523</text:p>
          </table:table-cell>
          <table:table-cell table:style-name="ce6" table:formula="of:=100*([.E68]-[.I68])/[.I68]" office:value-type="float" office:value="-5.89379178605539" calcext:value-type="float">
            <text:p>-5,8937917861</text:p>
          </table:table-cell>
          <table:table-cell table:style-name="ce7" table:formula="of:=[.F68]" office:value-type="float" office:value="27.685934222" calcext:value-type="float">
            <text:p>27,685934222</text:p>
          </table:table-cell>
          <table:table-cell table:style-name="ce6" table:formula="of:=100*([.G68]-[.I68])/[.I68]" office:value-type="float" office:value="-35.1579751671442" calcext:value-type="float">
            <text:p>-35,1579751671</text:p>
          </table:table-cell>
          <table:table-cell table:style-name="ce7" table:formula="of:=[.H68]" office:value-type="float" office:value="54.603402569" calcext:value-type="float">
            <text:p>54,60340256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2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3089" calcext:value-type="float">
            <text:p>7,3089</text:p>
          </table:table-cell>
          <table:table-cell table:style-name="ce3" office:value-type="float" office:value="24.764048203" calcext:value-type="float">
            <text:p>24,764048203</text:p>
          </table:table-cell>
          <table:table-cell table:style-name="ce3" office:value-type="float" office:value="9.80408" calcext:value-type="float">
            <text:p>9,80408</text:p>
          </table:table-cell>
          <table:table-cell table:style-name="ce3" office:value-type="float" office:value="27.339916968" calcext:value-type="float">
            <text:p>27,339916968</text:p>
          </table:table-cell>
          <table:table-cell table:style-name="ce3" office:value-type="float" office:value="6.75722" calcext:value-type="float">
            <text:p>6,75722</text:p>
          </table:table-cell>
          <table:table-cell table:style-name="ce3" office:value-type="float" office:value="53.536416958" calcext:value-type="float">
            <text:p>53,536416958</text:p>
          </table:table-cell>
          <table:table-cell table:style-name="ce3" office:value-type="float" office:value="10.38" calcext:value-type="float">
            <text:p>10,38</text:p>
          </table:table-cell>
          <table:table-cell/>
          <table:table-cell table:style-name="ce7" table:formula="of:=100*([.C69]-[.I69])/[.I69]" office:value-type="float" office:value="-29.5867052023121" calcext:value-type="float">
            <text:p>-29,5867052023</text:p>
          </table:table-cell>
          <table:table-cell table:style-name="ce7" table:formula="of:=[.D69]" office:value-type="float" office:value="24.764048203" calcext:value-type="float">
            <text:p>24,764048203</text:p>
          </table:table-cell>
          <table:table-cell table:style-name="ce6" table:formula="of:=100*([.E69]-[.I69])/[.I69]" office:value-type="float" office:value="-5.54836223506744" calcext:value-type="float">
            <text:p>-5,5483622351</text:p>
          </table:table-cell>
          <table:table-cell table:style-name="ce7" table:formula="of:=[.F69]" office:value-type="float" office:value="27.339916968" calcext:value-type="float">
            <text:p>27,339916968</text:p>
          </table:table-cell>
          <table:table-cell table:style-name="ce6" table:formula="of:=100*([.G69]-[.I69])/[.I69]" office:value-type="float" office:value="-34.9015414258189" calcext:value-type="float">
            <text:p>-34,9015414258</text:p>
          </table:table-cell>
          <table:table-cell table:style-name="ce7" table:formula="of:=[.H69]" office:value-type="float" office:value="53.536416958" calcext:value-type="float">
            <text:p>53,536416958</text:p>
          </table:table-cell>
          <table:table-cell/>
          <table:table-cell table:style-name="ce10" table:formula="of:=[.A69]" office:value-type="string" office:string-value="GKD-Ic_12_n500_m50,txt" calcext:value-type="string">
            <text:p>GKD-Ic_12_n500_m50,txt</text:p>
          </table:table-cell>
          <table:table-cell table:style-name="ce13" table:formula="of:=AVERAGE([.K69:.K71])" office:value-type="float" office:value="-26.989466923571" calcext:value-type="float">
            <text:p>-26,99</text:p>
          </table:table-cell>
          <table:table-cell table:style-name="ce14" table:formula="of:=AVERAGE([.L69:.L71])" office:value-type="float" office:value="24.5888006403333" calcext:value-type="float">
            <text:p>24,589</text:p>
          </table:table-cell>
          <table:table-cell table:style-name="ce13" table:formula="of:=AVERAGE([.M69:.M71])" office:value-type="float" office:value="-4.95722543352601" calcext:value-type="float">
            <text:p>-4,96</text:p>
          </table:table-cell>
          <table:table-cell table:style-name="ce14" table:formula="of:=AVERAGE([.N69:.N71])" office:value-type="float" office:value="27.34345967" calcext:value-type="float">
            <text:p>27,343</text:p>
          </table:table-cell>
          <table:table-cell table:style-name="ce13" table:formula="of:=AVERAGE([.O69:.O71])" office:value-type="float" office:value="-33.925594091201" calcext:value-type="float">
            <text:p>-33,93</text:p>
          </table:table-cell>
          <table:table-cell table:style-name="ce14" table:formula="of:=AVERAGE([.P69:.P71])" office:value-type="float" office:value="53.593231793" calcext:value-type="float">
            <text:p>53,59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2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44849" calcext:value-type="float">
            <text:p>7,44849</text:p>
          </table:table-cell>
          <table:table-cell table:style-name="ce3" office:value-type="float" office:value="24.699382369" calcext:value-type="float">
            <text:p>24,699382369</text:p>
          </table:table-cell>
          <table:table-cell table:style-name="ce3" office:value-type="float" office:value="9.93932" calcext:value-type="float">
            <text:p>9,93932</text:p>
          </table:table-cell>
          <table:table-cell table:style-name="ce3" office:value-type="float" office:value="27.444180513" calcext:value-type="float">
            <text:p>27,444180513</text:p>
          </table:table-cell>
          <table:table-cell table:style-name="ce3" office:value-type="float" office:value="7.06187" calcext:value-type="float">
            <text:p>7,06187</text:p>
          </table:table-cell>
          <table:table-cell table:style-name="ce3" office:value-type="float" office:value="53.535559725" calcext:value-type="float">
            <text:p>53,535559725</text:p>
          </table:table-cell>
          <table:table-cell table:style-name="ce3" office:value-type="float" office:value="10.38" calcext:value-type="float">
            <text:p>10,38</text:p>
          </table:table-cell>
          <table:table-cell/>
          <table:table-cell table:style-name="ce7" table:formula="of:=100*([.C70]-[.I70])/[.I70]" office:value-type="float" office:value="-28.2419075144509" calcext:value-type="float">
            <text:p>-28,2419075145</text:p>
          </table:table-cell>
          <table:table-cell table:style-name="ce7" table:formula="of:=[.D70]" office:value-type="float" office:value="24.699382369" calcext:value-type="float">
            <text:p>24,699382369</text:p>
          </table:table-cell>
          <table:table-cell table:style-name="ce6" table:formula="of:=100*([.E70]-[.I70])/[.I70]" office:value-type="float" office:value="-4.24547206165704" calcext:value-type="float">
            <text:p>-4,2454720617</text:p>
          </table:table-cell>
          <table:table-cell table:style-name="ce7" table:formula="of:=[.F70]" office:value-type="float" office:value="27.444180513" calcext:value-type="float">
            <text:p>27,444180513</text:p>
          </table:table-cell>
          <table:table-cell table:style-name="ce6" table:formula="of:=100*([.G70]-[.I70])/[.I70]" office:value-type="float" office:value="-31.966570327553" calcext:value-type="float">
            <text:p>-31,9665703276</text:p>
          </table:table-cell>
          <table:table-cell table:style-name="ce7" table:formula="of:=[.H70]" office:value-type="float" office:value="53.535559725" calcext:value-type="float">
            <text:p>53,535559725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2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97809" calcext:value-type="float">
            <text:p>7,97809</text:p>
          </table:table-cell>
          <table:table-cell table:style-name="ce3" office:value-type="float" office:value="24.302971349" calcext:value-type="float">
            <text:p>24,302971349</text:p>
          </table:table-cell>
          <table:table-cell table:style-name="ce3" office:value-type="float" office:value="9.85292" calcext:value-type="float">
            <text:p>9,85292</text:p>
          </table:table-cell>
          <table:table-cell table:style-name="ce3" office:value-type="float" office:value="27.246281529" calcext:value-type="float">
            <text:p>27,246281529</text:p>
          </table:table-cell>
          <table:table-cell table:style-name="ce3" office:value-type="float" office:value="6.75648" calcext:value-type="float">
            <text:p>6,75648</text:p>
          </table:table-cell>
          <table:table-cell table:style-name="ce3" office:value-type="float" office:value="53.707718696" calcext:value-type="float">
            <text:p>53,707718696</text:p>
          </table:table-cell>
          <table:table-cell table:style-name="ce3" office:value-type="float" office:value="10.38" calcext:value-type="float">
            <text:p>10,38</text:p>
          </table:table-cell>
          <table:table-cell/>
          <table:table-cell table:style-name="ce7" table:formula="of:=100*([.C71]-[.I71])/[.I71]" office:value-type="float" office:value="-23.1397880539499" calcext:value-type="float">
            <text:p>-23,139788054</text:p>
          </table:table-cell>
          <table:table-cell table:style-name="ce7" table:formula="of:=[.D71]" office:value-type="float" office:value="24.302971349" calcext:value-type="float">
            <text:p>24,302971349</text:p>
          </table:table-cell>
          <table:table-cell table:style-name="ce6" table:formula="of:=100*([.E71]-[.I71])/[.I71]" office:value-type="float" office:value="-5.07784200385356" calcext:value-type="float">
            <text:p>-5,0778420039</text:p>
          </table:table-cell>
          <table:table-cell table:style-name="ce7" table:formula="of:=[.F71]" office:value-type="float" office:value="27.246281529" calcext:value-type="float">
            <text:p>27,246281529</text:p>
          </table:table-cell>
          <table:table-cell table:style-name="ce6" table:formula="of:=100*([.G71]-[.I71])/[.I71]" office:value-type="float" office:value="-34.9086705202312" calcext:value-type="float">
            <text:p>-34,9086705202</text:p>
          </table:table-cell>
          <table:table-cell table:style-name="ce7" table:formula="of:=[.H71]" office:value-type="float" office:value="53.707718696" calcext:value-type="float">
            <text:p>53,707718696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3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1631" calcext:value-type="float">
            <text:p>7,1631</text:p>
          </table:table-cell>
          <table:table-cell table:style-name="ce3" office:value-type="float" office:value="24.760907655" calcext:value-type="float">
            <text:p>24,760907655</text:p>
          </table:table-cell>
          <table:table-cell table:style-name="ce3" office:value-type="float" office:value="9.78417" calcext:value-type="float">
            <text:p>9,78417</text:p>
          </table:table-cell>
          <table:table-cell table:style-name="ce3" office:value-type="float" office:value="27.655400665" calcext:value-type="float">
            <text:p>27,655400665</text:p>
          </table:table-cell>
          <table:table-cell table:style-name="ce3" office:value-type="float" office:value="6.66258" calcext:value-type="float">
            <text:p>6,66258</text:p>
          </table:table-cell>
          <table:table-cell table:style-name="ce3" office:value-type="float" office:value="53.547492807" calcext:value-type="float">
            <text:p>53,547492807</text:p>
          </table:table-cell>
          <table:table-cell table:style-name="ce3" office:value-type="float" office:value="10.29" calcext:value-type="float">
            <text:p>10,29</text:p>
          </table:table-cell>
          <table:table-cell/>
          <table:table-cell table:style-name="ce7" table:formula="of:=100*([.C72]-[.I72])/[.I72]" office:value-type="float" office:value="-30.3877551020408" calcext:value-type="float">
            <text:p>-30,387755102</text:p>
          </table:table-cell>
          <table:table-cell table:style-name="ce7" table:formula="of:=[.D72]" office:value-type="float" office:value="24.760907655" calcext:value-type="float">
            <text:p>24,760907655</text:p>
          </table:table-cell>
          <table:table-cell table:style-name="ce6" table:formula="of:=100*([.E72]-[.I72])/[.I72]" office:value-type="float" office:value="-4.91574344023323" calcext:value-type="float">
            <text:p>-4,9157434402</text:p>
          </table:table-cell>
          <table:table-cell table:style-name="ce7" table:formula="of:=[.F72]" office:value-type="float" office:value="27.655400665" calcext:value-type="float">
            <text:p>27,655400665</text:p>
          </table:table-cell>
          <table:table-cell table:style-name="ce6" table:formula="of:=100*([.G72]-[.I72])/[.I72]" office:value-type="float" office:value="-35.2518950437318" calcext:value-type="float">
            <text:p>-35,2518950437</text:p>
          </table:table-cell>
          <table:table-cell table:style-name="ce7" table:formula="of:=[.H72]" office:value-type="float" office:value="53.547492807" calcext:value-type="float">
            <text:p>53,547492807</text:p>
          </table:table-cell>
          <table:table-cell/>
          <table:table-cell table:style-name="ce10" table:formula="of:=[.A72]" office:value-type="string" office:string-value="GKD-Ic_13_n500_m50,txt" calcext:value-type="string">
            <text:p>GKD-Ic_13_n500_m50,txt</text:p>
          </table:table-cell>
          <table:table-cell table:style-name="ce13" table:formula="of:=AVERAGE([.K72:.K74])" office:value-type="float" office:value="-26.9219306770327" calcext:value-type="float">
            <text:p>-26,92</text:p>
          </table:table-cell>
          <table:table-cell table:style-name="ce14" table:formula="of:=AVERAGE([.L72:.L74])" office:value-type="float" office:value="24.4268939483333" calcext:value-type="float">
            <text:p>24,427</text:p>
          </table:table-cell>
          <table:table-cell table:style-name="ce13" table:formula="of:=AVERAGE([.M72:.M74])" office:value-type="float" office:value="-5.12189828312277" calcext:value-type="float">
            <text:p>-5,12</text:p>
          </table:table-cell>
          <table:table-cell table:style-name="ce14" table:formula="of:=AVERAGE([.N72:.N74])" office:value-type="float" office:value="27.689379614" calcext:value-type="float">
            <text:p>27,689</text:p>
          </table:table-cell>
          <table:table-cell table:style-name="ce13" table:formula="of:=AVERAGE([.O72:.O74])" office:value-type="float" office:value="-35.8496274700356" calcext:value-type="float">
            <text:p>-35,85</text:p>
          </table:table-cell>
          <table:table-cell table:style-name="ce14" table:formula="of:=AVERAGE([.P72:.P74])" office:value-type="float" office:value="53.9926790793333" calcext:value-type="float">
            <text:p>53,99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3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69805" calcext:value-type="float">
            <text:p>7,69805</text:p>
          </table:table-cell>
          <table:table-cell table:style-name="ce3" office:value-type="float" office:value="24.075850286" calcext:value-type="float">
            <text:p>24,075850286</text:p>
          </table:table-cell>
          <table:table-cell table:style-name="ce3" office:value-type="float" office:value="9.71185" calcext:value-type="float">
            <text:p>9,71185</text:p>
          </table:table-cell>
          <table:table-cell table:style-name="ce3" office:value-type="float" office:value="27.868961619" calcext:value-type="float">
            <text:p>27,868961619</text:p>
          </table:table-cell>
          <table:table-cell table:style-name="ce3" office:value-type="float" office:value="6.49384" calcext:value-type="float">
            <text:p>6,49384</text:p>
          </table:table-cell>
          <table:table-cell table:style-name="ce3" office:value-type="float" office:value="53.559390491" calcext:value-type="float">
            <text:p>53,559390491</text:p>
          </table:table-cell>
          <table:table-cell table:style-name="ce3" office:value-type="float" office:value="10.29" calcext:value-type="float">
            <text:p>10,29</text:p>
          </table:table-cell>
          <table:table-cell/>
          <table:table-cell table:style-name="ce7" table:formula="of:=100*([.C73]-[.I73])/[.I73]" office:value-type="float" office:value="-25.1890184645287" calcext:value-type="float">
            <text:p>-25,1890184645</text:p>
          </table:table-cell>
          <table:table-cell table:style-name="ce7" table:formula="of:=[.D73]" office:value-type="float" office:value="24.075850286" calcext:value-type="float">
            <text:p>24,075850286</text:p>
          </table:table-cell>
          <table:table-cell table:style-name="ce6" table:formula="of:=100*([.E73]-[.I73])/[.I73]" office:value-type="float" office:value="-5.61856171039844" calcext:value-type="float">
            <text:p>-5,6185617104</text:p>
          </table:table-cell>
          <table:table-cell table:style-name="ce7" table:formula="of:=[.F73]" office:value-type="float" office:value="27.868961619" calcext:value-type="float">
            <text:p>27,868961619</text:p>
          </table:table-cell>
          <table:table-cell table:style-name="ce6" table:formula="of:=100*([.G73]-[.I73])/[.I73]" office:value-type="float" office:value="-36.891739552964" calcext:value-type="float">
            <text:p>-36,891739553</text:p>
          </table:table-cell>
          <table:table-cell table:style-name="ce7" table:formula="of:=[.H73]" office:value-type="float" office:value="53.559390491" calcext:value-type="float">
            <text:p>53,55939049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3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69805" calcext:value-type="float">
            <text:p>7,69805</text:p>
          </table:table-cell>
          <table:table-cell table:style-name="ce3" office:value-type="float" office:value="24.443923904" calcext:value-type="float">
            <text:p>24,443923904</text:p>
          </table:table-cell>
          <table:table-cell table:style-name="ce3" office:value-type="float" office:value="9.79285" calcext:value-type="float">
            <text:p>9,79285</text:p>
          </table:table-cell>
          <table:table-cell table:style-name="ce3" office:value-type="float" office:value="27.543776558" calcext:value-type="float">
            <text:p>27,543776558</text:p>
          </table:table-cell>
          <table:table-cell table:style-name="ce3" office:value-type="float" office:value="6.6468" calcext:value-type="float">
            <text:p>6,6468</text:p>
          </table:table-cell>
          <table:table-cell table:style-name="ce3" office:value-type="float" office:value="54.87115394" calcext:value-type="float">
            <text:p>54,87115394</text:p>
          </table:table-cell>
          <table:table-cell table:style-name="ce3" office:value-type="float" office:value="10.29" calcext:value-type="float">
            <text:p>10,29</text:p>
          </table:table-cell>
          <table:table-cell/>
          <table:table-cell table:style-name="ce7" table:formula="of:=100*([.C74]-[.I74])/[.I74]" office:value-type="float" office:value="-25.1890184645287" calcext:value-type="float">
            <text:p>-25,1890184645</text:p>
          </table:table-cell>
          <table:table-cell table:style-name="ce7" table:formula="of:=[.D74]" office:value-type="float" office:value="24.443923904" calcext:value-type="float">
            <text:p>24,443923904</text:p>
          </table:table-cell>
          <table:table-cell table:style-name="ce6" table:formula="of:=100*([.E74]-[.I74])/[.I74]" office:value-type="float" office:value="-4.83138969873663" calcext:value-type="float">
            <text:p>-4,8313896987</text:p>
          </table:table-cell>
          <table:table-cell table:style-name="ce7" table:formula="of:=[.F74]" office:value-type="float" office:value="27.543776558" calcext:value-type="float">
            <text:p>27,543776558</text:p>
          </table:table-cell>
          <table:table-cell table:style-name="ce6" table:formula="of:=100*([.G74]-[.I74])/[.I74]" office:value-type="float" office:value="-35.4052478134111" calcext:value-type="float">
            <text:p>-35,4052478134</text:p>
          </table:table-cell>
          <table:table-cell table:style-name="ce7" table:formula="of:=[.H74]" office:value-type="float" office:value="54.87115394" calcext:value-type="float">
            <text:p>54,8711539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4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6.91375" calcext:value-type="float">
            <text:p>6,91375</text:p>
          </table:table-cell>
          <table:table-cell table:style-name="ce3" office:value-type="float" office:value="24.866688637" calcext:value-type="float">
            <text:p>24,866688637</text:p>
          </table:table-cell>
          <table:table-cell table:style-name="ce3" office:value-type="float" office:value="9.76064" calcext:value-type="float">
            <text:p>9,76064</text:p>
          </table:table-cell>
          <table:table-cell table:style-name="ce3" office:value-type="float" office:value="27.563986668" calcext:value-type="float">
            <text:p>27,563986668</text:p>
          </table:table-cell>
          <table:table-cell table:style-name="ce3" office:value-type="float" office:value="6.72235" calcext:value-type="float">
            <text:p>6,72235</text:p>
          </table:table-cell>
          <table:table-cell table:style-name="ce3" office:value-type="float" office:value="53.444393452" calcext:value-type="float">
            <text:p>53,444393452</text:p>
          </table:table-cell>
          <table:table-cell table:style-name="ce3" office:value-type="float" office:value="10.49" calcext:value-type="float">
            <text:p>10,49</text:p>
          </table:table-cell>
          <table:table-cell/>
          <table:table-cell table:style-name="ce7" table:formula="of:=100*([.C75]-[.I75])/[.I75]" office:value-type="float" office:value="-34.0919923736892" calcext:value-type="float">
            <text:p>-34,0919923737</text:p>
          </table:table-cell>
          <table:table-cell table:style-name="ce7" table:formula="of:=[.D75]" office:value-type="float" office:value="24.866688637" calcext:value-type="float">
            <text:p>24,866688637</text:p>
          </table:table-cell>
          <table:table-cell table:style-name="ce6" table:formula="of:=100*([.E75]-[.I75])/[.I75]" office:value-type="float" office:value="-6.95290753098189" calcext:value-type="float">
            <text:p>-6,952907531</text:p>
          </table:table-cell>
          <table:table-cell table:style-name="ce7" table:formula="of:=[.F75]" office:value-type="float" office:value="27.563986668" calcext:value-type="float">
            <text:p>27,563986668</text:p>
          </table:table-cell>
          <table:table-cell table:style-name="ce6" table:formula="of:=100*([.G75]-[.I75])/[.I75]" office:value-type="float" office:value="-35.9165872259295" calcext:value-type="float">
            <text:p>-35,9165872259</text:p>
          </table:table-cell>
          <table:table-cell table:style-name="ce7" table:formula="of:=[.H75]" office:value-type="float" office:value="53.444393452" calcext:value-type="float">
            <text:p>53,444393452</text:p>
          </table:table-cell>
          <table:table-cell/>
          <table:table-cell table:style-name="ce10" table:formula="of:=[.A75]" office:value-type="string" office:string-value="GKD-Ic_14_n500_m50,txt" calcext:value-type="string">
            <text:p>GKD-Ic_14_n500_m50,txt</text:p>
          </table:table-cell>
          <table:table-cell table:style-name="ce13" table:formula="of:=AVERAGE([.K75:.K77])" office:value-type="float" office:value="-28.1674928503336" calcext:value-type="float">
            <text:p>-28,17</text:p>
          </table:table-cell>
          <table:table-cell table:style-name="ce14" table:formula="of:=AVERAGE([.L75:.L77])" office:value-type="float" office:value="24.552439132" calcext:value-type="float">
            <text:p>24,552</text:p>
          </table:table-cell>
          <table:table-cell table:style-name="ce13" table:formula="of:=AVERAGE([.M75:.M77])" office:value-type="float" office:value="-6.99612329202415" calcext:value-type="float">
            <text:p>-7,00</text:p>
          </table:table-cell>
          <table:table-cell table:style-name="ce14" table:formula="of:=AVERAGE([.N75:.N77])" office:value-type="float" office:value="27.7859020836667" calcext:value-type="float">
            <text:p>27,786</text:p>
          </table:table-cell>
          <table:table-cell table:style-name="ce13" table:formula="of:=AVERAGE([.O75:.O77])" office:value-type="float" office:value="-35.6547187797903" calcext:value-type="float">
            <text:p>-35,65</text:p>
          </table:table-cell>
          <table:table-cell table:style-name="ce14" table:formula="of:=AVERAGE([.P75:.P77])" office:value-type="float" office:value="53.5347572033333" calcext:value-type="float">
            <text:p>53,53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4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81857" calcext:value-type="float">
            <text:p>7,81857</text:p>
          </table:table-cell>
          <table:table-cell table:style-name="ce3" office:value-type="float" office:value="24.207320152" calcext:value-type="float">
            <text:p>24,207320152</text:p>
          </table:table-cell>
          <table:table-cell table:style-name="ce3" office:value-type="float" office:value="9.70258" calcext:value-type="float">
            <text:p>9,70258</text:p>
          </table:table-cell>
          <table:table-cell table:style-name="ce3" office:value-type="float" office:value="27.783917777" calcext:value-type="float">
            <text:p>27,783917777</text:p>
          </table:table-cell>
          <table:table-cell table:style-name="ce3" office:value-type="float" office:value="6.69776" calcext:value-type="float">
            <text:p>6,69776</text:p>
          </table:table-cell>
          <table:table-cell table:style-name="ce3" office:value-type="float" office:value="53.465659427" calcext:value-type="float">
            <text:p>53,465659427</text:p>
          </table:table-cell>
          <table:table-cell table:style-name="ce3" office:value-type="float" office:value="10.49" calcext:value-type="float">
            <text:p>10,49</text:p>
          </table:table-cell>
          <table:table-cell/>
          <table:table-cell table:style-name="ce7" table:formula="of:=100*([.C76]-[.I76])/[.I76]" office:value-type="float" office:value="-25.4664442326025" calcext:value-type="float">
            <text:p>-25,4664442326</text:p>
          </table:table-cell>
          <table:table-cell table:style-name="ce7" table:formula="of:=[.D76]" office:value-type="float" office:value="24.207320152" calcext:value-type="float">
            <text:p>24,207320152</text:p>
          </table:table-cell>
          <table:table-cell table:style-name="ce6" table:formula="of:=100*([.E76]-[.I76])/[.I76]" office:value-type="float" office:value="-7.5063870352717" calcext:value-type="float">
            <text:p>-7,5063870353</text:p>
          </table:table-cell>
          <table:table-cell table:style-name="ce7" table:formula="of:=[.F76]" office:value-type="float" office:value="27.783917777" calcext:value-type="float">
            <text:p>27,783917777</text:p>
          </table:table-cell>
          <table:table-cell table:style-name="ce6" table:formula="of:=100*([.G76]-[.I76])/[.I76]" office:value-type="float" office:value="-36.1510009532889" calcext:value-type="float">
            <text:p>-36,1510009533</text:p>
          </table:table-cell>
          <table:table-cell table:style-name="ce7" table:formula="of:=[.H76]" office:value-type="float" office:value="53.465659427" calcext:value-type="float">
            <text:p>53,465659427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4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87337" calcext:value-type="float">
            <text:p>7,87337</text:p>
          </table:table-cell>
          <table:table-cell table:style-name="ce3" office:value-type="float" office:value="24.583308607" calcext:value-type="float">
            <text:p>24,583308607</text:p>
          </table:table-cell>
          <table:table-cell table:style-name="ce3" office:value-type="float" office:value="9.8051" calcext:value-type="float">
            <text:p>9,8051</text:p>
          </table:table-cell>
          <table:table-cell table:style-name="ce3" office:value-type="float" office:value="28.009801806" calcext:value-type="float">
            <text:p>28,009801806</text:p>
          </table:table-cell>
          <table:table-cell table:style-name="ce3" office:value-type="float" office:value="6.82935" calcext:value-type="float">
            <text:p>6,82935</text:p>
          </table:table-cell>
          <table:table-cell table:style-name="ce3" office:value-type="float" office:value="53.694218731" calcext:value-type="float">
            <text:p>53,694218731</text:p>
          </table:table-cell>
          <table:table-cell table:style-name="ce3" office:value-type="float" office:value="10.49" calcext:value-type="float">
            <text:p>10,49</text:p>
          </table:table-cell>
          <table:table-cell/>
          <table:table-cell table:style-name="ce7" table:formula="of:=100*([.C77]-[.I77])/[.I77]" office:value-type="float" office:value="-24.9440419447092" calcext:value-type="float">
            <text:p>-24,9440419447</text:p>
          </table:table-cell>
          <table:table-cell table:style-name="ce7" table:formula="of:=[.D77]" office:value-type="float" office:value="24.583308607" calcext:value-type="float">
            <text:p>24,583308607</text:p>
          </table:table-cell>
          <table:table-cell table:style-name="ce6" table:formula="of:=100*([.E77]-[.I77])/[.I77]" office:value-type="float" office:value="-6.52907530981888" calcext:value-type="float">
            <text:p>-6,5290753098</text:p>
          </table:table-cell>
          <table:table-cell table:style-name="ce7" table:formula="of:=[.F77]" office:value-type="float" office:value="28.009801806" calcext:value-type="float">
            <text:p>28,009801806</text:p>
          </table:table-cell>
          <table:table-cell table:style-name="ce6" table:formula="of:=100*([.G77]-[.I77])/[.I77]" office:value-type="float" office:value="-34.8965681601525" calcext:value-type="float">
            <text:p>-34,8965681602</text:p>
          </table:table-cell>
          <table:table-cell table:style-name="ce7" table:formula="of:=[.H77]" office:value-type="float" office:value="53.694218731" calcext:value-type="float">
            <text:p>53,69421873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5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6.84251" calcext:value-type="float">
            <text:p>6,84251</text:p>
          </table:table-cell>
          <table:table-cell table:style-name="ce3" office:value-type="float" office:value="24.593733882" calcext:value-type="float">
            <text:p>24,593733882</text:p>
          </table:table-cell>
          <table:table-cell table:style-name="ce3" office:value-type="float" office:value="9.8585" calcext:value-type="float">
            <text:p>9,8585</text:p>
          </table:table-cell>
          <table:table-cell table:style-name="ce3" office:value-type="float" office:value="27.829143567" calcext:value-type="float">
            <text:p>27,829143567</text:p>
          </table:table-cell>
          <table:table-cell table:style-name="ce3" office:value-type="float" office:value="6.67083" calcext:value-type="float">
            <text:p>6,67083</text:p>
          </table:table-cell>
          <table:table-cell table:style-name="ce3" office:value-type="float" office:value="53.66565986" calcext:value-type="float">
            <text:p>53,66565986</text:p>
          </table:table-cell>
          <table:table-cell table:style-name="ce3" office:value-type="float" office:value="10.61" calcext:value-type="float">
            <text:p>10,61</text:p>
          </table:table-cell>
          <table:table-cell/>
          <table:table-cell table:style-name="ce7" table:formula="of:=100*([.C78]-[.I78])/[.I78]" office:value-type="float" office:value="-35.5088595664467" calcext:value-type="float">
            <text:p>-35,5088595664</text:p>
          </table:table-cell>
          <table:table-cell table:style-name="ce7" table:formula="of:=[.D78]" office:value-type="float" office:value="24.593733882" calcext:value-type="float">
            <text:p>24,593733882</text:p>
          </table:table-cell>
          <table:table-cell table:style-name="ce6" table:formula="of:=100*([.E78]-[.I78])/[.I78]" office:value-type="float" office:value="-7.08294062205467" calcext:value-type="float">
            <text:p>-7,0829406221</text:p>
          </table:table-cell>
          <table:table-cell table:style-name="ce7" table:formula="of:=[.F78]" office:value-type="float" office:value="27.829143567" calcext:value-type="float">
            <text:p>27,829143567</text:p>
          </table:table-cell>
          <table:table-cell table:style-name="ce6" table:formula="of:=100*([.G78]-[.I78])/[.I78]" office:value-type="float" office:value="-37.1269557021678" calcext:value-type="float">
            <text:p>-37,1269557022</text:p>
          </table:table-cell>
          <table:table-cell table:style-name="ce7" table:formula="of:=[.H78]" office:value-type="float" office:value="53.66565986" calcext:value-type="float">
            <text:p>53,66565986</text:p>
          </table:table-cell>
          <table:table-cell/>
          <table:table-cell table:style-name="ce10" table:formula="of:=[.A78]" office:value-type="string" office:string-value="GKD-Ic_15_n500_m50,txt" calcext:value-type="string">
            <text:p>GKD-Ic_15_n500_m50,txt</text:p>
          </table:table-cell>
          <table:table-cell table:style-name="ce13" table:formula="of:=AVERAGE([.K78:.K80])" office:value-type="float" office:value="-33.538862708137" calcext:value-type="float">
            <text:p>-33,54</text:p>
          </table:table-cell>
          <table:table-cell table:style-name="ce14" table:formula="of:=AVERAGE([.L78:.L80])" office:value-type="float" office:value="24.5015720933333" calcext:value-type="float">
            <text:p>24,502</text:p>
          </table:table-cell>
          <table:table-cell table:style-name="ce13" table:formula="of:=AVERAGE([.M78:.M80])" office:value-type="float" office:value="-7.58209236569274" calcext:value-type="float">
            <text:p>-7,58</text:p>
          </table:table-cell>
          <table:table-cell table:style-name="ce14" table:formula="of:=AVERAGE([.N78:.N80])" office:value-type="float" office:value="27.8818377696667" calcext:value-type="float">
            <text:p>27,882</text:p>
          </table:table-cell>
          <table:table-cell table:style-name="ce13" table:formula="of:=AVERAGE([.O78:.O80])" office:value-type="float" office:value="-36.3201696512724" calcext:value-type="float">
            <text:p>-36,32</text:p>
          </table:table-cell>
          <table:table-cell table:style-name="ce14" table:formula="of:=AVERAGE([.P78:.P80])" office:value-type="float" office:value="53.86265202" calcext:value-type="float">
            <text:p>53,86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5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6.90869" calcext:value-type="float">
            <text:p>6,90869</text:p>
          </table:table-cell>
          <table:table-cell table:style-name="ce3" office:value-type="float" office:value="24.408539523" calcext:value-type="float">
            <text:p>24,408539523</text:p>
          </table:table-cell>
          <table:table-cell table:style-name="ce3" office:value-type="float" office:value="9.77906" calcext:value-type="float">
            <text:p>9,77906</text:p>
          </table:table-cell>
          <table:table-cell table:style-name="ce3" office:value-type="float" office:value="28.230869515" calcext:value-type="float">
            <text:p>28,230869515</text:p>
          </table:table-cell>
          <table:table-cell table:style-name="ce3" office:value-type="float" office:value="6.81982" calcext:value-type="float">
            <text:p>6,81982</text:p>
          </table:table-cell>
          <table:table-cell table:style-name="ce3" office:value-type="float" office:value="53.433208514" calcext:value-type="float">
            <text:p>53,433208514</text:p>
          </table:table-cell>
          <table:table-cell table:style-name="ce3" office:value-type="float" office:value="10.61" calcext:value-type="float">
            <text:p>10,61</text:p>
          </table:table-cell>
          <table:table-cell/>
          <table:table-cell table:style-name="ce7" table:formula="of:=100*([.C79]-[.I79])/[.I79]" office:value-type="float" office:value="-34.8851083883129" calcext:value-type="float">
            <text:p>-34,8851083883</text:p>
          </table:table-cell>
          <table:table-cell table:style-name="ce7" table:formula="of:=[.D79]" office:value-type="float" office:value="24.408539523" calcext:value-type="float">
            <text:p>24,408539523</text:p>
          </table:table-cell>
          <table:table-cell table:style-name="ce6" table:formula="of:=100*([.E79]-[.I79])/[.I79]" office:value-type="float" office:value="-7.83166823751178" calcext:value-type="float">
            <text:p>-7,8316682375</text:p>
          </table:table-cell>
          <table:table-cell table:style-name="ce7" table:formula="of:=[.F79]" office:value-type="float" office:value="28.230869515" calcext:value-type="float">
            <text:p>28,230869515</text:p>
          </table:table-cell>
          <table:table-cell table:style-name="ce6" table:formula="of:=100*([.G79]-[.I79])/[.I79]" office:value-type="float" office:value="-35.7227144203581" calcext:value-type="float">
            <text:p>-35,7227144204</text:p>
          </table:table-cell>
          <table:table-cell table:style-name="ce7" table:formula="of:=[.H79]" office:value-type="float" office:value="53.433208514" calcext:value-type="float">
            <text:p>53,43320851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5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40338" calcext:value-type="float">
            <text:p>7,40338</text:p>
          </table:table-cell>
          <table:table-cell table:style-name="ce3" office:value-type="float" office:value="24.502442875" calcext:value-type="float">
            <text:p>24,502442875</text:p>
          </table:table-cell>
          <table:table-cell table:style-name="ce3" office:value-type="float" office:value="9.77906" calcext:value-type="float">
            <text:p>9,77906</text:p>
          </table:table-cell>
          <table:table-cell table:style-name="ce3" office:value-type="float" office:value="27.585500227" calcext:value-type="float">
            <text:p>27,585500227</text:p>
          </table:table-cell>
          <table:table-cell table:style-name="ce3" office:value-type="float" office:value="6.77864" calcext:value-type="float">
            <text:p>6,77864</text:p>
          </table:table-cell>
          <table:table-cell table:style-name="ce3" office:value-type="float" office:value="54.489087686" calcext:value-type="float">
            <text:p>54,489087686</text:p>
          </table:table-cell>
          <table:table-cell table:style-name="ce3" office:value-type="float" office:value="10.61" calcext:value-type="float">
            <text:p>10,61</text:p>
          </table:table-cell>
          <table:table-cell/>
          <table:table-cell table:style-name="ce7" table:formula="of:=100*([.C80]-[.I80])/[.I80]" office:value-type="float" office:value="-30.2226201696513" calcext:value-type="float">
            <text:p>-30,2226201697</text:p>
          </table:table-cell>
          <table:table-cell table:style-name="ce7" table:formula="of:=[.D80]" office:value-type="float" office:value="24.502442875" calcext:value-type="float">
            <text:p>24,502442875</text:p>
          </table:table-cell>
          <table:table-cell table:style-name="ce6" table:formula="of:=100*([.E80]-[.I80])/[.I80]" office:value-type="float" office:value="-7.83166823751178" calcext:value-type="float">
            <text:p>-7,8316682375</text:p>
          </table:table-cell>
          <table:table-cell table:style-name="ce7" table:formula="of:=[.F80]" office:value-type="float" office:value="27.585500227" calcext:value-type="float">
            <text:p>27,585500227</text:p>
          </table:table-cell>
          <table:table-cell table:style-name="ce6" table:formula="of:=100*([.G80]-[.I80])/[.I80]" office:value-type="float" office:value="-36.1108388312912" calcext:value-type="float">
            <text:p>-36,1108388313</text:p>
          </table:table-cell>
          <table:table-cell table:style-name="ce7" table:formula="of:=[.H80]" office:value-type="float" office:value="54.489087686" calcext:value-type="float">
            <text:p>54,489087686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6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41552" calcext:value-type="float">
            <text:p>7,41552</text:p>
          </table:table-cell>
          <table:table-cell table:style-name="ce3" office:value-type="float" office:value="25.938851651" calcext:value-type="float">
            <text:p>25,938851651</text:p>
          </table:table-cell>
          <table:table-cell table:style-name="ce3" office:value-type="float" office:value="9.92623" calcext:value-type="float">
            <text:p>9,92623</text:p>
          </table:table-cell>
          <table:table-cell table:style-name="ce3" office:value-type="float" office:value="28.175058364" calcext:value-type="float">
            <text:p>28,175058364</text:p>
          </table:table-cell>
          <table:table-cell table:style-name="ce3" office:value-type="float" office:value="6.74166" calcext:value-type="float">
            <text:p>6,74166</text:p>
          </table:table-cell>
          <table:table-cell table:style-name="ce3" office:value-type="float" office:value="53.53287705" calcext:value-type="float">
            <text:p>53,53287705</text:p>
          </table:table-cell>
          <table:table-cell table:style-name="ce3" office:value-type="float" office:value="10.61" calcext:value-type="float">
            <text:p>10,61</text:p>
          </table:table-cell>
          <table:table-cell/>
          <table:table-cell table:style-name="ce7" table:formula="of:=100*([.C81]-[.I81])/[.I81]" office:value-type="float" office:value="-30.1081998114986" calcext:value-type="float">
            <text:p>-30,1081998115</text:p>
          </table:table-cell>
          <table:table-cell table:style-name="ce7" table:formula="of:=[.D81]" office:value-type="float" office:value="25.938851651" calcext:value-type="float">
            <text:p>25,938851651</text:p>
          </table:table-cell>
          <table:table-cell table:style-name="ce6" table:formula="of:=100*([.E81]-[.I81])/[.I81]" office:value-type="float" office:value="-6.44458058435438" calcext:value-type="float">
            <text:p>-6,4445805844</text:p>
          </table:table-cell>
          <table:table-cell table:style-name="ce7" table:formula="of:=[.F81]" office:value-type="float" office:value="28.175058364" calcext:value-type="float">
            <text:p>28,175058364</text:p>
          </table:table-cell>
          <table:table-cell table:style-name="ce6" table:formula="of:=100*([.G81]-[.I81])/[.I81]" office:value-type="float" office:value="-36.4593779453346" calcext:value-type="float">
            <text:p>-36,4593779453</text:p>
          </table:table-cell>
          <table:table-cell table:style-name="ce7" table:formula="of:=[.H81]" office:value-type="float" office:value="53.53287705" calcext:value-type="float">
            <text:p>53,53287705</text:p>
          </table:table-cell>
          <table:table-cell/>
          <table:table-cell table:style-name="ce10" table:formula="of:=[.A81]" office:value-type="string" office:string-value="GKD-Ic_16_n500_m50,txt" calcext:value-type="string">
            <text:p>GKD-Ic_16_n500_m50,txt</text:p>
          </table:table-cell>
          <table:table-cell table:style-name="ce13" table:formula="of:=AVERAGE([.K81:.K83])" office:value-type="float" office:value="-26.9809613572102" calcext:value-type="float">
            <text:p>-26,98</text:p>
          </table:table-cell>
          <table:table-cell table:style-name="ce14" table:formula="of:=AVERAGE([.L81:.L83])" office:value-type="float" office:value="24.871498581" calcext:value-type="float">
            <text:p>24,871</text:p>
          </table:table-cell>
          <table:table-cell table:style-name="ce13" table:formula="of:=AVERAGE([.M81:.M83])" office:value-type="float" office:value="-6.89924599434495" calcext:value-type="float">
            <text:p>-6,90</text:p>
          </table:table-cell>
          <table:table-cell table:style-name="ce14" table:formula="of:=AVERAGE([.N81:.N83])" office:value-type="float" office:value="28.0889552596667" calcext:value-type="float">
            <text:p>28,089</text:p>
          </table:table-cell>
          <table:table-cell table:style-name="ce13" table:formula="of:=AVERAGE([.O81:.O83])" office:value-type="float" office:value="-34.0111215834119" calcext:value-type="float">
            <text:p>-34,01</text:p>
          </table:table-cell>
          <table:table-cell table:style-name="ce14" table:formula="of:=AVERAGE([.P81:.P83])" office:value-type="float" office:value="53.509141653" calcext:value-type="float">
            <text:p>53,50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6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88289" calcext:value-type="float">
            <text:p>7,88289</text:p>
          </table:table-cell>
          <table:table-cell table:style-name="ce3" office:value-type="float" office:value="24.509340192" calcext:value-type="float">
            <text:p>24,509340192</text:p>
          </table:table-cell>
          <table:table-cell table:style-name="ce3" office:value-type="float" office:value="9.95992" calcext:value-type="float">
            <text:p>9,95992</text:p>
          </table:table-cell>
          <table:table-cell table:style-name="ce3" office:value-type="float" office:value="28.012994739" calcext:value-type="float">
            <text:p>28,012994739</text:p>
          </table:table-cell>
          <table:table-cell table:style-name="ce3" office:value-type="float" office:value="7.06329" calcext:value-type="float">
            <text:p>7,06329</text:p>
          </table:table-cell>
          <table:table-cell table:style-name="ce3" office:value-type="float" office:value="53.522510226" calcext:value-type="float">
            <text:p>53,522510226</text:p>
          </table:table-cell>
          <table:table-cell table:style-name="ce3" office:value-type="float" office:value="10.61" calcext:value-type="float">
            <text:p>10,61</text:p>
          </table:table-cell>
          <table:table-cell/>
          <table:table-cell table:style-name="ce7" table:formula="of:=100*([.C82]-[.I82])/[.I82]" office:value-type="float" office:value="-25.7032045240339" calcext:value-type="float">
            <text:p>-25,703204524</text:p>
          </table:table-cell>
          <table:table-cell table:style-name="ce7" table:formula="of:=[.D82]" office:value-type="float" office:value="24.509340192" calcext:value-type="float">
            <text:p>24,509340192</text:p>
          </table:table-cell>
          <table:table-cell table:style-name="ce6" table:formula="of:=100*([.E82]-[.I82])/[.I82]" office:value-type="float" office:value="-6.12704995287464" calcext:value-type="float">
            <text:p>-6,1270499529</text:p>
          </table:table-cell>
          <table:table-cell table:style-name="ce7" table:formula="of:=[.F82]" office:value-type="float" office:value="28.012994739" calcext:value-type="float">
            <text:p>28,012994739</text:p>
          </table:table-cell>
          <table:table-cell table:style-name="ce6" table:formula="of:=100*([.G82]-[.I82])/[.I82]" office:value-type="float" office:value="-33.4279924599434" calcext:value-type="float">
            <text:p>-33,4279924599</text:p>
          </table:table-cell>
          <table:table-cell table:style-name="ce7" table:formula="of:=[.H82]" office:value-type="float" office:value="53.522510226" calcext:value-type="float">
            <text:p>53,522510226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6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94355" calcext:value-type="float">
            <text:p>7,94355</text:p>
          </table:table-cell>
          <table:table-cell table:style-name="ce3" office:value-type="float" office:value="24.1663039" calcext:value-type="float">
            <text:p>24,1663039</text:p>
          </table:table-cell>
          <table:table-cell table:style-name="ce3" office:value-type="float" office:value="9.74782" calcext:value-type="float">
            <text:p>9,74782</text:p>
          </table:table-cell>
          <table:table-cell table:style-name="ce3" office:value-type="float" office:value="28.078812676" calcext:value-type="float">
            <text:p>28,078812676</text:p>
          </table:table-cell>
          <table:table-cell table:style-name="ce3" office:value-type="float" office:value="7.19931" calcext:value-type="float">
            <text:p>7,19931</text:p>
          </table:table-cell>
          <table:table-cell table:style-name="ce3" office:value-type="float" office:value="53.472037683" calcext:value-type="float">
            <text:p>53,472037683</text:p>
          </table:table-cell>
          <table:table-cell table:style-name="ce3" office:value-type="float" office:value="10.61" calcext:value-type="float">
            <text:p>10,61</text:p>
          </table:table-cell>
          <table:table-cell/>
          <table:table-cell table:style-name="ce7" table:formula="of:=100*([.C83]-[.I83])/[.I83]" office:value-type="float" office:value="-25.131479736098" calcext:value-type="float">
            <text:p>-25,1314797361</text:p>
          </table:table-cell>
          <table:table-cell table:style-name="ce7" table:formula="of:=[.D83]" office:value-type="float" office:value="24.1663039" calcext:value-type="float">
            <text:p>24,1663039</text:p>
          </table:table-cell>
          <table:table-cell table:style-name="ce6" table:formula="of:=100*([.E83]-[.I83])/[.I83]" office:value-type="float" office:value="-8.12610744580583" calcext:value-type="float">
            <text:p>-8,1261074458</text:p>
          </table:table-cell>
          <table:table-cell table:style-name="ce7" table:formula="of:=[.F83]" office:value-type="float" office:value="28.078812676" calcext:value-type="float">
            <text:p>28,078812676</text:p>
          </table:table-cell>
          <table:table-cell table:style-name="ce6" table:formula="of:=100*([.G83]-[.I83])/[.I83]" office:value-type="float" office:value="-32.1459943449576" calcext:value-type="float">
            <text:p>-32,145994345</text:p>
          </table:table-cell>
          <table:table-cell table:style-name="ce7" table:formula="of:=[.H83]" office:value-type="float" office:value="53.472037683" calcext:value-type="float">
            <text:p>53,47203768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7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5.98498" calcext:value-type="float">
            <text:p>5,98498</text:p>
          </table:table-cell>
          <table:table-cell table:style-name="ce3" office:value-type="float" office:value="24.923335084" calcext:value-type="float">
            <text:p>24,923335084</text:p>
          </table:table-cell>
          <table:table-cell table:style-name="ce3" office:value-type="float" office:value="9.72728" calcext:value-type="float">
            <text:p>9,72728</text:p>
          </table:table-cell>
          <table:table-cell table:style-name="ce3" office:value-type="float" office:value="27.77343068" calcext:value-type="float">
            <text:p>27,77343068</text:p>
          </table:table-cell>
          <table:table-cell table:style-name="ce3" office:value-type="float" office:value="6.82715" calcext:value-type="float">
            <text:p>6,82715</text:p>
          </table:table-cell>
          <table:table-cell table:style-name="ce3" office:value-type="float" office:value="53.561134139" calcext:value-type="float">
            <text:p>53,561134139</text:p>
          </table:table-cell>
          <table:table-cell table:style-name="ce3" office:value-type="float" office:value="10.53" calcext:value-type="float">
            <text:p>10,53</text:p>
          </table:table-cell>
          <table:table-cell/>
          <table:table-cell table:style-name="ce7" table:formula="of:=100*([.C84]-[.I84])/[.I84]" office:value-type="float" office:value="-43.1625830959164" calcext:value-type="float">
            <text:p>-43,1625830959</text:p>
          </table:table-cell>
          <table:table-cell table:style-name="ce7" table:formula="of:=[.D84]" office:value-type="float" office:value="24.923335084" calcext:value-type="float">
            <text:p>24,923335084</text:p>
          </table:table-cell>
          <table:table-cell table:style-name="ce6" table:formula="of:=100*([.E84]-[.I84])/[.I84]" office:value-type="float" office:value="-7.62317188983855" calcext:value-type="float">
            <text:p>-7,6231718898</text:p>
          </table:table-cell>
          <table:table-cell table:style-name="ce7" table:formula="of:=[.F84]" office:value-type="float" office:value="27.77343068" calcext:value-type="float">
            <text:p>27,77343068</text:p>
          </table:table-cell>
          <table:table-cell table:style-name="ce6" table:formula="of:=100*([.G84]-[.I84])/[.I84]" office:value-type="float" office:value="-35.164767331434" calcext:value-type="float">
            <text:p>-35,1647673314</text:p>
          </table:table-cell>
          <table:table-cell table:style-name="ce7" table:formula="of:=[.H84]" office:value-type="float" office:value="53.561134139" calcext:value-type="float">
            <text:p>53,561134139</text:p>
          </table:table-cell>
          <table:table-cell/>
          <table:table-cell table:style-name="ce10" table:formula="of:=[.A84]" office:value-type="string" office:string-value="GKD-Ic_17_n500_m50,txt" calcext:value-type="string">
            <text:p>GKD-Ic_17_n500_m50,txt</text:p>
          </table:table-cell>
          <table:table-cell table:style-name="ce13" table:formula="of:=AVERAGE([.K84:.K86])" office:value-type="float" office:value="-35.0439696106363" calcext:value-type="float">
            <text:p>-35,04</text:p>
          </table:table-cell>
          <table:table-cell table:style-name="ce14" table:formula="of:=AVERAGE([.L84:.L86])" office:value-type="float" office:value="24.6528070583333" calcext:value-type="float">
            <text:p>24,653</text:p>
          </table:table-cell>
          <table:table-cell table:style-name="ce13" table:formula="of:=AVERAGE([.M84:.M86])" office:value-type="float" office:value="-7.17752453308008" calcext:value-type="float">
            <text:p>-7,18</text:p>
          </table:table-cell>
          <table:table-cell table:style-name="ce14" table:formula="of:=AVERAGE([.N84:.N86])" office:value-type="float" office:value="27.6516155923333" calcext:value-type="float">
            <text:p>27,652</text:p>
          </table:table-cell>
          <table:table-cell table:style-name="ce13" table:formula="of:=AVERAGE([.O84:.O86])" office:value-type="float" office:value="-34.9151630262741" calcext:value-type="float">
            <text:p>-34,92</text:p>
          </table:table-cell>
          <table:table-cell table:style-name="ce14" table:formula="of:=AVERAGE([.P84:.P86])" office:value-type="float" office:value="54.0986039513333" calcext:value-type="float">
            <text:p>54,09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7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23326" calcext:value-type="float">
            <text:p>7,23326</text:p>
          </table:table-cell>
          <table:table-cell table:style-name="ce3" office:value-type="float" office:value="24.503176419" calcext:value-type="float">
            <text:p>24,503176419</text:p>
          </table:table-cell>
          <table:table-cell table:style-name="ce3" office:value-type="float" office:value="9.82293" calcext:value-type="float">
            <text:p>9,82293</text:p>
          </table:table-cell>
          <table:table-cell table:style-name="ce3" office:value-type="float" office:value="27.521526312" calcext:value-type="float">
            <text:p>27,521526312</text:p>
          </table:table-cell>
          <table:table-cell table:style-name="ce3" office:value-type="float" office:value="6.87895" calcext:value-type="float">
            <text:p>6,87895</text:p>
          </table:table-cell>
          <table:table-cell table:style-name="ce3" office:value-type="float" office:value="55.276380611" calcext:value-type="float">
            <text:p>55,276380611</text:p>
          </table:table-cell>
          <table:table-cell table:style-name="ce3" office:value-type="float" office:value="10.53" calcext:value-type="float">
            <text:p>10,53</text:p>
          </table:table-cell>
          <table:table-cell/>
          <table:table-cell table:style-name="ce7" table:formula="of:=100*([.C85]-[.I85])/[.I85]" office:value-type="float" office:value="-31.3080721747388" calcext:value-type="float">
            <text:p>-31,3080721747</text:p>
          </table:table-cell>
          <table:table-cell table:style-name="ce7" table:formula="of:=[.D85]" office:value-type="float" office:value="24.503176419" calcext:value-type="float">
            <text:p>24,503176419</text:p>
          </table:table-cell>
          <table:table-cell table:style-name="ce6" table:formula="of:=100*([.E85]-[.I85])/[.I85]" office:value-type="float" office:value="-6.71481481481481" calcext:value-type="float">
            <text:p>-6,7148148148</text:p>
          </table:table-cell>
          <table:table-cell table:style-name="ce7" table:formula="of:=[.F85]" office:value-type="float" office:value="27.521526312" calcext:value-type="float">
            <text:p>27,521526312</text:p>
          </table:table-cell>
          <table:table-cell table:style-name="ce6" table:formula="of:=100*([.G85]-[.I85])/[.I85]" office:value-type="float" office:value="-34.6728395061728" calcext:value-type="float">
            <text:p>-34,6728395062</text:p>
          </table:table-cell>
          <table:table-cell table:style-name="ce7" table:formula="of:=[.H85]" office:value-type="float" office:value="55.276380611" calcext:value-type="float">
            <text:p>55,27638061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7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30137" calcext:value-type="float">
            <text:p>7,30137</text:p>
          </table:table-cell>
          <table:table-cell table:style-name="ce3" office:value-type="float" office:value="24.531909672" calcext:value-type="float">
            <text:p>24,531909672</text:p>
          </table:table-cell>
          <table:table-cell table:style-name="ce3" office:value-type="float" office:value="9.77241" calcext:value-type="float">
            <text:p>9,77241</text:p>
          </table:table-cell>
          <table:table-cell table:style-name="ce3" office:value-type="float" office:value="27.659889785" calcext:value-type="float">
            <text:p>27,659889785</text:p>
          </table:table-cell>
          <table:table-cell table:style-name="ce3" office:value-type="float" office:value="6.8542" calcext:value-type="float">
            <text:p>6,8542</text:p>
          </table:table-cell>
          <table:table-cell table:style-name="ce3" office:value-type="float" office:value="53.458297104" calcext:value-type="float">
            <text:p>53,458297104</text:p>
          </table:table-cell>
          <table:table-cell table:style-name="ce3" office:value-type="float" office:value="10.53" calcext:value-type="float">
            <text:p>10,53</text:p>
          </table:table-cell>
          <table:table-cell/>
          <table:table-cell table:style-name="ce7" table:formula="of:=100*([.C86]-[.I86])/[.I86]" office:value-type="float" office:value="-30.6612535612536" calcext:value-type="float">
            <text:p>-30,6612535613</text:p>
          </table:table-cell>
          <table:table-cell table:style-name="ce7" table:formula="of:=[.D86]" office:value-type="float" office:value="24.531909672" calcext:value-type="float">
            <text:p>24,531909672</text:p>
          </table:table-cell>
          <table:table-cell table:style-name="ce6" table:formula="of:=100*([.E86]-[.I86])/[.I86]" office:value-type="float" office:value="-7.19458689458688" calcext:value-type="float">
            <text:p>-7,1945868946</text:p>
          </table:table-cell>
          <table:table-cell table:style-name="ce7" table:formula="of:=[.F86]" office:value-type="float" office:value="27.659889785" calcext:value-type="float">
            <text:p>27,659889785</text:p>
          </table:table-cell>
          <table:table-cell table:style-name="ce6" table:formula="of:=100*([.G86]-[.I86])/[.I86]" office:value-type="float" office:value="-34.9078822412156" calcext:value-type="float">
            <text:p>-34,9078822412</text:p>
          </table:table-cell>
          <table:table-cell table:style-name="ce7" table:formula="of:=[.H86]" office:value-type="float" office:value="53.458297104" calcext:value-type="float">
            <text:p>53,45829710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8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22426" calcext:value-type="float">
            <text:p>7,22426</text:p>
          </table:table-cell>
          <table:table-cell table:style-name="ce3" office:value-type="float" office:value="24.226187914" calcext:value-type="float">
            <text:p>24,226187914</text:p>
          </table:table-cell>
          <table:table-cell table:style-name="ce3" office:value-type="float" office:value="9.90555" calcext:value-type="float">
            <text:p>9,90555</text:p>
          </table:table-cell>
          <table:table-cell table:style-name="ce3" office:value-type="float" office:value="27.331437957" calcext:value-type="float">
            <text:p>27,331437957</text:p>
          </table:table-cell>
          <table:table-cell table:style-name="ce3" office:value-type="float" office:value="6.78896" calcext:value-type="float">
            <text:p>6,78896</text:p>
          </table:table-cell>
          <table:table-cell table:style-name="ce3" office:value-type="float" office:value="53.473515526" calcext:value-type="float">
            <text:p>53,473515526</text:p>
          </table:table-cell>
          <table:table-cell table:style-name="ce3" office:value-type="float" office:value="10.54" calcext:value-type="float">
            <text:p>10,54</text:p>
          </table:table-cell>
          <table:table-cell/>
          <table:table-cell table:style-name="ce7" table:formula="of:=100*([.C87]-[.I87])/[.I87]" office:value-type="float" office:value="-31.4586337760911" calcext:value-type="float">
            <text:p>-31,4586337761</text:p>
          </table:table-cell>
          <table:table-cell table:style-name="ce7" table:formula="of:=[.D87]" office:value-type="float" office:value="24.226187914" calcext:value-type="float">
            <text:p>24,226187914</text:p>
          </table:table-cell>
          <table:table-cell table:style-name="ce6" table:formula="of:=100*([.E87]-[.I87])/[.I87]" office:value-type="float" office:value="-6.01944971537001" calcext:value-type="float">
            <text:p>-6,0194497154</text:p>
          </table:table-cell>
          <table:table-cell table:style-name="ce7" table:formula="of:=[.F87]" office:value-type="float" office:value="27.331437957" calcext:value-type="float">
            <text:p>27,331437957</text:p>
          </table:table-cell>
          <table:table-cell table:style-name="ce6" table:formula="of:=100*([.G87]-[.I87])/[.I87]" office:value-type="float" office:value="-35.588614800759" calcext:value-type="float">
            <text:p>-35,5886148008</text:p>
          </table:table-cell>
          <table:table-cell table:style-name="ce7" table:formula="of:=[.H87]" office:value-type="float" office:value="53.473515526" calcext:value-type="float">
            <text:p>53,473515526</text:p>
          </table:table-cell>
          <table:table-cell/>
          <table:table-cell table:style-name="ce10" table:formula="of:=[.A87]" office:value-type="string" office:string-value="GKD-Ic_18_n500_m50,txt" calcext:value-type="string">
            <text:p>GKD-Ic_18_n500_m50,txt</text:p>
          </table:table-cell>
          <table:table-cell table:style-name="ce13" table:formula="of:=AVERAGE([.K87:.K89])" office:value-type="float" office:value="-25.3042061986085" calcext:value-type="float">
            <text:p>-25,30</text:p>
          </table:table-cell>
          <table:table-cell table:style-name="ce14" table:formula="of:=AVERAGE([.L87:.L89])" office:value-type="float" office:value="24.004727186" calcext:value-type="float">
            <text:p>24,005</text:p>
          </table:table-cell>
          <table:table-cell table:style-name="ce13" table:formula="of:=AVERAGE([.M87:.M89])" office:value-type="float" office:value="-6.62590132827324" calcext:value-type="float">
            <text:p>-6,63</text:p>
          </table:table-cell>
          <table:table-cell table:style-name="ce14" table:formula="of:=AVERAGE([.N87:.N89])" office:value-type="float" office:value="27.3838850123333" calcext:value-type="float">
            <text:p>27,384</text:p>
          </table:table-cell>
          <table:table-cell table:style-name="ce13" table:formula="of:=AVERAGE([.O87:.O89])" office:value-type="float" office:value="-36.0014547754586" calcext:value-type="float">
            <text:p>-36,00</text:p>
          </table:table-cell>
          <table:table-cell table:style-name="ce14" table:formula="of:=AVERAGE([.P87:.P89])" office:value-type="float" office:value="53.5668579793333" calcext:value-type="float">
            <text:p>53,56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8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8.12896" calcext:value-type="float">
            <text:p>8,12896</text:p>
          </table:table-cell>
          <table:table-cell table:style-name="ce3" office:value-type="float" office:value="23.837369543" calcext:value-type="float">
            <text:p>23,837369543</text:p>
          </table:table-cell>
          <table:table-cell table:style-name="ce3" office:value-type="float" office:value="9.79234" calcext:value-type="float">
            <text:p>9,79234</text:p>
          </table:table-cell>
          <table:table-cell table:style-name="ce3" office:value-type="float" office:value="27.639559403" calcext:value-type="float">
            <text:p>27,639559403</text:p>
          </table:table-cell>
          <table:table-cell table:style-name="ce3" office:value-type="float" office:value="6.59318" calcext:value-type="float">
            <text:p>6,59318</text:p>
          </table:table-cell>
          <table:table-cell table:style-name="ce3" office:value-type="float" office:value="53.541537088" calcext:value-type="float">
            <text:p>53,541537088</text:p>
          </table:table-cell>
          <table:table-cell table:style-name="ce3" office:value-type="float" office:value="10.54" calcext:value-type="float">
            <text:p>10,54</text:p>
          </table:table-cell>
          <table:table-cell/>
          <table:table-cell table:style-name="ce7" table:formula="of:=100*([.C88]-[.I88])/[.I88]" office:value-type="float" office:value="-22.8751423149905" calcext:value-type="float">
            <text:p>-22,875142315</text:p>
          </table:table-cell>
          <table:table-cell table:style-name="ce7" table:formula="of:=[.D88]" office:value-type="float" office:value="23.837369543" calcext:value-type="float">
            <text:p>23,837369543</text:p>
          </table:table-cell>
          <table:table-cell table:style-name="ce6" table:formula="of:=100*([.E88]-[.I88])/[.I88]" office:value-type="float" office:value="-7.09354838709677" calcext:value-type="float">
            <text:p>-7,0935483871</text:p>
          </table:table-cell>
          <table:table-cell table:style-name="ce7" table:formula="of:=[.F88]" office:value-type="float" office:value="27.639559403" calcext:value-type="float">
            <text:p>27,639559403</text:p>
          </table:table-cell>
          <table:table-cell table:style-name="ce6" table:formula="of:=100*([.G88]-[.I88])/[.I88]" office:value-type="float" office:value="-37.446110056926" calcext:value-type="float">
            <text:p>-37,4461100569</text:p>
          </table:table-cell>
          <table:table-cell table:style-name="ce7" table:formula="of:=[.H88]" office:value-type="float" office:value="53.541537088" calcext:value-type="float">
            <text:p>53,541537088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8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8.26559" calcext:value-type="float">
            <text:p>8,26559</text:p>
          </table:table-cell>
          <table:table-cell table:style-name="ce3" office:value-type="float" office:value="23.950624101" calcext:value-type="float">
            <text:p>23,950624101</text:p>
          </table:table-cell>
          <table:table-cell table:style-name="ce3" office:value-type="float" office:value="9.827" calcext:value-type="float">
            <text:p>9,827</text:p>
          </table:table-cell>
          <table:table-cell table:style-name="ce3" office:value-type="float" office:value="27.180657677" calcext:value-type="float">
            <text:p>27,180657677</text:p>
          </table:table-cell>
          <table:table-cell table:style-name="ce3" office:value-type="float" office:value="6.8542" calcext:value-type="float">
            <text:p>6,8542</text:p>
          </table:table-cell>
          <table:table-cell table:style-name="ce3" office:value-type="float" office:value="53.685521324" calcext:value-type="float">
            <text:p>53,685521324</text:p>
          </table:table-cell>
          <table:table-cell table:style-name="ce3" office:value-type="float" office:value="10.54" calcext:value-type="float">
            <text:p>10,54</text:p>
          </table:table-cell>
          <table:table-cell/>
          <table:table-cell table:style-name="ce7" table:formula="of:=100*([.C89]-[.I89])/[.I89]" office:value-type="float" office:value="-21.5788425047438" calcext:value-type="float">
            <text:p>-21,5788425047</text:p>
          </table:table-cell>
          <table:table-cell table:style-name="ce7" table:formula="of:=[.D89]" office:value-type="float" office:value="23.950624101" calcext:value-type="float">
            <text:p>23,950624101</text:p>
          </table:table-cell>
          <table:table-cell table:style-name="ce6" table:formula="of:=100*([.E89]-[.I89])/[.I89]" office:value-type="float" office:value="-6.76470588235294" calcext:value-type="float">
            <text:p>-6,7647058824</text:p>
          </table:table-cell>
          <table:table-cell table:style-name="ce7" table:formula="of:=[.F89]" office:value-type="float" office:value="27.180657677" calcext:value-type="float">
            <text:p>27,180657677</text:p>
          </table:table-cell>
          <table:table-cell table:style-name="ce6" table:formula="of:=100*([.G89]-[.I89])/[.I89]" office:value-type="float" office:value="-34.9696394686907" calcext:value-type="float">
            <text:p>-34,9696394687</text:p>
          </table:table-cell>
          <table:table-cell table:style-name="ce7" table:formula="of:=[.H89]" office:value-type="float" office:value="53.685521324" calcext:value-type="float">
            <text:p>53,68552132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9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64853" calcext:value-type="float">
            <text:p>7,64853</text:p>
          </table:table-cell>
          <table:table-cell table:style-name="ce3" office:value-type="float" office:value="24.36094597" calcext:value-type="float">
            <text:p>24,36094597</text:p>
          </table:table-cell>
          <table:table-cell table:style-name="ce3" office:value-type="float" office:value="9.80867" calcext:value-type="float">
            <text:p>9,80867</text:p>
          </table:table-cell>
          <table:table-cell table:style-name="ce3" office:value-type="float" office:value="27.982093468" calcext:value-type="float">
            <text:p>27,982093468</text:p>
          </table:table-cell>
          <table:table-cell table:style-name="ce3" office:value-type="float" office:value="6.81689" calcext:value-type="float">
            <text:p>6,81689</text:p>
          </table:table-cell>
          <table:table-cell table:style-name="ce3" office:value-type="float" office:value="53.586931064" calcext:value-type="float">
            <text:p>53,586931064</text:p>
          </table:table-cell>
          <table:table-cell table:style-name="ce3" office:value-type="float" office:value="10.56" calcext:value-type="float">
            <text:p>10,56</text:p>
          </table:table-cell>
          <table:table-cell/>
          <table:table-cell table:style-name="ce7" table:formula="of:=100*([.C90]-[.I90])/[.I90]" office:value-type="float" office:value="-27.5707386363636" calcext:value-type="float">
            <text:p>-27,5707386364</text:p>
          </table:table-cell>
          <table:table-cell table:style-name="ce7" table:formula="of:=[.D90]" office:value-type="float" office:value="24.36094597" calcext:value-type="float">
            <text:p>24,36094597</text:p>
          </table:table-cell>
          <table:table-cell table:style-name="ce6" table:formula="of:=100*([.E90]-[.I90])/[.I90]" office:value-type="float" office:value="-7.11486742424244" calcext:value-type="float">
            <text:p>-7,1148674242</text:p>
          </table:table-cell>
          <table:table-cell table:style-name="ce7" table:formula="of:=[.F90]" office:value-type="float" office:value="27.982093468" calcext:value-type="float">
            <text:p>27,982093468</text:p>
          </table:table-cell>
          <table:table-cell table:style-name="ce6" table:formula="of:=100*([.G90]-[.I90])/[.I90]" office:value-type="float" office:value="-35.4461174242424" calcext:value-type="float">
            <text:p>-35,4461174242</text:p>
          </table:table-cell>
          <table:table-cell table:style-name="ce7" table:formula="of:=[.H90]" office:value-type="float" office:value="53.586931064" calcext:value-type="float">
            <text:p>53,586931064</text:p>
          </table:table-cell>
          <table:table-cell/>
          <table:table-cell table:style-name="ce10" table:formula="of:=[.A90]" office:value-type="string" office:string-value="GKD-Ic_19_n500_m50,txt" calcext:value-type="string">
            <text:p>GKD-Ic_19_n500_m50,txt</text:p>
          </table:table-cell>
          <table:table-cell table:style-name="ce13" table:formula="of:=AVERAGE([.K90:.K92])" office:value-type="float" office:value="-26.6587121212121" calcext:value-type="float">
            <text:p>-26,66</text:p>
          </table:table-cell>
          <table:table-cell table:style-name="ce14" table:formula="of:=AVERAGE([.L90:.L92])" office:value-type="float" office:value="24.3983245136667" calcext:value-type="float">
            <text:p>24,398</text:p>
          </table:table-cell>
          <table:table-cell table:style-name="ce13" table:formula="of:=AVERAGE([.M90:.M92])" office:value-type="float" office:value="-7.77635732323233" calcext:value-type="float">
            <text:p>-7,78</text:p>
          </table:table-cell>
          <table:table-cell table:style-name="ce14" table:formula="of:=AVERAGE([.N90:.N92])" office:value-type="float" office:value="27.854318769" calcext:value-type="float">
            <text:p>27,854</text:p>
          </table:table-cell>
          <table:table-cell table:style-name="ce13" table:formula="of:=AVERAGE([.O90:.O92])" office:value-type="float" office:value="-35.9379734848485" calcext:value-type="float">
            <text:p>-35,94</text:p>
          </table:table-cell>
          <table:table-cell table:style-name="ce14" table:formula="of:=AVERAGE([.P90:.P92])" office:value-type="float" office:value="53.968597452" calcext:value-type="float">
            <text:p>53,96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9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65441" calcext:value-type="float">
            <text:p>7,65441</text:p>
          </table:table-cell>
          <table:table-cell table:style-name="ce3" office:value-type="float" office:value="24.333462171" calcext:value-type="float">
            <text:p>24,333462171</text:p>
          </table:table-cell>
          <table:table-cell table:style-name="ce3" office:value-type="float" office:value="9.80153" calcext:value-type="float">
            <text:p>9,80153</text:p>
          </table:table-cell>
          <table:table-cell table:style-name="ce3" office:value-type="float" office:value="27.502975415" calcext:value-type="float">
            <text:p>27,502975415</text:p>
          </table:table-cell>
          <table:table-cell table:style-name="ce3" office:value-type="float" office:value="6.70448" calcext:value-type="float">
            <text:p>6,70448</text:p>
          </table:table-cell>
          <table:table-cell table:style-name="ce3" office:value-type="float" office:value="54.660756513" calcext:value-type="float">
            <text:p>54,660756513</text:p>
          </table:table-cell>
          <table:table-cell table:style-name="ce3" office:value-type="float" office:value="10.56" calcext:value-type="float">
            <text:p>10,56</text:p>
          </table:table-cell>
          <table:table-cell/>
          <table:table-cell table:style-name="ce7" table:formula="of:=100*([.C91]-[.I91])/[.I91]" office:value-type="float" office:value="-27.5150568181818" calcext:value-type="float">
            <text:p>-27,5150568182</text:p>
          </table:table-cell>
          <table:table-cell table:style-name="ce7" table:formula="of:=[.D91]" office:value-type="float" office:value="24.333462171" calcext:value-type="float">
            <text:p>24,333462171</text:p>
          </table:table-cell>
          <table:table-cell table:style-name="ce6" table:formula="of:=100*([.E91]-[.I91])/[.I91]" office:value-type="float" office:value="-7.18248106060607" calcext:value-type="float">
            <text:p>-7,1824810606</text:p>
          </table:table-cell>
          <table:table-cell table:style-name="ce7" table:formula="of:=[.F91]" office:value-type="float" office:value="27.502975415" calcext:value-type="float">
            <text:p>27,502975415</text:p>
          </table:table-cell>
          <table:table-cell table:style-name="ce6" table:formula="of:=100*([.G91]-[.I91])/[.I91]" office:value-type="float" office:value="-36.5106060606061" calcext:value-type="float">
            <text:p>-36,5106060606</text:p>
          </table:table-cell>
          <table:table-cell table:style-name="ce7" table:formula="of:=[.H91]" office:value-type="float" office:value="54.660756513" calcext:value-type="float">
            <text:p>54,66075651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9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93158" calcext:value-type="float">
            <text:p>7,93158</text:p>
          </table:table-cell>
          <table:table-cell table:style-name="ce3" office:value-type="float" office:value="24.5005654" calcext:value-type="float">
            <text:p>24,5005654</text:p>
          </table:table-cell>
          <table:table-cell table:style-name="ce3" office:value-type="float" office:value="9.60625" calcext:value-type="float">
            <text:p>9,60625</text:p>
          </table:table-cell>
          <table:table-cell table:style-name="ce3" office:value-type="float" office:value="28.077887424" calcext:value-type="float">
            <text:p>28,077887424</text:p>
          </table:table-cell>
          <table:table-cell table:style-name="ce3" office:value-type="float" office:value="6.77348" calcext:value-type="float">
            <text:p>6,77348</text:p>
          </table:table-cell>
          <table:table-cell table:style-name="ce3" office:value-type="float" office:value="53.658104779" calcext:value-type="float">
            <text:p>53,658104779</text:p>
          </table:table-cell>
          <table:table-cell table:style-name="ce3" office:value-type="float" office:value="10.56" calcext:value-type="float">
            <text:p>10,56</text:p>
          </table:table-cell>
          <table:table-cell/>
          <table:table-cell table:style-name="ce7" table:formula="of:=100*([.C92]-[.I92])/[.I92]" office:value-type="float" office:value="-24.8903409090909" calcext:value-type="float">
            <text:p>-24,8903409091</text:p>
          </table:table-cell>
          <table:table-cell table:style-name="ce7" table:formula="of:=[.D92]" office:value-type="float" office:value="24.5005654" calcext:value-type="float">
            <text:p>24,5005654</text:p>
          </table:table-cell>
          <table:table-cell table:style-name="ce6" table:formula="of:=100*([.E92]-[.I92])/[.I92]" office:value-type="float" office:value="-9.0317234848485" calcext:value-type="float">
            <text:p>-9,0317234848</text:p>
          </table:table-cell>
          <table:table-cell table:style-name="ce7" table:formula="of:=[.F92]" office:value-type="float" office:value="28.077887424" calcext:value-type="float">
            <text:p>28,077887424</text:p>
          </table:table-cell>
          <table:table-cell table:style-name="ce6" table:formula="of:=100*([.G92]-[.I92])/[.I92]" office:value-type="float" office:value="-35.857196969697" calcext:value-type="float">
            <text:p>-35,8571969697</text:p>
          </table:table-cell>
          <table:table-cell table:style-name="ce7" table:formula="of:=[.H92]" office:value-type="float" office:value="53.658104779" calcext:value-type="float">
            <text:p>53,65810477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17635" calcext:value-type="float">
            <text:p>7,17635</text:p>
          </table:table-cell>
          <table:table-cell table:style-name="ce3" office:value-type="float" office:value="24.46078555" calcext:value-type="float">
            <text:p>24,46078555</text:p>
          </table:table-cell>
          <table:table-cell table:style-name="ce3" office:value-type="float" office:value="9.9905" calcext:value-type="float">
            <text:p>9,9905</text:p>
          </table:table-cell>
          <table:table-cell table:style-name="ce3" office:value-type="float" office:value="27.802562954" calcext:value-type="float">
            <text:p>27,802562954</text:p>
          </table:table-cell>
          <table:table-cell table:style-name="ce3" office:value-type="float" office:value="6.59014" calcext:value-type="float">
            <text:p>6,59014</text:p>
          </table:table-cell>
          <table:table-cell table:style-name="ce3" office:value-type="float" office:value="53.606892401" calcext:value-type="float">
            <text:p>53,606892401</text:p>
          </table:table-cell>
          <table:table-cell table:style-name="ce3" office:value-type="float" office:value="10.59" calcext:value-type="float">
            <text:p>10,59</text:p>
          </table:table-cell>
          <table:table-cell/>
          <table:table-cell table:style-name="ce7" table:formula="of:=100*([.C93]-[.I93])/[.I93]" office:value-type="float" office:value="-32.2346553352219" calcext:value-type="float">
            <text:p>-32,2346553352</text:p>
          </table:table-cell>
          <table:table-cell table:style-name="ce7" table:formula="of:=[.D93]" office:value-type="float" office:value="24.46078555" calcext:value-type="float">
            <text:p>24,46078555</text:p>
          </table:table-cell>
          <table:table-cell table:style-name="ce6" table:formula="of:=100*([.E93]-[.I93])/[.I93]" office:value-type="float" office:value="-5.66100094428705" calcext:value-type="float">
            <text:p>-5,6610009443</text:p>
          </table:table-cell>
          <table:table-cell table:style-name="ce7" table:formula="of:=[.F93]" office:value-type="float" office:value="27.802562954" calcext:value-type="float">
            <text:p>27,802562954</text:p>
          </table:table-cell>
          <table:table-cell table:style-name="ce6" table:formula="of:=100*([.G93]-[.I93])/[.I93]" office:value-type="float" office:value="-37.7701605288008" calcext:value-type="float">
            <text:p>-37,7701605288</text:p>
          </table:table-cell>
          <table:table-cell table:style-name="ce7" table:formula="of:=[.H93]" office:value-type="float" office:value="53.606892401" calcext:value-type="float">
            <text:p>53,606892401</text:p>
          </table:table-cell>
          <table:table-cell/>
          <table:table-cell table:style-name="ce10" table:formula="of:=[.A93]" office:value-type="string" office:string-value="GKD-Ic_1_n500_m50,txt" calcext:value-type="string">
            <text:p>GKD-Ic_1_n500_m50,txt</text:p>
          </table:table-cell>
          <table:table-cell table:style-name="ce13" table:formula="of:=AVERAGE([.K93:.K95])" office:value-type="float" office:value="-29.8421152030217" calcext:value-type="float">
            <text:p>-29,84</text:p>
          </table:table-cell>
          <table:table-cell table:style-name="ce14" table:formula="of:=AVERAGE([.L93:.L95])" office:value-type="float" office:value="24.556864413" calcext:value-type="float">
            <text:p>24,557</text:p>
          </table:table-cell>
          <table:table-cell table:style-name="ce13" table:formula="of:=AVERAGE([.M93:.M95])" office:value-type="float" office:value="-6.72433112999685" calcext:value-type="float">
            <text:p>-6,72</text:p>
          </table:table-cell>
          <table:table-cell table:style-name="ce14" table:formula="of:=AVERAGE([.N93:.N95])" office:value-type="float" office:value="27.8017842226667" calcext:value-type="float">
            <text:p>27,802</text:p>
          </table:table-cell>
          <table:table-cell table:style-name="ce13" table:formula="of:=AVERAGE([.O93:.O95])" office:value-type="float" office:value="-35.5685237645578" calcext:value-type="float">
            <text:p>-35,57</text:p>
          </table:table-cell>
          <table:table-cell table:style-name="ce14" table:formula="of:=AVERAGE([.P93:.P95])" office:value-type="float" office:value="53.844743224" calcext:value-type="float">
            <text:p>53,84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26361" calcext:value-type="float">
            <text:p>7,26361</text:p>
          </table:table-cell>
          <table:table-cell table:style-name="ce3" office:value-type="float" office:value="24.904998605" calcext:value-type="float">
            <text:p>24,904998605</text:p>
          </table:table-cell>
          <table:table-cell table:style-name="ce3" office:value-type="float" office:value="9.85799" calcext:value-type="float">
            <text:p>9,85799</text:p>
          </table:table-cell>
          <table:table-cell table:style-name="ce3" office:value-type="float" office:value="27.845327958" calcext:value-type="float">
            <text:p>27,845327958</text:p>
          </table:table-cell>
          <table:table-cell table:style-name="ce3" office:value-type="float" office:value="6.78749" calcext:value-type="float">
            <text:p>6,78749</text:p>
          </table:table-cell>
          <table:table-cell table:style-name="ce3" office:value-type="float" office:value="53.621384537" calcext:value-type="float">
            <text:p>53,621384537</text:p>
          </table:table-cell>
          <table:table-cell table:style-name="ce3" office:value-type="float" office:value="10.59" calcext:value-type="float">
            <text:p>10,59</text:p>
          </table:table-cell>
          <table:table-cell/>
          <table:table-cell table:style-name="ce7" table:formula="of:=100*([.C94]-[.I94])/[.I94]" office:value-type="float" office:value="-31.4106704438149" calcext:value-type="float">
            <text:p>-31,4106704438</text:p>
          </table:table-cell>
          <table:table-cell table:style-name="ce7" table:formula="of:=[.D94]" office:value-type="float" office:value="24.904998605" calcext:value-type="float">
            <text:p>24,904998605</text:p>
          </table:table-cell>
          <table:table-cell table:style-name="ce6" table:formula="of:=100*([.E94]-[.I94])/[.I94]" office:value-type="float" office:value="-6.91227573182246" calcext:value-type="float">
            <text:p>-6,9122757318</text:p>
          </table:table-cell>
          <table:table-cell table:style-name="ce7" table:formula="of:=[.F94]" office:value-type="float" office:value="27.845327958" calcext:value-type="float">
            <text:p>27,845327958</text:p>
          </table:table-cell>
          <table:table-cell table:style-name="ce6" table:formula="of:=100*([.G94]-[.I94])/[.I94]" office:value-type="float" office:value="-35.9066100094429" calcext:value-type="float">
            <text:p>-35,9066100094</text:p>
          </table:table-cell>
          <table:table-cell table:style-name="ce7" table:formula="of:=[.H94]" office:value-type="float" office:value="53.621384537" calcext:value-type="float">
            <text:p>53,621384537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1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8492" calcext:value-type="float">
            <text:p>7,8492</text:p>
          </table:table-cell>
          <table:table-cell table:style-name="ce3" office:value-type="float" office:value="24.304809084" calcext:value-type="float">
            <text:p>24,304809084</text:p>
          </table:table-cell>
          <table:table-cell table:style-name="ce3" office:value-type="float" office:value="9.78519" calcext:value-type="float">
            <text:p>9,78519</text:p>
          </table:table-cell>
          <table:table-cell table:style-name="ce3" office:value-type="float" office:value="27.757461756" calcext:value-type="float">
            <text:p>27,757461756</text:p>
          </table:table-cell>
          <table:table-cell table:style-name="ce3" office:value-type="float" office:value="7.09225" calcext:value-type="float">
            <text:p>7,09225</text:p>
          </table:table-cell>
          <table:table-cell table:style-name="ce3" office:value-type="float" office:value="54.305952734" calcext:value-type="float">
            <text:p>54,305952734</text:p>
          </table:table-cell>
          <table:table-cell table:style-name="ce3" office:value-type="float" office:value="10.59" calcext:value-type="float">
            <text:p>10,59</text:p>
          </table:table-cell>
          <table:table-cell/>
          <table:table-cell table:style-name="ce7" table:formula="of:=100*([.C95]-[.I95])/[.I95]" office:value-type="float" office:value="-25.8810198300283" calcext:value-type="float">
            <text:p>-25,88101983</text:p>
          </table:table-cell>
          <table:table-cell table:style-name="ce7" table:formula="of:=[.D95]" office:value-type="float" office:value="24.304809084" calcext:value-type="float">
            <text:p>24,304809084</text:p>
          </table:table-cell>
          <table:table-cell table:style-name="ce6" table:formula="of:=100*([.E95]-[.I95])/[.I95]" office:value-type="float" office:value="-7.59971671388102" calcext:value-type="float">
            <text:p>-7,5997167139</text:p>
          </table:table-cell>
          <table:table-cell table:style-name="ce7" table:formula="of:=[.F95]" office:value-type="float" office:value="27.757461756" calcext:value-type="float">
            <text:p>27,757461756</text:p>
          </table:table-cell>
          <table:table-cell table:style-name="ce6" table:formula="of:=100*([.G95]-[.I95])/[.I95]" office:value-type="float" office:value="-33.0288007554296" calcext:value-type="float">
            <text:p>-33,0288007554</text:p>
          </table:table-cell>
          <table:table-cell table:style-name="ce7" table:formula="of:=[.H95]" office:value-type="float" office:value="54.305952734" calcext:value-type="float">
            <text:p>54,30595273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20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40878" calcext:value-type="float">
            <text:p>7,40878</text:p>
          </table:table-cell>
          <table:table-cell table:style-name="ce3" office:value-type="float" office:value="23.94186349" calcext:value-type="float">
            <text:p>23,94186349</text:p>
          </table:table-cell>
          <table:table-cell table:style-name="ce3" office:value-type="float" office:value="9.8387" calcext:value-type="float">
            <text:p>9,8387</text:p>
          </table:table-cell>
          <table:table-cell table:style-name="ce3" office:value-type="float" office:value="28.054503301" calcext:value-type="float">
            <text:p>28,054503301</text:p>
          </table:table-cell>
          <table:table-cell table:style-name="ce3" office:value-type="float" office:value="7.15332" calcext:value-type="float">
            <text:p>7,15332</text:p>
          </table:table-cell>
          <table:table-cell table:style-name="ce3" office:value-type="float" office:value="54.159164239" calcext:value-type="float">
            <text:p>54,159164239</text:p>
          </table:table-cell>
          <table:table-cell table:style-name="ce3" office:value-type="float" office:value="10.56" calcext:value-type="float">
            <text:p>10,56</text:p>
          </table:table-cell>
          <table:table-cell/>
          <table:table-cell table:style-name="ce7" table:formula="of:=100*([.C96]-[.I96])/[.I96]" office:value-type="float" office:value="-29.8410984848485" calcext:value-type="float">
            <text:p>-29,8410984848</text:p>
          </table:table-cell>
          <table:table-cell table:style-name="ce7" table:formula="of:=[.D96]" office:value-type="float" office:value="23.94186349" calcext:value-type="float">
            <text:p>23,94186349</text:p>
          </table:table-cell>
          <table:table-cell table:style-name="ce6" table:formula="of:=100*([.E96]-[.I96])/[.I96]" office:value-type="float" office:value="-6.83049242424243" calcext:value-type="float">
            <text:p>-6,8304924242</text:p>
          </table:table-cell>
          <table:table-cell table:style-name="ce7" table:formula="of:=[.F96]" office:value-type="float" office:value="28.054503301" calcext:value-type="float">
            <text:p>28,054503301</text:p>
          </table:table-cell>
          <table:table-cell table:style-name="ce6" table:formula="of:=100*([.G96]-[.I96])/[.I96]" office:value-type="float" office:value="-32.2602272727273" calcext:value-type="float">
            <text:p>-32,2602272727</text:p>
          </table:table-cell>
          <table:table-cell table:style-name="ce7" table:formula="of:=[.H96]" office:value-type="float" office:value="54.159164239" calcext:value-type="float">
            <text:p>54,159164239</text:p>
          </table:table-cell>
          <table:table-cell/>
          <table:table-cell table:style-name="ce10" table:formula="of:=[.A96]" office:value-type="string" office:string-value="GKD-Ic_20_n500_m50,txt" calcext:value-type="string">
            <text:p>GKD-Ic_20_n500_m50,txt</text:p>
          </table:table-cell>
          <table:table-cell table:style-name="ce13" table:formula="of:=AVERAGE([.K96:.K98])" office:value-type="float" office:value="-28.2505997474747" calcext:value-type="float">
            <text:p>-28,25</text:p>
          </table:table-cell>
          <table:table-cell table:style-name="ce14" table:formula="of:=AVERAGE([.L96:.L98])" office:value-type="float" office:value="24.31286432" calcext:value-type="float">
            <text:p>24,313</text:p>
          </table:table-cell>
          <table:table-cell table:style-name="ce13" table:formula="of:=AVERAGE([.M96:.M98])" office:value-type="float" office:value="-6.08904671717172" calcext:value-type="float">
            <text:p>-6,09</text:p>
          </table:table-cell>
          <table:table-cell table:style-name="ce14" table:formula="of:=AVERAGE([.N96:.N98])" office:value-type="float" office:value="27.9550702883333" calcext:value-type="float">
            <text:p>27,955</text:p>
          </table:table-cell>
          <table:table-cell table:style-name="ce13" table:formula="of:=AVERAGE([.O96:.O98])" office:value-type="float" office:value="-35.7558396464646" calcext:value-type="float">
            <text:p>-35,76</text:p>
          </table:table-cell>
          <table:table-cell table:style-name="ce14" table:formula="of:=AVERAGE([.P96:.P98])" office:value-type="float" office:value="53.7646736633333" calcext:value-type="float">
            <text:p>53,76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20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40878" calcext:value-type="float">
            <text:p>7,40878</text:p>
          </table:table-cell>
          <table:table-cell table:style-name="ce3" office:value-type="float" office:value="24.548169849" calcext:value-type="float">
            <text:p>24,548169849</text:p>
          </table:table-cell>
          <table:table-cell table:style-name="ce3" office:value-type="float" office:value="9.96945" calcext:value-type="float">
            <text:p>9,96945</text:p>
          </table:table-cell>
          <table:table-cell table:style-name="ce3" office:value-type="float" office:value="27.92493815" calcext:value-type="float">
            <text:p>27,92493815</text:p>
          </table:table-cell>
          <table:table-cell table:style-name="ce3" office:value-type="float" office:value="6.59166" calcext:value-type="float">
            <text:p>6,59166</text:p>
          </table:table-cell>
          <table:table-cell table:style-name="ce3" office:value-type="float" office:value="53.590959719" calcext:value-type="float">
            <text:p>53,590959719</text:p>
          </table:table-cell>
          <table:table-cell table:style-name="ce3" office:value-type="float" office:value="10.56" calcext:value-type="float">
            <text:p>10,56</text:p>
          </table:table-cell>
          <table:table-cell/>
          <table:table-cell table:style-name="ce7" table:formula="of:=100*([.C97]-[.I97])/[.I97]" office:value-type="float" office:value="-29.8410984848485" calcext:value-type="float">
            <text:p>-29,8410984848</text:p>
          </table:table-cell>
          <table:table-cell table:style-name="ce7" table:formula="of:=[.D97]" office:value-type="float" office:value="24.548169849" calcext:value-type="float">
            <text:p>24,548169849</text:p>
          </table:table-cell>
          <table:table-cell table:style-name="ce6" table:formula="of:=100*([.E97]-[.I97])/[.I97]" office:value-type="float" office:value="-5.59232954545455" calcext:value-type="float">
            <text:p>-5,5923295455</text:p>
          </table:table-cell>
          <table:table-cell table:style-name="ce7" table:formula="of:=[.F97]" office:value-type="float" office:value="27.92493815" calcext:value-type="float">
            <text:p>27,92493815</text:p>
          </table:table-cell>
          <table:table-cell table:style-name="ce6" table:formula="of:=100*([.G97]-[.I97])/[.I97]" office:value-type="float" office:value="-37.5789772727273" calcext:value-type="float">
            <text:p>-37,5789772727</text:p>
          </table:table-cell>
          <table:table-cell table:style-name="ce7" table:formula="of:=[.H97]" office:value-type="float" office:value="53.590959719" calcext:value-type="float">
            <text:p>53,59095971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20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91265" calcext:value-type="float">
            <text:p>7,91265</text:p>
          </table:table-cell>
          <table:table-cell table:style-name="ce3" office:value-type="float" office:value="24.448559621" calcext:value-type="float">
            <text:p>24,448559621</text:p>
          </table:table-cell>
          <table:table-cell table:style-name="ce3" office:value-type="float" office:value="9.94284" calcext:value-type="float">
            <text:p>9,94284</text:p>
          </table:table-cell>
          <table:table-cell table:style-name="ce3" office:value-type="float" office:value="27.885769414" calcext:value-type="float">
            <text:p>27,885769414</text:p>
          </table:table-cell>
          <table:table-cell table:style-name="ce3" office:value-type="float" office:value="6.60757" calcext:value-type="float">
            <text:p>6,60757</text:p>
          </table:table-cell>
          <table:table-cell table:style-name="ce3" office:value-type="float" office:value="53.543897032" calcext:value-type="float">
            <text:p>53,543897032</text:p>
          </table:table-cell>
          <table:table-cell table:style-name="ce3" office:value-type="float" office:value="10.56" calcext:value-type="float">
            <text:p>10,56</text:p>
          </table:table-cell>
          <table:table-cell/>
          <table:table-cell table:style-name="ce7" table:formula="of:=100*([.C98]-[.I98])/[.I98]" office:value-type="float" office:value="-25.0696022727273" calcext:value-type="float">
            <text:p>-25,0696022727</text:p>
          </table:table-cell>
          <table:table-cell table:style-name="ce7" table:formula="of:=[.D98]" office:value-type="float" office:value="24.448559621" calcext:value-type="float">
            <text:p>24,448559621</text:p>
          </table:table-cell>
          <table:table-cell table:style-name="ce6" table:formula="of:=100*([.E98]-[.I98])/[.I98]" office:value-type="float" office:value="-5.84431818181818" calcext:value-type="float">
            <text:p>-5,8443181818</text:p>
          </table:table-cell>
          <table:table-cell table:style-name="ce7" table:formula="of:=[.F98]" office:value-type="float" office:value="27.885769414" calcext:value-type="float">
            <text:p>27,885769414</text:p>
          </table:table-cell>
          <table:table-cell table:style-name="ce6" table:formula="of:=100*([.G98]-[.I98])/[.I98]" office:value-type="float" office:value="-37.4283143939394" calcext:value-type="float">
            <text:p>-37,4283143939</text:p>
          </table:table-cell>
          <table:table-cell table:style-name="ce7" table:formula="of:=[.H98]" office:value-type="float" office:value="53.543897032" calcext:value-type="float">
            <text:p>53,543897032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2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7408" calcext:value-type="float">
            <text:p>7,7408</text:p>
          </table:table-cell>
          <table:table-cell table:style-name="ce3" office:value-type="float" office:value="24.64042453" calcext:value-type="float">
            <text:p>24,64042453</text:p>
          </table:table-cell>
          <table:table-cell table:style-name="ce3" office:value-type="float" office:value="9.83514" calcext:value-type="float">
            <text:p>9,83514</text:p>
          </table:table-cell>
          <table:table-cell table:style-name="ce3" office:value-type="float" office:value="27.826603723" calcext:value-type="float">
            <text:p>27,826603723</text:p>
          </table:table-cell>
          <table:table-cell table:style-name="ce3" office:value-type="float" office:value="6.91448" calcext:value-type="float">
            <text:p>6,91448</text:p>
          </table:table-cell>
          <table:table-cell table:style-name="ce3" office:value-type="float" office:value="53.450548848" calcext:value-type="float">
            <text:p>53,450548848</text:p>
          </table:table-cell>
          <table:table-cell table:style-name="ce3" office:value-type="float" office:value="10.63" calcext:value-type="float">
            <text:p>10,63</text:p>
          </table:table-cell>
          <table:table-cell/>
          <table:table-cell table:style-name="ce7" table:formula="of:=100*([.C99]-[.I99])/[.I99]" office:value-type="float" office:value="-27.1796801505174" calcext:value-type="float">
            <text:p>-27,1796801505</text:p>
          </table:table-cell>
          <table:table-cell table:style-name="ce7" table:formula="of:=[.D99]" office:value-type="float" office:value="24.64042453" calcext:value-type="float">
            <text:p>24,64042453</text:p>
          </table:table-cell>
          <table:table-cell table:style-name="ce6" table:formula="of:=100*([.E99]-[.I99])/[.I99]" office:value-type="float" office:value="-7.47751646284102" calcext:value-type="float">
            <text:p>-7,4775164628</text:p>
          </table:table-cell>
          <table:table-cell table:style-name="ce7" table:formula="of:=[.F99]" office:value-type="float" office:value="27.826603723" calcext:value-type="float">
            <text:p>27,826603723</text:p>
          </table:table-cell>
          <table:table-cell table:style-name="ce6" table:formula="of:=100*([.G99]-[.I99])/[.I99]" office:value-type="float" office:value="-34.9531514581373" calcext:value-type="float">
            <text:p>-34,9531514581</text:p>
          </table:table-cell>
          <table:table-cell table:style-name="ce7" table:formula="of:=[.H99]" office:value-type="float" office:value="53.450548848" calcext:value-type="float">
            <text:p>53,450548848</text:p>
          </table:table-cell>
          <table:table-cell/>
          <table:table-cell table:style-name="ce10" table:formula="of:=[.A99]" office:value-type="string" office:string-value="GKD-Ic_2_n500_m50,txt" calcext:value-type="string">
            <text:p>GKD-Ic_2_n500_m50,txt</text:p>
          </table:table-cell>
          <table:table-cell table:style-name="ce13" table:formula="of:=AVERAGE([.K99:.K101])" office:value-type="float" office:value="-24.4852618375666" calcext:value-type="float">
            <text:p>-24,49</text:p>
          </table:table-cell>
          <table:table-cell table:style-name="ce14" table:formula="of:=AVERAGE([.L99:.L101])" office:value-type="float" office:value="24.583549208" calcext:value-type="float">
            <text:p>24,584</text:p>
          </table:table-cell>
          <table:table-cell table:style-name="ce13" table:formula="of:=AVERAGE([.M99:.M101])" office:value-type="float" office:value="-7.65462527438068" calcext:value-type="float">
            <text:p>-7,65</text:p>
          </table:table-cell>
          <table:table-cell table:style-name="ce14" table:formula="of:=AVERAGE([.N99:.N101])" office:value-type="float" office:value="27.9013870196667" calcext:value-type="float">
            <text:p>27,901</text:p>
          </table:table-cell>
          <table:table-cell table:style-name="ce13" table:formula="of:=AVERAGE([.O99:.O101])" office:value-type="float" office:value="-35.9187206020696" calcext:value-type="float">
            <text:p>-35,92</text:p>
          </table:table-cell>
          <table:table-cell table:style-name="ce14" table:formula="of:=AVERAGE([.P99:.P101])" office:value-type="float" office:value="53.8761833263333" calcext:value-type="float">
            <text:p>53,87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2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83262" calcext:value-type="float">
            <text:p>7,83262</text:p>
          </table:table-cell>
          <table:table-cell table:style-name="ce3" office:value-type="float" office:value="24.565781096" calcext:value-type="float">
            <text:p>24,565781096</text:p>
          </table:table-cell>
          <table:table-cell table:style-name="ce3" office:value-type="float" office:value="9.87522" calcext:value-type="float">
            <text:p>9,87522</text:p>
          </table:table-cell>
          <table:table-cell table:style-name="ce3" office:value-type="float" office:value="27.740003461" calcext:value-type="float">
            <text:p>27,740003461</text:p>
          </table:table-cell>
          <table:table-cell table:style-name="ce3" office:value-type="float" office:value="6.77864" calcext:value-type="float">
            <text:p>6,77864</text:p>
          </table:table-cell>
          <table:table-cell table:style-name="ce3" office:value-type="float" office:value="54.570367925" calcext:value-type="float">
            <text:p>54,570367925</text:p>
          </table:table-cell>
          <table:table-cell table:style-name="ce3" office:value-type="float" office:value="10.63" calcext:value-type="float">
            <text:p>10,63</text:p>
          </table:table-cell>
          <table:table-cell/>
          <table:table-cell table:style-name="ce7" table:formula="of:=100*([.C100]-[.I100])/[.I100]" office:value-type="float" office:value="-26.3158984007526" calcext:value-type="float">
            <text:p>-26,3158984008</text:p>
          </table:table-cell>
          <table:table-cell table:style-name="ce7" table:formula="of:=[.D100]" office:value-type="float" office:value="24.565781096" calcext:value-type="float">
            <text:p>24,565781096</text:p>
          </table:table-cell>
          <table:table-cell table:style-name="ce6" table:formula="of:=100*([.E100]-[.I100])/[.I100]" office:value-type="float" office:value="-7.10047036688617" calcext:value-type="float">
            <text:p>-7,1004703669</text:p>
          </table:table-cell>
          <table:table-cell table:style-name="ce7" table:formula="of:=[.F100]" office:value-type="float" office:value="27.740003461" calcext:value-type="float">
            <text:p>27,740003461</text:p>
          </table:table-cell>
          <table:table-cell table:style-name="ce6" table:formula="of:=100*([.G100]-[.I100])/[.I100]" office:value-type="float" office:value="-36.2310442144873" calcext:value-type="float">
            <text:p>-36,2310442145</text:p>
          </table:table-cell>
          <table:table-cell table:style-name="ce7" table:formula="of:=[.H100]" office:value-type="float" office:value="54.570367925" calcext:value-type="float">
            <text:p>54,570367925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2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8.50823" calcext:value-type="float">
            <text:p>8,50823</text:p>
          </table:table-cell>
          <table:table-cell table:style-name="ce3" office:value-type="float" office:value="24.544441998" calcext:value-type="float">
            <text:p>24,544441998</text:p>
          </table:table-cell>
          <table:table-cell table:style-name="ce3" office:value-type="float" office:value="9.73858" calcext:value-type="float">
            <text:p>9,73858</text:p>
          </table:table-cell>
          <table:table-cell table:style-name="ce3" office:value-type="float" office:value="28.137553875" calcext:value-type="float">
            <text:p>28,137553875</text:p>
          </table:table-cell>
          <table:table-cell table:style-name="ce3" office:value-type="float" office:value="6.7424" calcext:value-type="float">
            <text:p>6,7424</text:p>
          </table:table-cell>
          <table:table-cell table:style-name="ce3" office:value-type="float" office:value="53.607633206" calcext:value-type="float">
            <text:p>53,607633206</text:p>
          </table:table-cell>
          <table:table-cell table:style-name="ce3" office:value-type="float" office:value="10.63" calcext:value-type="float">
            <text:p>10,63</text:p>
          </table:table-cell>
          <table:table-cell/>
          <table:table-cell table:style-name="ce7" table:formula="of:=100*([.C101]-[.I101])/[.I101]" office:value-type="float" office:value="-19.9602069614299" calcext:value-type="float">
            <text:p>-19,9602069614</text:p>
          </table:table-cell>
          <table:table-cell table:style-name="ce7" table:formula="of:=[.D101]" office:value-type="float" office:value="24.544441998" calcext:value-type="float">
            <text:p>24,544441998</text:p>
          </table:table-cell>
          <table:table-cell table:style-name="ce6" table:formula="of:=100*([.E101]-[.I101])/[.I101]" office:value-type="float" office:value="-8.38588899341486" calcext:value-type="float">
            <text:p>-8,3858889934</text:p>
          </table:table-cell>
          <table:table-cell table:style-name="ce7" table:formula="of:=[.F101]" office:value-type="float" office:value="28.137553875" calcext:value-type="float">
            <text:p>28,137553875</text:p>
          </table:table-cell>
          <table:table-cell table:style-name="ce6" table:formula="of:=100*([.G101]-[.I101])/[.I101]" office:value-type="float" office:value="-36.5719661335842" calcext:value-type="float">
            <text:p>-36,5719661336</text:p>
          </table:table-cell>
          <table:table-cell table:style-name="ce7" table:formula="of:=[.H101]" office:value-type="float" office:value="53.607633206" calcext:value-type="float">
            <text:p>53,607633206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3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81281" calcext:value-type="float">
            <text:p>7,81281</text:p>
          </table:table-cell>
          <table:table-cell table:style-name="ce3" office:value-type="float" office:value="24.542707074" calcext:value-type="float">
            <text:p>24,542707074</text:p>
          </table:table-cell>
          <table:table-cell table:style-name="ce3" office:value-type="float" office:value="9.90757" calcext:value-type="float">
            <text:p>9,90757</text:p>
          </table:table-cell>
          <table:table-cell table:style-name="ce3" office:value-type="float" office:value="27.707343022" calcext:value-type="float">
            <text:p>27,707343022</text:p>
          </table:table-cell>
          <table:table-cell table:style-name="ce3" office:value-type="float" office:value="6.71937" calcext:value-type="float">
            <text:p>6,71937</text:p>
          </table:table-cell>
          <table:table-cell table:style-name="ce3" office:value-type="float" office:value="53.822163487" calcext:value-type="float">
            <text:p>53,822163487</text:p>
          </table:table-cell>
          <table:table-cell table:style-name="ce3" office:value-type="float" office:value="10.43" calcext:value-type="float">
            <text:p>10,43</text:p>
          </table:table-cell>
          <table:table-cell/>
          <table:table-cell table:style-name="ce7" table:formula="of:=100*([.C102]-[.I102])/[.I102]" office:value-type="float" office:value="-25.0929050814957" calcext:value-type="float">
            <text:p>-25,0929050815</text:p>
          </table:table-cell>
          <table:table-cell table:style-name="ce7" table:formula="of:=[.D102]" office:value-type="float" office:value="24.542707074" calcext:value-type="float">
            <text:p>24,542707074</text:p>
          </table:table-cell>
          <table:table-cell table:style-name="ce6" table:formula="of:=100*([.E102]-[.I102])/[.I102]" office:value-type="float" office:value="-5.00891658676894" calcext:value-type="float">
            <text:p>-5,0089165868</text:p>
          </table:table-cell>
          <table:table-cell table:style-name="ce7" table:formula="of:=[.F102]" office:value-type="float" office:value="27.707343022" calcext:value-type="float">
            <text:p>27,707343022</text:p>
          </table:table-cell>
          <table:table-cell table:style-name="ce6" table:formula="of:=100*([.G102]-[.I102])/[.I102]" office:value-type="float" office:value="-35.5765100671141" calcext:value-type="float">
            <text:p>-35,5765100671</text:p>
          </table:table-cell>
          <table:table-cell table:style-name="ce7" table:formula="of:=[.H102]" office:value-type="float" office:value="53.822163487" calcext:value-type="float">
            <text:p>53,822163487</text:p>
          </table:table-cell>
          <table:table-cell/>
          <table:table-cell table:style-name="ce10" table:formula="of:=[.A102]" office:value-type="string" office:string-value="GKD-Ic_3_n500_m50,txt" calcext:value-type="string">
            <text:p>GKD-Ic_3_n500_m50,txt</text:p>
          </table:table-cell>
          <table:table-cell table:style-name="ce13" table:formula="of:=AVERAGE([.K102:.K104])" office:value-type="float" office:value="-24.9989453499521" calcext:value-type="float">
            <text:p>-25,00</text:p>
          </table:table-cell>
          <table:table-cell table:style-name="ce14" table:formula="of:=AVERAGE([.L102:.L104])" office:value-type="float" office:value="24.3457364943333" calcext:value-type="float">
            <text:p>24,346</text:p>
          </table:table-cell>
          <table:table-cell table:style-name="ce13" table:formula="of:=AVERAGE([.M102:.M104])" office:value-type="float" office:value="-5.14634068392457" calcext:value-type="float">
            <text:p>-5,15</text:p>
          </table:table-cell>
          <table:table-cell table:style-name="ce14" table:formula="of:=AVERAGE([.N102:.N104])" office:value-type="float" office:value="27.7398336526667" calcext:value-type="float">
            <text:p>27,740</text:p>
          </table:table-cell>
          <table:table-cell table:style-name="ce13" table:formula="of:=AVERAGE([.O102:.O104])" office:value-type="float" office:value="-35.4934164269735" calcext:value-type="float">
            <text:p>-35,49</text:p>
          </table:table-cell>
          <table:table-cell table:style-name="ce14" table:formula="of:=AVERAGE([.P102:.P104])" office:value-type="float" office:value="53.9767968173333" calcext:value-type="float">
            <text:p>53,977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3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81793" calcext:value-type="float">
            <text:p>7,81793</text:p>
          </table:table-cell>
          <table:table-cell table:style-name="ce3" office:value-type="float" office:value="24.346097643" calcext:value-type="float">
            <text:p>24,346097643</text:p>
          </table:table-cell>
          <table:table-cell table:style-name="ce3" office:value-type="float" office:value="9.86154" calcext:value-type="float">
            <text:p>9,86154</text:p>
          </table:table-cell>
          <table:table-cell table:style-name="ce3" office:value-type="float" office:value="27.568103807" calcext:value-type="float">
            <text:p>27,568103807</text:p>
          </table:table-cell>
          <table:table-cell table:style-name="ce3" office:value-type="float" office:value="6.71789" calcext:value-type="float">
            <text:p>6,71789</text:p>
          </table:table-cell>
          <table:table-cell table:style-name="ce3" office:value-type="float" office:value="53.502559721" calcext:value-type="float">
            <text:p>53,502559721</text:p>
          </table:table-cell>
          <table:table-cell table:style-name="ce3" office:value-type="float" office:value="10.43" calcext:value-type="float">
            <text:p>10,43</text:p>
          </table:table-cell>
          <table:table-cell/>
          <table:table-cell table:style-name="ce7" table:formula="of:=100*([.C103]-[.I103])/[.I103]" office:value-type="float" office:value="-25.043815915628" calcext:value-type="float">
            <text:p>-25,0438159156</text:p>
          </table:table-cell>
          <table:table-cell table:style-name="ce7" table:formula="of:=[.D103]" office:value-type="float" office:value="24.346097643" calcext:value-type="float">
            <text:p>24,346097643</text:p>
          </table:table-cell>
          <table:table-cell table:style-name="ce6" table:formula="of:=100*([.E103]-[.I103])/[.I103]" office:value-type="float" office:value="-5.45023969319271" calcext:value-type="float">
            <text:p>-5,4502396932</text:p>
          </table:table-cell>
          <table:table-cell table:style-name="ce7" table:formula="of:=[.F103]" office:value-type="float" office:value="27.568103807" calcext:value-type="float">
            <text:p>27,568103807</text:p>
          </table:table-cell>
          <table:table-cell table:style-name="ce6" table:formula="of:=100*([.G103]-[.I103])/[.I103]" office:value-type="float" office:value="-35.5906999041227" calcext:value-type="float">
            <text:p>-35,5906999041</text:p>
          </table:table-cell>
          <table:table-cell table:style-name="ce7" table:formula="of:=[.H103]" office:value-type="float" office:value="53.502559721" calcext:value-type="float">
            <text:p>53,50255972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3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83709" calcext:value-type="float">
            <text:p>7,83709</text:p>
          </table:table-cell>
          <table:table-cell table:style-name="ce3" office:value-type="float" office:value="24.148404766" calcext:value-type="float">
            <text:p>24,148404766</text:p>
          </table:table-cell>
          <table:table-cell table:style-name="ce3" office:value-type="float" office:value="9.9106" calcext:value-type="float">
            <text:p>9,9106</text:p>
          </table:table-cell>
          <table:table-cell table:style-name="ce3" office:value-type="float" office:value="27.944054129" calcext:value-type="float">
            <text:p>27,944054129</text:p>
          </table:table-cell>
          <table:table-cell table:style-name="ce3" office:value-type="float" office:value="6.74685" calcext:value-type="float">
            <text:p>6,74685</text:p>
          </table:table-cell>
          <table:table-cell table:style-name="ce3" office:value-type="float" office:value="54.605667244" calcext:value-type="float">
            <text:p>54,605667244</text:p>
          </table:table-cell>
          <table:table-cell table:style-name="ce3" office:value-type="float" office:value="10.43" calcext:value-type="float">
            <text:p>10,43</text:p>
          </table:table-cell>
          <table:table-cell/>
          <table:table-cell table:style-name="ce7" table:formula="of:=100*([.C104]-[.I104])/[.I104]" office:value-type="float" office:value="-24.8601150527325" calcext:value-type="float">
            <text:p>-24,8601150527</text:p>
          </table:table-cell>
          <table:table-cell table:style-name="ce7" table:formula="of:=[.D104]" office:value-type="float" office:value="24.148404766" calcext:value-type="float">
            <text:p>24,148404766</text:p>
          </table:table-cell>
          <table:table-cell table:style-name="ce6" table:formula="of:=100*([.E104]-[.I104])/[.I104]" office:value-type="float" office:value="-4.97986577181207" calcext:value-type="float">
            <text:p>-4,9798657718</text:p>
          </table:table-cell>
          <table:table-cell table:style-name="ce7" table:formula="of:=[.F104]" office:value-type="float" office:value="27.944054129" calcext:value-type="float">
            <text:p>27,944054129</text:p>
          </table:table-cell>
          <table:table-cell table:style-name="ce6" table:formula="of:=100*([.G104]-[.I104])/[.I104]" office:value-type="float" office:value="-35.3130393096836" calcext:value-type="float">
            <text:p>-35,3130393097</text:p>
          </table:table-cell>
          <table:table-cell table:style-name="ce7" table:formula="of:=[.H104]" office:value-type="float" office:value="54.605667244" calcext:value-type="float">
            <text:p>54,60566724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4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71557" calcext:value-type="float">
            <text:p>7,71557</text:p>
          </table:table-cell>
          <table:table-cell table:style-name="ce3" office:value-type="float" office:value="24.121144339" calcext:value-type="float">
            <text:p>24,121144339</text:p>
          </table:table-cell>
          <table:table-cell table:style-name="ce3" office:value-type="float" office:value="9.68607" calcext:value-type="float">
            <text:p>9,68607</text:p>
          </table:table-cell>
          <table:table-cell table:style-name="ce3" office:value-type="float" office:value="27.605319774" calcext:value-type="float">
            <text:p>27,605319774</text:p>
          </table:table-cell>
          <table:table-cell table:style-name="ce3" office:value-type="float" office:value="6.81469" calcext:value-type="float">
            <text:p>6,81469</text:p>
          </table:table-cell>
          <table:table-cell table:style-name="ce3" office:value-type="float" office:value="53.471856726" calcext:value-type="float">
            <text:p>53,471856726</text:p>
          </table:table-cell>
          <table:table-cell table:style-name="ce3" office:value-type="float" office:value="10.54" calcext:value-type="float">
            <text:p>10,54</text:p>
          </table:table-cell>
          <table:table-cell/>
          <table:table-cell table:style-name="ce7" table:formula="of:=100*([.C105]-[.I105])/[.I105]" office:value-type="float" office:value="-26.7972485768501" calcext:value-type="float">
            <text:p>-26,7972485769</text:p>
          </table:table-cell>
          <table:table-cell table:style-name="ce7" table:formula="of:=[.D105]" office:value-type="float" office:value="24.121144339" calcext:value-type="float">
            <text:p>24,121144339</text:p>
          </table:table-cell>
          <table:table-cell table:style-name="ce6" table:formula="of:=100*([.E105]-[.I105])/[.I105]" office:value-type="float" office:value="-8.10180265654647" calcext:value-type="float">
            <text:p>-8,1018026565</text:p>
          </table:table-cell>
          <table:table-cell table:style-name="ce7" table:formula="of:=[.F105]" office:value-type="float" office:value="27.605319774" calcext:value-type="float">
            <text:p>27,605319774</text:p>
          </table:table-cell>
          <table:table-cell table:style-name="ce6" table:formula="of:=100*([.G105]-[.I105])/[.I105]" office:value-type="float" office:value="-35.3444971537002" calcext:value-type="float">
            <text:p>-35,3444971537</text:p>
          </table:table-cell>
          <table:table-cell table:style-name="ce7" table:formula="of:=[.H105]" office:value-type="float" office:value="53.471856726" calcext:value-type="float">
            <text:p>53,471856726</text:p>
          </table:table-cell>
          <table:table-cell/>
          <table:table-cell table:style-name="ce10" table:formula="of:=[.A105]" office:value-type="string" office:string-value="GKD-Ic_4_n500_m50,txt" calcext:value-type="string">
            <text:p>GKD-Ic_4_n500_m50,txt</text:p>
          </table:table-cell>
          <table:table-cell table:style-name="ce13" table:formula="of:=AVERAGE([.K105:.K107])" office:value-type="float" office:value="-23.426375711575" calcext:value-type="float">
            <text:p>-23,43</text:p>
          </table:table-cell>
          <table:table-cell table:style-name="ce14" table:formula="of:=AVERAGE([.L105:.L107])" office:value-type="float" office:value="24.348967522" calcext:value-type="float">
            <text:p>24,349</text:p>
          </table:table-cell>
          <table:table-cell table:style-name="ce13" table:formula="of:=AVERAGE([.M105:.M107])" office:value-type="float" office:value="-8.26916508538899" calcext:value-type="float">
            <text:p>-8,27</text:p>
          </table:table-cell>
          <table:table-cell table:style-name="ce14" table:formula="of:=AVERAGE([.N105:.N107])" office:value-type="float" office:value="27.6010963393333" calcext:value-type="float">
            <text:p>27,601</text:p>
          </table:table-cell>
          <table:table-cell table:style-name="ce13" table:formula="of:=AVERAGE([.O105:.O107])" office:value-type="float" office:value="-36.5669512966477" calcext:value-type="float">
            <text:p>-36,57</text:p>
          </table:table-cell>
          <table:table-cell table:style-name="ce14" table:formula="of:=AVERAGE([.P105:.P107])" office:value-type="float" office:value="53.5192842376667" calcext:value-type="float">
            <text:p>53,519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4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8.13818" calcext:value-type="float">
            <text:p>8,13818</text:p>
          </table:table-cell>
          <table:table-cell table:style-name="ce3" office:value-type="float" office:value="24.102816077" calcext:value-type="float">
            <text:p>24,102816077</text:p>
          </table:table-cell>
          <table:table-cell table:style-name="ce3" office:value-type="float" office:value="9.61561" calcext:value-type="float">
            <text:p>9,61561</text:p>
          </table:table-cell>
          <table:table-cell table:style-name="ce3" office:value-type="float" office:value="27.907904286" calcext:value-type="float">
            <text:p>27,907904286</text:p>
          </table:table-cell>
          <table:table-cell table:style-name="ce3" office:value-type="float" office:value="6.72978" calcext:value-type="float">
            <text:p>6,72978</text:p>
          </table:table-cell>
          <table:table-cell table:style-name="ce3" office:value-type="float" office:value="53.559260363" calcext:value-type="float">
            <text:p>53,559260363</text:p>
          </table:table-cell>
          <table:table-cell table:style-name="ce3" office:value-type="float" office:value="10.54" calcext:value-type="float">
            <text:p>10,54</text:p>
          </table:table-cell>
          <table:table-cell/>
          <table:table-cell table:style-name="ce7" table:formula="of:=100*([.C106]-[.I106])/[.I106]" office:value-type="float" office:value="-22.7876660341556" calcext:value-type="float">
            <text:p>-22,7876660342</text:p>
          </table:table-cell>
          <table:table-cell table:style-name="ce7" table:formula="of:=[.D106]" office:value-type="float" office:value="24.102816077" calcext:value-type="float">
            <text:p>24,102816077</text:p>
          </table:table-cell>
          <table:table-cell table:style-name="ce6" table:formula="of:=100*([.E106]-[.I106])/[.I106]" office:value-type="float" office:value="-8.77030360531308" calcext:value-type="float">
            <text:p>-8,7703036053</text:p>
          </table:table-cell>
          <table:table-cell table:style-name="ce7" table:formula="of:=[.F106]" office:value-type="float" office:value="27.907904286" calcext:value-type="float">
            <text:p>27,907904286</text:p>
          </table:table-cell>
          <table:table-cell table:style-name="ce6" table:formula="of:=100*([.G106]-[.I106])/[.I106]" office:value-type="float" office:value="-36.1500948766603" calcext:value-type="float">
            <text:p>-36,1500948767</text:p>
          </table:table-cell>
          <table:table-cell table:style-name="ce7" table:formula="of:=[.H106]" office:value-type="float" office:value="53.559260363" calcext:value-type="float">
            <text:p>53,55926036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4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8.35883" calcext:value-type="float">
            <text:p>8,35883</text:p>
          </table:table-cell>
          <table:table-cell table:style-name="ce3" office:value-type="float" office:value="24.82294215" calcext:value-type="float">
            <text:p>24,82294215</text:p>
          </table:table-cell>
          <table:table-cell table:style-name="ce3" office:value-type="float" office:value="9.70361" calcext:value-type="float">
            <text:p>9,70361</text:p>
          </table:table-cell>
          <table:table-cell table:style-name="ce3" office:value-type="float" office:value="27.290064958" calcext:value-type="float">
            <text:p>27,290064958</text:p>
          </table:table-cell>
          <table:table-cell table:style-name="ce3" office:value-type="float" office:value="6.51306" calcext:value-type="float">
            <text:p>6,51306</text:p>
          </table:table-cell>
          <table:table-cell table:style-name="ce3" office:value-type="float" office:value="53.526735624" calcext:value-type="float">
            <text:p>53,526735624</text:p>
          </table:table-cell>
          <table:table-cell table:style-name="ce3" office:value-type="float" office:value="10.54" calcext:value-type="float">
            <text:p>10,54</text:p>
          </table:table-cell>
          <table:table-cell/>
          <table:table-cell table:style-name="ce7" table:formula="of:=100*([.C107]-[.I107])/[.I107]" office:value-type="float" office:value="-20.6942125237192" calcext:value-type="float">
            <text:p>-20,6942125237</text:p>
          </table:table-cell>
          <table:table-cell table:style-name="ce7" table:formula="of:=[.D107]" office:value-type="float" office:value="24.82294215" calcext:value-type="float">
            <text:p>24,82294215</text:p>
          </table:table-cell>
          <table:table-cell table:style-name="ce6" table:formula="of:=100*([.E107]-[.I107])/[.I107]" office:value-type="float" office:value="-7.9353889943074" calcext:value-type="float">
            <text:p>-7,9353889943</text:p>
          </table:table-cell>
          <table:table-cell table:style-name="ce7" table:formula="of:=[.F107]" office:value-type="float" office:value="27.290064958" calcext:value-type="float">
            <text:p>27,290064958</text:p>
          </table:table-cell>
          <table:table-cell table:style-name="ce6" table:formula="of:=100*([.G107]-[.I107])/[.I107]" office:value-type="float" office:value="-38.2062618595825" calcext:value-type="float">
            <text:p>-38,2062618596</text:p>
          </table:table-cell>
          <table:table-cell table:style-name="ce7" table:formula="of:=[.H107]" office:value-type="float" office:value="53.526735624" calcext:value-type="float">
            <text:p>53,52673562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5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60855" calcext:value-type="float">
            <text:p>7,60855</text:p>
          </table:table-cell>
          <table:table-cell table:style-name="ce3" office:value-type="float" office:value="25.008677438" calcext:value-type="float">
            <text:p>25,008677438</text:p>
          </table:table-cell>
          <table:table-cell table:style-name="ce3" office:value-type="float" office:value="9.88332" calcext:value-type="float">
            <text:p>9,88332</text:p>
          </table:table-cell>
          <table:table-cell table:style-name="ce3" office:value-type="float" office:value="27.842869338" calcext:value-type="float">
            <text:p>27,842869338</text:p>
          </table:table-cell>
          <table:table-cell table:style-name="ce3" office:value-type="float" office:value="6.89565" calcext:value-type="float">
            <text:p>6,89565</text:p>
          </table:table-cell>
          <table:table-cell table:style-name="ce3" office:value-type="float" office:value="53.526818457" calcext:value-type="float">
            <text:p>53,526818457</text:p>
          </table:table-cell>
          <table:table-cell table:style-name="ce3" office:value-type="float" office:value="10.51" calcext:value-type="float">
            <text:p>10,51</text:p>
          </table:table-cell>
          <table:table-cell/>
          <table:table-cell table:style-name="ce7" table:formula="of:=100*([.C108]-[.I108])/[.I108]" office:value-type="float" office:value="-27.6065651760228" calcext:value-type="float">
            <text:p>-27,606565176</text:p>
          </table:table-cell>
          <table:table-cell table:style-name="ce7" table:formula="of:=[.D108]" office:value-type="float" office:value="25.008677438" calcext:value-type="float">
            <text:p>25,008677438</text:p>
          </table:table-cell>
          <table:table-cell table:style-name="ce6" table:formula="of:=100*([.E108]-[.I108])/[.I108]" office:value-type="float" office:value="-5.96270218839201" calcext:value-type="float">
            <text:p>-5,9627021884</text:p>
          </table:table-cell>
          <table:table-cell table:style-name="ce7" table:formula="of:=[.F108]" office:value-type="float" office:value="27.842869338" calcext:value-type="float">
            <text:p>27,842869338</text:p>
          </table:table-cell>
          <table:table-cell table:style-name="ce6" table:formula="of:=100*([.G108]-[.I108])/[.I108]" office:value-type="float" office:value="-34.3896289248335" calcext:value-type="float">
            <text:p>-34,3896289248</text:p>
          </table:table-cell>
          <table:table-cell table:style-name="ce7" table:formula="of:=[.H108]" office:value-type="float" office:value="53.526818457" calcext:value-type="float">
            <text:p>53,526818457</text:p>
          </table:table-cell>
          <table:table-cell/>
          <table:table-cell table:style-name="ce10" table:formula="of:=[.A108]" office:value-type="string" office:string-value="GKD-Ic_5_n500_m50,txt" calcext:value-type="string">
            <text:p>GKD-Ic_5_n500_m50,txt</text:p>
          </table:table-cell>
          <table:table-cell table:style-name="ce13" table:formula="of:=AVERAGE([.K108:.K110])" office:value-type="float" office:value="-27.3430066603235" calcext:value-type="float">
            <text:p>-27,34</text:p>
          </table:table-cell>
          <table:table-cell table:style-name="ce14" table:formula="of:=AVERAGE([.L108:.L110])" office:value-type="float" office:value="24.5704294553333" calcext:value-type="float">
            <text:p>24,570</text:p>
          </table:table-cell>
          <table:table-cell table:style-name="ce13" table:formula="of:=AVERAGE([.M108:.M110])" office:value-type="float" office:value="-5.71148112908341" calcext:value-type="float">
            <text:p>-5,71</text:p>
          </table:table-cell>
          <table:table-cell table:style-name="ce14" table:formula="of:=AVERAGE([.N108:.N110])" office:value-type="float" office:value="27.5009496673333" calcext:value-type="float">
            <text:p>27,501</text:p>
          </table:table-cell>
          <table:table-cell table:style-name="ce13" table:formula="of:=AVERAGE([.O108:.O110])" office:value-type="float" office:value="-33.6985727878211" calcext:value-type="float">
            <text:p>-33,70</text:p>
          </table:table-cell>
          <table:table-cell table:style-name="ce14" table:formula="of:=AVERAGE([.P108:.P110])" office:value-type="float" office:value="53.8836235173333" calcext:value-type="float">
            <text:p>53,88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5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61905" calcext:value-type="float">
            <text:p>7,61905</text:p>
          </table:table-cell>
          <table:table-cell table:style-name="ce3" office:value-type="float" office:value="24.05917666" calcext:value-type="float">
            <text:p>24,05917666</text:p>
          </table:table-cell>
          <table:table-cell table:style-name="ce3" office:value-type="float" office:value="9.89899" calcext:value-type="float">
            <text:p>9,89899</text:p>
          </table:table-cell>
          <table:table-cell table:style-name="ce3" office:value-type="float" office:value="27.304506877" calcext:value-type="float">
            <text:p>27,304506877</text:p>
          </table:table-cell>
          <table:table-cell table:style-name="ce3" office:value-type="float" office:value="7.02994" calcext:value-type="float">
            <text:p>7,02994</text:p>
          </table:table-cell>
          <table:table-cell table:style-name="ce3" office:value-type="float" office:value="53.683741283" calcext:value-type="float">
            <text:p>53,683741283</text:p>
          </table:table-cell>
          <table:table-cell table:style-name="ce3" office:value-type="float" office:value="10.51" calcext:value-type="float">
            <text:p>10,51</text:p>
          </table:table-cell>
          <table:table-cell/>
          <table:table-cell table:style-name="ce7" table:formula="of:=100*([.C109]-[.I109])/[.I109]" office:value-type="float" office:value="-27.5066603235014" calcext:value-type="float">
            <text:p>-27,5066603235</text:p>
          </table:table-cell>
          <table:table-cell table:style-name="ce7" table:formula="of:=[.D109]" office:value-type="float" office:value="24.05917666" calcext:value-type="float">
            <text:p>24,05917666</text:p>
          </table:table-cell>
          <table:table-cell table:style-name="ce6" table:formula="of:=100*([.E109]-[.I109])/[.I109]" office:value-type="float" office:value="-5.81360608943863" calcext:value-type="float">
            <text:p>-5,8136060894</text:p>
          </table:table-cell>
          <table:table-cell table:style-name="ce7" table:formula="of:=[.F109]" office:value-type="float" office:value="27.304506877" calcext:value-type="float">
            <text:p>27,304506877</text:p>
          </table:table-cell>
          <table:table-cell table:style-name="ce6" table:formula="of:=100*([.G109]-[.I109])/[.I109]" office:value-type="float" office:value="-33.111893434824" calcext:value-type="float">
            <text:p>-33,1118934348</text:p>
          </table:table-cell>
          <table:table-cell table:style-name="ce7" table:formula="of:=[.H109]" office:value-type="float" office:value="53.683741283" calcext:value-type="float">
            <text:p>53,68374128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5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68115" calcext:value-type="float">
            <text:p>7,68115</text:p>
          </table:table-cell>
          <table:table-cell table:style-name="ce3" office:value-type="float" office:value="24.643434268" calcext:value-type="float">
            <text:p>24,643434268</text:p>
          </table:table-cell>
          <table:table-cell table:style-name="ce3" office:value-type="float" office:value="9.94686" calcext:value-type="float">
            <text:p>9,94686</text:p>
          </table:table-cell>
          <table:table-cell table:style-name="ce3" office:value-type="float" office:value="27.355472787" calcext:value-type="float">
            <text:p>27,355472787</text:p>
          </table:table-cell>
          <table:table-cell table:style-name="ce3" office:value-type="float" office:value="6.97925" calcext:value-type="float">
            <text:p>6,97925</text:p>
          </table:table-cell>
          <table:table-cell table:style-name="ce3" office:value-type="float" office:value="54.440310812" calcext:value-type="float">
            <text:p>54,440310812</text:p>
          </table:table-cell>
          <table:table-cell table:style-name="ce3" office:value-type="float" office:value="10.51" calcext:value-type="float">
            <text:p>10,51</text:p>
          </table:table-cell>
          <table:table-cell/>
          <table:table-cell table:style-name="ce7" table:formula="of:=100*([.C110]-[.I110])/[.I110]" office:value-type="float" office:value="-26.9157944814462" calcext:value-type="float">
            <text:p>-26,9157944814</text:p>
          </table:table-cell>
          <table:table-cell table:style-name="ce7" table:formula="of:=[.D110]" office:value-type="float" office:value="24.643434268" calcext:value-type="float">
            <text:p>24,643434268</text:p>
          </table:table-cell>
          <table:table-cell table:style-name="ce6" table:formula="of:=100*([.E110]-[.I110])/[.I110]" office:value-type="float" office:value="-5.35813510941959" calcext:value-type="float">
            <text:p>-5,3581351094</text:p>
          </table:table-cell>
          <table:table-cell table:style-name="ce7" table:formula="of:=[.F110]" office:value-type="float" office:value="27.355472787" calcext:value-type="float">
            <text:p>27,355472787</text:p>
          </table:table-cell>
          <table:table-cell table:style-name="ce6" table:formula="of:=100*([.G110]-[.I110])/[.I110]" office:value-type="float" office:value="-33.5941960038059" calcext:value-type="float">
            <text:p>-33,5941960038</text:p>
          </table:table-cell>
          <table:table-cell table:style-name="ce7" table:formula="of:=[.H110]" office:value-type="float" office:value="54.440310812" calcext:value-type="float">
            <text:p>54,440310812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6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58749" calcext:value-type="float">
            <text:p>7,58749</text:p>
          </table:table-cell>
          <table:table-cell table:style-name="ce3" office:value-type="float" office:value="24.491462011" calcext:value-type="float">
            <text:p>24,491462011</text:p>
          </table:table-cell>
          <table:table-cell table:style-name="ce3" office:value-type="float" office:value="9.79081" calcext:value-type="float">
            <text:p>9,79081</text:p>
          </table:table-cell>
          <table:table-cell table:style-name="ce3" office:value-type="float" office:value="27.881675805" calcext:value-type="float">
            <text:p>27,881675805</text:p>
          </table:table-cell>
          <table:table-cell table:style-name="ce3" office:value-type="float" office:value="6.76535" calcext:value-type="float">
            <text:p>6,76535</text:p>
          </table:table-cell>
          <table:table-cell table:style-name="ce3" office:value-type="float" office:value="53.503559077" calcext:value-type="float">
            <text:p>53,503559077</text:p>
          </table:table-cell>
          <table:table-cell table:style-name="ce3" office:value-type="float" office:value="10.37" calcext:value-type="float">
            <text:p>10,37</text:p>
          </table:table-cell>
          <table:table-cell/>
          <table:table-cell table:style-name="ce7" table:formula="of:=100*([.C111]-[.I111])/[.I111]" office:value-type="float" office:value="-26.8323047251687" calcext:value-type="float">
            <text:p>-26,8323047252</text:p>
          </table:table-cell>
          <table:table-cell table:style-name="ce7" table:formula="of:=[.D111]" office:value-type="float" office:value="24.491462011" calcext:value-type="float">
            <text:p>24,491462011</text:p>
          </table:table-cell>
          <table:table-cell table:style-name="ce6" table:formula="of:=100*([.E111]-[.I111])/[.I111]" office:value-type="float" office:value="-5.58524590163933" calcext:value-type="float">
            <text:p>-5,5852459016</text:p>
          </table:table-cell>
          <table:table-cell table:style-name="ce7" table:formula="of:=[.F111]" office:value-type="float" office:value="27.881675805" calcext:value-type="float">
            <text:p>27,881675805</text:p>
          </table:table-cell>
          <table:table-cell table:style-name="ce6" table:formula="of:=100*([.G111]-[.I111])/[.I111]" office:value-type="float" office:value="-34.7603664416586" calcext:value-type="float">
            <text:p>-34,7603664417</text:p>
          </table:table-cell>
          <table:table-cell table:style-name="ce7" table:formula="of:=[.H111]" office:value-type="float" office:value="53.503559077" calcext:value-type="float">
            <text:p>53,503559077</text:p>
          </table:table-cell>
          <table:table-cell/>
          <table:table-cell table:style-name="ce10" table:formula="of:=[.A111]" office:value-type="string" office:string-value="GKD-Ic_6_n500_m50,txt" calcext:value-type="string">
            <text:p>GKD-Ic_6_n500_m50,txt</text:p>
          </table:table-cell>
          <table:table-cell table:style-name="ce13" table:formula="of:=AVERAGE([.K111:.K113])" office:value-type="float" office:value="-26.6041144326583" calcext:value-type="float">
            <text:p>-26,60</text:p>
          </table:table-cell>
          <table:table-cell table:style-name="ce14" table:formula="of:=AVERAGE([.L111:.L113])" office:value-type="float" office:value="24.6396814396667" calcext:value-type="float">
            <text:p>24,640</text:p>
          </table:table-cell>
          <table:table-cell table:style-name="ce13" table:formula="of:=AVERAGE([.M111:.M113])" office:value-type="float" office:value="-5.36727740276438" calcext:value-type="float">
            <text:p>-5,37</text:p>
          </table:table-cell>
          <table:table-cell table:style-name="ce14" table:formula="of:=AVERAGE([.N111:.N113])" office:value-type="float" office:value="27.7920345876667" calcext:value-type="float">
            <text:p>27,792</text:p>
          </table:table-cell>
          <table:table-cell table:style-name="ce13" table:formula="of:=AVERAGE([.O111:.O113])" office:value-type="float" office:value="-34.4790099646416" calcext:value-type="float">
            <text:p>-34,48</text:p>
          </table:table-cell>
          <table:table-cell table:style-name="ce14" table:formula="of:=AVERAGE([.P111:.P113])" office:value-type="float" office:value="54.0645980196667" calcext:value-type="float">
            <text:p>54,06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6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61446" calcext:value-type="float">
            <text:p>7,61446</text:p>
          </table:table-cell>
          <table:table-cell table:style-name="ce3" office:value-type="float" office:value="24.98894943" calcext:value-type="float">
            <text:p>24,98894943</text:p>
          </table:table-cell>
          <table:table-cell table:style-name="ce3" office:value-type="float" office:value="9.83006" calcext:value-type="float">
            <text:p>9,83006</text:p>
          </table:table-cell>
          <table:table-cell table:style-name="ce3" office:value-type="float" office:value="27.761320905" calcext:value-type="float">
            <text:p>27,761320905</text:p>
          </table:table-cell>
          <table:table-cell table:style-name="ce3" office:value-type="float" office:value="6.77864" calcext:value-type="float">
            <text:p>6,77864</text:p>
          </table:table-cell>
          <table:table-cell table:style-name="ce3" office:value-type="float" office:value="53.577196024" calcext:value-type="float">
            <text:p>53,577196024</text:p>
          </table:table-cell>
          <table:table-cell table:style-name="ce3" office:value-type="float" office:value="10.37" calcext:value-type="float">
            <text:p>10,37</text:p>
          </table:table-cell>
          <table:table-cell/>
          <table:table-cell table:style-name="ce7" table:formula="of:=100*([.C112]-[.I112])/[.I112]" office:value-type="float" office:value="-26.5722275795564" calcext:value-type="float">
            <text:p>-26,5722275796</text:p>
          </table:table-cell>
          <table:table-cell table:style-name="ce7" table:formula="of:=[.D112]" office:value-type="float" office:value="24.98894943" calcext:value-type="float">
            <text:p>24,98894943</text:p>
          </table:table-cell>
          <table:table-cell table:style-name="ce6" table:formula="of:=100*([.E112]-[.I112])/[.I112]" office:value-type="float" office:value="-5.20675024108004" calcext:value-type="float">
            <text:p>-5,2067502411</text:p>
          </table:table-cell>
          <table:table-cell table:style-name="ce7" table:formula="of:=[.F112]" office:value-type="float" office:value="27.761320905" calcext:value-type="float">
            <text:p>27,761320905</text:p>
          </table:table-cell>
          <table:table-cell table:style-name="ce6" table:formula="of:=100*([.G112]-[.I112])/[.I112]" office:value-type="float" office:value="-34.6322082931533" calcext:value-type="float">
            <text:p>-34,6322082932</text:p>
          </table:table-cell>
          <table:table-cell table:style-name="ce7" table:formula="of:=[.H112]" office:value-type="float" office:value="53.577196024" calcext:value-type="float">
            <text:p>53,57719602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6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63151" calcext:value-type="float">
            <text:p>7,63151</text:p>
          </table:table-cell>
          <table:table-cell table:style-name="ce3" office:value-type="float" office:value="24.438632878" calcext:value-type="float">
            <text:p>24,438632878</text:p>
          </table:table-cell>
          <table:table-cell table:style-name="ce3" office:value-type="float" office:value="9.81937" calcext:value-type="float">
            <text:p>9,81937</text:p>
          </table:table-cell>
          <table:table-cell table:style-name="ce3" office:value-type="float" office:value="27.733107053" calcext:value-type="float">
            <text:p>27,733107053</text:p>
          </table:table-cell>
          <table:table-cell table:style-name="ce3" office:value-type="float" office:value="6.83959" calcext:value-type="float">
            <text:p>6,83959</text:p>
          </table:table-cell>
          <table:table-cell table:style-name="ce3" office:value-type="float" office:value="55.113038958" calcext:value-type="float">
            <text:p>55,113038958</text:p>
          </table:table-cell>
          <table:table-cell table:style-name="ce3" office:value-type="float" office:value="10.37" calcext:value-type="float">
            <text:p>10,37</text:p>
          </table:table-cell>
          <table:table-cell/>
          <table:table-cell table:style-name="ce7" table:formula="of:=100*([.C113]-[.I113])/[.I113]" office:value-type="float" office:value="-26.4078109932497" calcext:value-type="float">
            <text:p>-26,4078109932</text:p>
          </table:table-cell>
          <table:table-cell table:style-name="ce7" table:formula="of:=[.D113]" office:value-type="float" office:value="24.438632878" calcext:value-type="float">
            <text:p>24,438632878</text:p>
          </table:table-cell>
          <table:table-cell table:style-name="ce6" table:formula="of:=100*([.E113]-[.I113])/[.I113]" office:value-type="float" office:value="-5.30983606557377" calcext:value-type="float">
            <text:p>-5,3098360656</text:p>
          </table:table-cell>
          <table:table-cell table:style-name="ce7" table:formula="of:=[.F113]" office:value-type="float" office:value="27.733107053" calcext:value-type="float">
            <text:p>27,733107053</text:p>
          </table:table-cell>
          <table:table-cell table:style-name="ce6" table:formula="of:=100*([.G113]-[.I113])/[.I113]" office:value-type="float" office:value="-34.0444551591128" calcext:value-type="float">
            <text:p>-34,0444551591</text:p>
          </table:table-cell>
          <table:table-cell table:style-name="ce7" table:formula="of:=[.H113]" office:value-type="float" office:value="55.113038958" calcext:value-type="float">
            <text:p>55,113038958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7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6.3726" calcext:value-type="float">
            <text:p>6,3726</text:p>
          </table:table-cell>
          <table:table-cell table:style-name="ce3" office:value-type="float" office:value="24.899659314" calcext:value-type="float">
            <text:p>24,899659314</text:p>
          </table:table-cell>
          <table:table-cell table:style-name="ce3" office:value-type="float" office:value="9.7857" calcext:value-type="float">
            <text:p>9,7857</text:p>
          </table:table-cell>
          <table:table-cell table:style-name="ce3" office:value-type="float" office:value="27.427237292" calcext:value-type="float">
            <text:p>27,427237292</text:p>
          </table:table-cell>
          <table:table-cell table:style-name="ce3" office:value-type="float" office:value="6.75944" calcext:value-type="float">
            <text:p>6,75944</text:p>
          </table:table-cell>
          <table:table-cell table:style-name="ce3" office:value-type="float" office:value="53.5694757" calcext:value-type="float">
            <text:p>53,5694757</text:p>
          </table:table-cell>
          <table:table-cell table:style-name="ce3" office:value-type="float" office:value="10.57" calcext:value-type="float">
            <text:p>10,57</text:p>
          </table:table-cell>
          <table:table-cell/>
          <table:table-cell table:style-name="ce7" table:formula="of:=100*([.C114]-[.I114])/[.I114]" office:value-type="float" office:value="-39.7105014191107" calcext:value-type="float">
            <text:p>-39,7105014191</text:p>
          </table:table-cell>
          <table:table-cell table:style-name="ce7" table:formula="of:=[.D114]" office:value-type="float" office:value="24.899659314" calcext:value-type="float">
            <text:p>24,899659314</text:p>
          </table:table-cell>
          <table:table-cell table:style-name="ce6" table:formula="of:=100*([.E114]-[.I114])/[.I114]" office:value-type="float" office:value="-7.42005676442763" calcext:value-type="float">
            <text:p>-7,4200567644</text:p>
          </table:table-cell>
          <table:table-cell table:style-name="ce7" table:formula="of:=[.F114]" office:value-type="float" office:value="27.427237292" calcext:value-type="float">
            <text:p>27,427237292</text:p>
          </table:table-cell>
          <table:table-cell table:style-name="ce6" table:formula="of:=100*([.G114]-[.I114])/[.I114]" office:value-type="float" office:value="-36.0507095553453" calcext:value-type="float">
            <text:p>-36,0507095553</text:p>
          </table:table-cell>
          <table:table-cell table:style-name="ce7" table:formula="of:=[.H114]" office:value-type="float" office:value="53.5694757" calcext:value-type="float">
            <text:p>53,5694757</text:p>
          </table:table-cell>
          <table:table-cell/>
          <table:table-cell table:style-name="ce10" table:formula="of:=[.A114]" office:value-type="string" office:string-value="GKD-Ic_7_n500_m50,txt" calcext:value-type="string">
            <text:p>GKD-Ic_7_n500_m50,txt</text:p>
          </table:table-cell>
          <table:table-cell table:style-name="ce13" table:formula="of:=AVERAGE([.K114:.K116])" office:value-type="float" office:value="-30.2154210028382" calcext:value-type="float">
            <text:p>-30,22</text:p>
          </table:table-cell>
          <table:table-cell table:style-name="ce14" table:formula="of:=AVERAGE([.L114:.L116])" office:value-type="float" office:value="24.641562127" calcext:value-type="float">
            <text:p>24,642</text:p>
          </table:table-cell>
          <table:table-cell table:style-name="ce13" table:formula="of:=AVERAGE([.M114:.M116])" office:value-type="float" office:value="-7.21737622201198" calcext:value-type="float">
            <text:p>-7,22</text:p>
          </table:table-cell>
          <table:table-cell table:style-name="ce14" table:formula="of:=AVERAGE([.N114:.N116])" office:value-type="float" office:value="27.5930177533333" calcext:value-type="float">
            <text:p>27,593</text:p>
          </table:table-cell>
          <table:table-cell table:style-name="ce13" table:formula="of:=AVERAGE([.O114:.O116])" office:value-type="float" office:value="-34.517880794702" calcext:value-type="float">
            <text:p>-34,52</text:p>
          </table:table-cell>
          <table:table-cell table:style-name="ce14" table:formula="of:=AVERAGE([.P114:.P116])" office:value-type="float" office:value="53.564490638" calcext:value-type="float">
            <text:p>53,56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7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7711" calcext:value-type="float">
            <text:p>7,7711</text:p>
          </table:table-cell>
          <table:table-cell table:style-name="ce3" office:value-type="float" office:value="24.402698138" calcext:value-type="float">
            <text:p>24,402698138</text:p>
          </table:table-cell>
          <table:table-cell table:style-name="ce3" office:value-type="float" office:value="9.88939" calcext:value-type="float">
            <text:p>9,88939</text:p>
          </table:table-cell>
          <table:table-cell table:style-name="ce3" office:value-type="float" office:value="27.689107394" calcext:value-type="float">
            <text:p>27,689107394</text:p>
          </table:table-cell>
          <table:table-cell table:style-name="ce3" office:value-type="float" office:value="6.80147" calcext:value-type="float">
            <text:p>6,80147</text:p>
          </table:table-cell>
          <table:table-cell table:style-name="ce3" office:value-type="float" office:value="53.59483563" calcext:value-type="float">
            <text:p>53,59483563</text:p>
          </table:table-cell>
          <table:table-cell table:style-name="ce3" office:value-type="float" office:value="10.57" calcext:value-type="float">
            <text:p>10,57</text:p>
          </table:table-cell>
          <table:table-cell/>
          <table:table-cell table:style-name="ce7" table:formula="of:=100*([.C115]-[.I115])/[.I115]" office:value-type="float" office:value="-26.4796594134342" calcext:value-type="float">
            <text:p>-26,4796594134</text:p>
          </table:table-cell>
          <table:table-cell table:style-name="ce7" table:formula="of:=[.D115]" office:value-type="float" office:value="24.402698138" calcext:value-type="float">
            <text:p>24,402698138</text:p>
          </table:table-cell>
          <table:table-cell table:style-name="ce6" table:formula="of:=100*([.E115]-[.I115])/[.I115]" office:value-type="float" office:value="-6.43907284768212" calcext:value-type="float">
            <text:p>-6,4390728477</text:p>
          </table:table-cell>
          <table:table-cell table:style-name="ce7" table:formula="of:=[.F115]" office:value-type="float" office:value="27.689107394" calcext:value-type="float">
            <text:p>27,689107394</text:p>
          </table:table-cell>
          <table:table-cell table:style-name="ce6" table:formula="of:=100*([.G115]-[.I115])/[.I115]" office:value-type="float" office:value="-35.6530747398297" calcext:value-type="float">
            <text:p>-35,6530747398</text:p>
          </table:table-cell>
          <table:table-cell table:style-name="ce7" table:formula="of:=[.H115]" office:value-type="float" office:value="53.59483563" calcext:value-type="float">
            <text:p>53,5948356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7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98499" calcext:value-type="float">
            <text:p>7,98499</text:p>
          </table:table-cell>
          <table:table-cell table:style-name="ce3" office:value-type="float" office:value="24.622328929" calcext:value-type="float">
            <text:p>24,622328929</text:p>
          </table:table-cell>
          <table:table-cell table:style-name="ce3" office:value-type="float" office:value="9.74628" calcext:value-type="float">
            <text:p>9,74628</text:p>
          </table:table-cell>
          <table:table-cell table:style-name="ce3" office:value-type="float" office:value="27.662708574" calcext:value-type="float">
            <text:p>27,662708574</text:p>
          </table:table-cell>
          <table:table-cell table:style-name="ce3" office:value-type="float" office:value="7.20347" calcext:value-type="float">
            <text:p>7,20347</text:p>
          </table:table-cell>
          <table:table-cell table:style-name="ce3" office:value-type="float" office:value="53.529160584" calcext:value-type="float">
            <text:p>53,529160584</text:p>
          </table:table-cell>
          <table:table-cell table:style-name="ce3" office:value-type="float" office:value="10.57" calcext:value-type="float">
            <text:p>10,57</text:p>
          </table:table-cell>
          <table:table-cell/>
          <table:table-cell table:style-name="ce7" table:formula="of:=100*([.C116]-[.I116])/[.I116]" office:value-type="float" office:value="-24.4561021759697" calcext:value-type="float">
            <text:p>-24,456102176</text:p>
          </table:table-cell>
          <table:table-cell table:style-name="ce7" table:formula="of:=[.D116]" office:value-type="float" office:value="24.622328929" calcext:value-type="float">
            <text:p>24,622328929</text:p>
          </table:table-cell>
          <table:table-cell table:style-name="ce6" table:formula="of:=100*([.E116]-[.I116])/[.I116]" office:value-type="float" office:value="-7.79299905392621" calcext:value-type="float">
            <text:p>-7,7929990539</text:p>
          </table:table-cell>
          <table:table-cell table:style-name="ce7" table:formula="of:=[.F116]" office:value-type="float" office:value="27.662708574" calcext:value-type="float">
            <text:p>27,662708574</text:p>
          </table:table-cell>
          <table:table-cell table:style-name="ce6" table:formula="of:=100*([.G116]-[.I116])/[.I116]" office:value-type="float" office:value="-31.8498580889309" calcext:value-type="float">
            <text:p>-31,8498580889</text:p>
          </table:table-cell>
          <table:table-cell table:style-name="ce7" table:formula="of:=[.H116]" office:value-type="float" office:value="53.529160584" calcext:value-type="float">
            <text:p>53,52916058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8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00214" calcext:value-type="float">
            <text:p>7,00214</text:p>
          </table:table-cell>
          <table:table-cell table:style-name="ce3" office:value-type="float" office:value="24.4581202" calcext:value-type="float">
            <text:p>24,4581202</text:p>
          </table:table-cell>
          <table:table-cell table:style-name="ce3" office:value-type="float" office:value="9.89343" calcext:value-type="float">
            <text:p>9,89343</text:p>
          </table:table-cell>
          <table:table-cell table:style-name="ce3" office:value-type="float" office:value="27.929524348" calcext:value-type="float">
            <text:p>27,929524348</text:p>
          </table:table-cell>
          <table:table-cell table:style-name="ce3" office:value-type="float" office:value="6.90507" calcext:value-type="float">
            <text:p>6,90507</text:p>
          </table:table-cell>
          <table:table-cell table:style-name="ce3" office:value-type="float" office:value="53.659681377" calcext:value-type="float">
            <text:p>53,659681377</text:p>
          </table:table-cell>
          <table:table-cell table:style-name="ce3" office:value-type="float" office:value="10.52" calcext:value-type="float">
            <text:p>10,52</text:p>
          </table:table-cell>
          <table:table-cell/>
          <table:table-cell table:style-name="ce7" table:formula="of:=100*([.C117]-[.I117])/[.I117]" office:value-type="float" office:value="-33.4397338403042" calcext:value-type="float">
            <text:p>-33,4397338403</text:p>
          </table:table-cell>
          <table:table-cell table:style-name="ce7" table:formula="of:=[.D117]" office:value-type="float" office:value="24.4581202" calcext:value-type="float">
            <text:p>24,4581202</text:p>
          </table:table-cell>
          <table:table-cell table:style-name="ce6" table:formula="of:=100*([.E117]-[.I117])/[.I117]" office:value-type="float" office:value="-5.95598859315589" calcext:value-type="float">
            <text:p>-5,9559885932</text:p>
          </table:table-cell>
          <table:table-cell table:style-name="ce7" table:formula="of:=[.F117]" office:value-type="float" office:value="27.929524348" calcext:value-type="float">
            <text:p>27,929524348</text:p>
          </table:table-cell>
          <table:table-cell table:style-name="ce6" table:formula="of:=100*([.G117]-[.I117])/[.I117]" office:value-type="float" office:value="-34.3624524714829" calcext:value-type="float">
            <text:p>-34,3624524715</text:p>
          </table:table-cell>
          <table:table-cell table:style-name="ce7" table:formula="of:=[.H117]" office:value-type="float" office:value="53.659681377" calcext:value-type="float">
            <text:p>53,659681377</text:p>
          </table:table-cell>
          <table:table-cell/>
          <table:table-cell table:style-name="ce10" table:formula="of:=[.A117]" office:value-type="string" office:string-value="GKD-Ic_8_n500_m50,txt" calcext:value-type="string">
            <text:p>GKD-Ic_8_n500_m50,txt</text:p>
          </table:table-cell>
          <table:table-cell table:style-name="ce13" table:formula="of:=AVERAGE([.K117:.K119])" office:value-type="float" office:value="-32.8216096324461" calcext:value-type="float">
            <text:p>-32,82</text:p>
          </table:table-cell>
          <table:table-cell table:style-name="ce14" table:formula="of:=AVERAGE([.L117:.L119])" office:value-type="float" office:value="24.342490572" calcext:value-type="float">
            <text:p>24,342</text:p>
          </table:table-cell>
          <table:table-cell table:style-name="ce13" table:formula="of:=AVERAGE([.M117:.M119])" office:value-type="float" office:value="-5.78716730038022" calcext:value-type="float">
            <text:p>-5,79</text:p>
          </table:table-cell>
          <table:table-cell table:style-name="ce14" table:formula="of:=AVERAGE([.N117:.N119])" office:value-type="float" office:value="27.6597216736667" calcext:value-type="float">
            <text:p>27,660</text:p>
          </table:table-cell>
          <table:table-cell table:style-name="ce13" table:formula="of:=AVERAGE([.O117:.O119])" office:value-type="float" office:value="-34.9009822560203" calcext:value-type="float">
            <text:p>-34,90</text:p>
          </table:table-cell>
          <table:table-cell table:style-name="ce14" table:formula="of:=AVERAGE([.P117:.P119])" office:value-type="float" office:value="53.6325273403333" calcext:value-type="float">
            <text:p>53,63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8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03207" calcext:value-type="float">
            <text:p>7,03207</text:p>
          </table:table-cell>
          <table:table-cell table:style-name="ce3" office:value-type="float" office:value="24.131067919" calcext:value-type="float">
            <text:p>24,131067919</text:p>
          </table:table-cell>
          <table:table-cell table:style-name="ce3" office:value-type="float" office:value="9.87269" calcext:value-type="float">
            <text:p>9,87269</text:p>
          </table:table-cell>
          <table:table-cell table:style-name="ce3" office:value-type="float" office:value="27.520634085" calcext:value-type="float">
            <text:p>27,520634085</text:p>
          </table:table-cell>
          <table:table-cell table:style-name="ce3" office:value-type="float" office:value="6.71342" calcext:value-type="float">
            <text:p>6,71342</text:p>
          </table:table-cell>
          <table:table-cell table:style-name="ce3" office:value-type="float" office:value="53.636521934" calcext:value-type="float">
            <text:p>53,636521934</text:p>
          </table:table-cell>
          <table:table-cell table:style-name="ce3" office:value-type="float" office:value="10.52" calcext:value-type="float">
            <text:p>10,52</text:p>
          </table:table-cell>
          <table:table-cell/>
          <table:table-cell table:style-name="ce7" table:formula="of:=100*([.C118]-[.I118])/[.I118]" office:value-type="float" office:value="-33.1552281368821" calcext:value-type="float">
            <text:p>-33,1552281369</text:p>
          </table:table-cell>
          <table:table-cell table:style-name="ce7" table:formula="of:=[.D118]" office:value-type="float" office:value="24.131067919" calcext:value-type="float">
            <text:p>24,131067919</text:p>
          </table:table-cell>
          <table:table-cell table:style-name="ce6" table:formula="of:=100*([.E118]-[.I118])/[.I118]" office:value-type="float" office:value="-6.15313688212927" calcext:value-type="float">
            <text:p>-6,1531368821</text:p>
          </table:table-cell>
          <table:table-cell table:style-name="ce7" table:formula="of:=[.F118]" office:value-type="float" office:value="27.520634085" calcext:value-type="float">
            <text:p>27,520634085</text:p>
          </table:table-cell>
          <table:table-cell table:style-name="ce6" table:formula="of:=100*([.G118]-[.I118])/[.I118]" office:value-type="float" office:value="-36.1842205323194" calcext:value-type="float">
            <text:p>-36,1842205323</text:p>
          </table:table-cell>
          <table:table-cell table:style-name="ce7" table:formula="of:=[.H118]" office:value-type="float" office:value="53.636521934" calcext:value-type="float">
            <text:p>53,63652193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8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16729" calcext:value-type="float">
            <text:p>7,16729</text:p>
          </table:table-cell>
          <table:table-cell table:style-name="ce3" office:value-type="float" office:value="24.438283597" calcext:value-type="float">
            <text:p>24,438283597</text:p>
          </table:table-cell>
          <table:table-cell table:style-name="ce3" office:value-type="float" office:value="9.96745" calcext:value-type="float">
            <text:p>9,96745</text:p>
          </table:table-cell>
          <table:table-cell table:style-name="ce3" office:value-type="float" office:value="27.529006588" calcext:value-type="float">
            <text:p>27,529006588</text:p>
          </table:table-cell>
          <table:table-cell table:style-name="ce3" office:value-type="float" office:value="6.92676" calcext:value-type="float">
            <text:p>6,92676</text:p>
          </table:table-cell>
          <table:table-cell table:style-name="ce3" office:value-type="float" office:value="53.60137871" calcext:value-type="float">
            <text:p>53,60137871</text:p>
          </table:table-cell>
          <table:table-cell table:style-name="ce3" office:value-type="float" office:value="10.52" calcext:value-type="float">
            <text:p>10,52</text:p>
          </table:table-cell>
          <table:table-cell/>
          <table:table-cell table:style-name="ce7" table:formula="of:=100*([.C119]-[.I119])/[.I119]" office:value-type="float" office:value="-31.8698669201521" calcext:value-type="float">
            <text:p>-31,8698669202</text:p>
          </table:table-cell>
          <table:table-cell table:style-name="ce7" table:formula="of:=[.D119]" office:value-type="float" office:value="24.438283597" calcext:value-type="float">
            <text:p>24,438283597</text:p>
          </table:table-cell>
          <table:table-cell table:style-name="ce6" table:formula="of:=100*([.E119]-[.I119])/[.I119]" office:value-type="float" office:value="-5.25237642585551" calcext:value-type="float">
            <text:p>-5,2523764259</text:p>
          </table:table-cell>
          <table:table-cell table:style-name="ce7" table:formula="of:=[.F119]" office:value-type="float" office:value="27.529006588" calcext:value-type="float">
            <text:p>27,529006588</text:p>
          </table:table-cell>
          <table:table-cell table:style-name="ce6" table:formula="of:=100*([.G119]-[.I119])/[.I119]" office:value-type="float" office:value="-34.1562737642586" calcext:value-type="float">
            <text:p>-34,1562737643</text:p>
          </table:table-cell>
          <table:table-cell table:style-name="ce7" table:formula="of:=[.H119]" office:value-type="float" office:value="53.60137871" calcext:value-type="float">
            <text:p>53,6013787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9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75242" calcext:value-type="float">
            <text:p>7,75242</text:p>
          </table:table-cell>
          <table:table-cell table:style-name="ce3" office:value-type="float" office:value="24.415217467" calcext:value-type="float">
            <text:p>24,415217467</text:p>
          </table:table-cell>
          <table:table-cell table:style-name="ce3" office:value-type="float" office:value="9.73396" calcext:value-type="float">
            <text:p>9,73396</text:p>
          </table:table-cell>
          <table:table-cell table:style-name="ce3" office:value-type="float" office:value="27.786013641" calcext:value-type="float">
            <text:p>27,786013641</text:p>
          </table:table-cell>
          <table:table-cell table:style-name="ce3" office:value-type="float" office:value="6.68281" calcext:value-type="float">
            <text:p>6,68281</text:p>
          </table:table-cell>
          <table:table-cell table:style-name="ce3" office:value-type="float" office:value="54.647487621" calcext:value-type="float">
            <text:p>54,647487621</text:p>
          </table:table-cell>
          <table:table-cell table:style-name="ce3" office:value-type="float" office:value="10.26" calcext:value-type="float">
            <text:p>10,26</text:p>
          </table:table-cell>
          <table:table-cell/>
          <table:table-cell table:style-name="ce7" table:formula="of:=100*([.C120]-[.I120])/[.I120]" office:value-type="float" office:value="-24.440350877193" calcext:value-type="float">
            <text:p>-24,4403508772</text:p>
          </table:table-cell>
          <table:table-cell table:style-name="ce7" table:formula="of:=[.D120]" office:value-type="float" office:value="24.415217467" calcext:value-type="float">
            <text:p>24,415217467</text:p>
          </table:table-cell>
          <table:table-cell table:style-name="ce6" table:formula="of:=100*([.E120]-[.I120])/[.I120]" office:value-type="float" office:value="-5.1270955165692" calcext:value-type="float">
            <text:p>-5,1270955166</text:p>
          </table:table-cell>
          <table:table-cell table:style-name="ce7" table:formula="of:=[.F120]" office:value-type="float" office:value="27.786013641" calcext:value-type="float">
            <text:p>27,786013641</text:p>
          </table:table-cell>
          <table:table-cell table:style-name="ce6" table:formula="of:=100*([.G120]-[.I120])/[.I120]" office:value-type="float" office:value="-34.8653996101365" calcext:value-type="float">
            <text:p>-34,8653996101</text:p>
          </table:table-cell>
          <table:table-cell table:style-name="ce7" table:formula="of:=[.H120]" office:value-type="float" office:value="54.647487621" calcext:value-type="float">
            <text:p>54,647487621</text:p>
          </table:table-cell>
          <table:table-cell/>
          <table:table-cell table:style-name="ce10" table:formula="of:=[.A120]" office:value-type="string" office:string-value="GKD-Ic_9_n500_m50,txt" calcext:value-type="string">
            <text:p>GKD-Ic_9_n500_m50,txt</text:p>
          </table:table-cell>
          <table:table-cell table:style-name="ce13" table:formula="of:=AVERAGE([.K120:.K122])" office:value-type="float" office:value="-24.1250162443145" calcext:value-type="float">
            <text:p>-24,13</text:p>
          </table:table-cell>
          <table:table-cell table:style-name="ce14" table:formula="of:=AVERAGE([.L120:.L122])" office:value-type="float" office:value="24.3492186863333" calcext:value-type="float">
            <text:p>24,349</text:p>
          </table:table-cell>
          <table:table-cell table:style-name="ce13" table:formula="of:=AVERAGE([.M120:.M122])" office:value-type="float" office:value="-5.25412605588044" calcext:value-type="float">
            <text:p>-5,25</text:p>
          </table:table-cell>
          <table:table-cell table:style-name="ce14" table:formula="of:=AVERAGE([.N120:.N122])" office:value-type="float" office:value="27.7295113426667" calcext:value-type="float">
            <text:p>27,730</text:p>
          </table:table-cell>
          <table:table-cell table:style-name="ce13" table:formula="of:=AVERAGE([.O120:.O122])" office:value-type="float" office:value="-35.3697855750487" calcext:value-type="float">
            <text:p>-35,37</text:p>
          </table:table-cell>
          <table:table-cell table:style-name="ce14" table:formula="of:=AVERAGE([.P120:.P122])" office:value-type="float" office:value="53.9126146726667" calcext:value-type="float">
            <text:p>53,91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KD-Ic_9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78909" calcext:value-type="float">
            <text:p>7,78909</text:p>
          </table:table-cell>
          <table:table-cell table:style-name="ce3" office:value-type="float" office:value="24.181780587" calcext:value-type="float">
            <text:p>24,181780587</text:p>
          </table:table-cell>
          <table:table-cell table:style-name="ce3" office:value-type="float" office:value="9.7" calcext:value-type="float">
            <text:p>9,7</text:p>
          </table:table-cell>
          <table:table-cell table:style-name="ce3" office:value-type="float" office:value="27.690104727" calcext:value-type="float">
            <text:p>27,690104727</text:p>
          </table:table-cell>
          <table:table-cell table:style-name="ce3" office:value-type="float" office:value="6.64455" calcext:value-type="float">
            <text:p>6,64455</text:p>
          </table:table-cell>
          <table:table-cell table:style-name="ce3" office:value-type="float" office:value="53.48951225" calcext:value-type="float">
            <text:p>53,48951225</text:p>
          </table:table-cell>
          <table:table-cell table:style-name="ce3" office:value-type="float" office:value="10.26" calcext:value-type="float">
            <text:p>10,26</text:p>
          </table:table-cell>
          <table:table-cell/>
          <table:table-cell table:style-name="ce7" table:formula="of:=100*([.C121]-[.I121])/[.I121]" office:value-type="float" office:value="-24.0829434697856" calcext:value-type="float">
            <text:p>-24,0829434698</text:p>
          </table:table-cell>
          <table:table-cell table:style-name="ce7" table:formula="of:=[.D121]" office:value-type="float" office:value="24.181780587" calcext:value-type="float">
            <text:p>24,181780587</text:p>
          </table:table-cell>
          <table:table-cell table:style-name="ce6" table:formula="of:=100*([.E121]-[.I121])/[.I121]" office:value-type="float" office:value="-5.45808966861599" calcext:value-type="float">
            <text:p>-5,4580896686</text:p>
          </table:table-cell>
          <table:table-cell table:style-name="ce7" table:formula="of:=[.F121]" office:value-type="float" office:value="27.690104727" calcext:value-type="float">
            <text:p>27,690104727</text:p>
          </table:table-cell>
          <table:table-cell table:style-name="ce6" table:formula="of:=100*([.G121]-[.I121])/[.I121]" office:value-type="float" office:value="-35.2383040935673" calcext:value-type="float">
            <text:p>-35,2383040936</text:p>
          </table:table-cell>
          <table:table-cell table:style-name="ce7" table:formula="of:=[.H121]" office:value-type="float" office:value="53.48951225" calcext:value-type="float">
            <text:p>53,48951225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ce3" office:value-type="string" calcext:value-type="string">
            <text:p>GKD-Ic_9_n500_m50,txt</text:p>
          </table:table-cell>
          <table:table-cell table:style-name="ce3" office:value-type="string" calcext:value-type="string">
            <text:p>MMDP</text:p>
          </table:table-cell>
          <table:table-cell table:style-name="ce3" office:value-type="float" office:value="7.81281" calcext:value-type="float">
            <text:p>7,81281</text:p>
          </table:table-cell>
          <table:table-cell table:style-name="ce3" office:value-type="float" office:value="24.450658005" calcext:value-type="float">
            <text:p>24,450658005</text:p>
          </table:table-cell>
          <table:table-cell table:style-name="ce3" office:value-type="float" office:value="9.72882" calcext:value-type="float">
            <text:p>9,72882</text:p>
          </table:table-cell>
          <table:table-cell table:style-name="ce3" office:value-type="float" office:value="27.71241566" calcext:value-type="float">
            <text:p>27,71241566</text:p>
          </table:table-cell>
          <table:table-cell table:style-name="ce3" office:value-type="float" office:value="6.56582" calcext:value-type="float">
            <text:p>6,56582</text:p>
          </table:table-cell>
          <table:table-cell table:style-name="ce3" office:value-type="float" office:value="53.600844147" calcext:value-type="float">
            <text:p>53,600844147</text:p>
          </table:table-cell>
          <table:table-cell table:style-name="ce3" office:value-type="float" office:value="10.26" calcext:value-type="float">
            <text:p>10,26</text:p>
          </table:table-cell>
          <table:table-cell/>
          <table:table-cell table:style-name="ce7" table:formula="of:=100*([.C122]-[.I122])/[.I122]" office:value-type="float" office:value="-23.8517543859649" calcext:value-type="float">
            <text:p>-23,851754386</text:p>
          </table:table-cell>
          <table:table-cell table:style-name="ce7" table:formula="of:=[.D122]" office:value-type="float" office:value="24.450658005" calcext:value-type="float">
            <text:p>24,450658005</text:p>
          </table:table-cell>
          <table:table-cell table:style-name="ce6" table:formula="of:=100*([.E122]-[.I122])/[.I122]" office:value-type="float" office:value="-5.17719298245613" calcext:value-type="float">
            <text:p>-5,1771929825</text:p>
          </table:table-cell>
          <table:table-cell table:style-name="ce7" table:formula="of:=[.F122]" office:value-type="float" office:value="27.71241566" calcext:value-type="float">
            <text:p>27,71241566</text:p>
          </table:table-cell>
          <table:table-cell table:style-name="ce6" table:formula="of:=100*([.G122]-[.I122])/[.I122]" office:value-type="float" office:value="-36.0056530214425" calcext:value-type="float">
            <text:p>-36,0056530214</text:p>
          </table:table-cell>
          <table:table-cell table:style-name="ce7" table:formula="of:=[.H122]" office:value-type="float" office:value="53.600844147" calcext:value-type="float">
            <text:p>53,600844147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att48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4742.7" calcext:value-type="float">
            <text:p>44742,7</text:p>
          </table:table-cell>
          <table:table-cell office:value-type="float" office:value="0.054968017" calcext:value-type="float">
            <text:p>0,054968017</text:p>
          </table:table-cell>
          <table:table-cell table:style-name="Default" office:value-type="float" office:value="50740.1" calcext:value-type="float">
            <text:p>50740,1</text:p>
          </table:table-cell>
          <table:table-cell office:value-type="float" office:value="3.74767609" calcext:value-type="float">
            <text:p>3,74767609</text:p>
          </table:table-cell>
          <table:table-cell table:style-name="Default" office:value-type="float" office:value="54117.5" calcext:value-type="float">
            <text:p>54117,5</text:p>
          </table:table-cell>
          <table:table-cell office:value-type="float" office:value="5.341595527" calcext:value-type="float">
            <text:p>5,341595527</text:p>
          </table:table-cell>
          <table:table-cell table:style-name="Default" office:value-type="float" office:value="10628" calcext:value-type="float">
            <text:p>10628</text:p>
          </table:table-cell>
          <table:table-cell/>
          <table:table-cell table:style-name="ce7" table:formula="of:=100*([.C123]-[.I123])/[.I123]" office:value-type="float" office:value="320.98889725254" calcext:value-type="float">
            <text:p>320,9888972525</text:p>
          </table:table-cell>
          <table:table-cell table:style-name="ce7" table:formula="of:=[.D123]" office:value-type="float" office:value="0.054968017" calcext:value-type="float">
            <text:p>0,054968017</text:p>
          </table:table-cell>
          <table:table-cell table:style-name="ce6" table:formula="of:=100*([.E123]-[.I123])/[.I123]" office:value-type="float" office:value="377.419081671058" calcext:value-type="float">
            <text:p>377,4190816711</text:p>
          </table:table-cell>
          <table:table-cell table:style-name="ce7" table:formula="of:=[.F123]" office:value-type="float" office:value="3.74767609" calcext:value-type="float">
            <text:p>3,74767609</text:p>
          </table:table-cell>
          <table:table-cell table:style-name="ce6" table:formula="of:=100*([.G123]-[.I123])/[.I123]" office:value-type="float" office:value="409.197403086187" calcext:value-type="float">
            <text:p>409,1974030862</text:p>
          </table:table-cell>
          <table:table-cell table:style-name="ce7" table:formula="of:=[.H123]" office:value-type="float" office:value="5.341595527" calcext:value-type="float">
            <text:p>5,341595527</text:p>
          </table:table-cell>
          <table:table-cell/>
          <table:table-cell table:style-name="ce10" table:formula="of:=[.A123]" office:value-type="string" office:string-value="att48,txt" calcext:value-type="string">
            <text:p>att48,txt</text:p>
          </table:table-cell>
          <table:table-cell table:style-name="ce13" table:formula="of:=AVERAGE([.K123:.K125])" office:value-type="float" office:value="385.99611090202" calcext:value-type="float">
            <text:p>386,00</text:p>
          </table:table-cell>
          <table:table-cell table:style-name="ce14" table:formula="of:=AVERAGE([.L123:.L125])" office:value-type="float" office:value="0.0671889273333333" calcext:value-type="float">
            <text:p>0,067</text:p>
          </table:table-cell>
          <table:table-cell table:style-name="ce13" table:formula="of:=AVERAGE([.M123:.M125])" office:value-type="float" office:value="387.238113160206" calcext:value-type="float">
            <text:p>387,24</text:p>
          </table:table-cell>
          <table:table-cell table:style-name="ce14" table:formula="of:=AVERAGE([.N123:.N125])" office:value-type="float" office:value="3.72095066133333" calcext:value-type="float">
            <text:p>3,721</text:p>
          </table:table-cell>
          <table:table-cell table:style-name="ce13" table:formula="of:=AVERAGE([.O123:.O125])" office:value-type="float" office:value="368.702484004516" calcext:value-type="float">
            <text:p>368,70</text:p>
          </table:table-cell>
          <table:table-cell table:style-name="ce14" table:formula="of:=AVERAGE([.P123:.P125])" office:value-type="float" office:value="5.30751246866667" calcext:value-type="float">
            <text:p>5,308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att48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8709.5" calcext:value-type="float">
            <text:p>48709,5</text:p>
          </table:table-cell>
          <table:table-cell office:value-type="float" office:value="0.081800746" calcext:value-type="float">
            <text:p>0,081800746</text:p>
          </table:table-cell>
          <table:table-cell table:style-name="Default" office:value-type="float" office:value="53581.6" calcext:value-type="float">
            <text:p>53581,6</text:p>
          </table:table-cell>
          <table:table-cell office:value-type="float" office:value="3.679838695" calcext:value-type="float">
            <text:p>3,679838695</text:p>
          </table:table-cell>
          <table:table-cell table:style-name="Default" office:value-type="float" office:value="47621.3" calcext:value-type="float">
            <text:p>47621,3</text:p>
          </table:table-cell>
          <table:table-cell office:value-type="float" office:value="5.072655645" calcext:value-type="float">
            <text:p>5,072655645</text:p>
          </table:table-cell>
          <table:table-cell table:style-name="Default" office:value-type="float" office:value="10628" calcext:value-type="float">
            <text:p>10628</text:p>
          </table:table-cell>
          <table:table-cell/>
          <table:table-cell table:style-name="ce7" table:formula="of:=100*([.C124]-[.I124])/[.I124]" office:value-type="float" office:value="358.312946932631" calcext:value-type="float">
            <text:p>358,3129469326</text:p>
          </table:table-cell>
          <table:table-cell table:style-name="ce7" table:formula="of:=[.D124]" office:value-type="float" office:value="0.081800746" calcext:value-type="float">
            <text:p>0,081800746</text:p>
          </table:table-cell>
          <table:table-cell table:style-name="ce6" table:formula="of:=100*([.E124]-[.I124])/[.I124]" office:value-type="float" office:value="404.155062100113" calcext:value-type="float">
            <text:p>404,1550621001</text:p>
          </table:table-cell>
          <table:table-cell table:style-name="ce7" table:formula="of:=[.F124]" office:value-type="float" office:value="3.679838695" calcext:value-type="float">
            <text:p>3,679838695</text:p>
          </table:table-cell>
          <table:table-cell table:style-name="ce6" table:formula="of:=100*([.G124]-[.I124])/[.I124]" office:value-type="float" office:value="348.07395558901" calcext:value-type="float">
            <text:p>348,073955589</text:p>
          </table:table-cell>
          <table:table-cell table:style-name="ce7" table:formula="of:=[.H124]" office:value-type="float" office:value="5.072655645" calcext:value-type="float">
            <text:p>5,072655645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att48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61502.8" calcext:value-type="float">
            <text:p>61502,8</text:p>
          </table:table-cell>
          <table:table-cell office:value-type="float" office:value="0.064798019" calcext:value-type="float">
            <text:p>0,064798019</text:p>
          </table:table-cell>
          <table:table-cell table:style-name="Default" office:value-type="float" office:value="51029.3" calcext:value-type="float">
            <text:p>51029,3</text:p>
          </table:table-cell>
          <table:table-cell office:value-type="float" office:value="3.735337199" calcext:value-type="float">
            <text:p>3,735337199</text:p>
          </table:table-cell>
          <table:table-cell table:style-name="Default" office:value-type="float" office:value="47702.3" calcext:value-type="float">
            <text:p>47702,3</text:p>
          </table:table-cell>
          <table:table-cell office:value-type="float" office:value="5.508286234" calcext:value-type="float">
            <text:p>5,508286234</text:p>
          </table:table-cell>
          <table:table-cell table:style-name="Default" office:value-type="float" office:value="10628" calcext:value-type="float">
            <text:p>10628</text:p>
          </table:table-cell>
          <table:table-cell/>
          <table:table-cell table:style-name="ce7" table:formula="of:=100*([.C125]-[.I125])/[.I125]" office:value-type="float" office:value="478.686488520888" calcext:value-type="float">
            <text:p>478,6864885209</text:p>
          </table:table-cell>
          <table:table-cell table:style-name="ce7" table:formula="of:=[.D125]" office:value-type="float" office:value="0.064798019" calcext:value-type="float">
            <text:p>0,064798019</text:p>
          </table:table-cell>
          <table:table-cell table:style-name="ce6" table:formula="of:=100*([.E125]-[.I125])/[.I125]" office:value-type="float" office:value="380.140195709447" calcext:value-type="float">
            <text:p>380,1401957094</text:p>
          </table:table-cell>
          <table:table-cell table:style-name="ce7" table:formula="of:=[.F125]" office:value-type="float" office:value="3.735337199" calcext:value-type="float">
            <text:p>3,735337199</text:p>
          </table:table-cell>
          <table:table-cell table:style-name="ce6" table:formula="of:=100*([.G125]-[.I125])/[.I125]" office:value-type="float" office:value="348.836093338352" calcext:value-type="float">
            <text:p>348,8360933384</text:p>
          </table:table-cell>
          <table:table-cell table:style-name="ce7" table:formula="of:=[.H125]" office:value-type="float" office:value="5.508286234" calcext:value-type="float">
            <text:p>5,50828623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berlin52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1168.8" calcext:value-type="float">
            <text:p>11168,8</text:p>
          </table:table-cell>
          <table:table-cell office:value-type="float" office:value="0.077740843" calcext:value-type="float">
            <text:p>0,077740843</text:p>
          </table:table-cell>
          <table:table-cell table:style-name="Default" office:value-type="float" office:value="12270.7" calcext:value-type="float">
            <text:p>12270,7</text:p>
          </table:table-cell>
          <table:table-cell office:value-type="float" office:value="4.463541493" calcext:value-type="float">
            <text:p>4,463541493</text:p>
          </table:table-cell>
          <table:table-cell table:style-name="Default" office:value-type="float" office:value="11259.7" calcext:value-type="float">
            <text:p>11259,7</text:p>
          </table:table-cell>
          <table:table-cell office:value-type="float" office:value="6.05687455" calcext:value-type="float">
            <text:p>6,05687455</text:p>
          </table:table-cell>
          <table:table-cell table:style-name="Default" office:value-type="float" office:value="7542" calcext:value-type="float">
            <text:p>7542</text:p>
          </table:table-cell>
          <table:table-cell/>
          <table:table-cell table:style-name="ce7" table:formula="of:=100*([.C126]-[.I126])/[.I126]" office:value-type="float" office:value="48.0880403076107" calcext:value-type="float">
            <text:p>48,0880403076</text:p>
          </table:table-cell>
          <table:table-cell table:style-name="ce7" table:formula="of:=[.D126]" office:value-type="float" office:value="0.077740843" calcext:value-type="float">
            <text:p>0,077740843</text:p>
          </table:table-cell>
          <table:table-cell table:style-name="ce6" table:formula="of:=100*([.E126]-[.I126])/[.I126]" office:value-type="float" office:value="62.6982232829488" calcext:value-type="float">
            <text:p>62,6982232829</text:p>
          </table:table-cell>
          <table:table-cell table:style-name="ce7" table:formula="of:=[.F126]" office:value-type="float" office:value="4.463541493" calcext:value-type="float">
            <text:p>4,463541493</text:p>
          </table:table-cell>
          <table:table-cell table:style-name="ce6" table:formula="of:=100*([.G126]-[.I126])/[.I126]" office:value-type="float" office:value="49.2932909042694" calcext:value-type="float">
            <text:p>49,2932909043</text:p>
          </table:table-cell>
          <table:table-cell table:style-name="ce7" table:formula="of:=[.H126]" office:value-type="float" office:value="6.05687455" calcext:value-type="float">
            <text:p>6,05687455</text:p>
          </table:table-cell>
          <table:table-cell/>
          <table:table-cell table:style-name="ce10" table:formula="of:=[.A126]" office:value-type="string" office:string-value="berlin52,txt" calcext:value-type="string">
            <text:p>berlin52,txt</text:p>
          </table:table-cell>
          <table:table-cell table:style-name="ce13" table:formula="of:=AVERAGE([.K126:.K128])" office:value-type="float" office:value="50.7893573764695" calcext:value-type="float">
            <text:p>50,79</text:p>
          </table:table-cell>
          <table:table-cell table:style-name="ce14" table:formula="of:=AVERAGE([.L126:.L128])" office:value-type="float" office:value="0.083331129" calcext:value-type="float">
            <text:p>0,083</text:p>
          </table:table-cell>
          <table:table-cell table:style-name="ce13" table:formula="of:=AVERAGE([.M126:.M128])" office:value-type="float" office:value="53.3739945195792" calcext:value-type="float">
            <text:p>53,37</text:p>
          </table:table-cell>
          <table:table-cell table:style-name="ce14" table:formula="of:=AVERAGE([.N126:.N128])" office:value-type="float" office:value="4.731400035" calcext:value-type="float">
            <text:p>4,731</text:p>
          </table:table-cell>
          <table:table-cell table:style-name="ce13" table:formula="of:=AVERAGE([.O126:.O128])" office:value-type="float" office:value="52.6067356138955" calcext:value-type="float">
            <text:p>52,61</text:p>
          </table:table-cell>
          <table:table-cell table:style-name="ce14" table:formula="of:=AVERAGE([.P126:.P128])" office:value-type="float" office:value="6.61693961466667" calcext:value-type="float">
            <text:p>6,617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berlin52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1170" calcext:value-type="float">
            <text:p>11170</text:p>
          </table:table-cell>
          <table:table-cell office:value-type="float" office:value="0.096330709" calcext:value-type="float">
            <text:p>0,096330709</text:p>
          </table:table-cell>
          <table:table-cell table:style-name="Default" office:value-type="float" office:value="10275.9" calcext:value-type="float">
            <text:p>10275,9</text:p>
          </table:table-cell>
          <table:table-cell office:value-type="float" office:value="4.954005987" calcext:value-type="float">
            <text:p>4,954005987</text:p>
          </table:table-cell>
          <table:table-cell table:style-name="Default" office:value-type="float" office:value="12320.1" calcext:value-type="float">
            <text:p>12320,1</text:p>
          </table:table-cell>
          <table:table-cell office:value-type="float" office:value="6.320306073" calcext:value-type="float">
            <text:p>6,320306073</text:p>
          </table:table-cell>
          <table:table-cell table:style-name="Default" office:value-type="float" office:value="7542" calcext:value-type="float">
            <text:p>7542</text:p>
          </table:table-cell>
          <table:table-cell/>
          <table:table-cell table:style-name="ce7" table:formula="of:=100*([.C127]-[.I127])/[.I127]" office:value-type="float" office:value="48.1039512065765" calcext:value-type="float">
            <text:p>48,1039512066</text:p>
          </table:table-cell>
          <table:table-cell table:style-name="ce7" table:formula="of:=[.D127]" office:value-type="float" office:value="0.096330709" calcext:value-type="float">
            <text:p>0,096330709</text:p>
          </table:table-cell>
          <table:table-cell table:style-name="ce6" table:formula="of:=100*([.E127]-[.I127])/[.I127]" office:value-type="float" office:value="36.2490055688146" calcext:value-type="float">
            <text:p>36,2490055688</text:p>
          </table:table-cell>
          <table:table-cell table:style-name="ce7" table:formula="of:=[.F127]" office:value-type="float" office:value="4.954005987" calcext:value-type="float">
            <text:p>4,954005987</text:p>
          </table:table-cell>
          <table:table-cell table:style-name="ce6" table:formula="of:=100*([.G127]-[.I127])/[.I127]" office:value-type="float" office:value="63.3532219570406" calcext:value-type="float">
            <text:p>63,353221957</text:p>
          </table:table-cell>
          <table:table-cell table:style-name="ce7" table:formula="of:=[.H127]" office:value-type="float" office:value="6.320306073" calcext:value-type="float">
            <text:p>6,32030607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berlin52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1778.8" calcext:value-type="float">
            <text:p>11778,8</text:p>
          </table:table-cell>
          <table:table-cell office:value-type="float" office:value="0.075921835" calcext:value-type="float">
            <text:p>0,075921835</text:p>
          </table:table-cell>
          <table:table-cell table:style-name="Default" office:value-type="float" office:value="12155.8" calcext:value-type="float">
            <text:p>12155,8</text:p>
          </table:table-cell>
          <table:table-cell office:value-type="float" office:value="4.776652625" calcext:value-type="float">
            <text:p>4,776652625</text:p>
          </table:table-cell>
          <table:table-cell table:style-name="Default" office:value-type="float" office:value="10949" calcext:value-type="float">
            <text:p>10949</text:p>
          </table:table-cell>
          <table:table-cell office:value-type="float" office:value="7.473638221" calcext:value-type="float">
            <text:p>7,473638221</text:p>
          </table:table-cell>
          <table:table-cell table:style-name="Default" office:value-type="float" office:value="7542" calcext:value-type="float">
            <text:p>7542</text:p>
          </table:table-cell>
          <table:table-cell/>
          <table:table-cell table:style-name="ce7" table:formula="of:=100*([.C128]-[.I128])/[.I128]" office:value-type="float" office:value="56.1760806152214" calcext:value-type="float">
            <text:p>56,1760806152</text:p>
          </table:table-cell>
          <table:table-cell table:style-name="ce7" table:formula="of:=[.D128]" office:value-type="float" office:value="0.075921835" calcext:value-type="float">
            <text:p>0,075921835</text:p>
          </table:table-cell>
          <table:table-cell table:style-name="ce6" table:formula="of:=100*([.E128]-[.I128])/[.I128]" office:value-type="float" office:value="61.1747547069743" calcext:value-type="float">
            <text:p>61,174754707</text:p>
          </table:table-cell>
          <table:table-cell table:style-name="ce7" table:formula="of:=[.F128]" office:value-type="float" office:value="4.776652625" calcext:value-type="float">
            <text:p>4,776652625</text:p>
          </table:table-cell>
          <table:table-cell table:style-name="ce6" table:formula="of:=100*([.G128]-[.I128])/[.I128]" office:value-type="float" office:value="45.1736939803766" calcext:value-type="float">
            <text:p>45,1736939804</text:p>
          </table:table-cell>
          <table:table-cell table:style-name="ce7" table:formula="of:=[.H128]" office:value-type="float" office:value="7.473638221" calcext:value-type="float">
            <text:p>7,47363822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ch13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0234.2" calcext:value-type="float">
            <text:p>10234,2</text:p>
          </table:table-cell>
          <table:table-cell office:value-type="float" office:value="0.775643193" calcext:value-type="float">
            <text:p>0,775643193</text:p>
          </table:table-cell>
          <table:table-cell table:style-name="Default" office:value-type="float" office:value="11417" calcext:value-type="float">
            <text:p>11417</text:p>
          </table:table-cell>
          <table:table-cell office:value-type="float" office:value="50.001627159" calcext:value-type="float">
            <text:p>50,001627159</text:p>
          </table:table-cell>
          <table:table-cell table:style-name="Default" office:value-type="float" office:value="11843.2" calcext:value-type="float">
            <text:p>11843,2</text:p>
          </table:table-cell>
          <table:table-cell office:value-type="float" office:value="51.947447353" calcext:value-type="float">
            <text:p>51,947447353</text:p>
          </table:table-cell>
          <table:table-cell table:style-name="Default" office:value-type="float" office:value="6110" calcext:value-type="float">
            <text:p>6110</text:p>
          </table:table-cell>
          <table:table-cell/>
          <table:table-cell table:style-name="ce7" table:formula="of:=100*([.C129]-[.I129])/[.I129]" office:value-type="float" office:value="67.4991816693944" calcext:value-type="float">
            <text:p>67,4991816694</text:p>
          </table:table-cell>
          <table:table-cell table:style-name="ce7" table:formula="of:=[.D129]" office:value-type="float" office:value="0.775643193" calcext:value-type="float">
            <text:p>0,775643193</text:p>
          </table:table-cell>
          <table:table-cell table:style-name="ce6" table:formula="of:=100*([.E129]-[.I129])/[.I129]" office:value-type="float" office:value="86.8576104746318" calcext:value-type="float">
            <text:p>86,8576104746</text:p>
          </table:table-cell>
          <table:table-cell table:style-name="ce7" table:formula="of:=[.F129]" office:value-type="float" office:value="50.001627159" calcext:value-type="float">
            <text:p>50,001627159</text:p>
          </table:table-cell>
          <table:table-cell table:style-name="ce6" table:formula="of:=100*([.G129]-[.I129])/[.I129]" office:value-type="float" office:value="93.8330605564648" calcext:value-type="float">
            <text:p>93,8330605565</text:p>
          </table:table-cell>
          <table:table-cell table:style-name="ce7" table:formula="of:=[.H129]" office:value-type="float" office:value="51.947447353" calcext:value-type="float">
            <text:p>51,947447353</text:p>
          </table:table-cell>
          <table:table-cell/>
          <table:table-cell table:style-name="ce10" table:formula="of:=[.A129]" office:value-type="string" office:string-value="ch130,txt" calcext:value-type="string">
            <text:p>ch130,txt</text:p>
          </table:table-cell>
          <table:table-cell table:style-name="ce13" table:formula="of:=AVERAGE([.K129:.K131])" office:value-type="float" office:value="83.9170758319695" calcext:value-type="float">
            <text:p>83,92</text:p>
          </table:table-cell>
          <table:table-cell table:style-name="ce14" table:formula="of:=AVERAGE([.L129:.L131])" office:value-type="float" office:value="0.762638395666667" calcext:value-type="float">
            <text:p>0,763</text:p>
          </table:table-cell>
          <table:table-cell table:style-name="ce13" table:formula="of:=AVERAGE([.M129:.M131])" office:value-type="float" office:value="83.7849427168576" calcext:value-type="float">
            <text:p>83,78</text:p>
          </table:table-cell>
          <table:table-cell table:style-name="ce14" table:formula="of:=AVERAGE([.N129:.N131])" office:value-type="float" office:value="50.0820978206667" calcext:value-type="float">
            <text:p>50,082</text:p>
          </table:table-cell>
          <table:table-cell table:style-name="ce13" table:formula="of:=AVERAGE([.O129:.O131])" office:value-type="float" office:value="93.3611565739225" calcext:value-type="float">
            <text:p>93,36</text:p>
          </table:table-cell>
          <table:table-cell table:style-name="ce14" table:formula="of:=AVERAGE([.P129:.P131])" office:value-type="float" office:value="54.1513103883333" calcext:value-type="float">
            <text:p>54,151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ch13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1404.6" calcext:value-type="float">
            <text:p>11404,6</text:p>
          </table:table-cell>
          <table:table-cell office:value-type="float" office:value="0.788866983" calcext:value-type="float">
            <text:p>0,788866983</text:p>
          </table:table-cell>
          <table:table-cell table:style-name="Default" office:value-type="float" office:value="12293.1" calcext:value-type="float">
            <text:p>12293,1</text:p>
          </table:table-cell>
          <table:table-cell office:value-type="float" office:value="48.676253617" calcext:value-type="float">
            <text:p>48,676253617</text:p>
          </table:table-cell>
          <table:table-cell table:style-name="Default" office:value-type="float" office:value="11676.3" calcext:value-type="float">
            <text:p>11676,3</text:p>
          </table:table-cell>
          <table:table-cell office:value-type="float" office:value="52.065458532" calcext:value-type="float">
            <text:p>52,065458532</text:p>
          </table:table-cell>
          <table:table-cell table:style-name="Default" office:value-type="float" office:value="6110" calcext:value-type="float">
            <text:p>6110</text:p>
          </table:table-cell>
          <table:table-cell/>
          <table:table-cell table:style-name="ce7" table:formula="of:=100*([.C130]-[.I130])/[.I130]" office:value-type="float" office:value="86.6546644844517" calcext:value-type="float">
            <text:p>86,6546644845</text:p>
          </table:table-cell>
          <table:table-cell table:style-name="ce7" table:formula="of:=[.D130]" office:value-type="float" office:value="0.788866983" calcext:value-type="float">
            <text:p>0,788866983</text:p>
          </table:table-cell>
          <table:table-cell table:style-name="ce6" table:formula="of:=100*([.E130]-[.I130])/[.I130]" office:value-type="float" office:value="101.196399345336" calcext:value-type="float">
            <text:p>101,1963993453</text:p>
          </table:table-cell>
          <table:table-cell table:style-name="ce7" table:formula="of:=[.F130]" office:value-type="float" office:value="48.676253617" calcext:value-type="float">
            <text:p>48,676253617</text:p>
          </table:table-cell>
          <table:table-cell table:style-name="ce6" table:formula="of:=100*([.G130]-[.I130])/[.I130]" office:value-type="float" office:value="91.10147299509" calcext:value-type="float">
            <text:p>91,1014729951</text:p>
          </table:table-cell>
          <table:table-cell table:style-name="ce7" table:formula="of:=[.H130]" office:value-type="float" office:value="52.065458532" calcext:value-type="float">
            <text:p>52,065458532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ch13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2073.2" calcext:value-type="float">
            <text:p>12073,2</text:p>
          </table:table-cell>
          <table:table-cell office:value-type="float" office:value="0.723405011" calcext:value-type="float">
            <text:p>0,723405011</text:p>
          </table:table-cell>
          <table:table-cell table:style-name="Default" office:value-type="float" office:value="9977.68" calcext:value-type="float">
            <text:p>9977,68</text:p>
          </table:table-cell>
          <table:table-cell office:value-type="float" office:value="51.568412686" calcext:value-type="float">
            <text:p>51,568412686</text:p>
          </table:table-cell>
          <table:table-cell table:style-name="Default" office:value-type="float" office:value="11923.6" calcext:value-type="float">
            <text:p>11923,6</text:p>
          </table:table-cell>
          <table:table-cell office:value-type="float" office:value="58.44102528" calcext:value-type="float">
            <text:p>58,44102528</text:p>
          </table:table-cell>
          <table:table-cell table:style-name="Default" office:value-type="float" office:value="6110" calcext:value-type="float">
            <text:p>6110</text:p>
          </table:table-cell>
          <table:table-cell/>
          <table:table-cell table:style-name="ce7" table:formula="of:=100*([.C131]-[.I131])/[.I131]" office:value-type="float" office:value="97.5973813420622" calcext:value-type="float">
            <text:p>97,5973813421</text:p>
          </table:table-cell>
          <table:table-cell table:style-name="ce7" table:formula="of:=[.D131]" office:value-type="float" office:value="0.723405011" calcext:value-type="float">
            <text:p>0,723405011</text:p>
          </table:table-cell>
          <table:table-cell table:style-name="ce6" table:formula="of:=100*([.E131]-[.I131])/[.I131]" office:value-type="float" office:value="63.3008183306056" calcext:value-type="float">
            <text:p>63,3008183306</text:p>
          </table:table-cell>
          <table:table-cell table:style-name="ce7" table:formula="of:=[.F131]" office:value-type="float" office:value="51.568412686" calcext:value-type="float">
            <text:p>51,568412686</text:p>
          </table:table-cell>
          <table:table-cell table:style-name="ce6" table:formula="of:=100*([.G131]-[.I131])/[.I131]" office:value-type="float" office:value="95.1489361702128" calcext:value-type="float">
            <text:p>95,1489361702</text:p>
          </table:table-cell>
          <table:table-cell table:style-name="ce7" table:formula="of:=[.H131]" office:value-type="float" office:value="58.44102528" calcext:value-type="float">
            <text:p>58,44102528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ch15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2837.6" calcext:value-type="float">
            <text:p>12837,6</text:p>
          </table:table-cell>
          <table:table-cell office:value-type="float" office:value="1.217835306" calcext:value-type="float">
            <text:p>1,217835306</text:p>
          </table:table-cell>
          <table:table-cell table:style-name="Default" office:value-type="float" office:value="13189.6" calcext:value-type="float">
            <text:p>13189,6</text:p>
          </table:table-cell>
          <table:table-cell office:value-type="float" office:value="70.535550478" calcext:value-type="float">
            <text:p>70,535550478</text:p>
          </table:table-cell>
          <table:table-cell table:style-name="Default" office:value-type="float" office:value="13372.8" calcext:value-type="float">
            <text:p>13372,8</text:p>
          </table:table-cell>
          <table:table-cell office:value-type="float" office:value="79.251058376" calcext:value-type="float">
            <text:p>79,251058376</text:p>
          </table:table-cell>
          <table:table-cell table:style-name="Default" office:value-type="float" office:value="6528" calcext:value-type="float">
            <text:p>6528</text:p>
          </table:table-cell>
          <table:table-cell/>
          <table:table-cell table:style-name="ce7" table:formula="of:=100*([.C132]-[.I132])/[.I132]" office:value-type="float" office:value="96.6544117647059" calcext:value-type="float">
            <text:p>96,6544117647</text:p>
          </table:table-cell>
          <table:table-cell table:style-name="ce7" table:formula="of:=[.D132]" office:value-type="float" office:value="1.217835306" calcext:value-type="float">
            <text:p>1,217835306</text:p>
          </table:table-cell>
          <table:table-cell table:style-name="ce6" table:formula="of:=100*([.E132]-[.I132])/[.I132]" office:value-type="float" office:value="102.046568627451" calcext:value-type="float">
            <text:p>102,0465686275</text:p>
          </table:table-cell>
          <table:table-cell table:style-name="ce7" table:formula="of:=[.F132]" office:value-type="float" office:value="70.535550478" calcext:value-type="float">
            <text:p>70,535550478</text:p>
          </table:table-cell>
          <table:table-cell table:style-name="ce6" table:formula="of:=100*([.G132]-[.I132])/[.I132]" office:value-type="float" office:value="104.852941176471" calcext:value-type="float">
            <text:p>104,8529411765</text:p>
          </table:table-cell>
          <table:table-cell table:style-name="ce7" table:formula="of:=[.H132]" office:value-type="float" office:value="79.251058376" calcext:value-type="float">
            <text:p>79,251058376</text:p>
          </table:table-cell>
          <table:table-cell/>
          <table:table-cell table:style-name="ce10" table:formula="of:=[.A132]" office:value-type="string" office:string-value="ch150,txt" calcext:value-type="string">
            <text:p>ch150,txt</text:p>
          </table:table-cell>
          <table:table-cell table:style-name="ce13" table:formula="of:=AVERAGE([.K132:.K134])" office:value-type="float" office:value="100.837418300654" calcext:value-type="float">
            <text:p>100,84</text:p>
          </table:table-cell>
          <table:table-cell table:style-name="ce14" table:formula="of:=AVERAGE([.L132:.L134])" office:value-type="float" office:value="1.088450769" calcext:value-type="float">
            <text:p>1,088</text:p>
          </table:table-cell>
          <table:table-cell table:style-name="ce13" table:formula="of:=AVERAGE([.M132:.M134])" office:value-type="float" office:value="91.1218341503268" calcext:value-type="float">
            <text:p>91,12</text:p>
          </table:table-cell>
          <table:table-cell table:style-name="ce14" table:formula="of:=AVERAGE([.N132:.N134])" office:value-type="float" office:value="72.8073878893333" calcext:value-type="float">
            <text:p>72,807</text:p>
          </table:table-cell>
          <table:table-cell table:style-name="ce13" table:formula="of:=AVERAGE([.O132:.O134])" office:value-type="float" office:value="108.28839869281" calcext:value-type="float">
            <text:p>108,29</text:p>
          </table:table-cell>
          <table:table-cell table:style-name="ce14" table:formula="of:=AVERAGE([.P132:.P134])" office:value-type="float" office:value="83.804306306" calcext:value-type="float">
            <text:p>83,804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ch15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3177.2" calcext:value-type="float">
            <text:p>13177,2</text:p>
          </table:table-cell>
          <table:table-cell office:value-type="float" office:value="0.998431198" calcext:value-type="float">
            <text:p>0,998431198</text:p>
          </table:table-cell>
          <table:table-cell table:style-name="Default" office:value-type="float" office:value="12206.3" calcext:value-type="float">
            <text:p>12206,3</text:p>
          </table:table-cell>
          <table:table-cell office:value-type="float" office:value="73.223991626" calcext:value-type="float">
            <text:p>73,223991626</text:p>
          </table:table-cell>
          <table:table-cell table:style-name="Default" office:value-type="float" office:value="13142.7" calcext:value-type="float">
            <text:p>13142,7</text:p>
          </table:table-cell>
          <table:table-cell office:value-type="float" office:value="90.854070853" calcext:value-type="float">
            <text:p>90,854070853</text:p>
          </table:table-cell>
          <table:table-cell table:style-name="Default" office:value-type="float" office:value="6528" calcext:value-type="float">
            <text:p>6528</text:p>
          </table:table-cell>
          <table:table-cell/>
          <table:table-cell table:style-name="ce7" table:formula="of:=100*([.C133]-[.I133])/[.I133]" office:value-type="float" office:value="101.856617647059" calcext:value-type="float">
            <text:p>101,8566176471</text:p>
          </table:table-cell>
          <table:table-cell table:style-name="ce7" table:formula="of:=[.D133]" office:value-type="float" office:value="0.998431198" calcext:value-type="float">
            <text:p>0,998431198</text:p>
          </table:table-cell>
          <table:table-cell table:style-name="ce6" table:formula="of:=100*([.E133]-[.I133])/[.I133]" office:value-type="float" office:value="86.983762254902" calcext:value-type="float">
            <text:p>86,9837622549</text:p>
          </table:table-cell>
          <table:table-cell table:style-name="ce7" table:formula="of:=[.F133]" office:value-type="float" office:value="73.223991626" calcext:value-type="float">
            <text:p>73,223991626</text:p>
          </table:table-cell>
          <table:table-cell table:style-name="ce6" table:formula="of:=100*([.G133]-[.I133])/[.I133]" office:value-type="float" office:value="101.328125" calcext:value-type="float">
            <text:p>101,328125</text:p>
          </table:table-cell>
          <table:table-cell table:style-name="ce7" table:formula="of:=[.H133]" office:value-type="float" office:value="90.854070853" calcext:value-type="float">
            <text:p>90,85407085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ch15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3317.2" calcext:value-type="float">
            <text:p>13317,2</text:p>
          </table:table-cell>
          <table:table-cell office:value-type="float" office:value="1.049085803" calcext:value-type="float">
            <text:p>1,049085803</text:p>
          </table:table-cell>
          <table:table-cell table:style-name="Default" office:value-type="float" office:value="12033.4" calcext:value-type="float">
            <text:p>12033,4</text:p>
          </table:table-cell>
          <table:table-cell office:value-type="float" office:value="74.662621564" calcext:value-type="float">
            <text:p>74,662621564</text:p>
          </table:table-cell>
          <table:table-cell table:style-name="Default" office:value-type="float" office:value="14275.7" calcext:value-type="float">
            <text:p>14275,7</text:p>
          </table:table-cell>
          <table:table-cell office:value-type="float" office:value="81.307789689" calcext:value-type="float">
            <text:p>81,307789689</text:p>
          </table:table-cell>
          <table:table-cell table:style-name="Default" office:value-type="float" office:value="6528" calcext:value-type="float">
            <text:p>6528</text:p>
          </table:table-cell>
          <table:table-cell/>
          <table:table-cell table:style-name="ce7" table:formula="of:=100*([.C134]-[.I134])/[.I134]" office:value-type="float" office:value="104.001225490196" calcext:value-type="float">
            <text:p>104,0012254902</text:p>
          </table:table-cell>
          <table:table-cell table:style-name="ce7" table:formula="of:=[.D134]" office:value-type="float" office:value="1.049085803" calcext:value-type="float">
            <text:p>1,049085803</text:p>
          </table:table-cell>
          <table:table-cell table:style-name="ce6" table:formula="of:=100*([.E134]-[.I134])/[.I134]" office:value-type="float" office:value="84.3351715686275" calcext:value-type="float">
            <text:p>84,3351715686</text:p>
          </table:table-cell>
          <table:table-cell table:style-name="ce7" table:formula="of:=[.F134]" office:value-type="float" office:value="74.662621564" calcext:value-type="float">
            <text:p>74,662621564</text:p>
          </table:table-cell>
          <table:table-cell table:style-name="ce6" table:formula="of:=100*([.G134]-[.I134])/[.I134]" office:value-type="float" office:value="118.684129901961" calcext:value-type="float">
            <text:p>118,684129902</text:p>
          </table:table-cell>
          <table:table-cell table:style-name="ce7" table:formula="of:=[.H134]" office:value-type="float" office:value="81.307789689" calcext:value-type="float">
            <text:p>81,30778968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d198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52214.9" calcext:value-type="float">
            <text:p>52214,9</text:p>
          </table:table-cell>
          <table:table-cell office:value-type="float" office:value="1.585403588" calcext:value-type="float">
            <text:p>1,585403588</text:p>
          </table:table-cell>
          <table:table-cell table:style-name="Default" office:value-type="float" office:value="46632.6" calcext:value-type="float">
            <text:p>46632,6</text:p>
          </table:table-cell>
          <table:table-cell office:value-type="float" office:value="162.875534833" calcext:value-type="float">
            <text:p>162,875534833</text:p>
          </table:table-cell>
          <table:table-cell table:style-name="Default" office:value-type="float" office:value="53468.8" calcext:value-type="float">
            <text:p>53468,8</text:p>
          </table:table-cell>
          <table:table-cell office:value-type="float" office:value="168.40786766" calcext:value-type="float">
            <text:p>168,40786766</text:p>
          </table:table-cell>
          <table:table-cell table:style-name="Default" office:value-type="float" office:value="15780" calcext:value-type="float">
            <text:p>15780</text:p>
          </table:table-cell>
          <table:table-cell/>
          <table:table-cell table:style-name="ce7" table:formula="of:=100*([.C135]-[.I135])/[.I135]" office:value-type="float" office:value="230.892902408112" calcext:value-type="float">
            <text:p>230,8929024081</text:p>
          </table:table-cell>
          <table:table-cell table:style-name="ce7" table:formula="of:=[.D135]" office:value-type="float" office:value="1.585403588" calcext:value-type="float">
            <text:p>1,585403588</text:p>
          </table:table-cell>
          <table:table-cell table:style-name="ce6" table:formula="of:=100*([.E135]-[.I135])/[.I135]" office:value-type="float" office:value="195.51711026616" calcext:value-type="float">
            <text:p>195,5171102662</text:p>
          </table:table-cell>
          <table:table-cell table:style-name="ce7" table:formula="of:=[.F135]" office:value-type="float" office:value="162.875534833" calcext:value-type="float">
            <text:p>162,875534833</text:p>
          </table:table-cell>
          <table:table-cell table:style-name="ce6" table:formula="of:=100*([.G135]-[.I135])/[.I135]" office:value-type="float" office:value="238.839036755387" calcext:value-type="float">
            <text:p>238,8390367554</text:p>
          </table:table-cell>
          <table:table-cell table:style-name="ce7" table:formula="of:=[.H135]" office:value-type="float" office:value="168.40786766" calcext:value-type="float">
            <text:p>168,40786766</text:p>
          </table:table-cell>
          <table:table-cell/>
          <table:table-cell table:style-name="ce10" table:formula="of:=[.A135]" office:value-type="string" office:string-value="d198,txt" calcext:value-type="string">
            <text:p>d198,txt</text:p>
          </table:table-cell>
          <table:table-cell table:style-name="ce13" table:formula="of:=AVERAGE([.K135:.K137])" office:value-type="float" office:value="243.966413181242" calcext:value-type="float">
            <text:p>243,97</text:p>
          </table:table-cell>
          <table:table-cell table:style-name="ce14" table:formula="of:=AVERAGE([.L135:.L137])" office:value-type="float" office:value="1.574082875" calcext:value-type="float">
            <text:p>1,574</text:p>
          </table:table-cell>
          <table:table-cell table:style-name="ce13" table:formula="of:=AVERAGE([.M135:.M137])" office:value-type="float" office:value="195.066117448247" calcext:value-type="float">
            <text:p>195,07</text:p>
          </table:table-cell>
          <table:table-cell table:style-name="ce14" table:formula="of:=AVERAGE([.N135:.N137])" office:value-type="float" office:value="159.910728818667" calcext:value-type="float">
            <text:p>159,911</text:p>
          </table:table-cell>
          <table:table-cell table:style-name="ce13" table:formula="of:=AVERAGE([.O135:.O137])" office:value-type="float" office:value="212.475496408956" calcext:value-type="float">
            <text:p>212,48</text:p>
          </table:table-cell>
          <table:table-cell table:style-name="ce14" table:formula="of:=AVERAGE([.P135:.P137])" office:value-type="float" office:value="167.512606866333" calcext:value-type="float">
            <text:p>167,513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d198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55177.5" calcext:value-type="float">
            <text:p>55177,5</text:p>
          </table:table-cell>
          <table:table-cell office:value-type="float" office:value="1.580348952" calcext:value-type="float">
            <text:p>1,580348952</text:p>
          </table:table-cell>
          <table:table-cell table:style-name="Default" office:value-type="float" office:value="53152.7" calcext:value-type="float">
            <text:p>53152,7</text:p>
          </table:table-cell>
          <table:table-cell office:value-type="float" office:value="156.786302275" calcext:value-type="float">
            <text:p>156,786302275</text:p>
          </table:table-cell>
          <table:table-cell table:style-name="Default" office:value-type="float" office:value="44317.7" calcext:value-type="float">
            <text:p>44317,7</text:p>
          </table:table-cell>
          <table:table-cell office:value-type="float" office:value="168.69594023" calcext:value-type="float">
            <text:p>168,69594023</text:p>
          </table:table-cell>
          <table:table-cell table:style-name="Default" office:value-type="float" office:value="15780" calcext:value-type="float">
            <text:p>15780</text:p>
          </table:table-cell>
          <table:table-cell/>
          <table:table-cell table:style-name="ce7" table:formula="of:=100*([.C136]-[.I136])/[.I136]" office:value-type="float" office:value="249.667300380228" calcext:value-type="float">
            <text:p>249,6673003802</text:p>
          </table:table-cell>
          <table:table-cell table:style-name="ce7" table:formula="of:=[.D136]" office:value-type="float" office:value="1.580348952" calcext:value-type="float">
            <text:p>1,580348952</text:p>
          </table:table-cell>
          <table:table-cell table:style-name="ce6" table:formula="of:=100*([.E136]-[.I136])/[.I136]" office:value-type="float" office:value="236.835868187579" calcext:value-type="float">
            <text:p>236,8358681876</text:p>
          </table:table-cell>
          <table:table-cell table:style-name="ce7" table:formula="of:=[.F136]" office:value-type="float" office:value="156.786302275" calcext:value-type="float">
            <text:p>156,786302275</text:p>
          </table:table-cell>
          <table:table-cell table:style-name="ce6" table:formula="of:=100*([.G136]-[.I136])/[.I136]" office:value-type="float" office:value="180.847275031686" calcext:value-type="float">
            <text:p>180,8472750317</text:p>
          </table:table-cell>
          <table:table-cell table:style-name="ce7" table:formula="of:=[.H136]" office:value-type="float" office:value="168.69594023" calcext:value-type="float">
            <text:p>168,6959402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d198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55441.3" calcext:value-type="float">
            <text:p>55441,3</text:p>
          </table:table-cell>
          <table:table-cell office:value-type="float" office:value="1.556496085" calcext:value-type="float">
            <text:p>1,556496085</text:p>
          </table:table-cell>
          <table:table-cell table:style-name="Default" office:value-type="float" office:value="39899" calcext:value-type="float">
            <text:p>39899</text:p>
          </table:table-cell>
          <table:table-cell office:value-type="float" office:value="160.070349348" calcext:value-type="float">
            <text:p>160,070349348</text:p>
          </table:table-cell>
          <table:table-cell table:style-name="Default" office:value-type="float" office:value="50139.4" calcext:value-type="float">
            <text:p>50139,4</text:p>
          </table:table-cell>
          <table:table-cell office:value-type="float" office:value="165.434012709" calcext:value-type="float">
            <text:p>165,434012709</text:p>
          </table:table-cell>
          <table:table-cell table:style-name="Default" office:value-type="float" office:value="15780" calcext:value-type="float">
            <text:p>15780</text:p>
          </table:table-cell>
          <table:table-cell/>
          <table:table-cell table:style-name="ce7" table:formula="of:=100*([.C137]-[.I137])/[.I137]" office:value-type="float" office:value="251.339036755387" calcext:value-type="float">
            <text:p>251,3390367554</text:p>
          </table:table-cell>
          <table:table-cell table:style-name="ce7" table:formula="of:=[.D137]" office:value-type="float" office:value="1.556496085" calcext:value-type="float">
            <text:p>1,556496085</text:p>
          </table:table-cell>
          <table:table-cell table:style-name="ce6" table:formula="of:=100*([.E137]-[.I137])/[.I137]" office:value-type="float" office:value="152.845373891001" calcext:value-type="float">
            <text:p>152,845373891</text:p>
          </table:table-cell>
          <table:table-cell table:style-name="ce7" table:formula="of:=[.F137]" office:value-type="float" office:value="160.070349348" calcext:value-type="float">
            <text:p>160,070349348</text:p>
          </table:table-cell>
          <table:table-cell table:style-name="ce6" table:formula="of:=100*([.G137]-[.I137])/[.I137]" office:value-type="float" office:value="217.740177439797" calcext:value-type="float">
            <text:p>217,7401774398</text:p>
          </table:table-cell>
          <table:table-cell table:style-name="ce7" table:formula="of:=[.H137]" office:value-type="float" office:value="165.434012709" calcext:value-type="float">
            <text:p>165,43401270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dantzig42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102.2" calcext:value-type="float">
            <text:p>1102,2</text:p>
          </table:table-cell>
          <table:table-cell office:value-type="float" office:value="0.052705411" calcext:value-type="float">
            <text:p>0,052705411</text:p>
          </table:table-cell>
          <table:table-cell table:style-name="Default" office:value-type="float" office:value="951.665" calcext:value-type="float">
            <text:p>951,665</text:p>
          </table:table-cell>
          <table:table-cell office:value-type="float" office:value="2.713671811" calcext:value-type="float">
            <text:p>2,713671811</text:p>
          </table:table-cell>
          <table:table-cell table:style-name="Default" office:value-type="float" office:value="1134.72" calcext:value-type="float">
            <text:p>1134,72</text:p>
          </table:table-cell>
          <table:table-cell office:value-type="float" office:value="4.002597623" calcext:value-type="float">
            <text:p>4,002597623</text:p>
          </table:table-cell>
          <table:table-cell table:style-name="Default" office:value-type="float" office:value="699" calcext:value-type="float">
            <text:p>699</text:p>
          </table:table-cell>
          <table:table-cell/>
          <table:table-cell table:style-name="ce7" table:formula="of:=100*([.C138]-[.I138])/[.I138]" office:value-type="float" office:value="57.6824034334764" calcext:value-type="float">
            <text:p>57,6824034335</text:p>
          </table:table-cell>
          <table:table-cell table:style-name="ce7" table:formula="of:=[.D138]" office:value-type="float" office:value="0.052705411" calcext:value-type="float">
            <text:p>0,052705411</text:p>
          </table:table-cell>
          <table:table-cell table:style-name="ce6" table:formula="of:=100*([.E138]-[.I138])/[.I138]" office:value-type="float" office:value="36.1466380543634" calcext:value-type="float">
            <text:p>36,1466380544</text:p>
          </table:table-cell>
          <table:table-cell table:style-name="ce7" table:formula="of:=[.F138]" office:value-type="float" office:value="2.713671811" calcext:value-type="float">
            <text:p>2,713671811</text:p>
          </table:table-cell>
          <table:table-cell table:style-name="ce6" table:formula="of:=100*([.G138]-[.I138])/[.I138]" office:value-type="float" office:value="62.3347639484979" calcext:value-type="float">
            <text:p>62,3347639485</text:p>
          </table:table-cell>
          <table:table-cell table:style-name="ce7" table:formula="of:=[.H138]" office:value-type="float" office:value="4.002597623" calcext:value-type="float">
            <text:p>4,002597623</text:p>
          </table:table-cell>
          <table:table-cell/>
          <table:table-cell table:style-name="ce10" table:formula="of:=[.A138]" office:value-type="string" office:string-value="dantzig42,txt" calcext:value-type="string">
            <text:p>dantzig42,txt</text:p>
          </table:table-cell>
          <table:table-cell table:style-name="ce13" table:formula="of:=AVERAGE([.K138:.K140])" office:value-type="float" office:value="40.5197901764425" calcext:value-type="float">
            <text:p>40,52</text:p>
          </table:table-cell>
          <table:table-cell table:style-name="ce14" table:formula="of:=AVERAGE([.L138:.L140])" office:value-type="float" office:value="0.047613874" calcext:value-type="float">
            <text:p>0,048</text:p>
          </table:table-cell>
          <table:table-cell table:style-name="ce13" table:formula="of:=AVERAGE([.M138:.M140])" office:value-type="float" office:value="30.4836432999523" calcext:value-type="float">
            <text:p>30,48</text:p>
          </table:table-cell>
          <table:table-cell table:style-name="ce14" table:formula="of:=AVERAGE([.N138:.N140])" office:value-type="float" office:value="2.65134206033333" calcext:value-type="float">
            <text:p>2,651</text:p>
          </table:table-cell>
          <table:table-cell table:style-name="ce13" table:formula="of:=AVERAGE([.O138:.O140])" office:value-type="float" office:value="53.0996661897949" calcext:value-type="float">
            <text:p>53,10</text:p>
          </table:table-cell>
          <table:table-cell table:style-name="ce14" table:formula="of:=AVERAGE([.P138:.P140])" office:value-type="float" office:value="3.958779074" calcext:value-type="float">
            <text:p>3,959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dantzig42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873.552" calcext:value-type="float">
            <text:p>873,552</text:p>
          </table:table-cell>
          <table:table-cell office:value-type="float" office:value="0.037209032" calcext:value-type="float">
            <text:p>0,037209032</text:p>
          </table:table-cell>
          <table:table-cell table:style-name="Default" office:value-type="float" office:value="850.928" calcext:value-type="float">
            <text:p>850,928</text:p>
          </table:table-cell>
          <table:table-cell office:value-type="float" office:value="2.619678482" calcext:value-type="float">
            <text:p>2,619678482</text:p>
          </table:table-cell>
          <table:table-cell table:style-name="Default" office:value-type="float" office:value="1038.46" calcext:value-type="float">
            <text:p>1038,46</text:p>
          </table:table-cell>
          <table:table-cell office:value-type="float" office:value="3.955997131" calcext:value-type="float">
            <text:p>3,955997131</text:p>
          </table:table-cell>
          <table:table-cell table:style-name="Default" office:value-type="float" office:value="699" calcext:value-type="float">
            <text:p>699</text:p>
          </table:table-cell>
          <table:table-cell/>
          <table:table-cell table:style-name="ce7" table:formula="of:=100*([.C139]-[.I139])/[.I139]" office:value-type="float" office:value="24.9716738197425" calcext:value-type="float">
            <text:p>24,9716738197</text:p>
          </table:table-cell>
          <table:table-cell table:style-name="ce7" table:formula="of:=[.D139]" office:value-type="float" office:value="0.037209032" calcext:value-type="float">
            <text:p>0,037209032</text:p>
          </table:table-cell>
          <table:table-cell table:style-name="ce6" table:formula="of:=100*([.E139]-[.I139])/[.I139]" office:value-type="float" office:value="21.7350500715308" calcext:value-type="float">
            <text:p>21,7350500715</text:p>
          </table:table-cell>
          <table:table-cell table:style-name="ce7" table:formula="of:=[.F139]" office:value-type="float" office:value="2.619678482" calcext:value-type="float">
            <text:p>2,619678482</text:p>
          </table:table-cell>
          <table:table-cell table:style-name="ce6" table:formula="of:=100*([.G139]-[.I139])/[.I139]" office:value-type="float" office:value="48.5636623748212" calcext:value-type="float">
            <text:p>48,5636623748</text:p>
          </table:table-cell>
          <table:table-cell table:style-name="ce7" table:formula="of:=[.H139]" office:value-type="float" office:value="3.955997131" calcext:value-type="float">
            <text:p>3,95599713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dantzig42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70.948" calcext:value-type="float">
            <text:p>970,948</text:p>
          </table:table-cell>
          <table:table-cell office:value-type="float" office:value="0.052927179" calcext:value-type="float">
            <text:p>0,052927179</text:p>
          </table:table-cell>
          <table:table-cell table:style-name="Default" office:value-type="float" office:value="933.649" calcext:value-type="float">
            <text:p>933,649</text:p>
          </table:table-cell>
          <table:table-cell office:value-type="float" office:value="2.620675888" calcext:value-type="float">
            <text:p>2,620675888</text:p>
          </table:table-cell>
          <table:table-cell table:style-name="Default" office:value-type="float" office:value="1037.32" calcext:value-type="float">
            <text:p>1037,32</text:p>
          </table:table-cell>
          <table:table-cell office:value-type="float" office:value="3.917742468" calcext:value-type="float">
            <text:p>3,917742468</text:p>
          </table:table-cell>
          <table:table-cell table:style-name="Default" office:value-type="float" office:value="699" calcext:value-type="float">
            <text:p>699</text:p>
          </table:table-cell>
          <table:table-cell/>
          <table:table-cell table:style-name="ce7" table:formula="of:=100*([.C140]-[.I140])/[.I140]" office:value-type="float" office:value="38.9052932761087" calcext:value-type="float">
            <text:p>38,9052932761</text:p>
          </table:table-cell>
          <table:table-cell table:style-name="ce7" table:formula="of:=[.D140]" office:value-type="float" office:value="0.052927179" calcext:value-type="float">
            <text:p>0,052927179</text:p>
          </table:table-cell>
          <table:table-cell table:style-name="ce6" table:formula="of:=100*([.E140]-[.I140])/[.I140]" office:value-type="float" office:value="33.5692417739628" calcext:value-type="float">
            <text:p>33,569241774</text:p>
          </table:table-cell>
          <table:table-cell table:style-name="ce7" table:formula="of:=[.F140]" office:value-type="float" office:value="2.620675888" calcext:value-type="float">
            <text:p>2,620675888</text:p>
          </table:table-cell>
          <table:table-cell table:style-name="ce6" table:formula="of:=100*([.G140]-[.I140])/[.I140]" office:value-type="float" office:value="48.4005722460658" calcext:value-type="float">
            <text:p>48,4005722461</text:p>
          </table:table-cell>
          <table:table-cell table:style-name="ce7" table:formula="of:=[.H140]" office:value-type="float" office:value="3.917742468" calcext:value-type="float">
            <text:p>3,917742468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eil101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039.92" calcext:value-type="float">
            <text:p>1039,92</text:p>
          </table:table-cell>
          <table:table-cell office:value-type="float" office:value="0.33353938" calcext:value-type="float">
            <text:p>0,33353938</text:p>
          </table:table-cell>
          <table:table-cell table:style-name="Default" office:value-type="float" office:value="1059.59" calcext:value-type="float">
            <text:p>1059,59</text:p>
          </table:table-cell>
          <table:table-cell office:value-type="float" office:value="24.549911034" calcext:value-type="float">
            <text:p>24,549911034</text:p>
          </table:table-cell>
          <table:table-cell table:style-name="Default" office:value-type="float" office:value="1176.96" calcext:value-type="float">
            <text:p>1176,96</text:p>
          </table:table-cell>
          <table:table-cell office:value-type="float" office:value="28.356059222" calcext:value-type="float">
            <text:p>28,356059222</text:p>
          </table:table-cell>
          <table:table-cell table:style-name="Default" office:value-type="float" office:value="629" calcext:value-type="float">
            <text:p>629</text:p>
          </table:table-cell>
          <table:table-cell/>
          <table:table-cell table:style-name="ce7" table:formula="of:=100*([.C141]-[.I141])/[.I141]" office:value-type="float" office:value="65.329093799682" calcext:value-type="float">
            <text:p>65,3290937997</text:p>
          </table:table-cell>
          <table:table-cell table:style-name="ce7" table:formula="of:=[.D141]" office:value-type="float" office:value="0.33353938" calcext:value-type="float">
            <text:p>0,33353938</text:p>
          </table:table-cell>
          <table:table-cell table:style-name="ce6" table:formula="of:=100*([.E141]-[.I141])/[.I141]" office:value-type="float" office:value="68.456279809221" calcext:value-type="float">
            <text:p>68,4562798092</text:p>
          </table:table-cell>
          <table:table-cell table:style-name="ce7" table:formula="of:=[.F141]" office:value-type="float" office:value="24.549911034" calcext:value-type="float">
            <text:p>24,549911034</text:p>
          </table:table-cell>
          <table:table-cell table:style-name="ce6" table:formula="of:=100*([.G141]-[.I141])/[.I141]" office:value-type="float" office:value="87.1160572337043" calcext:value-type="float">
            <text:p>87,1160572337</text:p>
          </table:table-cell>
          <table:table-cell table:style-name="ce7" table:formula="of:=[.H141]" office:value-type="float" office:value="28.356059222" calcext:value-type="float">
            <text:p>28,356059222</text:p>
          </table:table-cell>
          <table:table-cell/>
          <table:table-cell table:style-name="ce10" table:formula="of:=[.A141]" office:value-type="string" office:string-value="eil101,txt" calcext:value-type="string">
            <text:p>eil101,txt</text:p>
          </table:table-cell>
          <table:table-cell table:style-name="ce13" table:formula="of:=AVERAGE([.K141:.K143])" office:value-type="float" office:value="72.371489136195" calcext:value-type="float">
            <text:p>72,37</text:p>
          </table:table-cell>
          <table:table-cell table:style-name="ce14" table:formula="of:=AVERAGE([.L141:.L143])" office:value-type="float" office:value="0.392173378333333" calcext:value-type="float">
            <text:p>0,392</text:p>
          </table:table-cell>
          <table:table-cell table:style-name="ce13" table:formula="of:=AVERAGE([.M141:.M143])" office:value-type="float" office:value="72.4250132485427" calcext:value-type="float">
            <text:p>72,43</text:p>
          </table:table-cell>
          <table:table-cell table:style-name="ce14" table:formula="of:=AVERAGE([.N141:.N143])" office:value-type="float" office:value="24.6860109426667" calcext:value-type="float">
            <text:p>24,686</text:p>
          </table:table-cell>
          <table:table-cell table:style-name="ce13" table:formula="of:=AVERAGE([.O141:.O143])" office:value-type="float" office:value="79.9692633810281" calcext:value-type="float">
            <text:p>79,97</text:p>
          </table:table-cell>
          <table:table-cell table:style-name="ce14" table:formula="of:=AVERAGE([.P141:.P143])" office:value-type="float" office:value="28.427974307" calcext:value-type="float">
            <text:p>28,428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eil101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095.14" calcext:value-type="float">
            <text:p>1095,14</text:p>
          </table:table-cell>
          <table:table-cell office:value-type="float" office:value="0.464769205" calcext:value-type="float">
            <text:p>0,464769205</text:p>
          </table:table-cell>
          <table:table-cell table:style-name="Default" office:value-type="float" office:value="1053.88" calcext:value-type="float">
            <text:p>1053,88</text:p>
          </table:table-cell>
          <table:table-cell office:value-type="float" office:value="24.77102474" calcext:value-type="float">
            <text:p>24,77102474</text:p>
          </table:table-cell>
          <table:table-cell table:style-name="Default" office:value-type="float" office:value="1043.99" calcext:value-type="float">
            <text:p>1043,99</text:p>
          </table:table-cell>
          <table:table-cell office:value-type="float" office:value="28.38613112" calcext:value-type="float">
            <text:p>28,38613112</text:p>
          </table:table-cell>
          <table:table-cell table:style-name="Default" office:value-type="float" office:value="629" calcext:value-type="float">
            <text:p>629</text:p>
          </table:table-cell>
          <table:table-cell/>
          <table:table-cell table:style-name="ce7" table:formula="of:=100*([.C142]-[.I142])/[.I142]" office:value-type="float" office:value="74.1081081081081" calcext:value-type="float">
            <text:p>74,1081081081</text:p>
          </table:table-cell>
          <table:table-cell table:style-name="ce7" table:formula="of:=[.D142]" office:value-type="float" office:value="0.464769205" calcext:value-type="float">
            <text:p>0,464769205</text:p>
          </table:table-cell>
          <table:table-cell table:style-name="ce6" table:formula="of:=100*([.E142]-[.I142])/[.I142]" office:value-type="float" office:value="67.5484896661367" calcext:value-type="float">
            <text:p>67,5484896661</text:p>
          </table:table-cell>
          <table:table-cell table:style-name="ce7" table:formula="of:=[.F142]" office:value-type="float" office:value="24.77102474" calcext:value-type="float">
            <text:p>24,77102474</text:p>
          </table:table-cell>
          <table:table-cell table:style-name="ce6" table:formula="of:=100*([.G142]-[.I142])/[.I142]" office:value-type="float" office:value="65.9761526232114" calcext:value-type="float">
            <text:p>65,9761526232</text:p>
          </table:table-cell>
          <table:table-cell table:style-name="ce7" table:formula="of:=[.H142]" office:value-type="float" office:value="28.38613112" calcext:value-type="float">
            <text:p>28,38613112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eil101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117.59" calcext:value-type="float">
            <text:p>1117,59</text:p>
          </table:table-cell>
          <table:table-cell office:value-type="float" office:value="0.37821155" calcext:value-type="float">
            <text:p>0,37821155</text:p>
          </table:table-cell>
          <table:table-cell table:style-name="Default" office:value-type="float" office:value="1140.19" calcext:value-type="float">
            <text:p>1140,19</text:p>
          </table:table-cell>
          <table:table-cell office:value-type="float" office:value="24.737097054" calcext:value-type="float">
            <text:p>24,737097054</text:p>
          </table:table-cell>
          <table:table-cell table:style-name="Default" office:value-type="float" office:value="1175.07" calcext:value-type="float">
            <text:p>1175,07</text:p>
          </table:table-cell>
          <table:table-cell office:value-type="float" office:value="28.541732579" calcext:value-type="float">
            <text:p>28,541732579</text:p>
          </table:table-cell>
          <table:table-cell table:style-name="Default" office:value-type="float" office:value="629" calcext:value-type="float">
            <text:p>629</text:p>
          </table:table-cell>
          <table:table-cell/>
          <table:table-cell table:style-name="ce7" table:formula="of:=100*([.C143]-[.I143])/[.I143]" office:value-type="float" office:value="77.6772655007949" calcext:value-type="float">
            <text:p>77,6772655008</text:p>
          </table:table-cell>
          <table:table-cell table:style-name="ce7" table:formula="of:=[.D143]" office:value-type="float" office:value="0.37821155" calcext:value-type="float">
            <text:p>0,37821155</text:p>
          </table:table-cell>
          <table:table-cell table:style-name="ce6" table:formula="of:=100*([.E143]-[.I143])/[.I143]" office:value-type="float" office:value="81.2702702702703" calcext:value-type="float">
            <text:p>81,2702702703</text:p>
          </table:table-cell>
          <table:table-cell table:style-name="ce7" table:formula="of:=[.F143]" office:value-type="float" office:value="24.737097054" calcext:value-type="float">
            <text:p>24,737097054</text:p>
          </table:table-cell>
          <table:table-cell table:style-name="ce6" table:formula="of:=100*([.G143]-[.I143])/[.I143]" office:value-type="float" office:value="86.8155802861685" calcext:value-type="float">
            <text:p>86,8155802862</text:p>
          </table:table-cell>
          <table:table-cell table:style-name="ce7" table:formula="of:=[.H143]" office:value-type="float" office:value="28.541732579" calcext:value-type="float">
            <text:p>28,54173257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eil51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605.83" calcext:value-type="float">
            <text:p>605,83</text:p>
          </table:table-cell>
          <table:table-cell office:value-type="float" office:value="0.053718715" calcext:value-type="float">
            <text:p>0,053718715</text:p>
          </table:table-cell>
          <table:table-cell table:style-name="Default" office:value-type="float" office:value="729.6" calcext:value-type="float">
            <text:p>729,6</text:p>
          </table:table-cell>
          <table:table-cell office:value-type="float" office:value="4.156282364" calcext:value-type="float">
            <text:p>4,156282364</text:p>
          </table:table-cell>
          <table:table-cell table:style-name="Default" office:value-type="float" office:value="697.26" calcext:value-type="float">
            <text:p>697,26</text:p>
          </table:table-cell>
          <table:table-cell office:value-type="float" office:value="5.82062493" calcext:value-type="float">
            <text:p>5,82062493</text:p>
          </table:table-cell>
          <table:table-cell table:style-name="Default" office:value-type="float" office:value="426" calcext:value-type="float">
            <text:p>426</text:p>
          </table:table-cell>
          <table:table-cell/>
          <table:table-cell table:style-name="ce7" table:formula="of:=100*([.C144]-[.I144])/[.I144]" office:value-type="float" office:value="42.2136150234742" calcext:value-type="float">
            <text:p>42,2136150235</text:p>
          </table:table-cell>
          <table:table-cell table:style-name="ce7" table:formula="of:=[.D144]" office:value-type="float" office:value="0.053718715" calcext:value-type="float">
            <text:p>0,053718715</text:p>
          </table:table-cell>
          <table:table-cell table:style-name="ce6" table:formula="of:=100*([.E144]-[.I144])/[.I144]" office:value-type="float" office:value="71.2676056338028" calcext:value-type="float">
            <text:p>71,2676056338</text:p>
          </table:table-cell>
          <table:table-cell table:style-name="ce7" table:formula="of:=[.F144]" office:value-type="float" office:value="4.156282364" calcext:value-type="float">
            <text:p>4,156282364</text:p>
          </table:table-cell>
          <table:table-cell table:style-name="ce6" table:formula="of:=100*([.G144]-[.I144])/[.I144]" office:value-type="float" office:value="63.6760563380282" calcext:value-type="float">
            <text:p>63,676056338</text:p>
          </table:table-cell>
          <table:table-cell table:style-name="ce7" table:formula="of:=[.H144]" office:value-type="float" office:value="5.82062493" calcext:value-type="float">
            <text:p>5,82062493</text:p>
          </table:table-cell>
          <table:table-cell/>
          <table:table-cell table:style-name="ce10" table:formula="of:=[.A144]" office:value-type="string" office:string-value="eil51,txt" calcext:value-type="string">
            <text:p>eil51,txt</text:p>
          </table:table-cell>
          <table:table-cell table:style-name="ce13" table:formula="of:=AVERAGE([.K144:.K146])" office:value-type="float" office:value="53.974647887324" calcext:value-type="float">
            <text:p>53,97</text:p>
          </table:table-cell>
          <table:table-cell table:style-name="ce14" table:formula="of:=AVERAGE([.L144:.L146])" office:value-type="float" office:value="0.0687999656666667" calcext:value-type="float">
            <text:p>0,069</text:p>
          </table:table-cell>
          <table:table-cell table:style-name="ce13" table:formula="of:=AVERAGE([.M144:.M146])" office:value-type="float" office:value="54.6203442879499" calcext:value-type="float">
            <text:p>54,62</text:p>
          </table:table-cell>
          <table:table-cell table:style-name="ce14" table:formula="of:=AVERAGE([.N144:.N146])" office:value-type="float" office:value="4.26090055166667" calcext:value-type="float">
            <text:p>4,261</text:p>
          </table:table-cell>
          <table:table-cell table:style-name="ce13" table:formula="of:=AVERAGE([.O144:.O146])" office:value-type="float" office:value="50.5308294209703" calcext:value-type="float">
            <text:p>50,53</text:p>
          </table:table-cell>
          <table:table-cell table:style-name="ce14" table:formula="of:=AVERAGE([.P144:.P146])" office:value-type="float" office:value="5.88358504866667" calcext:value-type="float">
            <text:p>5,884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eil51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679.677" calcext:value-type="float">
            <text:p>679,677</text:p>
          </table:table-cell>
          <table:table-cell office:value-type="float" office:value="0.060447523" calcext:value-type="float">
            <text:p>0,060447523</text:p>
          </table:table-cell>
          <table:table-cell table:style-name="Default" office:value-type="float" office:value="627.204" calcext:value-type="float">
            <text:p>627,204</text:p>
          </table:table-cell>
          <table:table-cell office:value-type="float" office:value="4.367157494" calcext:value-type="float">
            <text:p>4,367157494</text:p>
          </table:table-cell>
          <table:table-cell table:style-name="Default" office:value-type="float" office:value="609.933" calcext:value-type="float">
            <text:p>609,933</text:p>
          </table:table-cell>
          <table:table-cell office:value-type="float" office:value="5.947148348" calcext:value-type="float">
            <text:p>5,947148348</text:p>
          </table:table-cell>
          <table:table-cell table:style-name="Default" office:value-type="float" office:value="426" calcext:value-type="float">
            <text:p>426</text:p>
          </table:table-cell>
          <table:table-cell/>
          <table:table-cell table:style-name="ce7" table:formula="of:=100*([.C145]-[.I145])/[.I145]" office:value-type="float" office:value="59.5485915492958" calcext:value-type="float">
            <text:p>59,5485915493</text:p>
          </table:table-cell>
          <table:table-cell table:style-name="ce7" table:formula="of:=[.D145]" office:value-type="float" office:value="0.060447523" calcext:value-type="float">
            <text:p>0,060447523</text:p>
          </table:table-cell>
          <table:table-cell table:style-name="ce6" table:formula="of:=100*([.E145]-[.I145])/[.I145]" office:value-type="float" office:value="47.2309859154929" calcext:value-type="float">
            <text:p>47,2309859155</text:p>
          </table:table-cell>
          <table:table-cell table:style-name="ce7" table:formula="of:=[.F145]" office:value-type="float" office:value="4.367157494" calcext:value-type="float">
            <text:p>4,367157494</text:p>
          </table:table-cell>
          <table:table-cell table:style-name="ce6" table:formula="of:=100*([.G145]-[.I145])/[.I145]" office:value-type="float" office:value="43.1767605633803" calcext:value-type="float">
            <text:p>43,1767605634</text:p>
          </table:table-cell>
          <table:table-cell table:style-name="ce7" table:formula="of:=[.H145]" office:value-type="float" office:value="5.947148348" calcext:value-type="float">
            <text:p>5,947148348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eil51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682.289" calcext:value-type="float">
            <text:p>682,289</text:p>
          </table:table-cell>
          <table:table-cell office:value-type="float" office:value="0.092233659" calcext:value-type="float">
            <text:p>0,092233659</text:p>
          </table:table-cell>
          <table:table-cell table:style-name="Default" office:value-type="float" office:value="619.244" calcext:value-type="float">
            <text:p>619,244</text:p>
          </table:table-cell>
          <table:table-cell office:value-type="float" office:value="4.259261797" calcext:value-type="float">
            <text:p>4,259261797</text:p>
          </table:table-cell>
          <table:table-cell table:style-name="Default" office:value-type="float" office:value="616.591" calcext:value-type="float">
            <text:p>616,591</text:p>
          </table:table-cell>
          <table:table-cell office:value-type="float" office:value="5.882981868" calcext:value-type="float">
            <text:p>5,882981868</text:p>
          </table:table-cell>
          <table:table-cell table:style-name="Default" office:value-type="float" office:value="426" calcext:value-type="float">
            <text:p>426</text:p>
          </table:table-cell>
          <table:table-cell/>
          <table:table-cell table:style-name="ce7" table:formula="of:=100*([.C146]-[.I146])/[.I146]" office:value-type="float" office:value="60.1617370892019" calcext:value-type="float">
            <text:p>60,1617370892</text:p>
          </table:table-cell>
          <table:table-cell table:style-name="ce7" table:formula="of:=[.D146]" office:value-type="float" office:value="0.092233659" calcext:value-type="float">
            <text:p>0,092233659</text:p>
          </table:table-cell>
          <table:table-cell table:style-name="ce6" table:formula="of:=100*([.E146]-[.I146])/[.I146]" office:value-type="float" office:value="45.362441314554" calcext:value-type="float">
            <text:p>45,3624413146</text:p>
          </table:table-cell>
          <table:table-cell table:style-name="ce7" table:formula="of:=[.F146]" office:value-type="float" office:value="4.259261797" calcext:value-type="float">
            <text:p>4,259261797</text:p>
          </table:table-cell>
          <table:table-cell table:style-name="ce6" table:formula="of:=100*([.G146]-[.I146])/[.I146]" office:value-type="float" office:value="44.7396713615024" calcext:value-type="float">
            <text:p>44,7396713615</text:p>
          </table:table-cell>
          <table:table-cell table:style-name="ce7" table:formula="of:=[.H146]" office:value-type="float" office:value="5.882981868" calcext:value-type="float">
            <text:p>5,882981868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eil76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833.842" calcext:value-type="float">
            <text:p>833,842</text:p>
          </table:table-cell>
          <table:table-cell office:value-type="float" office:value="0.187763264" calcext:value-type="float">
            <text:p>0,187763264</text:p>
          </table:table-cell>
          <table:table-cell table:style-name="Default" office:value-type="float" office:value="846.792" calcext:value-type="float">
            <text:p>846,792</text:p>
          </table:table-cell>
          <table:table-cell office:value-type="float" office:value="12.03543789" calcext:value-type="float">
            <text:p>12,03543789</text:p>
          </table:table-cell>
          <table:table-cell table:style-name="Default" office:value-type="float" office:value="822.47" calcext:value-type="float">
            <text:p>822,47</text:p>
          </table:table-cell>
          <table:table-cell office:value-type="float" office:value="14.827691445" calcext:value-type="float">
            <text:p>14,827691445</text:p>
          </table:table-cell>
          <table:table-cell table:style-name="Default" office:value-type="float" office:value="538" calcext:value-type="float">
            <text:p>538</text:p>
          </table:table-cell>
          <table:table-cell/>
          <table:table-cell table:style-name="ce7" table:formula="of:=100*([.C147]-[.I147])/[.I147]" office:value-type="float" office:value="54.989219330855" calcext:value-type="float">
            <text:p>54,9892193309</text:p>
          </table:table-cell>
          <table:table-cell table:style-name="ce7" table:formula="of:=[.D147]" office:value-type="float" office:value="0.187763264" calcext:value-type="float">
            <text:p>0,187763264</text:p>
          </table:table-cell>
          <table:table-cell table:style-name="ce6" table:formula="of:=100*([.E147]-[.I147])/[.I147]" office:value-type="float" office:value="57.3962825278811" calcext:value-type="float">
            <text:p>57,3962825279</text:p>
          </table:table-cell>
          <table:table-cell table:style-name="ce7" table:formula="of:=[.F147]" office:value-type="float" office:value="12.03543789" calcext:value-type="float">
            <text:p>12,03543789</text:p>
          </table:table-cell>
          <table:table-cell table:style-name="ce6" table:formula="of:=100*([.G147]-[.I147])/[.I147]" office:value-type="float" office:value="52.8754646840149" calcext:value-type="float">
            <text:p>52,875464684</text:p>
          </table:table-cell>
          <table:table-cell table:style-name="ce7" table:formula="of:=[.H147]" office:value-type="float" office:value="14.827691445" calcext:value-type="float">
            <text:p>14,827691445</text:p>
          </table:table-cell>
          <table:table-cell/>
          <table:table-cell table:style-name="ce10" table:formula="of:=[.A147]" office:value-type="string" office:string-value="eil76,txt" calcext:value-type="string">
            <text:p>eil76,txt</text:p>
          </table:table-cell>
          <table:table-cell table:style-name="ce13" table:formula="of:=AVERAGE([.K147:.K149])" office:value-type="float" office:value="61.9533457249071" calcext:value-type="float">
            <text:p>61,95</text:p>
          </table:table-cell>
          <table:table-cell table:style-name="ce14" table:formula="of:=AVERAGE([.L147:.L149])" office:value-type="float" office:value="0.197058729666667" calcext:value-type="float">
            <text:p>0,197</text:p>
          </table:table-cell>
          <table:table-cell table:style-name="ce13" table:formula="of:=AVERAGE([.M147:.M149])" office:value-type="float" office:value="59.5672862453532" calcext:value-type="float">
            <text:p>59,57</text:p>
          </table:table-cell>
          <table:table-cell table:style-name="ce14" table:formula="of:=AVERAGE([.N147:.N149])" office:value-type="float" office:value="11.849219902" calcext:value-type="float">
            <text:p>11,849</text:p>
          </table:table-cell>
          <table:table-cell table:style-name="ce13" table:formula="of:=AVERAGE([.O147:.O149])" office:value-type="float" office:value="56.2424411400248" calcext:value-type="float">
            <text:p>56,24</text:p>
          </table:table-cell>
          <table:table-cell table:style-name="ce14" table:formula="of:=AVERAGE([.P147:.P149])" office:value-type="float" office:value="14.4939673503333" calcext:value-type="float">
            <text:p>14,494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eil76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844.926" calcext:value-type="float">
            <text:p>844,926</text:p>
          </table:table-cell>
          <table:table-cell office:value-type="float" office:value="0.201937284" calcext:value-type="float">
            <text:p>0,201937284</text:p>
          </table:table-cell>
          <table:table-cell table:style-name="Default" office:value-type="float" office:value="825.509" calcext:value-type="float">
            <text:p>825,509</text:p>
          </table:table-cell>
          <table:table-cell office:value-type="float" office:value="11.61659825" calcext:value-type="float">
            <text:p>11,61659825</text:p>
          </table:table-cell>
          <table:table-cell table:style-name="Default" office:value-type="float" office:value="852.314" calcext:value-type="float">
            <text:p>852,314</text:p>
          </table:table-cell>
          <table:table-cell office:value-type="float" office:value="14.177991153" calcext:value-type="float">
            <text:p>14,177991153</text:p>
          </table:table-cell>
          <table:table-cell table:style-name="Default" office:value-type="float" office:value="538" calcext:value-type="float">
            <text:p>538</text:p>
          </table:table-cell>
          <table:table-cell/>
          <table:table-cell table:style-name="ce7" table:formula="of:=100*([.C148]-[.I148])/[.I148]" office:value-type="float" office:value="57.0494423791822" calcext:value-type="float">
            <text:p>57,0494423792</text:p>
          </table:table-cell>
          <table:table-cell table:style-name="ce7" table:formula="of:=[.D148]" office:value-type="float" office:value="0.201937284" calcext:value-type="float">
            <text:p>0,201937284</text:p>
          </table:table-cell>
          <table:table-cell table:style-name="ce6" table:formula="of:=100*([.E148]-[.I148])/[.I148]" office:value-type="float" office:value="53.4403345724907" calcext:value-type="float">
            <text:p>53,4403345725</text:p>
          </table:table-cell>
          <table:table-cell table:style-name="ce7" table:formula="of:=[.F148]" office:value-type="float" office:value="11.61659825" calcext:value-type="float">
            <text:p>11,61659825</text:p>
          </table:table-cell>
          <table:table-cell table:style-name="ce6" table:formula="of:=100*([.G148]-[.I148])/[.I148]" office:value-type="float" office:value="58.4226765799257" calcext:value-type="float">
            <text:p>58,4226765799</text:p>
          </table:table-cell>
          <table:table-cell table:style-name="ce7" table:formula="of:=[.H148]" office:value-type="float" office:value="14.177991153" calcext:value-type="float">
            <text:p>14,17799115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eil76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35.159" calcext:value-type="float">
            <text:p>935,159</text:p>
          </table:table-cell>
          <table:table-cell office:value-type="float" office:value="0.201475641" calcext:value-type="float">
            <text:p>0,201475641</text:p>
          </table:table-cell>
          <table:table-cell table:style-name="Default" office:value-type="float" office:value="903.115" calcext:value-type="float">
            <text:p>903,115</text:p>
          </table:table-cell>
          <table:table-cell office:value-type="float" office:value="11.895623566" calcext:value-type="float">
            <text:p>11,895623566</text:p>
          </table:table-cell>
          <table:table-cell table:style-name="Default" office:value-type="float" office:value="846.969" calcext:value-type="float">
            <text:p>846,969</text:p>
          </table:table-cell>
          <table:table-cell office:value-type="float" office:value="14.476219453" calcext:value-type="float">
            <text:p>14,476219453</text:p>
          </table:table-cell>
          <table:table-cell table:style-name="Default" office:value-type="float" office:value="538" calcext:value-type="float">
            <text:p>538</text:p>
          </table:table-cell>
          <table:table-cell/>
          <table:table-cell table:style-name="ce7" table:formula="of:=100*([.C149]-[.I149])/[.I149]" office:value-type="float" office:value="73.821375464684" calcext:value-type="float">
            <text:p>73,8213754647</text:p>
          </table:table-cell>
          <table:table-cell table:style-name="ce7" table:formula="of:=[.D149]" office:value-type="float" office:value="0.201475641" calcext:value-type="float">
            <text:p>0,201475641</text:p>
          </table:table-cell>
          <table:table-cell table:style-name="ce6" table:formula="of:=100*([.E149]-[.I149])/[.I149]" office:value-type="float" office:value="67.8652416356877" calcext:value-type="float">
            <text:p>67,8652416357</text:p>
          </table:table-cell>
          <table:table-cell table:style-name="ce7" table:formula="of:=[.F149]" office:value-type="float" office:value="11.895623566" calcext:value-type="float">
            <text:p>11,895623566</text:p>
          </table:table-cell>
          <table:table-cell table:style-name="ce6" table:formula="of:=100*([.G149]-[.I149])/[.I149]" office:value-type="float" office:value="57.4291821561338" calcext:value-type="float">
            <text:p>57,4291821561</text:p>
          </table:table-cell>
          <table:table-cell table:style-name="ce7" table:formula="of:=[.H149]" office:value-type="float" office:value="14.476219453" calcext:value-type="float">
            <text:p>14,47621945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fri26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205" calcext:value-type="float">
            <text:p>1205</text:p>
          </table:table-cell>
          <table:table-cell office:value-type="float" office:value="0.031045625" calcext:value-type="float">
            <text:p>0,031045625</text:p>
          </table:table-cell>
          <table:table-cell table:style-name="Default" office:value-type="float" office:value="1318" calcext:value-type="float">
            <text:p>1318</text:p>
          </table:table-cell>
          <table:table-cell office:value-type="float" office:value="0.867277348" calcext:value-type="float">
            <text:p>0,867277348</text:p>
          </table:table-cell>
          <table:table-cell table:style-name="Default" office:value-type="float" office:value="1284" calcext:value-type="float">
            <text:p>1284</text:p>
          </table:table-cell>
          <table:table-cell office:value-type="float" office:value="1.719430256" calcext:value-type="float">
            <text:p>1,719430256</text:p>
          </table:table-cell>
          <table:table-cell table:style-name="Default" office:value-type="float" office:value="937" calcext:value-type="float">
            <text:p>937</text:p>
          </table:table-cell>
          <table:table-cell/>
          <table:table-cell table:style-name="ce7" table:formula="of:=100*([.C150]-[.I150])/[.I150]" office:value-type="float" office:value="28.6019210245464" calcext:value-type="float">
            <text:p>28,6019210245</text:p>
          </table:table-cell>
          <table:table-cell table:style-name="ce7" table:formula="of:=[.D150]" office:value-type="float" office:value="0.031045625" calcext:value-type="float">
            <text:p>0,031045625</text:p>
          </table:table-cell>
          <table:table-cell table:style-name="ce6" table:formula="of:=100*([.E150]-[.I150])/[.I150]" office:value-type="float" office:value="40.6616862326574" calcext:value-type="float">
            <text:p>40,6616862327</text:p>
          </table:table-cell>
          <table:table-cell table:style-name="ce7" table:formula="of:=[.F150]" office:value-type="float" office:value="0.867277348" calcext:value-type="float">
            <text:p>0,867277348</text:p>
          </table:table-cell>
          <table:table-cell table:style-name="ce6" table:formula="of:=100*([.G150]-[.I150])/[.I150]" office:value-type="float" office:value="37.0330843116329" calcext:value-type="float">
            <text:p>37,0330843116</text:p>
          </table:table-cell>
          <table:table-cell table:style-name="ce7" table:formula="of:=[.H150]" office:value-type="float" office:value="1.719430256" calcext:value-type="float">
            <text:p>1,719430256</text:p>
          </table:table-cell>
          <table:table-cell/>
          <table:table-cell table:style-name="ce10" table:formula="of:=[.A150]" office:value-type="string" office:string-value="fri26,txt" calcext:value-type="string">
            <text:p>fri26,txt</text:p>
          </table:table-cell>
          <table:table-cell table:style-name="ce13" table:formula="of:=AVERAGE([.K150:.K152])" office:value-type="float" office:value="34.9341871220206" calcext:value-type="float">
            <text:p>34,93</text:p>
          </table:table-cell>
          <table:table-cell table:style-name="ce14" table:formula="of:=AVERAGE([.L150:.L152])" office:value-type="float" office:value="0.0198178673333333" calcext:value-type="float">
            <text:p>0,020</text:p>
          </table:table-cell>
          <table:table-cell table:style-name="ce13" table:formula="of:=AVERAGE([.M150:.M152])" office:value-type="float" office:value="48.3457844183565" calcext:value-type="float">
            <text:p>48,35</text:p>
          </table:table-cell>
          <table:table-cell table:style-name="ce14" table:formula="of:=AVERAGE([.N150:.N152])" office:value-type="float" office:value="0.870834593" calcext:value-type="float">
            <text:p>0,871</text:p>
          </table:table-cell>
          <table:table-cell table:style-name="ce13" table:formula="of:=AVERAGE([.O150:.O152])" office:value-type="float" office:value="46.7805051583067" calcext:value-type="float">
            <text:p>46,78</text:p>
          </table:table-cell>
          <table:table-cell table:style-name="ce14" table:formula="of:=AVERAGE([.P150:.P152])" office:value-type="float" office:value="1.67732438866667" calcext:value-type="float">
            <text:p>1,677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fri26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284" calcext:value-type="float">
            <text:p>1284</text:p>
          </table:table-cell>
          <table:table-cell office:value-type="float" office:value="0.013558173" calcext:value-type="float">
            <text:p>0,013558173</text:p>
          </table:table-cell>
          <table:table-cell table:style-name="Default" office:value-type="float" office:value="1510" calcext:value-type="float">
            <text:p>1510</text:p>
          </table:table-cell>
          <table:table-cell office:value-type="float" office:value="0.889878361" calcext:value-type="float">
            <text:p>0,889878361</text:p>
          </table:table-cell>
          <table:table-cell table:style-name="Default" office:value-type="float" office:value="1395" calcext:value-type="float">
            <text:p>1395</text:p>
          </table:table-cell>
          <table:table-cell office:value-type="float" office:value="1.635990816" calcext:value-type="float">
            <text:p>1,635990816</text:p>
          </table:table-cell>
          <table:table-cell table:style-name="Default" office:value-type="float" office:value="937" calcext:value-type="float">
            <text:p>937</text:p>
          </table:table-cell>
          <table:table-cell/>
          <table:table-cell table:style-name="ce7" table:formula="of:=100*([.C151]-[.I151])/[.I151]" office:value-type="float" office:value="37.0330843116329" calcext:value-type="float">
            <text:p>37,0330843116</text:p>
          </table:table-cell>
          <table:table-cell table:style-name="ce7" table:formula="of:=[.D151]" office:value-type="float" office:value="0.013558173" calcext:value-type="float">
            <text:p>0,013558173</text:p>
          </table:table-cell>
          <table:table-cell table:style-name="ce6" table:formula="of:=100*([.E151]-[.I151])/[.I151]" office:value-type="float" office:value="61.1526147278549" calcext:value-type="float">
            <text:p>61,1526147279</text:p>
          </table:table-cell>
          <table:table-cell table:style-name="ce7" table:formula="of:=[.F151]" office:value-type="float" office:value="0.889878361" calcext:value-type="float">
            <text:p>0,889878361</text:p>
          </table:table-cell>
          <table:table-cell table:style-name="ce6" table:formula="of:=100*([.G151]-[.I151])/[.I151]" office:value-type="float" office:value="48.8794023479189" calcext:value-type="float">
            <text:p>48,8794023479</text:p>
          </table:table-cell>
          <table:table-cell table:style-name="ce7" table:formula="of:=[.H151]" office:value-type="float" office:value="1.635990816" calcext:value-type="float">
            <text:p>1,635990816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fri26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304" calcext:value-type="float">
            <text:p>1304</text:p>
          </table:table-cell>
          <table:table-cell office:value-type="float" office:value="0.014849804" calcext:value-type="float">
            <text:p>0,014849804</text:p>
          </table:table-cell>
          <table:table-cell table:style-name="Default" office:value-type="float" office:value="1342" calcext:value-type="float">
            <text:p>1342</text:p>
          </table:table-cell>
          <table:table-cell office:value-type="float" office:value="0.85534807" calcext:value-type="float">
            <text:p>0,85534807</text:p>
          </table:table-cell>
          <table:table-cell table:style-name="Default" office:value-type="float" office:value="1447" calcext:value-type="float">
            <text:p>1447</text:p>
          </table:table-cell>
          <table:table-cell office:value-type="float" office:value="1.676552094" calcext:value-type="float">
            <text:p>1,676552094</text:p>
          </table:table-cell>
          <table:table-cell table:style-name="Default" office:value-type="float" office:value="937" calcext:value-type="float">
            <text:p>937</text:p>
          </table:table-cell>
          <table:table-cell/>
          <table:table-cell table:style-name="ce7" table:formula="of:=100*([.C152]-[.I152])/[.I152]" office:value-type="float" office:value="39.1675560298826" calcext:value-type="float">
            <text:p>39,1675560299</text:p>
          </table:table-cell>
          <table:table-cell table:style-name="ce7" table:formula="of:=[.D152]" office:value-type="float" office:value="0.014849804" calcext:value-type="float">
            <text:p>0,014849804</text:p>
          </table:table-cell>
          <table:table-cell table:style-name="ce6" table:formula="of:=100*([.E152]-[.I152])/[.I152]" office:value-type="float" office:value="43.2230522945571" calcext:value-type="float">
            <text:p>43,2230522946</text:p>
          </table:table-cell>
          <table:table-cell table:style-name="ce7" table:formula="of:=[.F152]" office:value-type="float" office:value="0.85534807" calcext:value-type="float">
            <text:p>0,85534807</text:p>
          </table:table-cell>
          <table:table-cell table:style-name="ce6" table:formula="of:=100*([.G152]-[.I152])/[.I152]" office:value-type="float" office:value="54.4290288153682" calcext:value-type="float">
            <text:p>54,4290288154</text:p>
          </table:table-cell>
          <table:table-cell table:style-name="ce7" table:formula="of:=[.H152]" office:value-type="float" office:value="1.676552094" calcext:value-type="float">
            <text:p>1,67655209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r17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2071" calcext:value-type="float">
            <text:p>2071</text:p>
          </table:table-cell>
          <table:table-cell office:value-type="float" office:value="0.028713569" calcext:value-type="float">
            <text:p>0,028713569</text:p>
          </table:table-cell>
          <table:table-cell table:style-name="Default" office:value-type="float" office:value="2388" calcext:value-type="float">
            <text:p>2388</text:p>
          </table:table-cell>
          <table:table-cell office:value-type="float" office:value="0.372052906" calcext:value-type="float">
            <text:p>0,372052906</text:p>
          </table:table-cell>
          <table:table-cell table:style-name="Default" office:value-type="float" office:value="1964" calcext:value-type="float">
            <text:p>1964</text:p>
          </table:table-cell>
          <table:table-cell office:value-type="float" office:value="1.014450331" calcext:value-type="float">
            <text:p>1,014450331</text:p>
          </table:table-cell>
          <table:table-cell table:style-name="Default" office:value-type="float" office:value="2085" calcext:value-type="float">
            <text:p>2085</text:p>
          </table:table-cell>
          <table:table-cell/>
          <table:table-cell table:style-name="ce7" table:formula="of:=100*([.C153]-[.I153])/[.I153]" office:value-type="float" office:value="-0.671462829736211" calcext:value-type="float">
            <text:p>-0,6714628297</text:p>
          </table:table-cell>
          <table:table-cell table:style-name="ce7" table:formula="of:=[.D153]" office:value-type="float" office:value="0.028713569" calcext:value-type="float">
            <text:p>0,028713569</text:p>
          </table:table-cell>
          <table:table-cell table:style-name="ce6" table:formula="of:=100*([.E153]-[.I153])/[.I153]" office:value-type="float" office:value="14.5323741007194" calcext:value-type="float">
            <text:p>14,5323741007</text:p>
          </table:table-cell>
          <table:table-cell table:style-name="ce7" table:formula="of:=[.F153]" office:value-type="float" office:value="0.372052906" calcext:value-type="float">
            <text:p>0,372052906</text:p>
          </table:table-cell>
          <table:table-cell table:style-name="ce6" table:formula="of:=100*([.G153]-[.I153])/[.I153]" office:value-type="float" office:value="-5.80335731414868" calcext:value-type="float">
            <text:p>-5,8033573141</text:p>
          </table:table-cell>
          <table:table-cell table:style-name="ce7" table:formula="of:=[.H153]" office:value-type="float" office:value="1.014450331" calcext:value-type="float">
            <text:p>1,014450331</text:p>
          </table:table-cell>
          <table:table-cell/>
          <table:table-cell table:style-name="ce10" table:formula="of:=[.A153]" office:value-type="string" office:string-value="gr17,txt" calcext:value-type="string">
            <text:p>gr17,txt</text:p>
          </table:table-cell>
          <table:table-cell table:style-name="ce13" table:formula="of:=AVERAGE([.K153:.K155])" office:value-type="float" office:value="2.79776179056755" calcext:value-type="float">
            <text:p>2,80</text:p>
          </table:table-cell>
          <table:table-cell table:style-name="ce14" table:formula="of:=AVERAGE([.L153:.L155])" office:value-type="float" office:value="0.017907324" calcext:value-type="float">
            <text:p>0,018</text:p>
          </table:table-cell>
          <table:table-cell table:style-name="ce13" table:formula="of:=AVERAGE([.M153:.M155])" office:value-type="float" office:value="9.20863309352518" calcext:value-type="float">
            <text:p>9,21</text:p>
          </table:table-cell>
          <table:table-cell table:style-name="ce14" table:formula="of:=AVERAGE([.N153:.N155])" office:value-type="float" office:value="0.378467149" calcext:value-type="float">
            <text:p>0,378</text:p>
          </table:table-cell>
          <table:table-cell table:style-name="ce13" table:formula="of:=AVERAGE([.O153:.O155])" office:value-type="float" office:value="8.80895283772982" calcext:value-type="float">
            <text:p>8,81</text:p>
          </table:table-cell>
          <table:table-cell table:style-name="ce14" table:formula="of:=AVERAGE([.P153:.P155])" office:value-type="float" office:value="0.938899225" calcext:value-type="float">
            <text:p>0,939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r17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2144" calcext:value-type="float">
            <text:p>2144</text:p>
          </table:table-cell>
          <table:table-cell office:value-type="float" office:value="0.011639057" calcext:value-type="float">
            <text:p>0,011639057</text:p>
          </table:table-cell>
          <table:table-cell table:style-name="Default" office:value-type="float" office:value="2349" calcext:value-type="float">
            <text:p>2349</text:p>
          </table:table-cell>
          <table:table-cell office:value-type="float" office:value="0.372945981" calcext:value-type="float">
            <text:p>0,372945981</text:p>
          </table:table-cell>
          <table:table-cell table:style-name="Default" office:value-type="float" office:value="2328" calcext:value-type="float">
            <text:p>2328</text:p>
          </table:table-cell>
          <table:table-cell office:value-type="float" office:value="0.911281149" calcext:value-type="float">
            <text:p>0,911281149</text:p>
          </table:table-cell>
          <table:table-cell table:style-name="Default" office:value-type="float" office:value="2085" calcext:value-type="float">
            <text:p>2085</text:p>
          </table:table-cell>
          <table:table-cell/>
          <table:table-cell table:style-name="ce7" table:formula="of:=100*([.C154]-[.I154])/[.I154]" office:value-type="float" office:value="2.82973621103118" calcext:value-type="float">
            <text:p>2,829736211</text:p>
          </table:table-cell>
          <table:table-cell table:style-name="ce7" table:formula="of:=[.D154]" office:value-type="float" office:value="0.011639057" calcext:value-type="float">
            <text:p>0,011639057</text:p>
          </table:table-cell>
          <table:table-cell table:style-name="ce6" table:formula="of:=100*([.E154]-[.I154])/[.I154]" office:value-type="float" office:value="12.6618705035971" calcext:value-type="float">
            <text:p>12,6618705036</text:p>
          </table:table-cell>
          <table:table-cell table:style-name="ce7" table:formula="of:=[.F154]" office:value-type="float" office:value="0.372945981" calcext:value-type="float">
            <text:p>0,372945981</text:p>
          </table:table-cell>
          <table:table-cell table:style-name="ce6" table:formula="of:=100*([.G154]-[.I154])/[.I154]" office:value-type="float" office:value="11.6546762589928" calcext:value-type="float">
            <text:p>11,654676259</text:p>
          </table:table-cell>
          <table:table-cell table:style-name="ce7" table:formula="of:=[.H154]" office:value-type="float" office:value="0.911281149" calcext:value-type="float">
            <text:p>0,91128114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r17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2215" calcext:value-type="float">
            <text:p>2215</text:p>
          </table:table-cell>
          <table:table-cell office:value-type="float" office:value="0.013369346" calcext:value-type="float">
            <text:p>0,013369346</text:p>
          </table:table-cell>
          <table:table-cell table:style-name="Default" office:value-type="float" office:value="2094" calcext:value-type="float">
            <text:p>2094</text:p>
          </table:table-cell>
          <table:table-cell office:value-type="float" office:value="0.39040256" calcext:value-type="float">
            <text:p>0,39040256</text:p>
          </table:table-cell>
          <table:table-cell table:style-name="Default" office:value-type="float" office:value="2514" calcext:value-type="float">
            <text:p>2514</text:p>
          </table:table-cell>
          <table:table-cell office:value-type="float" office:value="0.890966195" calcext:value-type="float">
            <text:p>0,890966195</text:p>
          </table:table-cell>
          <table:table-cell table:style-name="Default" office:value-type="float" office:value="2085" calcext:value-type="float">
            <text:p>2085</text:p>
          </table:table-cell>
          <table:table-cell/>
          <table:table-cell table:style-name="ce7" table:formula="of:=100*([.C155]-[.I155])/[.I155]" office:value-type="float" office:value="6.23501199040767" calcext:value-type="float">
            <text:p>6,2350119904</text:p>
          </table:table-cell>
          <table:table-cell table:style-name="ce7" table:formula="of:=[.D155]" office:value-type="float" office:value="0.013369346" calcext:value-type="float">
            <text:p>0,013369346</text:p>
          </table:table-cell>
          <table:table-cell table:style-name="ce6" table:formula="of:=100*([.E155]-[.I155])/[.I155]" office:value-type="float" office:value="0.431654676258993" calcext:value-type="float">
            <text:p>0,4316546763</text:p>
          </table:table-cell>
          <table:table-cell table:style-name="ce7" table:formula="of:=[.F155]" office:value-type="float" office:value="0.39040256" calcext:value-type="float">
            <text:p>0,39040256</text:p>
          </table:table-cell>
          <table:table-cell table:style-name="ce6" table:formula="of:=100*([.G155]-[.I155])/[.I155]" office:value-type="float" office:value="20.5755395683453" calcext:value-type="float">
            <text:p>20,5755395683</text:p>
          </table:table-cell>
          <table:table-cell table:style-name="ce7" table:formula="of:=[.H155]" office:value-type="float" office:value="0.890966195" calcext:value-type="float">
            <text:p>0,890966195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r202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004.88" calcext:value-type="float">
            <text:p>1004,88</text:p>
          </table:table-cell>
          <table:table-cell office:value-type="float" office:value="1.637553863" calcext:value-type="float">
            <text:p>1,637553863</text:p>
          </table:table-cell>
          <table:table-cell table:style-name="Default" office:value-type="float" office:value="822.373" calcext:value-type="float">
            <text:p>822,373</text:p>
          </table:table-cell>
          <table:table-cell office:value-type="float" office:value="157.179344778" calcext:value-type="float">
            <text:p>157,179344778</text:p>
          </table:table-cell>
          <table:table-cell table:style-name="Default" office:value-type="float" office:value="832.841" calcext:value-type="float">
            <text:p>832,841</text:p>
          </table:table-cell>
          <table:table-cell office:value-type="float" office:value="165.301564246" calcext:value-type="float">
            <text:p>165,301564246</text:p>
          </table:table-cell>
          <table:table-cell table:style-name="Default" office:value-type="float" office:value="549.9981" calcext:value-type="float">
            <text:p>549,9981</text:p>
          </table:table-cell>
          <table:table-cell/>
          <table:table-cell table:style-name="ce7" table:formula="of:=100*([.C156]-[.I156])/[.I156]" office:value-type="float" office:value="82.7060857119325" calcext:value-type="float">
            <text:p>82,7060857119</text:p>
          </table:table-cell>
          <table:table-cell table:style-name="ce7" table:formula="of:=[.D156]" office:value-type="float" office:value="1.637553863" calcext:value-type="float">
            <text:p>1,637553863</text:p>
          </table:table-cell>
          <table:table-cell table:style-name="ce6" table:formula="of:=100*([.E156]-[.I156])/[.I156]" office:value-type="float" office:value="49.5228801699497" calcext:value-type="float">
            <text:p>49,5228801699</text:p>
          </table:table-cell>
          <table:table-cell table:style-name="ce7" table:formula="of:=[.F156]" office:value-type="float" office:value="157.179344778" calcext:value-type="float">
            <text:p>157,179344778</text:p>
          </table:table-cell>
          <table:table-cell table:style-name="ce6" table:formula="of:=100*([.G156]-[.I156])/[.I156]" office:value-type="float" office:value="51.4261594721873" calcext:value-type="float">
            <text:p>51,4261594722</text:p>
          </table:table-cell>
          <table:table-cell table:style-name="ce7" table:formula="of:=[.H156]" office:value-type="float" office:value="165.301564246" calcext:value-type="float">
            <text:p>165,301564246</text:p>
          </table:table-cell>
          <table:table-cell/>
          <table:table-cell table:style-name="ce10" table:formula="of:=[.A156]" office:value-type="string" office:string-value="gr202,txt" calcext:value-type="string">
            <text:p>gr202,txt</text:p>
          </table:table-cell>
          <table:table-cell table:style-name="ce13" table:formula="of:=AVERAGE([.K156:.K158])" office:value-type="float" office:value="78.9758304013535" calcext:value-type="float">
            <text:p>78,98</text:p>
          </table:table-cell>
          <table:table-cell table:style-name="ce14" table:formula="of:=AVERAGE([.L156:.L158])" office:value-type="float" office:value="1.67518102133333" calcext:value-type="float">
            <text:p>1,675</text:p>
          </table:table-cell>
          <table:table-cell table:style-name="ce13" table:formula="of:=AVERAGE([.M156:.M158])" office:value-type="float" office:value="53.7910767328105" calcext:value-type="float">
            <text:p>53,79</text:p>
          </table:table-cell>
          <table:table-cell table:style-name="ce14" table:formula="of:=AVERAGE([.N156:.N158])" office:value-type="float" office:value="159.383609734333" calcext:value-type="float">
            <text:p>159,384</text:p>
          </table:table-cell>
          <table:table-cell table:style-name="ce13" table:formula="of:=AVERAGE([.O156:.O158])" office:value-type="float" office:value="50.3262162784441" calcext:value-type="float">
            <text:p>50,33</text:p>
          </table:table-cell>
          <table:table-cell table:style-name="ce14" table:formula="of:=AVERAGE([.P156:.P158])" office:value-type="float" office:value="169.318550807" calcext:value-type="float">
            <text:p>169,319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r202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004.91" calcext:value-type="float">
            <text:p>1004,91</text:p>
          </table:table-cell>
          <table:table-cell office:value-type="float" office:value="1.805343513" calcext:value-type="float">
            <text:p>1,805343513</text:p>
          </table:table-cell>
          <table:table-cell table:style-name="Default" office:value-type="float" office:value="813.847" calcext:value-type="float">
            <text:p>813,847</text:p>
          </table:table-cell>
          <table:table-cell office:value-type="float" office:value="164.342820374" calcext:value-type="float">
            <text:p>164,342820374</text:p>
          </table:table-cell>
          <table:table-cell table:style-name="Default" office:value-type="float" office:value="800.287" calcext:value-type="float">
            <text:p>800,287</text:p>
          </table:table-cell>
          <table:table-cell office:value-type="float" office:value="176.213866206" calcext:value-type="float">
            <text:p>176,213866206</text:p>
          </table:table-cell>
          <table:table-cell table:style-name="Default" office:value-type="float" office:value="549.9981" calcext:value-type="float">
            <text:p>549,9981</text:p>
          </table:table-cell>
          <table:table-cell/>
          <table:table-cell table:style-name="ce7" table:formula="of:=100*([.C157]-[.I157])/[.I157]" office:value-type="float" office:value="82.71154027623" calcext:value-type="float">
            <text:p>82,7115402762</text:p>
          </table:table-cell>
          <table:table-cell table:style-name="ce7" table:formula="of:=[.D157]" office:value-type="float" office:value="1.805343513" calcext:value-type="float">
            <text:p>1,805343513</text:p>
          </table:table-cell>
          <table:table-cell table:style-name="ce6" table:formula="of:=100*([.E157]-[.I157])/[.I157]" office:value-type="float" office:value="47.9726929965758" calcext:value-type="float">
            <text:p>47,9726929966</text:p>
          </table:table-cell>
          <table:table-cell table:style-name="ce7" table:formula="of:=[.F157]" office:value-type="float" office:value="164.342820374" calcext:value-type="float">
            <text:p>164,342820374</text:p>
          </table:table-cell>
          <table:table-cell table:style-name="ce6" table:formula="of:=100*([.G157]-[.I157])/[.I157]" office:value-type="float" office:value="45.507229934067" calcext:value-type="float">
            <text:p>45,5072299341</text:p>
          </table:table-cell>
          <table:table-cell table:style-name="ce7" table:formula="of:=[.H157]" office:value-type="float" office:value="176.213866206" calcext:value-type="float">
            <text:p>176,213866206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r202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43.301" calcext:value-type="float">
            <text:p>943,301</text:p>
          </table:table-cell>
          <table:table-cell office:value-type="float" office:value="1.582645688" calcext:value-type="float">
            <text:p>1,582645688</text:p>
          </table:table-cell>
          <table:table-cell table:style-name="Default" office:value-type="float" office:value="901.324" calcext:value-type="float">
            <text:p>901,324</text:p>
          </table:table-cell>
          <table:table-cell office:value-type="float" office:value="156.628664051" calcext:value-type="float">
            <text:p>156,628664051</text:p>
          </table:table-cell>
          <table:table-cell table:style-name="Default" office:value-type="float" office:value="847.246" calcext:value-type="float">
            <text:p>847,246</text:p>
          </table:table-cell>
          <table:table-cell office:value-type="float" office:value="166.440221969" calcext:value-type="float">
            <text:p>166,440221969</text:p>
          </table:table-cell>
          <table:table-cell table:style-name="Default" office:value-type="float" office:value="549.9981" calcext:value-type="float">
            <text:p>549,9981</text:p>
          </table:table-cell>
          <table:table-cell/>
          <table:table-cell table:style-name="ce7" table:formula="of:=100*([.C158]-[.I158])/[.I158]" office:value-type="float" office:value="71.509865215898" calcext:value-type="float">
            <text:p>71,5098652159</text:p>
          </table:table-cell>
          <table:table-cell table:style-name="ce7" table:formula="of:=[.D158]" office:value-type="float" office:value="1.582645688" calcext:value-type="float">
            <text:p>1,582645688</text:p>
          </table:table-cell>
          <table:table-cell table:style-name="ce6" table:formula="of:=100*([.E158]-[.I158])/[.I158]" office:value-type="float" office:value="63.8776570319061" calcext:value-type="float">
            <text:p>63,8776570319</text:p>
          </table:table-cell>
          <table:table-cell table:style-name="ce7" table:formula="of:=[.F158]" office:value-type="float" office:value="156.628664051" calcext:value-type="float">
            <text:p>156,628664051</text:p>
          </table:table-cell>
          <table:table-cell table:style-name="ce6" table:formula="of:=100*([.G158]-[.I158])/[.I158]" office:value-type="float" office:value="54.045259429078" calcext:value-type="float">
            <text:p>54,0452594291</text:p>
          </table:table-cell>
          <table:table-cell table:style-name="ce7" table:formula="of:=[.H158]" office:value-type="float" office:value="166.440221969" calcext:value-type="float">
            <text:p>166,44022196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r96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028.4" calcext:value-type="float">
            <text:p>1028,4</text:p>
          </table:table-cell>
          <table:table-cell office:value-type="float" office:value="0.388106305" calcext:value-type="float">
            <text:p>0,388106305</text:p>
          </table:table-cell>
          <table:table-cell table:style-name="Default" office:value-type="float" office:value="955.415" calcext:value-type="float">
            <text:p>955,415</text:p>
          </table:table-cell>
          <table:table-cell office:value-type="float" office:value="21.352025636" calcext:value-type="float">
            <text:p>21,352025636</text:p>
          </table:table-cell>
          <table:table-cell table:style-name="Default" office:value-type="float" office:value="849.45" calcext:value-type="float">
            <text:p>849,45</text:p>
          </table:table-cell>
          <table:table-cell office:value-type="float" office:value="26.467492803" calcext:value-type="float">
            <text:p>26,467492803</text:p>
          </table:table-cell>
          <table:table-cell table:style-name="Default" office:value-type="float" office:value="512.3094" calcext:value-type="float">
            <text:p>512,3094</text:p>
          </table:table-cell>
          <table:table-cell/>
          <table:table-cell table:style-name="ce7" table:formula="of:=100*([.C159]-[.I159])/[.I159]" office:value-type="float" office:value="100.73806961184" calcext:value-type="float">
            <text:p>100,7380696118</text:p>
          </table:table-cell>
          <table:table-cell table:style-name="ce7" table:formula="of:=[.D159]" office:value-type="float" office:value="0.388106305" calcext:value-type="float">
            <text:p>0,388106305</text:p>
          </table:table-cell>
          <table:table-cell table:style-name="ce6" table:formula="of:=100*([.E159]-[.I159])/[.I159]" office:value-type="float" office:value="86.4917957780981" calcext:value-type="float">
            <text:p>86,4917957781</text:p>
          </table:table-cell>
          <table:table-cell table:style-name="ce7" table:formula="of:=[.F159]" office:value-type="float" office:value="21.352025636" calcext:value-type="float">
            <text:p>21,352025636</text:p>
          </table:table-cell>
          <table:table-cell table:style-name="ce6" table:formula="of:=100*([.G159]-[.I159])/[.I159]" office:value-type="float" office:value="65.8080058652057" calcext:value-type="float">
            <text:p>65,8080058652</text:p>
          </table:table-cell>
          <table:table-cell table:style-name="ce7" table:formula="of:=[.H159]" office:value-type="float" office:value="26.467492803" calcext:value-type="float">
            <text:p>26,467492803</text:p>
          </table:table-cell>
          <table:table-cell/>
          <table:table-cell table:style-name="ce10" table:formula="of:=[.A159]" office:value-type="string" office:string-value="gr96,txt" calcext:value-type="string">
            <text:p>gr96,txt</text:p>
          </table:table-cell>
          <table:table-cell table:style-name="ce13" table:formula="of:=AVERAGE([.K159:.K161])" office:value-type="float" office:value="84.3894854684819" calcext:value-type="float">
            <text:p>84,39</text:p>
          </table:table-cell>
          <table:table-cell table:style-name="ce14" table:formula="of:=AVERAGE([.L159:.L161])" office:value-type="float" office:value="0.408801607666667" calcext:value-type="float">
            <text:p>0,409</text:p>
          </table:table-cell>
          <table:table-cell table:style-name="ce13" table:formula="of:=AVERAGE([.M159:.M161])" office:value-type="float" office:value="83.4217759814675" calcext:value-type="float">
            <text:p>83,42</text:p>
          </table:table-cell>
          <table:table-cell table:style-name="ce14" table:formula="of:=AVERAGE([.N159:.N161])" office:value-type="float" office:value="21.4515048196667" calcext:value-type="float">
            <text:p>21,452</text:p>
          </table:table-cell>
          <table:table-cell table:style-name="ce13" table:formula="of:=AVERAGE([.O159:.O161])" office:value-type="float" office:value="89.4102795433125" calcext:value-type="float">
            <text:p>89,41</text:p>
          </table:table-cell>
          <table:table-cell table:style-name="ce14" table:formula="of:=AVERAGE([.P159:.P161])" office:value-type="float" office:value="25.2467887616667" calcext:value-type="float">
            <text:p>25,247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gr96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824.464" calcext:value-type="float">
            <text:p>824,464</text:p>
          </table:table-cell>
          <table:table-cell office:value-type="float" office:value="0.408739032" calcext:value-type="float">
            <text:p>0,408739032</text:p>
          </table:table-cell>
          <table:table-cell table:style-name="Default" office:value-type="float" office:value="909.621" calcext:value-type="float">
            <text:p>909,621</text:p>
          </table:table-cell>
          <table:table-cell office:value-type="float" office:value="21.52161555" calcext:value-type="float">
            <text:p>21,52161555</text:p>
          </table:table-cell>
          <table:table-cell table:style-name="Default" office:value-type="float" office:value="1087" calcext:value-type="float">
            <text:p>1087</text:p>
          </table:table-cell>
          <table:table-cell office:value-type="float" office:value="24.572103475" calcext:value-type="float">
            <text:p>24,572103475</text:p>
          </table:table-cell>
          <table:table-cell table:style-name="Default" office:value-type="float" office:value="512.3094" calcext:value-type="float">
            <text:p>512,3094</text:p>
          </table:table-cell>
          <table:table-cell/>
          <table:table-cell table:style-name="ce7" table:formula="of:=100*([.C160]-[.I160])/[.I160]" office:value-type="float" office:value="60.9308749751615" calcext:value-type="float">
            <text:p>60,9308749752</text:p>
          </table:table-cell>
          <table:table-cell table:style-name="ce7" table:formula="of:=[.D160]" office:value-type="float" office:value="0.408739032" calcext:value-type="float">
            <text:p>0,408739032</text:p>
          </table:table-cell>
          <table:table-cell table:style-name="ce6" table:formula="of:=100*([.E160]-[.I160])/[.I160]" office:value-type="float" office:value="77.553056805126" calcext:value-type="float">
            <text:p>77,5530568051</text:p>
          </table:table-cell>
          <table:table-cell table:style-name="ce7" table:formula="of:=[.F160]" office:value-type="float" office:value="21.52161555" calcext:value-type="float">
            <text:p>21,52161555</text:p>
          </table:table-cell>
          <table:table-cell table:style-name="ce6" table:formula="of:=100*([.G160]-[.I160])/[.I160]" office:value-type="float" office:value="112.176469922277" calcext:value-type="float">
            <text:p>112,1764699223</text:p>
          </table:table-cell>
          <table:table-cell table:style-name="ce7" table:formula="of:=[.H160]" office:value-type="float" office:value="24.572103475" calcext:value-type="float">
            <text:p>24,572103475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gr96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81.07" calcext:value-type="float">
            <text:p>981,07</text:p>
          </table:table-cell>
          <table:table-cell office:value-type="float" office:value="0.429559486" calcext:value-type="float">
            <text:p>0,429559486</text:p>
          </table:table-cell>
          <table:table-cell table:style-name="Default" office:value-type="float" office:value="954.025" calcext:value-type="float">
            <text:p>954,025</text:p>
          </table:table-cell>
          <table:table-cell office:value-type="float" office:value="21.480873273" calcext:value-type="float">
            <text:p>21,480873273</text:p>
          </table:table-cell>
          <table:table-cell table:style-name="Default" office:value-type="float" office:value="974.65" calcext:value-type="float">
            <text:p>974,65</text:p>
          </table:table-cell>
          <table:table-cell office:value-type="float" office:value="24.700770007" calcext:value-type="float">
            <text:p>24,700770007</text:p>
          </table:table-cell>
          <table:table-cell table:style-name="Default" office:value-type="float" office:value="512.3094" calcext:value-type="float">
            <text:p>512,3094</text:p>
          </table:table-cell>
          <table:table-cell/>
          <table:table-cell table:style-name="ce7" table:formula="of:=100*([.C161]-[.I161])/[.I161]" office:value-type="float" office:value="91.4995118184441" calcext:value-type="float">
            <text:p>91,4995118184</text:p>
          </table:table-cell>
          <table:table-cell table:style-name="ce7" table:formula="of:=[.D161]" office:value-type="float" office:value="0.429559486" calcext:value-type="float">
            <text:p>0,429559486</text:p>
          </table:table-cell>
          <table:table-cell table:style-name="ce6" table:formula="of:=100*([.E161]-[.I161])/[.I161]" office:value-type="float" office:value="86.2204753611782" calcext:value-type="float">
            <text:p>86,2204753612</text:p>
          </table:table-cell>
          <table:table-cell table:style-name="ce7" table:formula="of:=[.F161]" office:value-type="float" office:value="21.480873273" calcext:value-type="float">
            <text:p>21,480873273</text:p>
          </table:table-cell>
          <table:table-cell table:style-name="ce6" table:formula="of:=100*([.G161]-[.I161])/[.I161]" office:value-type="float" office:value="90.2463628424542" calcext:value-type="float">
            <text:p>90,2463628425</text:p>
          </table:table-cell>
          <table:table-cell table:style-name="ce7" table:formula="of:=[.H161]" office:value-type="float" office:value="24.700770007" calcext:value-type="float">
            <text:p>24,700770007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kroA10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0417.6" calcext:value-type="float">
            <text:p>40417,6</text:p>
          </table:table-cell>
          <table:table-cell office:value-type="float" office:value="0.350500507" calcext:value-type="float">
            <text:p>0,350500507</text:p>
          </table:table-cell>
          <table:table-cell table:style-name="Default" office:value-type="float" office:value="43287.5" calcext:value-type="float">
            <text:p>43287,5</text:p>
          </table:table-cell>
          <table:table-cell office:value-type="float" office:value="25.520549981" calcext:value-type="float">
            <text:p>25,520549981</text:p>
          </table:table-cell>
          <table:table-cell table:style-name="Default" office:value-type="float" office:value="47324.1" calcext:value-type="float">
            <text:p>47324,1</text:p>
          </table:table-cell>
          <table:table-cell office:value-type="float" office:value="30.148713802" calcext:value-type="float">
            <text:p>30,148713802</text:p>
          </table:table-cell>
          <table:table-cell table:style-name="Default" office:value-type="float" office:value="21282" calcext:value-type="float">
            <text:p>21282</text:p>
          </table:table-cell>
          <table:table-cell/>
          <table:table-cell table:style-name="ce7" table:formula="of:=100*([.C162]-[.I162])/[.I162]" office:value-type="float" office:value="89.9144817216427" calcext:value-type="float">
            <text:p>89,9144817216</text:p>
          </table:table-cell>
          <table:table-cell table:style-name="ce7" table:formula="of:=[.D162]" office:value-type="float" office:value="0.350500507" calcext:value-type="float">
            <text:p>0,350500507</text:p>
          </table:table-cell>
          <table:table-cell table:style-name="ce6" table:formula="of:=100*([.E162]-[.I162])/[.I162]" office:value-type="float" office:value="103.399586505028" calcext:value-type="float">
            <text:p>103,399586505</text:p>
          </table:table-cell>
          <table:table-cell table:style-name="ce7" table:formula="of:=[.F162]" office:value-type="float" office:value="25.520549981" calcext:value-type="float">
            <text:p>25,520549981</text:p>
          </table:table-cell>
          <table:table-cell table:style-name="ce6" table:formula="of:=100*([.G162]-[.I162])/[.I162]" office:value-type="float" office:value="122.366788835636" calcext:value-type="float">
            <text:p>122,3667888356</text:p>
          </table:table-cell>
          <table:table-cell table:style-name="ce7" table:formula="of:=[.H162]" office:value-type="float" office:value="30.148713802" calcext:value-type="float">
            <text:p>30,148713802</text:p>
          </table:table-cell>
          <table:table-cell/>
          <table:table-cell table:style-name="ce10" table:formula="of:=[.A162]" office:value-type="string" office:string-value="kroA100,txt" calcext:value-type="string">
            <text:p>kroA100,txt</text:p>
          </table:table-cell>
          <table:table-cell table:style-name="ce13" table:formula="of:=AVERAGE([.K162:.K164])" office:value-type="float" office:value="95.1516148231682" calcext:value-type="float">
            <text:p>95,15</text:p>
          </table:table-cell>
          <table:table-cell table:style-name="ce14" table:formula="of:=AVERAGE([.L162:.L164])" office:value-type="float" office:value="0.428046909" calcext:value-type="float">
            <text:p>0,428</text:p>
          </table:table-cell>
          <table:table-cell table:style-name="ce13" table:formula="of:=AVERAGE([.M162:.M164])" office:value-type="float" office:value="95.1796510353037" calcext:value-type="float">
            <text:p>95,18</text:p>
          </table:table-cell>
          <table:table-cell table:style-name="ce14" table:formula="of:=AVERAGE([.N162:.N164])" office:value-type="float" office:value="24.942199241" calcext:value-type="float">
            <text:p>24,942</text:p>
          </table:table-cell>
          <table:table-cell table:style-name="ce13" table:formula="of:=AVERAGE([.O162:.O164])" office:value-type="float" office:value="104.734047551922" calcext:value-type="float">
            <text:p>104,73</text:p>
          </table:table-cell>
          <table:table-cell table:style-name="ce14" table:formula="of:=AVERAGE([.P162:.P164])" office:value-type="float" office:value="29.2088375436667" calcext:value-type="float">
            <text:p>29,209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kroA10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0797.9" calcext:value-type="float">
            <text:p>40797,9</text:p>
          </table:table-cell>
          <table:table-cell office:value-type="float" office:value="0.494652002" calcext:value-type="float">
            <text:p>0,494652002</text:p>
          </table:table-cell>
          <table:table-cell table:style-name="Default" office:value-type="float" office:value="38366.5" calcext:value-type="float">
            <text:p>38366,5</text:p>
          </table:table-cell>
          <table:table-cell office:value-type="float" office:value="23.927202814" calcext:value-type="float">
            <text:p>23,927202814</text:p>
          </table:table-cell>
          <table:table-cell table:style-name="Default" office:value-type="float" office:value="39545.1" calcext:value-type="float">
            <text:p>39545,1</text:p>
          </table:table-cell>
          <table:table-cell office:value-type="float" office:value="27.399771895" calcext:value-type="float">
            <text:p>27,399771895</text:p>
          </table:table-cell>
          <table:table-cell table:style-name="Default" office:value-type="float" office:value="21282" calcext:value-type="float">
            <text:p>21282</text:p>
          </table:table-cell>
          <table:table-cell/>
          <table:table-cell table:style-name="ce7" table:formula="of:=100*([.C163]-[.I163])/[.I163]" office:value-type="float" office:value="91.70143783479" calcext:value-type="float">
            <text:p>91,7014378348</text:p>
          </table:table-cell>
          <table:table-cell table:style-name="ce7" table:formula="of:=[.D163]" office:value-type="float" office:value="0.494652002" calcext:value-type="float">
            <text:p>0,494652002</text:p>
          </table:table-cell>
          <table:table-cell table:style-name="ce6" table:formula="of:=100*([.E163]-[.I163])/[.I163]" office:value-type="float" office:value="80.2767597030354" calcext:value-type="float">
            <text:p>80,276759703</text:p>
          </table:table-cell>
          <table:table-cell table:style-name="ce7" table:formula="of:=[.F163]" office:value-type="float" office:value="23.927202814" calcext:value-type="float">
            <text:p>23,927202814</text:p>
          </table:table-cell>
          <table:table-cell table:style-name="ce6" table:formula="of:=100*([.G163]-[.I163])/[.I163]" office:value-type="float" office:value="85.8147730476459" calcext:value-type="float">
            <text:p>85,8147730476</text:p>
          </table:table-cell>
          <table:table-cell table:style-name="ce7" table:formula="of:=[.H163]" office:value-type="float" office:value="27.399771895" calcext:value-type="float">
            <text:p>27,399771895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kroA10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3381" calcext:value-type="float">
            <text:p>43381</text:p>
          </table:table-cell>
          <table:table-cell office:value-type="float" office:value="0.438988218" calcext:value-type="float">
            <text:p>0,438988218</text:p>
          </table:table-cell>
          <table:table-cell table:style-name="Default" office:value-type="float" office:value="42960.4" calcext:value-type="float">
            <text:p>42960,4</text:p>
          </table:table-cell>
          <table:table-cell office:value-type="float" office:value="25.378844928" calcext:value-type="float">
            <text:p>25,378844928</text:p>
          </table:table-cell>
          <table:table-cell table:style-name="Default" office:value-type="float" office:value="43845.3" calcext:value-type="float">
            <text:p>43845,3</text:p>
          </table:table-cell>
          <table:table-cell office:value-type="float" office:value="30.078026934" calcext:value-type="float">
            <text:p>30,078026934</text:p>
          </table:table-cell>
          <table:table-cell table:style-name="Default" office:value-type="float" office:value="21282" calcext:value-type="float">
            <text:p>21282</text:p>
          </table:table-cell>
          <table:table-cell/>
          <table:table-cell table:style-name="ce7" table:formula="of:=100*([.C164]-[.I164])/[.I164]" office:value-type="float" office:value="103.838924913072" calcext:value-type="float">
            <text:p>103,8389249131</text:p>
          </table:table-cell>
          <table:table-cell table:style-name="ce7" table:formula="of:=[.D164]" office:value-type="float" office:value="0.438988218" calcext:value-type="float">
            <text:p>0,438988218</text:p>
          </table:table-cell>
          <table:table-cell table:style-name="ce6" table:formula="of:=100*([.E164]-[.I164])/[.I164]" office:value-type="float" office:value="101.862606897848" calcext:value-type="float">
            <text:p>101,8626068978</text:p>
          </table:table-cell>
          <table:table-cell table:style-name="ce7" table:formula="of:=[.F164]" office:value-type="float" office:value="25.378844928" calcext:value-type="float">
            <text:p>25,378844928</text:p>
          </table:table-cell>
          <table:table-cell table:style-name="ce6" table:formula="of:=100*([.G164]-[.I164])/[.I164]" office:value-type="float" office:value="106.020580772484" calcext:value-type="float">
            <text:p>106,0205807725</text:p>
          </table:table-cell>
          <table:table-cell table:style-name="ce7" table:formula="of:=[.H164]" office:value-type="float" office:value="30.078026934" calcext:value-type="float">
            <text:p>30,078026934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kroA20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84766.5" calcext:value-type="float">
            <text:p>84766,5</text:p>
          </table:table-cell>
          <table:table-cell office:value-type="float" office:value="1.671754228" calcext:value-type="float">
            <text:p>1,671754228</text:p>
          </table:table-cell>
          <table:table-cell table:style-name="Default" office:value-type="float" office:value="71439.8" calcext:value-type="float">
            <text:p>71439,8</text:p>
          </table:table-cell>
          <table:table-cell office:value-type="float" office:value="153.166842897" calcext:value-type="float">
            <text:p>153,166842897</text:p>
          </table:table-cell>
          <table:table-cell table:style-name="Default" office:value-type="float" office:value="71786.1" calcext:value-type="float">
            <text:p>71786,1</text:p>
          </table:table-cell>
          <table:table-cell office:value-type="float" office:value="164.647465151" calcext:value-type="float">
            <text:p>164,647465151</text:p>
          </table:table-cell>
          <table:table-cell table:style-name="Default" office:value-type="float" office:value="29368" calcext:value-type="float">
            <text:p>29368</text:p>
          </table:table-cell>
          <table:table-cell/>
          <table:table-cell table:style-name="ce7" table:formula="of:=100*([.C165]-[.I165])/[.I165]" office:value-type="float" office:value="188.635589757559" calcext:value-type="float">
            <text:p>188,6355897576</text:p>
          </table:table-cell>
          <table:table-cell table:style-name="ce7" table:formula="of:=[.D165]" office:value-type="float" office:value="1.671754228" calcext:value-type="float">
            <text:p>1,671754228</text:p>
          </table:table-cell>
          <table:table-cell table:style-name="ce6" table:formula="of:=100*([.E165]-[.I165])/[.I165]" office:value-type="float" office:value="143.257286842822" calcext:value-type="float">
            <text:p>143,2572868428</text:p>
          </table:table-cell>
          <table:table-cell table:style-name="ce7" table:formula="of:=[.F165]" office:value-type="float" office:value="153.166842897" calcext:value-type="float">
            <text:p>153,166842897</text:p>
          </table:table-cell>
          <table:table-cell table:style-name="ce6" table:formula="of:=100*([.G165]-[.I165])/[.I165]" office:value-type="float" office:value="144.436461454645" calcext:value-type="float">
            <text:p>144,4364614546</text:p>
          </table:table-cell>
          <table:table-cell table:style-name="ce7" table:formula="of:=[.H165]" office:value-type="float" office:value="164.647465151" calcext:value-type="float">
            <text:p>164,647465151</text:p>
          </table:table-cell>
          <table:table-cell/>
          <table:table-cell table:style-name="ce10" table:formula="of:=[.A165]" office:value-type="string" office:string-value="kroA200,txt" calcext:value-type="string">
            <text:p>kroA200,txt</text:p>
          </table:table-cell>
          <table:table-cell table:style-name="ce13" table:formula="of:=AVERAGE([.K165:.K167])" office:value-type="float" office:value="202.415781349314" calcext:value-type="float">
            <text:p>202,42</text:p>
          </table:table-cell>
          <table:table-cell table:style-name="ce14" table:formula="of:=AVERAGE([.L165:.L167])" office:value-type="float" office:value="1.63258318466667" calcext:value-type="float">
            <text:p>1,633</text:p>
          </table:table-cell>
          <table:table-cell table:style-name="ce13" table:formula="of:=AVERAGE([.M165:.M167])" office:value-type="float" office:value="150.204190502134" calcext:value-type="float">
            <text:p>150,20</text:p>
          </table:table-cell>
          <table:table-cell table:style-name="ce14" table:formula="of:=AVERAGE([.N165:.N167])" office:value-type="float" office:value="162.249301865667" calcext:value-type="float">
            <text:p>162,249</text:p>
          </table:table-cell>
          <table:table-cell table:style-name="ce13" table:formula="of:=AVERAGE([.O165:.O167])" office:value-type="float" office:value="145.919141015164" calcext:value-type="float">
            <text:p>145,92</text:p>
          </table:table-cell>
          <table:table-cell table:style-name="ce14" table:formula="of:=AVERAGE([.P165:.P167])" office:value-type="float" office:value="173.466428189" calcext:value-type="float">
            <text:p>173,466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kroA20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85395.9" calcext:value-type="float">
            <text:p>85395,9</text:p>
          </table:table-cell>
          <table:table-cell office:value-type="float" office:value="1.604511369" calcext:value-type="float">
            <text:p>1,604511369</text:p>
          </table:table-cell>
          <table:table-cell table:style-name="Default" office:value-type="float" office:value="72890.9" calcext:value-type="float">
            <text:p>72890,9</text:p>
          </table:table-cell>
          <table:table-cell office:value-type="float" office:value="177.318998833" calcext:value-type="float">
            <text:p>177,318998833</text:p>
          </table:table-cell>
          <table:table-cell table:style-name="Default" office:value-type="float" office:value="67191.7" calcext:value-type="float">
            <text:p>67191,7</text:p>
          </table:table-cell>
          <table:table-cell office:value-type="float" office:value="186.135209095" calcext:value-type="float">
            <text:p>186,135209095</text:p>
          </table:table-cell>
          <table:table-cell table:style-name="Default" office:value-type="float" office:value="29368" calcext:value-type="float">
            <text:p>29368</text:p>
          </table:table-cell>
          <table:table-cell/>
          <table:table-cell table:style-name="ce7" table:formula="of:=100*([.C166]-[.I166])/[.I166]" office:value-type="float" office:value="190.77873876328" calcext:value-type="float">
            <text:p>190,7787387633</text:p>
          </table:table-cell>
          <table:table-cell table:style-name="ce7" table:formula="of:=[.D166]" office:value-type="float" office:value="1.604511369" calcext:value-type="float">
            <text:p>1,604511369</text:p>
          </table:table-cell>
          <table:table-cell table:style-name="ce6" table:formula="of:=100*([.E166]-[.I166])/[.I166]" office:value-type="float" office:value="148.198379188232" calcext:value-type="float">
            <text:p>148,1983791882</text:p>
          </table:table-cell>
          <table:table-cell table:style-name="ce7" table:formula="of:=[.F166]" office:value-type="float" office:value="177.318998833" calcext:value-type="float">
            <text:p>177,318998833</text:p>
          </table:table-cell>
          <table:table-cell table:style-name="ce6" table:formula="of:=100*([.G166]-[.I166])/[.I166]" office:value-type="float" office:value="128.792222827567" calcext:value-type="float">
            <text:p>128,7922228276</text:p>
          </table:table-cell>
          <table:table-cell table:style-name="ce7" table:formula="of:=[.H166]" office:value-type="float" office:value="186.135209095" calcext:value-type="float">
            <text:p>186,135209095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kroA20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96278" calcext:value-type="float">
            <text:p>96278</text:p>
          </table:table-cell>
          <table:table-cell office:value-type="float" office:value="1.621483957" calcext:value-type="float">
            <text:p>1,621483957</text:p>
          </table:table-cell>
          <table:table-cell table:style-name="Default" office:value-type="float" office:value="76109.2" calcext:value-type="float">
            <text:p>76109,2</text:p>
          </table:table-cell>
          <table:table-cell office:value-type="float" office:value="156.262063867" calcext:value-type="float">
            <text:p>156,262063867</text:p>
          </table:table-cell>
          <table:table-cell table:style-name="Default" office:value-type="float" office:value="77686.8" calcext:value-type="float">
            <text:p>77686,8</text:p>
          </table:table-cell>
          <table:table-cell office:value-type="float" office:value="169.616610321" calcext:value-type="float">
            <text:p>169,616610321</text:p>
          </table:table-cell>
          <table:table-cell table:style-name="Default" office:value-type="float" office:value="29368" calcext:value-type="float">
            <text:p>29368</text:p>
          </table:table-cell>
          <table:table-cell/>
          <table:table-cell table:style-name="ce7" table:formula="of:=100*([.C167]-[.I167])/[.I167]" office:value-type="float" office:value="227.833015527104" calcext:value-type="float">
            <text:p>227,8330155271</text:p>
          </table:table-cell>
          <table:table-cell table:style-name="ce7" table:formula="of:=[.D167]" office:value-type="float" office:value="1.621483957" calcext:value-type="float">
            <text:p>1,621483957</text:p>
          </table:table-cell>
          <table:table-cell table:style-name="ce6" table:formula="of:=100*([.E167]-[.I167])/[.I167]" office:value-type="float" office:value="159.156905475347" calcext:value-type="float">
            <text:p>159,1569054753</text:p>
          </table:table-cell>
          <table:table-cell table:style-name="ce7" table:formula="of:=[.F167]" office:value-type="float" office:value="156.262063867" calcext:value-type="float">
            <text:p>156,262063867</text:p>
          </table:table-cell>
          <table:table-cell table:style-name="ce6" table:formula="of:=100*([.G167]-[.I167])/[.I167]" office:value-type="float" office:value="164.52873876328" calcext:value-type="float">
            <text:p>164,5287387633</text:p>
          </table:table-cell>
          <table:table-cell table:style-name="ce7" table:formula="of:=[.H167]" office:value-type="float" office:value="169.616610321" calcext:value-type="float">
            <text:p>169,61661032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p01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03" calcext:value-type="float">
            <text:p>403</text:p>
          </table:table-cell>
          <table:table-cell office:value-type="float" office:value="0.017014656" calcext:value-type="float">
            <text:p>0,017014656</text:p>
          </table:table-cell>
          <table:table-cell table:style-name="Default" office:value-type="float" office:value="407" calcext:value-type="float">
            <text:p>407</text:p>
          </table:table-cell>
          <table:table-cell office:value-type="float" office:value="0.337256773" calcext:value-type="float">
            <text:p>0,337256773</text:p>
          </table:table-cell>
          <table:table-cell table:style-name="Default" office:value-type="float" office:value="383" calcext:value-type="float">
            <text:p>383</text:p>
          </table:table-cell>
          <table:table-cell office:value-type="float" office:value="0.73115137" calcext:value-type="float">
            <text:p>0,73115137</text:p>
          </table:table-cell>
          <table:table-cell table:style-name="Default" office:value-type="float" office:value="291" calcext:value-type="float">
            <text:p>291</text:p>
          </table:table-cell>
          <table:table-cell/>
          <table:table-cell table:style-name="ce7" table:formula="of:=100*([.C168]-[.I168])/[.I168]" office:value-type="float" office:value="38.4879725085911" calcext:value-type="float">
            <text:p>38,4879725086</text:p>
          </table:table-cell>
          <table:table-cell table:style-name="ce7" table:formula="of:=[.D168]" office:value-type="float" office:value="0.017014656" calcext:value-type="float">
            <text:p>0,017014656</text:p>
          </table:table-cell>
          <table:table-cell table:style-name="ce6" table:formula="of:=100*([.E168]-[.I168])/[.I168]" office:value-type="float" office:value="39.8625429553265" calcext:value-type="float">
            <text:p>39,8625429553</text:p>
          </table:table-cell>
          <table:table-cell table:style-name="ce7" table:formula="of:=[.F168]" office:value-type="float" office:value="0.337256773" calcext:value-type="float">
            <text:p>0,337256773</text:p>
          </table:table-cell>
          <table:table-cell table:style-name="ce6" table:formula="of:=100*([.G168]-[.I168])/[.I168]" office:value-type="float" office:value="31.6151202749141" calcext:value-type="float">
            <text:p>31,6151202749</text:p>
          </table:table-cell>
          <table:table-cell table:style-name="ce7" table:formula="of:=[.H168]" office:value-type="float" office:value="0.73115137" calcext:value-type="float">
            <text:p>0,73115137</text:p>
          </table:table-cell>
          <table:table-cell/>
          <table:table-cell table:style-name="ce10" table:formula="of:=[.A168]" office:value-type="string" office:string-value="p01,txt" calcext:value-type="string">
            <text:p>p01,txt</text:p>
          </table:table-cell>
          <table:table-cell table:style-name="ce13" table:formula="of:=AVERAGE([.K168:.K170])" office:value-type="float" office:value="49.0263459335624" calcext:value-type="float">
            <text:p>49,03</text:p>
          </table:table-cell>
          <table:table-cell table:style-name="ce14" table:formula="of:=AVERAGE([.L168:.L170])" office:value-type="float" office:value="0.0188617556666667" calcext:value-type="float">
            <text:p>0,019</text:p>
          </table:table-cell>
          <table:table-cell table:style-name="ce13" table:formula="of:=AVERAGE([.M168:.M170])" office:value-type="float" office:value="46.2772050400916" calcext:value-type="float">
            <text:p>46,28</text:p>
          </table:table-cell>
          <table:table-cell table:style-name="ce14" table:formula="of:=AVERAGE([.N168:.N170])" office:value-type="float" office:value="0.331100412" calcext:value-type="float">
            <text:p>0,331</text:p>
          </table:table-cell>
          <table:table-cell table:style-name="ce13" table:formula="of:=AVERAGE([.O168:.O170])" office:value-type="float" office:value="47.4226804123711" calcext:value-type="float">
            <text:p>47,42</text:p>
          </table:table-cell>
          <table:table-cell table:style-name="ce14" table:formula="of:=AVERAGE([.P168:.P170])" office:value-type="float" office:value="0.763815913333333" calcext:value-type="float">
            <text:p>0,764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p01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41" calcext:value-type="float">
            <text:p>441</text:p>
          </table:table-cell>
          <table:table-cell office:value-type="float" office:value="0.030118485" calcext:value-type="float">
            <text:p>0,030118485</text:p>
          </table:table-cell>
          <table:table-cell table:style-name="Default" office:value-type="float" office:value="458" calcext:value-type="float">
            <text:p>458</text:p>
          </table:table-cell>
          <table:table-cell office:value-type="float" office:value="0.348967914" calcext:value-type="float">
            <text:p>0,348967914</text:p>
          </table:table-cell>
          <table:table-cell table:style-name="Default" office:value-type="float" office:value="419" calcext:value-type="float">
            <text:p>419</text:p>
          </table:table-cell>
          <table:table-cell office:value-type="float" office:value="0.789776912" calcext:value-type="float">
            <text:p>0,789776912</text:p>
          </table:table-cell>
          <table:table-cell table:style-name="Default" office:value-type="float" office:value="291" calcext:value-type="float">
            <text:p>291</text:p>
          </table:table-cell>
          <table:table-cell/>
          <table:table-cell table:style-name="ce7" table:formula="of:=100*([.C169]-[.I169])/[.I169]" office:value-type="float" office:value="51.5463917525773" calcext:value-type="float">
            <text:p>51,5463917526</text:p>
          </table:table-cell>
          <table:table-cell table:style-name="ce7" table:formula="of:=[.D169]" office:value-type="float" office:value="0.030118485" calcext:value-type="float">
            <text:p>0,030118485</text:p>
          </table:table-cell>
          <table:table-cell table:style-name="ce6" table:formula="of:=100*([.E169]-[.I169])/[.I169]" office:value-type="float" office:value="57.3883161512028" calcext:value-type="float">
            <text:p>57,3883161512</text:p>
          </table:table-cell>
          <table:table-cell table:style-name="ce7" table:formula="of:=[.F169]" office:value-type="float" office:value="0.348967914" calcext:value-type="float">
            <text:p>0,348967914</text:p>
          </table:table-cell>
          <table:table-cell table:style-name="ce6" table:formula="of:=100*([.G169]-[.I169])/[.I169]" office:value-type="float" office:value="43.9862542955327" calcext:value-type="float">
            <text:p>43,9862542955</text:p>
          </table:table-cell>
          <table:table-cell table:style-name="ce7" table:formula="of:=[.H169]" office:value-type="float" office:value="0.789776912" calcext:value-type="float">
            <text:p>0,789776912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p01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457" calcext:value-type="float">
            <text:p>457</text:p>
          </table:table-cell>
          <table:table-cell office:value-type="float" office:value="0.009452126" calcext:value-type="float">
            <text:p>0,009452126</text:p>
          </table:table-cell>
          <table:table-cell table:style-name="Default" office:value-type="float" office:value="412" calcext:value-type="float">
            <text:p>412</text:p>
          </table:table-cell>
          <table:table-cell office:value-type="float" office:value="0.307076549" calcext:value-type="float">
            <text:p>0,30707654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0.770519458" calcext:value-type="float">
            <text:p>0,770519458</text:p>
          </table:table-cell>
          <table:table-cell table:style-name="Default" office:value-type="float" office:value="291" calcext:value-type="float">
            <text:p>291</text:p>
          </table:table-cell>
          <table:table-cell/>
          <table:table-cell table:style-name="ce7" table:formula="of:=100*([.C170]-[.I170])/[.I170]" office:value-type="float" office:value="57.0446735395189" calcext:value-type="float">
            <text:p>57,0446735395</text:p>
          </table:table-cell>
          <table:table-cell table:style-name="ce7" table:formula="of:=[.D170]" office:value-type="float" office:value="0.009452126" calcext:value-type="float">
            <text:p>0,009452126</text:p>
          </table:table-cell>
          <table:table-cell table:style-name="ce6" table:formula="of:=100*([.E170]-[.I170])/[.I170]" office:value-type="float" office:value="41.5807560137457" calcext:value-type="float">
            <text:p>41,5807560137</text:p>
          </table:table-cell>
          <table:table-cell table:style-name="ce7" table:formula="of:=[.F170]" office:value-type="float" office:value="0.307076549" calcext:value-type="float">
            <text:p>0,307076549</text:p>
          </table:table-cell>
          <table:table-cell table:style-name="ce6" table:formula="of:=100*([.G170]-[.I170])/[.I170]" office:value-type="float" office:value="66.6666666666667" calcext:value-type="float">
            <text:p>66,6666666667</text:p>
          </table:table-cell>
          <table:table-cell table:style-name="ce7" table:formula="of:=[.H170]" office:value-type="float" office:value="0.770519458" calcext:value-type="float">
            <text:p>0,770519458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pr76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66602" calcext:value-type="float">
            <text:p>166602</text:p>
          </table:table-cell>
          <table:table-cell office:value-type="float" office:value="0.26918918" calcext:value-type="float">
            <text:p>0,26918918</text:p>
          </table:table-cell>
          <table:table-cell table:style-name="Default" office:value-type="float" office:value="171063" calcext:value-type="float">
            <text:p>171063</text:p>
          </table:table-cell>
          <table:table-cell office:value-type="float" office:value="12.324331204" calcext:value-type="float">
            <text:p>12,324331204</text:p>
          </table:table-cell>
          <table:table-cell table:style-name="Default" office:value-type="float" office:value="172063" calcext:value-type="float">
            <text:p>172063</text:p>
          </table:table-cell>
          <table:table-cell office:value-type="float" office:value="15.335448822" calcext:value-type="float">
            <text:p>15,335448822</text:p>
          </table:table-cell>
          <table:table-cell table:style-name="Default" office:value-type="float" office:value="108159" calcext:value-type="float">
            <text:p>108159</text:p>
          </table:table-cell>
          <table:table-cell/>
          <table:table-cell table:style-name="ce7" table:formula="of:=100*([.C171]-[.I171])/[.I171]" office:value-type="float" office:value="54.0343383352287" calcext:value-type="float">
            <text:p>54,0343383352</text:p>
          </table:table-cell>
          <table:table-cell table:style-name="ce7" table:formula="of:=[.D171]" office:value-type="float" office:value="0.26918918" calcext:value-type="float">
            <text:p>0,26918918</text:p>
          </table:table-cell>
          <table:table-cell table:style-name="ce6" table:formula="of:=100*([.E171]-[.I171])/[.I171]" office:value-type="float" office:value="58.1588217346684" calcext:value-type="float">
            <text:p>58,1588217347</text:p>
          </table:table-cell>
          <table:table-cell table:style-name="ce7" table:formula="of:=[.F171]" office:value-type="float" office:value="12.324331204" calcext:value-type="float">
            <text:p>12,324331204</text:p>
          </table:table-cell>
          <table:table-cell table:style-name="ce6" table:formula="of:=100*([.G171]-[.I171])/[.I171]" office:value-type="float" office:value="59.0833864958071" calcext:value-type="float">
            <text:p>59,0833864958</text:p>
          </table:table-cell>
          <table:table-cell table:style-name="ce7" table:formula="of:=[.H171]" office:value-type="float" office:value="15.335448822" calcext:value-type="float">
            <text:p>15,335448822</text:p>
          </table:table-cell>
          <table:table-cell/>
          <table:table-cell table:style-name="ce10" table:formula="of:=[.A171]" office:value-type="string" office:string-value="pr76,txt" calcext:value-type="string">
            <text:p>pr76,txt</text:p>
          </table:table-cell>
          <table:table-cell table:style-name="ce13" table:formula="of:=AVERAGE([.K171:.K173])" office:value-type="float" office:value="67.1341882475491" calcext:value-type="float">
            <text:p>67,13</text:p>
          </table:table-cell>
          <table:table-cell table:style-name="ce14" table:formula="of:=AVERAGE([.L171:.L173])" office:value-type="float" office:value="0.213084857666667" calcext:value-type="float">
            <text:p>0,213</text:p>
          </table:table-cell>
          <table:table-cell table:style-name="ce13" table:formula="of:=AVERAGE([.M171:.M173])" office:value-type="float" office:value="58.7835193249444" calcext:value-type="float">
            <text:p>58,78</text:p>
          </table:table-cell>
          <table:table-cell table:style-name="ce14" table:formula="of:=AVERAGE([.N171:.N173])" office:value-type="float" office:value="12.1033158376667" calcext:value-type="float">
            <text:p>12,103</text:p>
          </table:table-cell>
          <table:table-cell table:style-name="ce13" table:formula="of:=AVERAGE([.O171:.O173])" office:value-type="float" office:value="72.850463977416" calcext:value-type="float">
            <text:p>72,85</text:p>
          </table:table-cell>
          <table:table-cell table:style-name="ce14" table:formula="of:=AVERAGE([.P171:.P173])" office:value-type="float" office:value="15.2498926336667" calcext:value-type="float">
            <text:p>15,25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pr76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69856" calcext:value-type="float">
            <text:p>169856</text:p>
          </table:table-cell>
          <table:table-cell office:value-type="float" office:value="0.191323476" calcext:value-type="float">
            <text:p>0,191323476</text:p>
          </table:table-cell>
          <table:table-cell table:style-name="Default" office:value-type="float" office:value="165478" calcext:value-type="float">
            <text:p>165478</text:p>
          </table:table-cell>
          <table:table-cell office:value-type="float" office:value="12.171007405" calcext:value-type="float">
            <text:p>12,171007405</text:p>
          </table:table-cell>
          <table:table-cell table:style-name="Default" office:value-type="float" office:value="185171" calcext:value-type="float">
            <text:p>185171</text:p>
          </table:table-cell>
          <table:table-cell office:value-type="float" office:value="15.234832919" calcext:value-type="float">
            <text:p>15,234832919</text:p>
          </table:table-cell>
          <table:table-cell table:style-name="Default" office:value-type="float" office:value="108159" calcext:value-type="float">
            <text:p>108159</text:p>
          </table:table-cell>
          <table:table-cell/>
          <table:table-cell table:style-name="ce7" table:formula="of:=100*([.C172]-[.I172])/[.I172]" office:value-type="float" office:value="57.042872067974" calcext:value-type="float">
            <text:p>57,042872068</text:p>
          </table:table-cell>
          <table:table-cell table:style-name="ce7" table:formula="of:=[.D172]" office:value-type="float" office:value="0.191323476" calcext:value-type="float">
            <text:p>0,191323476</text:p>
          </table:table-cell>
          <table:table-cell table:style-name="ce6" table:formula="of:=100*([.E172]-[.I172])/[.I172]" office:value-type="float" office:value="52.9951275437088" calcext:value-type="float">
            <text:p>52,9951275437</text:p>
          </table:table-cell>
          <table:table-cell table:style-name="ce7" table:formula="of:=[.F172]" office:value-type="float" office:value="12.171007405" calcext:value-type="float">
            <text:p>12,171007405</text:p>
          </table:table-cell>
          <table:table-cell table:style-name="ce6" table:formula="of:=100*([.G172]-[.I172])/[.I172]" office:value-type="float" office:value="71.2025813848131" calcext:value-type="float">
            <text:p>71,2025813848</text:p>
          </table:table-cell>
          <table:table-cell table:style-name="ce7" table:formula="of:=[.H172]" office:value-type="float" office:value="15.234832919" calcext:value-type="float">
            <text:p>15,234832919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pr76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205854" calcext:value-type="float">
            <text:p>205854</text:p>
          </table:table-cell>
          <table:table-cell office:value-type="float" office:value="0.178741917" calcext:value-type="float">
            <text:p>0,178741917</text:p>
          </table:table-cell>
          <table:table-cell table:style-name="Default" office:value-type="float" office:value="178675" calcext:value-type="float">
            <text:p>178675</text:p>
          </table:table-cell>
          <table:table-cell office:value-type="float" office:value="11.814608904" calcext:value-type="float">
            <text:p>11,814608904</text:p>
          </table:table-cell>
          <table:table-cell table:style-name="Default" office:value-type="float" office:value="203626" calcext:value-type="float">
            <text:p>203626</text:p>
          </table:table-cell>
          <table:table-cell office:value-type="float" office:value="15.17939616" calcext:value-type="float">
            <text:p>15,17939616</text:p>
          </table:table-cell>
          <table:table-cell table:style-name="Default" office:value-type="float" office:value="108159" calcext:value-type="float">
            <text:p>108159</text:p>
          </table:table-cell>
          <table:table-cell/>
          <table:table-cell table:style-name="ce7" table:formula="of:=100*([.C173]-[.I173])/[.I173]" office:value-type="float" office:value="90.3253543394447" calcext:value-type="float">
            <text:p>90,3253543394</text:p>
          </table:table-cell>
          <table:table-cell table:style-name="ce7" table:formula="of:=[.D173]" office:value-type="float" office:value="0.178741917" calcext:value-type="float">
            <text:p>0,178741917</text:p>
          </table:table-cell>
          <table:table-cell table:style-name="ce6" table:formula="of:=100*([.E173]-[.I173])/[.I173]" office:value-type="float" office:value="65.1966086964561" calcext:value-type="float">
            <text:p>65,1966086965</text:p>
          </table:table-cell>
          <table:table-cell table:style-name="ce7" table:formula="of:=[.F173]" office:value-type="float" office:value="11.814608904" calcext:value-type="float">
            <text:p>11,814608904</text:p>
          </table:table-cell>
          <table:table-cell table:style-name="ce6" table:formula="of:=100*([.G173]-[.I173])/[.I173]" office:value-type="float" office:value="88.2654240516277" calcext:value-type="float">
            <text:p>88,2654240516</text:p>
          </table:table-cell>
          <table:table-cell table:style-name="ce7" table:formula="of:=[.H173]" office:value-type="float" office:value="15.17939616" calcext:value-type="float">
            <text:p>15,17939616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st7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125.58" calcext:value-type="float">
            <text:p>1125,58</text:p>
          </table:table-cell>
          <table:table-cell office:value-type="float" office:value="0.167397584" calcext:value-type="float">
            <text:p>0,167397584</text:p>
          </table:table-cell>
          <table:table-cell table:style-name="Default" office:value-type="float" office:value="1192.67" calcext:value-type="float">
            <text:p>1192,67</text:p>
          </table:table-cell>
          <table:table-cell office:value-type="float" office:value="9.790010131" calcext:value-type="float">
            <text:p>9,790010131</text:p>
          </table:table-cell>
          <table:table-cell table:style-name="Default" office:value-type="float" office:value="1116.33" calcext:value-type="float">
            <text:p>1116,33</text:p>
          </table:table-cell>
          <table:table-cell office:value-type="float" office:value="12.424957434" calcext:value-type="float">
            <text:p>12,424957434</text:p>
          </table:table-cell>
          <table:table-cell table:style-name="Default" office:value-type="float" office:value="675" calcext:value-type="float">
            <text:p>675</text:p>
          </table:table-cell>
          <table:table-cell/>
          <table:table-cell table:style-name="ce7" table:formula="of:=100*([.C174]-[.I174])/[.I174]" office:value-type="float" office:value="66.7525925925926" calcext:value-type="float">
            <text:p>66,7525925926</text:p>
          </table:table-cell>
          <table:table-cell table:style-name="ce7" table:formula="of:=[.D174]" office:value-type="float" office:value="0.167397584" calcext:value-type="float">
            <text:p>0,167397584</text:p>
          </table:table-cell>
          <table:table-cell table:style-name="ce6" table:formula="of:=100*([.E174]-[.I174])/[.I174]" office:value-type="float" office:value="76.6918518518519" calcext:value-type="float">
            <text:p>76,6918518519</text:p>
          </table:table-cell>
          <table:table-cell table:style-name="ce7" table:formula="of:=[.F174]" office:value-type="float" office:value="9.790010131" calcext:value-type="float">
            <text:p>9,790010131</text:p>
          </table:table-cell>
          <table:table-cell table:style-name="ce6" table:formula="of:=100*([.G174]-[.I174])/[.I174]" office:value-type="float" office:value="65.3822222222222" calcext:value-type="float">
            <text:p>65,3822222222</text:p>
          </table:table-cell>
          <table:table-cell table:style-name="ce7" table:formula="of:=[.H174]" office:value-type="float" office:value="12.424957434" calcext:value-type="float">
            <text:p>12,424957434</text:p>
          </table:table-cell>
          <table:table-cell/>
          <table:table-cell table:style-name="ce10" table:formula="of:=[.A174]" office:value-type="string" office:string-value="st70,txt" calcext:value-type="string">
            <text:p>st70,txt</text:p>
          </table:table-cell>
          <table:table-cell table:style-name="ce13" table:formula="of:=AVERAGE([.K174:.K176])" office:value-type="float" office:value="71.9214814814815" calcext:value-type="float">
            <text:p>71,92</text:p>
          </table:table-cell>
          <table:table-cell table:style-name="ce14" table:formula="of:=AVERAGE([.L174:.L176])" office:value-type="float" office:value="0.163106745666667" calcext:value-type="float">
            <text:p>0,163</text:p>
          </table:table-cell>
          <table:table-cell table:style-name="ce13" table:formula="of:=AVERAGE([.M174:.M176])" office:value-type="float" office:value="76.5856790123457" calcext:value-type="float">
            <text:p>76,59</text:p>
          </table:table-cell>
          <table:table-cell table:style-name="ce14" table:formula="of:=AVERAGE([.N174:.N176])" office:value-type="float" office:value="9.91923609766667" calcext:value-type="float">
            <text:p>9,919</text:p>
          </table:table-cell>
          <table:table-cell table:style-name="ce13" table:formula="of:=AVERAGE([.O174:.O176])" office:value-type="float" office:value="67.1511111111111" calcext:value-type="float">
            <text:p>67,15</text:p>
          </table:table-cell>
          <table:table-cell table:style-name="ce14" table:formula="of:=AVERAGE([.P174:.P176])" office:value-type="float" office:value="12.4425473126667" calcext:value-type="float">
            <text:p>12,443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st7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152.78" calcext:value-type="float">
            <text:p>1152,78</text:p>
          </table:table-cell>
          <table:table-cell office:value-type="float" office:value="0.163489218" calcext:value-type="float">
            <text:p>0,163489218</text:p>
          </table:table-cell>
          <table:table-cell table:style-name="Default" office:value-type="float" office:value="1326.24" calcext:value-type="float">
            <text:p>1326,24</text:p>
          </table:table-cell>
          <table:table-cell office:value-type="float" office:value="10.188736089" calcext:value-type="float">
            <text:p>10,188736089</text:p>
          </table:table-cell>
          <table:table-cell table:style-name="Default" office:value-type="float" office:value="1201.97" calcext:value-type="float">
            <text:p>1201,97</text:p>
          </table:table-cell>
          <table:table-cell office:value-type="float" office:value="12.472421673" calcext:value-type="float">
            <text:p>12,472421673</text:p>
          </table:table-cell>
          <table:table-cell table:style-name="Default" office:value-type="float" office:value="675" calcext:value-type="float">
            <text:p>675</text:p>
          </table:table-cell>
          <table:table-cell/>
          <table:table-cell table:style-name="ce7" table:formula="of:=100*([.C175]-[.I175])/[.I175]" office:value-type="float" office:value="70.7822222222222" calcext:value-type="float">
            <text:p>70,7822222222</text:p>
          </table:table-cell>
          <table:table-cell table:style-name="ce7" table:formula="of:=[.D175]" office:value-type="float" office:value="0.163489218" calcext:value-type="float">
            <text:p>0,163489218</text:p>
          </table:table-cell>
          <table:table-cell table:style-name="ce6" table:formula="of:=100*([.E175]-[.I175])/[.I175]" office:value-type="float" office:value="96.48" calcext:value-type="float">
            <text:p>96,48</text:p>
          </table:table-cell>
          <table:table-cell table:style-name="ce7" table:formula="of:=[.F175]" office:value-type="float" office:value="10.188736089" calcext:value-type="float">
            <text:p>10,188736089</text:p>
          </table:table-cell>
          <table:table-cell table:style-name="ce6" table:formula="of:=100*([.G175]-[.I175])/[.I175]" office:value-type="float" office:value="78.0696296296296" calcext:value-type="float">
            <text:p>78,0696296296</text:p>
          </table:table-cell>
          <table:table-cell table:style-name="ce7" table:formula="of:=[.H175]" office:value-type="float" office:value="12.472421673" calcext:value-type="float">
            <text:p>12,472421673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1">
          <table:table-cell table:style-name="Default" office:value-type="string" calcext:value-type="string">
            <text:p>st70,txt</text:p>
          </table:table-cell>
          <table:table-cell table:style-name="Default" office:value-type="string" calcext:value-type="string">
            <text:p>TSP</text:p>
          </table:table-cell>
          <table:table-cell table:style-name="Default" office:value-type="float" office:value="1203.05" calcext:value-type="float">
            <text:p>1203,05</text:p>
          </table:table-cell>
          <table:table-cell office:value-type="float" office:value="0.158433435" calcext:value-type="float">
            <text:p>0,158433435</text:p>
          </table:table-cell>
          <table:table-cell table:style-name="Default" office:value-type="float" office:value="1056.95" calcext:value-type="float">
            <text:p>1056,95</text:p>
          </table:table-cell>
          <table:table-cell office:value-type="float" office:value="9.778962073" calcext:value-type="float">
            <text:p>9,778962073</text:p>
          </table:table-cell>
          <table:table-cell table:style-name="Default" office:value-type="float" office:value="1066.51" calcext:value-type="float">
            <text:p>1066,51</text:p>
          </table:table-cell>
          <table:table-cell office:value-type="float" office:value="12.430262831" calcext:value-type="float">
            <text:p>12,430262831</text:p>
          </table:table-cell>
          <table:table-cell table:style-name="Default" office:value-type="float" office:value="675" calcext:value-type="float">
            <text:p>675</text:p>
          </table:table-cell>
          <table:table-cell/>
          <table:table-cell table:style-name="ce7" table:formula="of:=100*([.C176]-[.I176])/[.I176]" office:value-type="float" office:value="78.2296296296296" calcext:value-type="float">
            <text:p>78,2296296296</text:p>
          </table:table-cell>
          <table:table-cell table:style-name="ce7" table:formula="of:=[.D176]" office:value-type="float" office:value="0.158433435" calcext:value-type="float">
            <text:p>0,158433435</text:p>
          </table:table-cell>
          <table:table-cell table:style-name="ce6" table:formula="of:=100*([.E176]-[.I176])/[.I176]" office:value-type="float" office:value="56.5851851851852" calcext:value-type="float">
            <text:p>56,5851851852</text:p>
          </table:table-cell>
          <table:table-cell table:style-name="ce7" table:formula="of:=[.F176]" office:value-type="float" office:value="9.778962073" calcext:value-type="float">
            <text:p>9,778962073</text:p>
          </table:table-cell>
          <table:table-cell table:style-name="ce6" table:formula="of:=100*([.G176]-[.I176])/[.I176]" office:value-type="float" office:value="58.0014814814815" calcext:value-type="float">
            <text:p>58,0014814815</text:p>
          </table:table-cell>
          <table:table-cell table:style-name="ce7" table:formula="of:=[.H176]" office:value-type="float" office:value="12.430262831" calcext:value-type="float">
            <text:p>12,430262831</text:p>
          </table:table-cell>
          <table:table-cell/>
          <table:table-cell table:style-name="ce10" table:number-columns-repeated="7"/>
          <table:table-cell table:number-columns-repeated="1000"/>
        </table:table-row>
        <table:table-row table:style-name="ro2">
          <table:table-cell table:number-columns-repeated="10"/>
          <table:table-cell table:style-name="ce8" table:number-columns-repeated="2"/>
          <table:table-cell table:style-name="ce9"/>
          <table:table-cell table:style-name="ce8"/>
          <table:table-cell table:style-name="ce9"/>
          <table:table-cell table:style-name="ce8"/>
          <table:table-cell/>
          <table:table-cell table:style-name="ce12" office:value-type="string" calcext:value-type="string" table:number-columns-spanned="7" table:number-rows-spanned="1">
            <text:p>MMDP</text:p>
          </table:table-cell>
          <table:covered-table-cell table:number-columns-repeated="6" table:style-name="ce12"/>
          <table:table-cell table:number-columns-repeated="1000"/>
        </table:table-row>
        <table:table-row table:style-name="ro2">
          <table:table-cell table:number-columns-repeated="10"/>
          <table:table-cell table:style-name="ce8" table:number-columns-repeated="2"/>
          <table:table-cell table:style-name="ce9"/>
          <table:table-cell table:style-name="ce8"/>
          <table:table-cell table:style-name="ce9"/>
          <table:table-cell table:style-name="ce8"/>
          <table:table-cell/>
          <table:table-cell table:style-name="ce10" office:value-type="string" calcext:value-type="string">
            <text:p>Media</text:p>
          </table:table-cell>
          <table:table-cell table:style-name="ce13" table:formula="of:=AVERAGE([.S2:.S122])" office:value-type="float" office:value="-14.8162584462325" calcext:value-type="float">
            <text:p>-14,82</text:p>
          </table:table-cell>
          <table:table-cell table:style-name="ce13" table:formula="of:=AVERAGE([.T2:.T122])" office:value-type="float" office:value="12.2525345792833" calcext:value-type="float">
            <text:p>12,25</text:p>
          </table:table-cell>
          <table:table-cell table:style-name="ce13" table:formula="of:=AVERAGE([.U2:.U122])" office:value-type="float" office:value="-3.66793698739835" calcext:value-type="float">
            <text:p>-3,67</text:p>
          </table:table-cell>
          <table:table-cell table:style-name="ce13" table:formula="of:=AVERAGE([.V2:.V122])" office:value-type="float" office:value="13.8835673214417" calcext:value-type="float">
            <text:p>13,88</text:p>
          </table:table-cell>
          <table:table-cell table:style-name="ce13" table:formula="of:=AVERAGE([.W2:.W122])" office:value-type="float" office:value="-19.6065057008485" calcext:value-type="float">
            <text:p>-19,61</text:p>
          </table:table-cell>
          <table:table-cell table:style-name="ce13" table:formula="of:=AVERAGE([.X2:.X122])" office:value-type="float" office:value="26.9053890594" calcext:value-type="float">
            <text:p>26,91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8" table:number-columns-repeated="2"/>
          <table:table-cell table:style-name="ce9"/>
          <table:table-cell table:style-name="ce8"/>
          <table:table-cell table:style-name="ce9"/>
          <table:table-cell table:style-name="ce8"/>
          <table:table-cell/>
          <table:table-cell table:style-name="ce10" office:value-type="string" calcext:value-type="string">
            <text:p>Desviación Típica</text:p>
          </table:table-cell>
          <table:table-cell table:style-name="ce13" table:formula="of:=STDEV([.S2:.S122])" office:value-type="float" office:value="13.5185126937951" calcext:value-type="float">
            <text:p>13,52</text:p>
          </table:table-cell>
          <table:table-cell table:style-name="ce13" table:formula="of:=STDEV([.T2:.T122])" office:value-type="float" office:value="12.3950328684234" calcext:value-type="float">
            <text:p>12,40</text:p>
          </table:table-cell>
          <table:table-cell table:style-name="ce13" table:formula="of:=STDEV([.U2:.U122])" office:value-type="float" office:value="3.52823253450088" calcext:value-type="float">
            <text:p>3,53</text:p>
          </table:table-cell>
          <table:table-cell table:style-name="ce13" table:formula="of:=STDEV([.V2:.V122])" office:value-type="float" office:value="14.0428242647906" calcext:value-type="float">
            <text:p>14,04</text:p>
          </table:table-cell>
          <table:table-cell table:style-name="ce13" table:formula="of:=STDEV([.W2:.W122])" office:value-type="float" office:value="16.1286599865092" calcext:value-type="float">
            <text:p>16,13</text:p>
          </table:table-cell>
          <table:table-cell table:style-name="ce13" table:formula="of:=STDEV([.X2:.X122])" office:value-type="float" office:value="27.21673740163" calcext:value-type="float">
            <text:p>27,22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8" table:number-columns-repeated="2"/>
          <table:table-cell table:style-name="ce9"/>
          <table:table-cell table:style-name="ce8"/>
          <table:table-cell table:style-name="ce9"/>
          <table:table-cell table:style-name="ce8"/>
          <table:table-cell/>
          <table:table-cell table:style-name="ce10" office:value-type="string" calcext:value-type="string">
            <text:p>Máximo</text:p>
          </table:table-cell>
          <table:table-cell table:style-name="ce13" table:formula="of:=MAX([.S2:.S122])" office:value-type="float" office:value="0.000204941130667021" calcext:value-type="float">
            <text:p>0,00</text:p>
          </table:table-cell>
          <table:table-cell table:style-name="ce13" table:formula="of:=MAX([.T2:.T122])" office:value-type="float" office:value="24.871498581" calcext:value-type="float">
            <text:p>24,87</text:p>
          </table:table-cell>
          <table:table-cell table:style-name="ce13" table:formula="of:=MAX([.U2:.U122])" office:value-type="float" office:value="0.000371200071269549" calcext:value-type="float">
            <text:p>0,00</text:p>
          </table:table-cell>
          <table:table-cell table:style-name="ce13" table:formula="of:=MAX([.V2:.V122])" office:value-type="float" office:value="28.0889552596667" calcext:value-type="float">
            <text:p>28,09</text:p>
          </table:table-cell>
          <table:table-cell table:style-name="ce13" table:formula="of:=MAX([.W2:.W122])" office:value-type="float" office:value="0.000204941130667021" calcext:value-type="float">
            <text:p>0,00</text:p>
          </table:table-cell>
          <table:table-cell table:style-name="ce13" table:formula="of:=MAX([.X2:.X122])" office:value-type="float" office:value="54.0986039513333" calcext:value-type="float">
            <text:p>54,10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8" table:number-columns-repeated="2"/>
          <table:table-cell table:style-name="ce9"/>
          <table:table-cell table:style-name="ce8"/>
          <table:table-cell table:style-name="ce9"/>
          <table:table-cell table:style-name="ce8"/>
          <table:table-cell/>
          <table:table-cell table:style-name="ce10" office:value-type="string" calcext:value-type="string">
            <text:p>Mínimo</text:p>
          </table:table-cell>
          <table:table-cell table:style-name="ce13" table:formula="of:=MIN([.S2:.S122])" office:value-type="float" office:value="-35.0439696106363" calcext:value-type="float">
            <text:p>-35,04</text:p>
          </table:table-cell>
          <table:table-cell table:style-name="ce13" table:formula="of:=MIN([.T2:.T122])" office:value-type="float" office:value="0.0109854283333333" calcext:value-type="float">
            <text:p>0,01</text:p>
          </table:table-cell>
          <table:table-cell table:style-name="ce13" table:formula="of:=MIN([.U2:.U122])" office:value-type="float" office:value="-13.255933899654" calcext:value-type="float">
            <text:p>-13,26</text:p>
          </table:table-cell>
          <table:table-cell table:style-name="ce13" table:formula="of:=MIN([.V2:.V122])" office:value-type="float" office:value="0.0111066716666667" calcext:value-type="float">
            <text:p>0,01</text:p>
          </table:table-cell>
          <table:table-cell table:style-name="ce13" table:formula="of:=MIN([.W2:.W122])" office:value-type="float" office:value="-36.5669512966477" calcext:value-type="float">
            <text:p>-36,57</text:p>
          </table:table-cell>
          <table:table-cell table:style-name="ce13" table:formula="of:=MIN([.X2:.X122])" office:value-type="float" office:value="0.011139082" calcext:value-type="float">
            <text:p>0,01</text:p>
          </table:table-cell>
          <table:table-cell table:number-columns-repeated="1000"/>
        </table:table-row>
        <table:table-row table:style-name="ro2">
          <table:table-cell table:number-columns-repeated="10"/>
          <table:table-cell table:style-name="ce8" table:number-columns-repeated="2"/>
          <table:table-cell table:style-name="ce9"/>
          <table:table-cell table:style-name="ce8"/>
          <table:table-cell table:style-name="ce9"/>
          <table:table-cell table:style-name="ce8"/>
          <table:table-cell/>
          <table:table-cell table:style-name="ce12" office:value-type="string" calcext:value-type="string" table:number-columns-spanned="7" table:number-rows-spanned="1">
            <text:p>TSP</text:p>
          </table:table-cell>
          <table:covered-table-cell table:number-columns-repeated="6" table:style-name="ce12"/>
          <table:table-cell table:number-columns-repeated="1000"/>
        </table:table-row>
        <table:table-row table:style-name="ro2">
          <table:table-cell table:number-columns-repeated="10"/>
          <table:table-cell table:style-name="ce8" table:number-columns-repeated="2"/>
          <table:table-cell table:style-name="ce9"/>
          <table:table-cell table:style-name="ce8"/>
          <table:table-cell table:style-name="ce9"/>
          <table:table-cell table:style-name="ce8"/>
          <table:table-cell/>
          <table:table-cell table:style-name="ce10" office:value-type="string" calcext:value-type="string">
            <text:p>Media</text:p>
          </table:table-cell>
          <table:table-cell table:style-name="ce13" table:formula="of:=AVERAGE([.S123:.S176])" office:value-type="float" office:value="98.9484625074846" calcext:value-type="float">
            <text:p>98,95</text:p>
          </table:table-cell>
          <table:table-cell table:style-name="ce13" table:formula="of:=AVERAGE([.T123:.T176])" office:value-type="float" office:value="0.492151628703704" calcext:value-type="float">
            <text:p>0,49</text:p>
          </table:table-cell>
          <table:table-cell table:style-name="ce13" table:formula="of:=AVERAGE([.U123:.U176])" office:value-type="float" office:value="91.6377113454441" calcext:value-type="float">
            <text:p>91,64</text:p>
          </table:table-cell>
          <table:table-cell table:style-name="ce13" table:formula="of:=AVERAGE([.V123:.V176])" office:value-type="float" office:value="40.3516449128704" calcext:value-type="float">
            <text:p>40,35</text:p>
          </table:table-cell>
          <table:table-cell table:style-name="ce13" table:formula="of:=AVERAGE([.W123:.W176])" office:value-type="float" office:value="94.9266594062054" calcext:value-type="float">
            <text:p>94,93</text:p>
          </table:table-cell>
          <table:table-cell table:style-name="ce13" table:formula="of:=AVERAGE([.X123:.X176])" office:value-type="float" office:value="44.3594481221481" calcext:value-type="float">
            <text:p>44,36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8" table:number-columns-repeated="2"/>
          <table:table-cell table:style-name="ce9"/>
          <table:table-cell table:style-name="ce8"/>
          <table:table-cell table:style-name="ce9"/>
          <table:table-cell table:style-name="ce8"/>
          <table:table-cell/>
          <table:table-cell table:style-name="ce10" office:value-type="string" calcext:value-type="string">
            <text:p>Desviación Típica</text:p>
          </table:table-cell>
          <table:table-cell table:style-name="ce13" table:formula="of:=STDEV([.S123:.S176])" office:value-type="float" office:value="91.5215425251566" calcext:value-type="float">
            <text:p>91,52</text:p>
          </table:table-cell>
          <table:table-cell table:style-name="ce13" table:formula="of:=STDEV([.T123:.T176])" office:value-type="float" office:value="0.593608736990227" calcext:value-type="float">
            <text:p>0,59</text:p>
          </table:table-cell>
          <table:table-cell table:style-name="ce13" table:formula="of:=STDEV([.U123:.U176])" office:value-type="float" office:value="85.0901081182783" calcext:value-type="float">
            <text:p>85,09</text:p>
          </table:table-cell>
          <table:table-cell table:style-name="ce13" table:formula="of:=STDEV([.V123:.V176])" office:value-type="float" office:value="58.3797621758702" calcext:value-type="float">
            <text:p>58,38</text:p>
          </table:table-cell>
          <table:table-cell table:style-name="ce13" table:formula="of:=STDEV([.W123:.W176])" office:value-type="float" office:value="81.9430938264538" calcext:value-type="float">
            <text:p>81,94</text:p>
          </table:table-cell>
          <table:table-cell table:style-name="ce13" table:formula="of:=STDEV([.X123:.X176])" office:value-type="float" office:value="61.5382996528413" calcext:value-type="float">
            <text:p>61,54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8" table:number-columns-repeated="2"/>
          <table:table-cell table:style-name="ce9"/>
          <table:table-cell table:style-name="ce8"/>
          <table:table-cell table:style-name="ce9"/>
          <table:table-cell table:style-name="ce8"/>
          <table:table-cell/>
          <table:table-cell table:style-name="ce10" office:value-type="string" calcext:value-type="string">
            <text:p>Máximo</text:p>
          </table:table-cell>
          <table:table-cell table:style-name="ce13" table:formula="of:=MAX([.S123:.S176])" office:value-type="float" office:value="385.99611090202" calcext:value-type="float">
            <text:p>386,00</text:p>
          </table:table-cell>
          <table:table-cell table:style-name="ce13" table:formula="of:=MAX([.T123:.T176])" office:value-type="float" office:value="1.67518102133333" calcext:value-type="float">
            <text:p>1,68</text:p>
          </table:table-cell>
          <table:table-cell table:style-name="ce13" table:formula="of:=MAX([.U123:.U176])" office:value-type="float" office:value="387.238113160206" calcext:value-type="float">
            <text:p>387,24</text:p>
          </table:table-cell>
          <table:table-cell table:style-name="ce13" table:formula="of:=MAX([.V123:.V176])" office:value-type="float" office:value="162.249301865667" calcext:value-type="float">
            <text:p>162,25</text:p>
          </table:table-cell>
          <table:table-cell table:style-name="ce13" table:formula="of:=MAX([.W123:.W176])" office:value-type="float" office:value="368.702484004516" calcext:value-type="float">
            <text:p>368,70</text:p>
          </table:table-cell>
          <table:table-cell table:style-name="ce13" table:formula="of:=MAX([.X123:.X176])" office:value-type="float" office:value="173.466428189" calcext:value-type="float">
            <text:p>173,47</text:p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8" table:number-columns-repeated="2"/>
          <table:table-cell table:style-name="ce9"/>
          <table:table-cell table:style-name="ce8"/>
          <table:table-cell table:style-name="ce9"/>
          <table:table-cell table:style-name="ce8"/>
          <table:table-cell/>
          <table:table-cell table:style-name="ce10" office:value-type="string" calcext:value-type="string">
            <text:p>Mínimo</text:p>
          </table:table-cell>
          <table:table-cell table:style-name="ce13" table:formula="of:=MIN([.S123:.S176])" office:value-type="float" office:value="2.79776179056755" calcext:value-type="float">
            <text:p>2,80</text:p>
          </table:table-cell>
          <table:table-cell table:style-name="ce13" table:formula="of:=MIN([.T123:.T176])" office:value-type="float" office:value="0.017907324" calcext:value-type="float">
            <text:p>0,02</text:p>
          </table:table-cell>
          <table:table-cell table:style-name="ce13" table:formula="of:=MIN([.U123:.U176])" office:value-type="float" office:value="9.20863309352518" calcext:value-type="float">
            <text:p>9,21</text:p>
          </table:table-cell>
          <table:table-cell table:style-name="ce13" table:formula="of:=MIN([.V123:.V176])" office:value-type="float" office:value="0.331100412" calcext:value-type="float">
            <text:p>0,33</text:p>
          </table:table-cell>
          <table:table-cell table:style-name="ce13" table:formula="of:=MIN([.W123:.W176])" office:value-type="float" office:value="8.80895283772982" calcext:value-type="float">
            <text:p>8,81</text:p>
          </table:table-cell>
          <table:table-cell table:style-name="ce13" table:formula="of:=MIN([.X123:.X176])" office:value-type="float" office:value="0.763815913333333" calcext:value-type="float">
            <text:p>0,76</text:p>
          </table:table-cell>
          <table:table-cell table:number-columns-repeated="1000"/>
        </table:table-row>
        <table:table-row table:style-name="ro3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Hoja1.$A$1" table:cell-range-address="$Hoja1.$R$2:.$R$186"/>
        </table:named-expressions>
      </table:table>
      <table:named-expressions>
        <table:named-range table:name="Excel_BuiltIn__FilterDatabase_1_1" table:base-cell-address="$Hoja1.$A$1" table:cell-range-address="$Hoja1.$R$2:.$R$171"/>
      </table:named-expressions>
      <table:database-ranges>
        <table:database-range table:name="__Anonymous_Sheet_DB__0" table:target-range-address="Hoja1.R2:Hoja1.R18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1.4478388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vid </dc:creator>
    <dc:date>2014-04-13T19:43:33.644930031</dc:date>
    <meta:editing-cycles>11</meta:editing-cycles>
    <meta:editing-duration>PT1H59M18S</meta:editing-duration>
    <meta:generator>LibreOffice/4.1.3.2$Linux_X86_64 LibreOffice_project/410m0$Build-2</meta:generator>
    <meta:document-statistic meta:table-count="1" meta:cell-count="3103" meta:object-count="0"/>
  </office:meta>
</office:document-meta>
</file>